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7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3.918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4.306cm"/>
    </style:style>
    <style:style style:name="co15" style:family="table-column">
      <style:table-column-properties fo:break-before="auto" style:column-width="51.654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USBlyzer Repor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apture Li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Seq</text:p>
          </table:table-cell>
          <table:table-cell office:value-type="string">
            <text:p>Time</text:p>
          </table:table-cell>
          <table:table-cell office:value-type="string">
            <text:p>Elapsed</text:p>
          </table:table-cell>
          <table:table-cell office:value-type="string">
            <text:p>Duration</text:p>
          </table:table-cell>
          <table:table-cell office:value-type="string">
            <text:p>Request</text:p>
          </table:table-cell>
          <table:table-cell office:value-type="string">
            <text:p>Request Details</text:p>
          </table:table-cell>
          <table:table-cell office:value-type="string">
            <text:p>I/O</text:p>
          </table:table-cell>
          <table:table-cell office:value-type="string">
            <text:p>C:I:E</text:p>
          </table:table-cell>
          <table:table-cell office:value-type="string">
            <text:p>Device Object</text:p>
          </table:table-cell>
          <table:table-cell office:value-type="string">
            <text:p>Device Name</text:p>
          </table:table-cell>
          <table:table-cell office:value-type="string">
            <text:p>Driver Name</text:p>
          </table:table-cell>
          <table:table-cell office:value-type="string">
            <text:p>IRP</text:p>
          </table:table-cell>
          <table:table-cell office:value-type="string">
            <text:p>IRP Status (URB Status)</text:p>
          </table:table-cell>
          <table:table-cell office:value-type="string">
            <text:p>URB Transfer Buffer Raw Data Dump</text:p>
          </table:table-cell>
        </table:table-row>
        <table:table-row table:style-name="ro1">
          <table:table-cell office:value-type="string">
            <text:p>START</text:p>
          </table:table-cell>
          <table:table-cell office:value-type="float" office:value="1">
            <text:p>1</text:p>
          </table:table-cell>
          <table:table-cell office:value-type="string">
            <text:p>9:50:40.656</text:p>
          </table:table-cell>
          <table:table-cell table:number-columns-repeated="12"/>
        </table:table-row>
        <table:table-row table:style-name="ro1">
          <table:table-cell office:value-type="string">
            <text:p>URB</text:p>
          </table:table-cell>
          <table:table-cell office:value-type="float" office:value="2">
            <text:p>2</text:p>
          </table:table-cell>
          <table:table-cell office:value-type="string">
            <text:p>9:50:46.677</text:p>
          </table:table-cell>
          <table:table-cell office:value-type="string">
            <text:p>6.0221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4FB40h</text:p>
          </table:table-cell>
          <table:table-cell/>
          <table:table-cell office:value-type="string">
            <text:p>0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03-0002</text:p>
          </table:table-cell>
          <table:table-cell office:value-type="string">
            <text:p>9:50:46.677</text:p>
          </table:table-cell>
          <table:table-cell office:value-type="string">
            <text:p>6.022177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4F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">
            <text:p>4</text:p>
          </table:table-cell>
          <table:table-cell office:value-type="string">
            <text:p>9:50:46.802</text:p>
          </table:table-cell>
          <table:table-cell office:value-type="string">
            <text:p>6.1330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05-0004</text:p>
          </table:table-cell>
          <table:table-cell office:value-type="string">
            <text:p>9:50:46.802</text:p>
          </table:table-cell>
          <table:table-cell office:value-type="string">
            <text:p>6.133214 s</text:p>
          </table:table-cell>
          <table:table-cell office:value-type="string">
            <text:p>13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1 55 00 0B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">
            <text:p>6</text:p>
          </table:table-cell>
          <table:table-cell office:value-type="string">
            <text:p>9:50:46.802</text:p>
          </table:table-cell>
          <table:table-cell office:value-type="string">
            <text:p>6.1337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6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07-0006</text:p>
          </table:table-cell>
          <table:table-cell office:value-type="string">
            <text:p>9:50:46.802</text:p>
          </table:table-cell>
          <table:table-cell office:value-type="string">
            <text:p>6.134214 s</text:p>
          </table:table-cell>
          <table:table-cell office:value-type="string">
            <text:p>470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">
            <text:p>8</text:p>
          </table:table-cell>
          <table:table-cell office:value-type="string">
            <text:p>9:50:46.911</text:p>
          </table:table-cell>
          <table:table-cell office:value-type="string">
            <text:p>6.2422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09-0008</text:p>
          </table:table-cell>
          <table:table-cell office:value-type="string">
            <text:p>9:50:46.911</text:p>
          </table:table-cell>
          <table:table-cell office:value-type="string">
            <text:p>6.242422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1 55 00 BD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">
            <text:p>10</text:p>
          </table:table-cell>
          <table:table-cell office:value-type="string">
            <text:p>9:50:46.911</text:p>
          </table:table-cell>
          <table:table-cell office:value-type="string">
            <text:p>6.25630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8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1 00 A7 01 74 43 07 80 02 55 00 00 00 5D 35 01 0A A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11-0010</text:p>
          </table:table-cell>
          <table:table-cell office:value-type="string">
            <text:p>9:50:46.911</text:p>
          </table:table-cell>
          <table:table-cell office:value-type="string">
            <text:p>6.256386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18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">
            <text:p>12</text:p>
          </table:table-cell>
          <table:table-cell office:value-type="string">
            <text:p>9:51:04.024</text:p>
          </table:table-cell>
          <table:table-cell office:value-type="string">
            <text:p>23.3552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13-0012</text:p>
          </table:table-cell>
          <table:table-cell office:value-type="string">
            <text:p>9:51:04.024</text:p>
          </table:table-cell>
          <table:table-cell office:value-type="string">
            <text:p>23.355367 s</text:p>
          </table:table-cell>
          <table:table-cell office:value-type="string">
            <text:p>16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1 55 00 BD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4">
            <text:p>14</text:p>
          </table:table-cell>
          <table:table-cell office:value-type="string">
            <text:p>9:51:04.024</text:p>
          </table:table-cell>
          <table:table-cell office:value-type="string">
            <text:p>23.3558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1 00 A7 01 74 43 07 80 00 00 02 01 00 75 0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15-0014</text:p>
          </table:table-cell>
          <table:table-cell office:value-type="string">
            <text:p>9:51:04.024</text:p>
          </table:table-cell>
          <table:table-cell office:value-type="string">
            <text:p>23.356384 s</text:p>
          </table:table-cell>
          <table:table-cell office:value-type="string">
            <text:p>49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">
            <text:p>16</text:p>
          </table:table-cell>
          <table:table-cell office:value-type="string">
            <text:p>9:51:04.134</text:p>
          </table:table-cell>
          <table:table-cell office:value-type="string">
            <text:p>23.4643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17-0016</text:p>
          </table:table-cell>
          <table:table-cell office:value-type="string">
            <text:p>9:51:04.134</text:p>
          </table:table-cell>
          <table:table-cell office:value-type="string">
            <text:p>23.464479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1 55 00 BD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8">
            <text:p>18</text:p>
          </table:table-cell>
          <table:table-cell office:value-type="string">
            <text:p>9:51:04.165</text:p>
          </table:table-cell>
          <table:table-cell office:value-type="string">
            <text:p>23.4955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19-0018</text:p>
          </table:table-cell>
          <table:table-cell office:value-type="string">
            <text:p>9:51:04.165</text:p>
          </table:table-cell>
          <table:table-cell office:value-type="string">
            <text:p>23.495650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">
            <text:p>20</text:p>
          </table:table-cell>
          <table:table-cell office:value-type="string">
            <text:p>9:51:04.276</text:p>
          </table:table-cell>
          <table:table-cell office:value-type="string">
            <text:p>23.6067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D2213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21-0020</text:p>
          </table:table-cell>
          <table:table-cell office:value-type="string">
            <text:p>9:51:04.276</text:p>
          </table:table-cell>
          <table:table-cell office:value-type="string">
            <text:p>23.60683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D2213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2">
            <text:p>22</text:p>
          </table:table-cell>
          <table:table-cell office:value-type="string">
            <text:p>9:51:04.276</text:p>
          </table:table-cell>
          <table:table-cell office:value-type="string">
            <text:p>23.6072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23-0022</text:p>
          </table:table-cell>
          <table:table-cell office:value-type="string">
            <text:p>9:51:04.276</text:p>
          </table:table-cell>
          <table:table-cell office:value-type="string">
            <text:p>23.607851 s</text:p>
          </table:table-cell>
          <table:table-cell office:value-type="string">
            <text:p>59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">
            <text:p>24</text:p>
          </table:table-cell>
          <table:table-cell office:value-type="string">
            <text:p>9:51:04.276</text:p>
          </table:table-cell>
          <table:table-cell office:value-type="string">
            <text:p>23.6079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25-0024</text:p>
          </table:table-cell>
          <table:table-cell office:value-type="string">
            <text:p>9:51:04.276</text:p>
          </table:table-cell>
          <table:table-cell office:value-type="string">
            <text:p>23.609132 s</text:p>
          </table:table-cell>
          <table:table-cell office:value-type="string">
            <text:p>1.15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6">
            <text:p>26</text:p>
          </table:table-cell>
          <table:table-cell office:value-type="string">
            <text:p>9:51:04.276</text:p>
          </table:table-cell>
          <table:table-cell office:value-type="string">
            <text:p>23.6113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1 00 A7 01 74 43 07 80 00 00 02 01 00 83 F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27-0026</text:p>
          </table:table-cell>
          <table:table-cell office:value-type="string">
            <text:p>9:51:04.276</text:p>
          </table:table-cell>
          <table:table-cell office:value-type="string">
            <text:p>23.611411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">
            <text:p>28</text:p>
          </table:table-cell>
          <table:table-cell office:value-type="string">
            <text:p>9:51:04.385</text:p>
          </table:table-cell>
          <table:table-cell office:value-type="string">
            <text:p>23.7161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29-0028</text:p>
          </table:table-cell>
          <table:table-cell office:value-type="string">
            <text:p>9:51:04.385</text:p>
          </table:table-cell>
          <table:table-cell office:value-type="string">
            <text:p>23.716232 s</text:p>
          </table:table-cell>
          <table:table-cell office:value-type="string">
            <text:p>13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0">
            <text:p>30</text:p>
          </table:table-cell>
          <table:table-cell office:value-type="string">
            <text:p>9:51:04.416</text:p>
          </table:table-cell>
          <table:table-cell office:value-type="string">
            <text:p>23.7472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31-0030</text:p>
          </table:table-cell>
          <table:table-cell office:value-type="string">
            <text:p>9:51:04.416</text:p>
          </table:table-cell>
          <table:table-cell office:value-type="string">
            <text:p>23.747356 s</text:p>
          </table:table-cell>
          <table:table-cell office:value-type="string">
            <text:p>8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">
            <text:p>32</text:p>
          </table:table-cell>
          <table:table-cell office:value-type="string">
            <text:p>9:51:04.528</text:p>
          </table:table-cell>
          <table:table-cell office:value-type="string">
            <text:p>23.8583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D04EC6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33-0032</text:p>
          </table:table-cell>
          <table:table-cell office:value-type="string">
            <text:p>9:51:04.528</text:p>
          </table:table-cell>
          <table:table-cell office:value-type="string">
            <text:p>23.858509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D04EC6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4">
            <text:p>34</text:p>
          </table:table-cell>
          <table:table-cell office:value-type="string">
            <text:p>9:51:04.528</text:p>
          </table:table-cell>
          <table:table-cell office:value-type="string">
            <text:p>23.8588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35-0034</text:p>
          </table:table-cell>
          <table:table-cell office:value-type="string">
            <text:p>9:51:04.528</text:p>
          </table:table-cell>
          <table:table-cell office:value-type="string">
            <text:p>23.859543 s</text:p>
          </table:table-cell>
          <table:table-cell office:value-type="string">
            <text:p>66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">
            <text:p>36</text:p>
          </table:table-cell>
          <table:table-cell office:value-type="string">
            <text:p>9:51:04.528</text:p>
          </table:table-cell>
          <table:table-cell office:value-type="string">
            <text:p>23.8596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37-0036</text:p>
          </table:table-cell>
          <table:table-cell office:value-type="string">
            <text:p>9:51:04.528</text:p>
          </table:table-cell>
          <table:table-cell office:value-type="string">
            <text:p>23.860743 s</text:p>
          </table:table-cell>
          <table:table-cell office:value-type="string">
            <text:p>1.06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3 00 00 00 00 00 00 00 00 00 00 00 00 00 00 00 00 00 00 00 00 00 00 00 00 00 00 00 00 00 00 00 00 00 00 00 00 00 00 00 00 00 00 00 00 00 00 00 00 00 00 00 00 00 00 00 00 00 00 00 00 00 00 00 3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8">
            <text:p>38</text:p>
          </table:table-cell>
          <table:table-cell office:value-type="string">
            <text:p>9:51:04.543</text:p>
          </table:table-cell>
          <table:table-cell office:value-type="string">
            <text:p>23.8758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98 E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39-0038</text:p>
          </table:table-cell>
          <table:table-cell office:value-type="string">
            <text:p>9:51:04.543</text:p>
          </table:table-cell>
          <table:table-cell office:value-type="string">
            <text:p>23.875921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">
            <text:p>40</text:p>
          </table:table-cell>
          <table:table-cell office:value-type="string">
            <text:p>9:51:04.652</text:p>
          </table:table-cell>
          <table:table-cell office:value-type="string">
            <text:p>23.9831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41-0040</text:p>
          </table:table-cell>
          <table:table-cell office:value-type="string">
            <text:p>9:51:04.652</text:p>
          </table:table-cell>
          <table:table-cell office:value-type="string">
            <text:p>23.983369 s</text:p>
          </table:table-cell>
          <table:table-cell office:value-type="string">
            <text:p>20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2">
            <text:p>42</text:p>
          </table:table-cell>
          <table:table-cell office:value-type="string">
            <text:p>9:51:04.684</text:p>
          </table:table-cell>
          <table:table-cell office:value-type="string">
            <text:p>24.0144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43-0042</text:p>
          </table:table-cell>
          <table:table-cell office:value-type="string">
            <text:p>9:51:04.684</text:p>
          </table:table-cell>
          <table:table-cell office:value-type="string">
            <text:p>24.014481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">
            <text:p>44</text:p>
          </table:table-cell>
          <table:table-cell office:value-type="string">
            <text:p>9:51:04.795</text:p>
          </table:table-cell>
          <table:table-cell office:value-type="string">
            <text:p>24.1255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45-0044</text:p>
          </table:table-cell>
          <table:table-cell office:value-type="string">
            <text:p>9:51:04.795</text:p>
          </table:table-cell>
          <table:table-cell office:value-type="string">
            <text:p>24.125703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6">
            <text:p>46</text:p>
          </table:table-cell>
          <table:table-cell office:value-type="string">
            <text:p>9:51:04.795</text:p>
          </table:table-cell>
          <table:table-cell office:value-type="string">
            <text:p>24.1260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47-0046</text:p>
          </table:table-cell>
          <table:table-cell office:value-type="string">
            <text:p>9:51:04.795</text:p>
          </table:table-cell>
          <table:table-cell office:value-type="string">
            <text:p>24.126701 s</text:p>
          </table:table-cell>
          <table:table-cell office:value-type="string">
            <text:p>63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">
            <text:p>48</text:p>
          </table:table-cell>
          <table:table-cell office:value-type="string">
            <text:p>9:51:04.795</text:p>
          </table:table-cell>
          <table:table-cell office:value-type="string">
            <text:p>24.1267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49-0048</text:p>
          </table:table-cell>
          <table:table-cell office:value-type="string">
            <text:p>9:51:04.795</text:p>
          </table:table-cell>
          <table:table-cell office:value-type="string">
            <text:p>24.127930 s</text:p>
          </table:table-cell>
          <table:table-cell office:value-type="string">
            <text:p>1.16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0">
            <text:p>50</text:p>
          </table:table-cell>
          <table:table-cell office:value-type="string">
            <text:p>9:51:04.795</text:p>
          </table:table-cell>
          <table:table-cell office:value-type="string">
            <text:p>24.1294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8D 8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51-0050</text:p>
          </table:table-cell>
          <table:table-cell office:value-type="string">
            <text:p>9:51:04.795</text:p>
          </table:table-cell>
          <table:table-cell office:value-type="string">
            <text:p>24.12947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">
            <text:p>52</text:p>
          </table:table-cell>
          <table:table-cell office:value-type="string">
            <text:p>9:51:04.904</text:p>
          </table:table-cell>
          <table:table-cell office:value-type="string">
            <text:p>24.2348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53-0052</text:p>
          </table:table-cell>
          <table:table-cell office:value-type="string">
            <text:p>9:51:04.904</text:p>
          </table:table-cell>
          <table:table-cell office:value-type="string">
            <text:p>24.234962 s</text:p>
          </table:table-cell>
          <table:table-cell office:value-type="string">
            <text:p>13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4">
            <text:p>54</text:p>
          </table:table-cell>
          <table:table-cell office:value-type="string">
            <text:p>9:51:04.935</text:p>
          </table:table-cell>
          <table:table-cell office:value-type="string">
            <text:p>24.2659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55-0054</text:p>
          </table:table-cell>
          <table:table-cell office:value-type="string">
            <text:p>9:51:04.935</text:p>
          </table:table-cell>
          <table:table-cell office:value-type="string">
            <text:p>24.266036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">
            <text:p>56</text:p>
          </table:table-cell>
          <table:table-cell office:value-type="string">
            <text:p>9:51:05.046</text:p>
          </table:table-cell>
          <table:table-cell office:value-type="string">
            <text:p>24.3771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57-0056</text:p>
          </table:table-cell>
          <table:table-cell office:value-type="string">
            <text:p>9:51:05.046</text:p>
          </table:table-cell>
          <table:table-cell office:value-type="string">
            <text:p>24.377321 s</text:p>
          </table:table-cell>
          <table:table-cell office:value-type="string">
            <text:p>15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0 00 00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8">
            <text:p>58</text:p>
          </table:table-cell>
          <table:table-cell office:value-type="string">
            <text:p>9:51:05.078</text:p>
          </table:table-cell>
          <table:table-cell office:value-type="string">
            <text:p>24.4083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59-0058</text:p>
          </table:table-cell>
          <table:table-cell office:value-type="string">
            <text:p>9:51:05.078</text:p>
          </table:table-cell>
          <table:table-cell office:value-type="string">
            <text:p>24.408419 s</text:p>
          </table:table-cell>
          <table:table-cell office:value-type="string">
            <text:p>5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">
            <text:p>60</text:p>
          </table:table-cell>
          <table:table-cell office:value-type="string">
            <text:p>9:51:05.189</text:p>
          </table:table-cell>
          <table:table-cell office:value-type="string">
            <text:p>24.5195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61-0060</text:p>
          </table:table-cell>
          <table:table-cell office:value-type="string">
            <text:p>9:51:05.189</text:p>
          </table:table-cell>
          <table:table-cell office:value-type="string">
            <text:p>24.519716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2">
            <text:p>62</text:p>
          </table:table-cell>
          <table:table-cell office:value-type="string">
            <text:p>9:51:05.189</text:p>
          </table:table-cell>
          <table:table-cell office:value-type="string">
            <text:p>24.5200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63-0062</text:p>
          </table:table-cell>
          <table:table-cell office:value-type="string">
            <text:p>9:51:05.189</text:p>
          </table:table-cell>
          <table:table-cell office:value-type="string">
            <text:p>24.520746 s</text:p>
          </table:table-cell>
          <table:table-cell office:value-type="string">
            <text:p>71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">
            <text:p>64</text:p>
          </table:table-cell>
          <table:table-cell office:value-type="string">
            <text:p>9:51:05.189</text:p>
          </table:table-cell>
          <table:table-cell office:value-type="string">
            <text:p>24.5208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65-0064</text:p>
          </table:table-cell>
          <table:table-cell office:value-type="string">
            <text:p>9:51:05.189</text:p>
          </table:table-cell>
          <table:table-cell office:value-type="string">
            <text:p>24.521918 s</text:p>
          </table:table-cell>
          <table:table-cell office:value-type="string">
            <text:p>1.04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3 37 35 34 00 00 00 00 00 00 00 00 00 00 00 00 00 00 00 00 00 00 00 00 00 00 00 00 00 00 00 00 00 00 00 00 00 00 00 00 00 00 00 00 00 00 00 00 00 00 00 00 00 00 00 00 00 00 00 00 00 00 00 00 7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6">
            <text:p>66</text:p>
          </table:table-cell>
          <table:table-cell office:value-type="string">
            <text:p>9:51:05.766</text:p>
          </table:table-cell>
          <table:table-cell office:value-type="string">
            <text:p>25.1090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0 01 00 CE F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67-0066</text:p>
          </table:table-cell>
          <table:table-cell office:value-type="string">
            <text:p>9:51:05.766</text:p>
          </table:table-cell>
          <table:table-cell office:value-type="string">
            <text:p>25.109156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">
            <text:p>68</text:p>
          </table:table-cell>
          <table:table-cell office:value-type="string">
            <text:p>9:51:05.875</text:p>
          </table:table-cell>
          <table:table-cell office:value-type="string">
            <text:p>25.2060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69-0068</text:p>
          </table:table-cell>
          <table:table-cell office:value-type="string">
            <text:p>9:51:05.875</text:p>
          </table:table-cell>
          <table:table-cell office:value-type="string">
            <text:p>25.206157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0">
            <text:p>70</text:p>
          </table:table-cell>
          <table:table-cell office:value-type="string">
            <text:p>9:51:05.906</text:p>
          </table:table-cell>
          <table:table-cell office:value-type="string">
            <text:p>25.2371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71-0070</text:p>
          </table:table-cell>
          <table:table-cell office:value-type="string">
            <text:p>9:51:05.906</text:p>
          </table:table-cell>
          <table:table-cell office:value-type="string">
            <text:p>25.237205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">
            <text:p>72</text:p>
          </table:table-cell>
          <table:table-cell office:value-type="string">
            <text:p>9:51:06.018</text:p>
          </table:table-cell>
          <table:table-cell office:value-type="string">
            <text:p>25.3483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73-0072</text:p>
          </table:table-cell>
          <table:table-cell office:value-type="string">
            <text:p>9:51:06.018</text:p>
          </table:table-cell>
          <table:table-cell office:value-type="string">
            <text:p>25.348449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4">
            <text:p>74</text:p>
          </table:table-cell>
          <table:table-cell office:value-type="string">
            <text:p>9:51:06.049</text:p>
          </table:table-cell>
          <table:table-cell office:value-type="string">
            <text:p>25.3795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86C6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75-0074</text:p>
          </table:table-cell>
          <table:table-cell office:value-type="string">
            <text:p>9:51:06.049</text:p>
          </table:table-cell>
          <table:table-cell office:value-type="string">
            <text:p>25.37965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86C6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">
            <text:p>76</text:p>
          </table:table-cell>
          <table:table-cell office:value-type="string">
            <text:p>9:51:06.160</text:p>
          </table:table-cell>
          <table:table-cell office:value-type="string">
            <text:p>25.4907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D532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77-0076</text:p>
          </table:table-cell>
          <table:table-cell office:value-type="string">
            <text:p>9:51:06.160</text:p>
          </table:table-cell>
          <table:table-cell office:value-type="string">
            <text:p>25.490830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D532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8">
            <text:p>78</text:p>
          </table:table-cell>
          <table:table-cell office:value-type="string">
            <text:p>9:51:06.160</text:p>
          </table:table-cell>
          <table:table-cell office:value-type="string">
            <text:p>25.4911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79-0078</text:p>
          </table:table-cell>
          <table:table-cell office:value-type="string">
            <text:p>9:51:06.160</text:p>
          </table:table-cell>
          <table:table-cell office:value-type="string">
            <text:p>25.491838 s</text:p>
          </table:table-cell>
          <table:table-cell office:value-type="string">
            <text:p>67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">
            <text:p>80</text:p>
          </table:table-cell>
          <table:table-cell office:value-type="string">
            <text:p>9:51:06.160</text:p>
          </table:table-cell>
          <table:table-cell office:value-type="string">
            <text:p>25.4920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81-0080</text:p>
          </table:table-cell>
          <table:table-cell office:value-type="string">
            <text:p>9:51:06.160</text:p>
          </table:table-cell>
          <table:table-cell office:value-type="string">
            <text:p>25.493032 s</text:p>
          </table:table-cell>
          <table:table-cell office:value-type="string">
            <text:p>1.02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3 00 00 00 00 00 00 00 00 00 00 00 00 00 00 00 00 00 00 00 00 00 00 00 00 00 00 00 00 00 00 00 00 00 00 00 00 00 00 00 00 00 00 00 00 00 00 00 00 00 00 00 00 00 00 00 00 00 00 00 00 00 00 00 3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2">
            <text:p>82</text:p>
          </table:table-cell>
          <table:table-cell office:value-type="string">
            <text:p>9:51:06.160</text:p>
          </table:table-cell>
          <table:table-cell office:value-type="string">
            <text:p>25.5000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1 00 02 00 00 4D E8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83-0082</text:p>
          </table:table-cell>
          <table:table-cell office:value-type="string">
            <text:p>9:51:06.160</text:p>
          </table:table-cell>
          <table:table-cell office:value-type="string">
            <text:p>25.500115 s</text:p>
          </table:table-cell>
          <table:table-cell office:value-type="string">
            <text:p>86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">
            <text:p>84</text:p>
          </table:table-cell>
          <table:table-cell office:value-type="string">
            <text:p>9:51:06.269</text:p>
          </table:table-cell>
          <table:table-cell office:value-type="string">
            <text:p>25.5999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85-0084</text:p>
          </table:table-cell>
          <table:table-cell office:value-type="string">
            <text:p>9:51:06.269</text:p>
          </table:table-cell>
          <table:table-cell office:value-type="string">
            <text:p>25.600111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6">
            <text:p>86</text:p>
          </table:table-cell>
          <table:table-cell office:value-type="string">
            <text:p>9:51:07.283</text:p>
          </table:table-cell>
          <table:table-cell office:value-type="string">
            <text:p>26.6143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D0FA20h</text:p>
          </table:table-cell>
          <table:table-cell/>
          <table:table-cell office:value-type="string">
            <text:p>01 00 A7 01 74 43 07 80 00 00 02 01 00 75 0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87-0086</text:p>
          </table:table-cell>
          <table:table-cell office:value-type="string">
            <text:p>9:51:07.283</text:p>
          </table:table-cell>
          <table:table-cell office:value-type="string">
            <text:p>26.614444 s</text:p>
          </table:table-cell>
          <table:table-cell office:value-type="string">
            <text:p>8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D0FA2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">
            <text:p>88</text:p>
          </table:table-cell>
          <table:table-cell office:value-type="string">
            <text:p>9:51:07.392</text:p>
          </table:table-cell>
          <table:table-cell office:value-type="string">
            <text:p>26.7231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DCA9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89-0088</text:p>
          </table:table-cell>
          <table:table-cell office:value-type="string">
            <text:p>9:51:07.392</text:p>
          </table:table-cell>
          <table:table-cell office:value-type="string">
            <text:p>26.723328 s</text:p>
          </table:table-cell>
          <table:table-cell office:value-type="string">
            <text:p>13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DCA9B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0">
            <text:p>90</text:p>
          </table:table-cell>
          <table:table-cell office:value-type="string">
            <text:p>9:51:07.424</text:p>
          </table:table-cell>
          <table:table-cell office:value-type="string">
            <text:p>26.7543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91-0090</text:p>
          </table:table-cell>
          <table:table-cell office:value-type="string">
            <text:p>9:51:07.424</text:p>
          </table:table-cell>
          <table:table-cell office:value-type="string">
            <text:p>26.754430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">
            <text:p>92</text:p>
          </table:table-cell>
          <table:table-cell office:value-type="string">
            <text:p>9:51:07.535</text:p>
          </table:table-cell>
          <table:table-cell office:value-type="string">
            <text:p>26.8655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93-0092</text:p>
          </table:table-cell>
          <table:table-cell office:value-type="string">
            <text:p>9:51:07.535</text:p>
          </table:table-cell>
          <table:table-cell office:value-type="string">
            <text:p>26.865634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4">
            <text:p>94</text:p>
          </table:table-cell>
          <table:table-cell office:value-type="string">
            <text:p>9:51:07.535</text:p>
          </table:table-cell>
          <table:table-cell office:value-type="string">
            <text:p>26.8659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95-0094</text:p>
          </table:table-cell>
          <table:table-cell office:value-type="string">
            <text:p>9:51:07.535</text:p>
          </table:table-cell>
          <table:table-cell office:value-type="string">
            <text:p>26.866654 s</text:p>
          </table:table-cell>
          <table:table-cell office:value-type="string">
            <text:p>67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">
            <text:p>96</text:p>
          </table:table-cell>
          <table:table-cell office:value-type="string">
            <text:p>9:51:07.535</text:p>
          </table:table-cell>
          <table:table-cell office:value-type="string">
            <text:p>26.8667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97-0096</text:p>
          </table:table-cell>
          <table:table-cell office:value-type="string">
            <text:p>9:51:07.535</text:p>
          </table:table-cell>
          <table:table-cell office:value-type="string">
            <text:p>26.867862 s</text:p>
          </table:table-cell>
          <table:table-cell office:value-type="string">
            <text:p>1.07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8">
            <text:p>98</text:p>
          </table:table-cell>
          <table:table-cell office:value-type="string">
            <text:p>9:51:07.535</text:p>
          </table:table-cell>
          <table:table-cell office:value-type="string">
            <text:p>26.8694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70 5E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99-0098</text:p>
          </table:table-cell>
          <table:table-cell office:value-type="string">
            <text:p>9:51:07.535</text:p>
          </table:table-cell>
          <table:table-cell office:value-type="string">
            <text:p>26.869477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">
            <text:p>100</text:p>
          </table:table-cell>
          <table:table-cell office:value-type="string">
            <text:p>9:51:07.644</text:p>
          </table:table-cell>
          <table:table-cell office:value-type="string">
            <text:p>26.9747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01-0100</text:p>
          </table:table-cell>
          <table:table-cell office:value-type="string">
            <text:p>9:51:07.644</text:p>
          </table:table-cell>
          <table:table-cell office:value-type="string">
            <text:p>26.97483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2">
            <text:p>102</text:p>
          </table:table-cell>
          <table:table-cell office:value-type="string">
            <text:p>9:51:07.675</text:p>
          </table:table-cell>
          <table:table-cell office:value-type="string">
            <text:p>27.00600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03-0102</text:p>
          </table:table-cell>
          <table:table-cell office:value-type="string">
            <text:p>9:51:07.675</text:p>
          </table:table-cell>
          <table:table-cell office:value-type="string">
            <text:p>27.006079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4">
            <text:p>104</text:p>
          </table:table-cell>
          <table:table-cell office:value-type="string">
            <text:p>9:51:07.786</text:p>
          </table:table-cell>
          <table:table-cell office:value-type="string">
            <text:p>27.1171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05-0104</text:p>
          </table:table-cell>
          <table:table-cell office:value-type="string">
            <text:p>9:51:07.786</text:p>
          </table:table-cell>
          <table:table-cell office:value-type="string">
            <text:p>27.117257 s</text:p>
          </table:table-cell>
          <table:table-cell office:value-type="string">
            <text:p>13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6">
            <text:p>106</text:p>
          </table:table-cell>
          <table:table-cell office:value-type="string">
            <text:p>9:51:07.786</text:p>
          </table:table-cell>
          <table:table-cell office:value-type="string">
            <text:p>27.1175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07-0106</text:p>
          </table:table-cell>
          <table:table-cell office:value-type="string">
            <text:p>9:51:07.786</text:p>
          </table:table-cell>
          <table:table-cell office:value-type="string">
            <text:p>27.118272 s</text:p>
          </table:table-cell>
          <table:table-cell office:value-type="string">
            <text:p>71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8">
            <text:p>108</text:p>
          </table:table-cell>
          <table:table-cell office:value-type="string">
            <text:p>9:51:07.786</text:p>
          </table:table-cell>
          <table:table-cell office:value-type="string">
            <text:p>27.11840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09-0108</text:p>
          </table:table-cell>
          <table:table-cell office:value-type="string">
            <text:p>9:51:07.786</text:p>
          </table:table-cell>
          <table:table-cell office:value-type="string">
            <text:p>27.119458 s</text:p>
          </table:table-cell>
          <table:table-cell office:value-type="string">
            <text:p>1.05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9 32 02 07 E2 07 0D 00 00 00 00 00 00 00 00 00 00 00 00 00 00 00 00 00 00 00 00 00 00 00 00 00 00 00 00 00 00 00 00 00 00 00 00 00 00 00 00 00 00 00 00 00 00 00 00 00 00 00 00 00 00 00 00 00 7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0">
            <text:p>110</text:p>
          </table:table-cell>
          <table:table-cell office:value-type="string">
            <text:p>9:51:07.786</text:p>
          </table:table-cell>
          <table:table-cell office:value-type="string">
            <text:p>27.1219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1 00 02 00 00 4D E8 01 9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11-0110</text:p>
          </table:table-cell>
          <table:table-cell office:value-type="string">
            <text:p>9:51:07.786</text:p>
          </table:table-cell>
          <table:table-cell office:value-type="string">
            <text:p>27.122019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2">
            <text:p>112</text:p>
          </table:table-cell>
          <table:table-cell office:value-type="string">
            <text:p>9:51:07.896</text:p>
          </table:table-cell>
          <table:table-cell office:value-type="string">
            <text:p>27.2263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13-0112</text:p>
          </table:table-cell>
          <table:table-cell office:value-type="string">
            <text:p>9:51:07.896</text:p>
          </table:table-cell>
          <table:table-cell office:value-type="string">
            <text:p>27.226481 s</text:p>
          </table:table-cell>
          <table:table-cell office:value-type="string">
            <text:p>14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9 32 02 07 E2 07 0D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4">
            <text:p>114</text:p>
          </table:table-cell>
          <table:table-cell office:value-type="string">
            <text:p>9:51:11.905</text:p>
          </table:table-cell>
          <table:table-cell office:value-type="string">
            <text:p>31.2425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71 C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15-0114</text:p>
          </table:table-cell>
          <table:table-cell office:value-type="string">
            <text:p>9:51:11.905</text:p>
          </table:table-cell>
          <table:table-cell office:value-type="string">
            <text:p>31.242642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6">
            <text:p>116</text:p>
          </table:table-cell>
          <table:table-cell office:value-type="string">
            <text:p>9:51:12.014</text:p>
          </table:table-cell>
          <table:table-cell office:value-type="string">
            <text:p>31.3446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17-0116</text:p>
          </table:table-cell>
          <table:table-cell office:value-type="string">
            <text:p>9:51:12.014</text:p>
          </table:table-cell>
          <table:table-cell office:value-type="string">
            <text:p>31.344763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9 32 02 07 E2 07 0D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8">
            <text:p>118</text:p>
          </table:table-cell>
          <table:table-cell office:value-type="string">
            <text:p>9:51:12.045</text:p>
          </table:table-cell>
          <table:table-cell office:value-type="string">
            <text:p>31.3759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19-0118</text:p>
          </table:table-cell>
          <table:table-cell office:value-type="string">
            <text:p>9:51:12.045</text:p>
          </table:table-cell>
          <table:table-cell office:value-type="string">
            <text:p>31.376016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0">
            <text:p>120</text:p>
          </table:table-cell>
          <table:table-cell office:value-type="string">
            <text:p>9:51:12.156</text:p>
          </table:table-cell>
          <table:table-cell office:value-type="string">
            <text:p>31.4870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21-0120</text:p>
          </table:table-cell>
          <table:table-cell office:value-type="string">
            <text:p>9:51:12.156</text:p>
          </table:table-cell>
          <table:table-cell office:value-type="string">
            <text:p>31.487168 s</text:p>
          </table:table-cell>
          <table:table-cell office:value-type="string">
            <text:p>13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9 32 02 07 E2 07 0D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2">
            <text:p>122</text:p>
          </table:table-cell>
          <table:table-cell office:value-type="string">
            <text:p>9:51:12.188</text:p>
          </table:table-cell>
          <table:table-cell office:value-type="string">
            <text:p>31.5182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23-0122</text:p>
          </table:table-cell>
          <table:table-cell office:value-type="string">
            <text:p>9:51:12.188</text:p>
          </table:table-cell>
          <table:table-cell office:value-type="string">
            <text:p>31.518312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4">
            <text:p>124</text:p>
          </table:table-cell>
          <table:table-cell office:value-type="string">
            <text:p>9:51:12.299</text:p>
          </table:table-cell>
          <table:table-cell office:value-type="string">
            <text:p>31.6294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25-0124</text:p>
          </table:table-cell>
          <table:table-cell office:value-type="string">
            <text:p>9:51:12.299</text:p>
          </table:table-cell>
          <table:table-cell office:value-type="string">
            <text:p>31.629588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9 32 02 07 E2 07 0D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6">
            <text:p>126</text:p>
          </table:table-cell>
          <table:table-cell office:value-type="string">
            <text:p>9:51:12.299</text:p>
          </table:table-cell>
          <table:table-cell office:value-type="string">
            <text:p>31.6298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27-0126</text:p>
          </table:table-cell>
          <table:table-cell office:value-type="string">
            <text:p>9:51:12.299</text:p>
          </table:table-cell>
          <table:table-cell office:value-type="string">
            <text:p>31.630620 s</text:p>
          </table:table-cell>
          <table:table-cell office:value-type="string">
            <text:p>76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8">
            <text:p>128</text:p>
          </table:table-cell>
          <table:table-cell office:value-type="string">
            <text:p>9:51:12.299</text:p>
          </table:table-cell>
          <table:table-cell office:value-type="string">
            <text:p>31.6307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29-0128</text:p>
          </table:table-cell>
          <table:table-cell office:value-type="string">
            <text:p>9:51:12.299</text:p>
          </table:table-cell>
          <table:table-cell office:value-type="string">
            <text:p>31.631747 s</text:p>
          </table:table-cell>
          <table:table-cell office:value-type="string">
            <text:p>997 u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37 34 34 33 30 37 00 00 00 00 00 00 00 00 00 00 00 00 00 00 00 00 00 00 00 00 00 00 00 00 00 00 00 00 00 00 00 00 00 00 00 00 00 00 00 00 00 00 00 00 00 00 00 00 00 00 00 00 00 00 00 00 00 00 E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0">
            <text:p>130</text:p>
          </table:table-cell>
          <table:table-cell office:value-type="string">
            <text:p>9:51:12.299</text:p>
          </table:table-cell>
          <table:table-cell office:value-type="string">
            <text:p>31.6333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74 9F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31-0130</text:p>
          </table:table-cell>
          <table:table-cell office:value-type="string">
            <text:p>9:51:12.299</text:p>
          </table:table-cell>
          <table:table-cell office:value-type="string">
            <text:p>31.633452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2">
            <text:p>132</text:p>
          </table:table-cell>
          <table:table-cell office:value-type="string">
            <text:p>9:51:12.408</text:p>
          </table:table-cell>
          <table:table-cell office:value-type="string">
            <text:p>31.7386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33-0132</text:p>
          </table:table-cell>
          <table:table-cell office:value-type="string">
            <text:p>9:51:12.408</text:p>
          </table:table-cell>
          <table:table-cell office:value-type="string">
            <text:p>31.738807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37 34 34 33 30 37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4">
            <text:p>134</text:p>
          </table:table-cell>
          <table:table-cell office:value-type="string">
            <text:p>9:51:12.439</text:p>
          </table:table-cell>
          <table:table-cell office:value-type="string">
            <text:p>31.7698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35-0134</text:p>
          </table:table-cell>
          <table:table-cell office:value-type="string">
            <text:p>9:51:12.439</text:p>
          </table:table-cell>
          <table:table-cell office:value-type="string">
            <text:p>31.769932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6">
            <text:p>136</text:p>
          </table:table-cell>
          <table:table-cell office:value-type="string">
            <text:p>9:51:12.550</text:p>
          </table:table-cell>
          <table:table-cell office:value-type="string">
            <text:p>31.8811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37-0136</text:p>
          </table:table-cell>
          <table:table-cell office:value-type="string">
            <text:p>9:51:12.550</text:p>
          </table:table-cell>
          <table:table-cell office:value-type="string">
            <text:p>31.881240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37 34 34 33 30 37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8">
            <text:p>138</text:p>
          </table:table-cell>
          <table:table-cell office:value-type="string">
            <text:p>9:51:12.550</text:p>
          </table:table-cell>
          <table:table-cell office:value-type="string">
            <text:p>31.8815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39-0138</text:p>
          </table:table-cell>
          <table:table-cell office:value-type="string">
            <text:p>9:51:12.550</text:p>
          </table:table-cell>
          <table:table-cell office:value-type="string">
            <text:p>31.882238 s</text:p>
          </table:table-cell>
          <table:table-cell office:value-type="string">
            <text:p>65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40">
            <text:p>140</text:p>
          </table:table-cell>
          <table:table-cell office:value-type="string">
            <text:p>9:51:12.550</text:p>
          </table:table-cell>
          <table:table-cell office:value-type="string">
            <text:p>31.8823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41-0140</text:p>
          </table:table-cell>
          <table:table-cell office:value-type="string">
            <text:p>9:51:12.550</text:p>
          </table:table-cell>
          <table:table-cell office:value-type="string">
            <text:p>31.883486 s</text:p>
          </table:table-cell>
          <table:table-cell office:value-type="string">
            <text:p>1.11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56 45 52 20 33 2E 31 45 31 2E 31 20 0B 0B 00 00 00 00 00 00 00 00 00 00 00 00 00 00 00 00 00 00 00 00 00 00 00 00 00 00 00 00 00 00 00 00 00 00 00 00 00 00 00 00 00 00 00 00 00 00 00 00 00 00 1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42">
            <text:p>142</text:p>
          </table:table-cell>
          <table:table-cell office:value-type="string">
            <text:p>9:51:12.550</text:p>
          </table:table-cell>
          <table:table-cell office:value-type="string">
            <text:p>31.8850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9D BA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43-0142</text:p>
          </table:table-cell>
          <table:table-cell office:value-type="string">
            <text:p>9:51:12.550</text:p>
          </table:table-cell>
          <table:table-cell office:value-type="string">
            <text:p>31.885108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44">
            <text:p>144</text:p>
          </table:table-cell>
          <table:table-cell office:value-type="string">
            <text:p>9:51:12.660</text:p>
          </table:table-cell>
          <table:table-cell office:value-type="string">
            <text:p>31.9902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45-0144</text:p>
          </table:table-cell>
          <table:table-cell office:value-type="string">
            <text:p>9:51:12.660</text:p>
          </table:table-cell>
          <table:table-cell office:value-type="string">
            <text:p>31.990390 s</text:p>
          </table:table-cell>
          <table:table-cell office:value-type="string">
            <text:p>10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56 45 52 20 33 2E 31 45 31 2E 31 20 0B 0B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46">
            <text:p>146</text:p>
          </table:table-cell>
          <table:table-cell office:value-type="string">
            <text:p>9:51:12.691</text:p>
          </table:table-cell>
          <table:table-cell office:value-type="string">
            <text:p>32.0214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47-0146</text:p>
          </table:table-cell>
          <table:table-cell office:value-type="string">
            <text:p>9:51:12.691</text:p>
          </table:table-cell>
          <table:table-cell office:value-type="string">
            <text:p>32.021503 s</text:p>
          </table:table-cell>
          <table:table-cell office:value-type="string">
            <text:p>6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48">
            <text:p>148</text:p>
          </table:table-cell>
          <table:table-cell office:value-type="string">
            <text:p>9:51:12.802</text:p>
          </table:table-cell>
          <table:table-cell office:value-type="string">
            <text:p>32.1326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49-0148</text:p>
          </table:table-cell>
          <table:table-cell office:value-type="string">
            <text:p>9:51:12.802</text:p>
          </table:table-cell>
          <table:table-cell office:value-type="string">
            <text:p>32.132762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56 45 52 20 33 2E 31 45 31 2E 31 20 0B 0B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50">
            <text:p>150</text:p>
          </table:table-cell>
          <table:table-cell office:value-type="string">
            <text:p>9:51:12.802</text:p>
          </table:table-cell>
          <table:table-cell office:value-type="string">
            <text:p>32.1330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51-0150</text:p>
          </table:table-cell>
          <table:table-cell office:value-type="string">
            <text:p>9:51:12.802</text:p>
          </table:table-cell>
          <table:table-cell office:value-type="string">
            <text:p>32.133777 s</text:p>
          </table:table-cell>
          <table:table-cell office:value-type="string">
            <text:p>68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52">
            <text:p>152</text:p>
          </table:table-cell>
          <table:table-cell office:value-type="string">
            <text:p>9:51:12.802</text:p>
          </table:table-cell>
          <table:table-cell office:value-type="string">
            <text:p>32.1339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53-0152</text:p>
          </table:table-cell>
          <table:table-cell office:value-type="string">
            <text:p>9:51:12.802</text:p>
          </table:table-cell>
          <table:table-cell office:value-type="string">
            <text:p>32.134979 s</text:p>
          </table:table-cell>
          <table:table-cell office:value-type="string">
            <text:p>1.07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30 00 00 00 00 00 00 00 00 00 00 00 00 00 00 00 00 00 00 00 00 00 00 00 00 00 00 00 00 00 00 00 00 00 00 00 00 00 00 00 00 00 00 00 00 00 00 00 00 00 00 00 00 00 00 00 00 00 00 00 00 8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54">
            <text:p>154</text:p>
          </table:table-cell>
          <table:table-cell office:value-type="string">
            <text:p>9:51:12.802</text:p>
          </table:table-cell>
          <table:table-cell office:value-type="string">
            <text:p>32.1366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CD 4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55-0154</text:p>
          </table:table-cell>
          <table:table-cell office:value-type="string">
            <text:p>9:51:12.802</text:p>
          </table:table-cell>
          <table:table-cell office:value-type="string">
            <text:p>32.13666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56">
            <text:p>156</text:p>
          </table:table-cell>
          <table:table-cell office:value-type="string">
            <text:p>9:51:12.911</text:p>
          </table:table-cell>
          <table:table-cell office:value-type="string">
            <text:p>32.2418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57-0156</text:p>
          </table:table-cell>
          <table:table-cell office:value-type="string">
            <text:p>9:51:12.911</text:p>
          </table:table-cell>
          <table:table-cell office:value-type="string">
            <text:p>32.241988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3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58">
            <text:p>158</text:p>
          </table:table-cell>
          <table:table-cell office:value-type="string">
            <text:p>9:51:12.942</text:p>
          </table:table-cell>
          <table:table-cell office:value-type="string">
            <text:p>32.2730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59-0158</text:p>
          </table:table-cell>
          <table:table-cell office:value-type="string">
            <text:p>9:51:12.942</text:p>
          </table:table-cell>
          <table:table-cell office:value-type="string">
            <text:p>32.273099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0">
            <text:p>160</text:p>
          </table:table-cell>
          <table:table-cell office:value-type="string">
            <text:p>9:51:13.054</text:p>
          </table:table-cell>
          <table:table-cell office:value-type="string">
            <text:p>32.3843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61-0160</text:p>
          </table:table-cell>
          <table:table-cell office:value-type="string">
            <text:p>9:51:13.054</text:p>
          </table:table-cell>
          <table:table-cell office:value-type="string">
            <text:p>32.384441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3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62">
            <text:p>162</text:p>
          </table:table-cell>
          <table:table-cell office:value-type="string">
            <text:p>9:51:13.054</text:p>
          </table:table-cell>
          <table:table-cell office:value-type="string">
            <text:p>32.3847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63-0162</text:p>
          </table:table-cell>
          <table:table-cell office:value-type="string">
            <text:p>9:51:13.054</text:p>
          </table:table-cell>
          <table:table-cell office:value-type="string">
            <text:p>32.385472 s</text:p>
          </table:table-cell>
          <table:table-cell office:value-type="string">
            <text:p>68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4">
            <text:p>164</text:p>
          </table:table-cell>
          <table:table-cell office:value-type="string">
            <text:p>9:51:13.054</text:p>
          </table:table-cell>
          <table:table-cell office:value-type="string">
            <text:p>32.3856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65-0164</text:p>
          </table:table-cell>
          <table:table-cell office:value-type="string">
            <text:p>9:51:13.054</text:p>
          </table:table-cell>
          <table:table-cell office:value-type="string">
            <text:p>32.386653 s</text:p>
          </table:table-cell>
          <table:table-cell office:value-type="string">
            <text:p>1.05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5 00 06 00 06 00 20 00 20 00 00 00 00 00 00 00 00 00 00 00 00 00 00 00 00 00 00 00 00 00 00 00 00 00 00 00 00 00 00 00 00 00 00 00 00 00 00 00 00 00 00 00 00 00 00 00 00 00 00 00 00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66">
            <text:p>166</text:p>
          </table:table-cell>
          <table:table-cell office:value-type="string">
            <text:p>9:51:13.054</text:p>
          </table:table-cell>
          <table:table-cell office:value-type="string">
            <text:p>32.3900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C0 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67-0166</text:p>
          </table:table-cell>
          <table:table-cell office:value-type="string">
            <text:p>9:51:13.054</text:p>
          </table:table-cell>
          <table:table-cell office:value-type="string">
            <text:p>32.390118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8">
            <text:p>168</text:p>
          </table:table-cell>
          <table:table-cell office:value-type="string">
            <text:p>9:51:13.163</text:p>
          </table:table-cell>
          <table:table-cell office:value-type="string">
            <text:p>32.4934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69-0168</text:p>
          </table:table-cell>
          <table:table-cell office:value-type="string">
            <text:p>9:51:13.163</text:p>
          </table:table-cell>
          <table:table-cell office:value-type="string">
            <text:p>32.49354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70">
            <text:p>170</text:p>
          </table:table-cell>
          <table:table-cell office:value-type="string">
            <text:p>9:51:13.194</text:p>
          </table:table-cell>
          <table:table-cell office:value-type="string">
            <text:p>32.52462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71-0170</text:p>
          </table:table-cell>
          <table:table-cell office:value-type="string">
            <text:p>9:51:13.194</text:p>
          </table:table-cell>
          <table:table-cell office:value-type="string">
            <text:p>32.524695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72">
            <text:p>172</text:p>
          </table:table-cell>
          <table:table-cell office:value-type="string">
            <text:p>9:51:13.305</text:p>
          </table:table-cell>
          <table:table-cell office:value-type="string">
            <text:p>32.6359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73-0172</text:p>
          </table:table-cell>
          <table:table-cell office:value-type="string">
            <text:p>9:51:13.305</text:p>
          </table:table-cell>
          <table:table-cell office:value-type="string">
            <text:p>32.636028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74">
            <text:p>174</text:p>
          </table:table-cell>
          <table:table-cell office:value-type="string">
            <text:p>9:51:13.336</text:p>
          </table:table-cell>
          <table:table-cell office:value-type="string">
            <text:p>32.6670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75-0174</text:p>
          </table:table-cell>
          <table:table-cell office:value-type="string">
            <text:p>9:51:13.336</text:p>
          </table:table-cell>
          <table:table-cell office:value-type="string">
            <text:p>32.667165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76">
            <text:p>176</text:p>
          </table:table-cell>
          <table:table-cell office:value-type="string">
            <text:p>9:51:13.448</text:p>
          </table:table-cell>
          <table:table-cell office:value-type="string">
            <text:p>32.7782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77-0176</text:p>
          </table:table-cell>
          <table:table-cell office:value-type="string">
            <text:p>9:51:13.448</text:p>
          </table:table-cell>
          <table:table-cell office:value-type="string">
            <text:p>32.778410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78">
            <text:p>178</text:p>
          </table:table-cell>
          <table:table-cell office:value-type="string">
            <text:p>9:51:13.448</text:p>
          </table:table-cell>
          <table:table-cell office:value-type="string">
            <text:p>32.7787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79-0178</text:p>
          </table:table-cell>
          <table:table-cell office:value-type="string">
            <text:p>9:51:13.448</text:p>
          </table:table-cell>
          <table:table-cell office:value-type="string">
            <text:p>32.779441 s</text:p>
          </table:table-cell>
          <table:table-cell office:value-type="string">
            <text:p>68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80">
            <text:p>180</text:p>
          </table:table-cell>
          <table:table-cell office:value-type="string">
            <text:p>9:51:13.448</text:p>
          </table:table-cell>
          <table:table-cell office:value-type="string">
            <text:p>32.7795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81-0180</text:p>
          </table:table-cell>
          <table:table-cell office:value-type="string">
            <text:p>9:51:13.448</text:p>
          </table:table-cell>
          <table:table-cell office:value-type="string">
            <text:p>32.780638 s</text:p>
          </table:table-cell>
          <table:table-cell office:value-type="string">
            <text:p>1.06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1 01 01 01 00 32 00 50 01 00 00 01 00 01 64 01 0F 00 14 00 32 00 00 00 00 00 00 00 00 00 00 00 00 00 00 00 00 00 00 00 00 00 00 00 00 00 00 00 00 00 00 00 00 00 00 00 00 00 00 00 00 00 00 E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82">
            <text:p>182</text:p>
          </table:table-cell>
          <table:table-cell office:value-type="string">
            <text:p>9:51:13.448</text:p>
          </table:table-cell>
          <table:table-cell office:value-type="string">
            <text:p>32.7861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79 DC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83-0182</text:p>
          </table:table-cell>
          <table:table-cell office:value-type="string">
            <text:p>9:51:13.448</text:p>
          </table:table-cell>
          <table:table-cell office:value-type="string">
            <text:p>32.786315 s</text:p>
          </table:table-cell>
          <table:table-cell office:value-type="string">
            <text:p>14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84">
            <text:p>184</text:p>
          </table:table-cell>
          <table:table-cell office:value-type="string">
            <text:p>9:51:13.557</text:p>
          </table:table-cell>
          <table:table-cell office:value-type="string">
            <text:p>32.8874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85-0184</text:p>
          </table:table-cell>
          <table:table-cell office:value-type="string">
            <text:p>9:51:13.557</text:p>
          </table:table-cell>
          <table:table-cell office:value-type="string">
            <text:p>32.887602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1 01 01 01 00 32 00 50 01 00 00 01 00 01 64 01 0F 00 14 00 32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86">
            <text:p>186</text:p>
          </table:table-cell>
          <table:table-cell office:value-type="string">
            <text:p>9:51:13.588</text:p>
          </table:table-cell>
          <table:table-cell office:value-type="string">
            <text:p>32.9186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87-0186</text:p>
          </table:table-cell>
          <table:table-cell office:value-type="string">
            <text:p>9:51:13.588</text:p>
          </table:table-cell>
          <table:table-cell office:value-type="string">
            <text:p>32.918720 s</text:p>
          </table:table-cell>
          <table:table-cell office:value-type="string">
            <text:p>7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88">
            <text:p>188</text:p>
          </table:table-cell>
          <table:table-cell office:value-type="string">
            <text:p>9:51:13.699</text:p>
          </table:table-cell>
          <table:table-cell office:value-type="string">
            <text:p>33.02982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89-0188</text:p>
          </table:table-cell>
          <table:table-cell office:value-type="string">
            <text:p>9:51:13.699</text:p>
          </table:table-cell>
          <table:table-cell office:value-type="string">
            <text:p>33.029938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1 01 01 01 00 32 00 50 01 00 00 01 00 01 64 01 0F 00 14 00 32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90">
            <text:p>190</text:p>
          </table:table-cell>
          <table:table-cell office:value-type="string">
            <text:p>9:51:13.730</text:p>
          </table:table-cell>
          <table:table-cell office:value-type="string">
            <text:p>33.0610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91-0190</text:p>
          </table:table-cell>
          <table:table-cell office:value-type="string">
            <text:p>9:51:13.730</text:p>
          </table:table-cell>
          <table:table-cell office:value-type="string">
            <text:p>33.061089 s</text:p>
          </table:table-cell>
          <table:table-cell office:value-type="string">
            <text:p>6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92">
            <text:p>192</text:p>
          </table:table-cell>
          <table:table-cell office:value-type="string">
            <text:p>9:51:13.842</text:p>
          </table:table-cell>
          <table:table-cell office:value-type="string">
            <text:p>33.1722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93-0192</text:p>
          </table:table-cell>
          <table:table-cell office:value-type="string">
            <text:p>9:51:13.842</text:p>
          </table:table-cell>
          <table:table-cell office:value-type="string">
            <text:p>33.172355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1 01 01 01 00 32 00 50 01 00 00 01 00 01 64 01 0F 00 14 00 32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94">
            <text:p>194</text:p>
          </table:table-cell>
          <table:table-cell office:value-type="string">
            <text:p>9:51:13.842</text:p>
          </table:table-cell>
          <table:table-cell office:value-type="string">
            <text:p>33.1726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95-0194</text:p>
          </table:table-cell>
          <table:table-cell office:value-type="string">
            <text:p>9:51:13.842</text:p>
          </table:table-cell>
          <table:table-cell office:value-type="string">
            <text:p>33.173361 s</text:p>
          </table:table-cell>
          <table:table-cell office:value-type="string">
            <text:p>68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96">
            <text:p>196</text:p>
          </table:table-cell>
          <table:table-cell office:value-type="string">
            <text:p>9:51:13.842</text:p>
          </table:table-cell>
          <table:table-cell office:value-type="string">
            <text:p>33.17350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97-0196</text:p>
          </table:table-cell>
          <table:table-cell office:value-type="string">
            <text:p>9:51:13.842</text:p>
          </table:table-cell>
          <table:table-cell office:value-type="string">
            <text:p>33.174580 s</text:p>
          </table:table-cell>
          <table:table-cell office:value-type="string">
            <text:p>1.07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7A 00 00 06 7A 00 00 00 00 00 00 00 00 00 00 00 00 00 00 00 00 00 00 00 00 00 00 00 00 00 00 00 00 00 00 00 00 00 00 00 00 00 00 00 00 00 00 00 00 00 00 00 00 00 00 00 00 00 00 00 00 D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98">
            <text:p>198</text:p>
          </table:table-cell>
          <table:table-cell office:value-type="string">
            <text:p>9:51:13.842</text:p>
          </table:table-cell>
          <table:table-cell office:value-type="string">
            <text:p>33.1802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2 00 92 B6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99-0198</text:p>
          </table:table-cell>
          <table:table-cell office:value-type="string">
            <text:p>9:51:13.842</text:p>
          </table:table-cell>
          <table:table-cell office:value-type="string">
            <text:p>33.180295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0">
            <text:p>200</text:p>
          </table:table-cell>
          <table:table-cell office:value-type="string">
            <text:p>9:51:13.951</text:p>
          </table:table-cell>
          <table:table-cell office:value-type="string">
            <text:p>33.2814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01-0200</text:p>
          </table:table-cell>
          <table:table-cell office:value-type="string">
            <text:p>9:51:13.951</text:p>
          </table:table-cell>
          <table:table-cell office:value-type="string">
            <text:p>33.281556 s</text:p>
          </table:table-cell>
          <table:table-cell office:value-type="string">
            <text:p>9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7A 00 00 06 7A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02">
            <text:p>202</text:p>
          </table:table-cell>
          <table:table-cell office:value-type="string">
            <text:p>9:51:13.999</text:p>
          </table:table-cell>
          <table:table-cell office:value-type="string">
            <text:p>33.3296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03-0202</text:p>
          </table:table-cell>
          <table:table-cell office:value-type="string">
            <text:p>9:51:13.999</text:p>
          </table:table-cell>
          <table:table-cell office:value-type="string">
            <text:p>33.329689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4">
            <text:p>204</text:p>
          </table:table-cell>
          <table:table-cell office:value-type="string">
            <text:p>9:51:14.110</text:p>
          </table:table-cell>
          <table:table-cell office:value-type="string">
            <text:p>33.4409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05-0204</text:p>
          </table:table-cell>
          <table:table-cell office:value-type="string">
            <text:p>9:51:14.110</text:p>
          </table:table-cell>
          <table:table-cell office:value-type="string">
            <text:p>33.441111 s</text:p>
          </table:table-cell>
          <table:table-cell office:value-type="string">
            <text:p>14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7A 00 00 06 7A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06">
            <text:p>206</text:p>
          </table:table-cell>
          <table:table-cell office:value-type="string">
            <text:p>9:51:14.110</text:p>
          </table:table-cell>
          <table:table-cell office:value-type="string">
            <text:p>33.4414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07-0206</text:p>
          </table:table-cell>
          <table:table-cell office:value-type="string">
            <text:p>9:51:14.110</text:p>
          </table:table-cell>
          <table:table-cell office:value-type="string">
            <text:p>33.442145 s</text:p>
          </table:table-cell>
          <table:table-cell office:value-type="string">
            <text:p>68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8">
            <text:p>208</text:p>
          </table:table-cell>
          <table:table-cell office:value-type="string">
            <text:p>9:51:14.110</text:p>
          </table:table-cell>
          <table:table-cell office:value-type="string">
            <text:p>33.4422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09-0208</text:p>
          </table:table-cell>
          <table:table-cell office:value-type="string">
            <text:p>9:51:14.126</text:p>
          </table:table-cell>
          <table:table-cell office:value-type="string">
            <text:p>33.462720 s</text:p>
          </table:table-cell>
          <table:table-cell office:value-type="string">
            <text:p>20.44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09 00 00 0C 00 06 0D 00 0C 17 00 12 19 00 19 0A 00 1E 13 00 24 06 00 28 16 00 2C 0E 00 2F 00 00 00 00 00 00 00 00 00 00 00 00 00 00 00 00 00 00 00 00 00 00 00 00 00 00 00 00 00 00 00 00 00 00 4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10">
            <text:p>210</text:p>
          </table:table-cell>
          <table:table-cell office:value-type="string">
            <text:p>9:51:14.174</text:p>
          </table:table-cell>
          <table:table-cell office:value-type="string">
            <text:p>33.5046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11-0210</text:p>
          </table:table-cell>
          <table:table-cell office:value-type="string">
            <text:p>9:51:14.174</text:p>
          </table:table-cell>
          <table:table-cell office:value-type="string">
            <text:p>33.504696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12">
            <text:p>212</text:p>
          </table:table-cell>
          <table:table-cell office:value-type="string">
            <text:p>9:51:14.285</text:p>
          </table:table-cell>
          <table:table-cell office:value-type="string">
            <text:p>33.6158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13-0212</text:p>
          </table:table-cell>
          <table:table-cell office:value-type="string">
            <text:p>9:51:14.285</text:p>
          </table:table-cell>
          <table:table-cell office:value-type="string">
            <text:p>33.615971 s</text:p>
          </table:table-cell>
          <table:table-cell office:value-type="string">
            <text:p>11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04 09 00 00 0C 00 06 0D 00 0C 17 00 12 19 00 19 0A 00 1E 13 00 24 06 00 28 16 00 2C 0E 00 2F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14">
            <text:p>214</text:p>
          </table:table-cell>
          <table:table-cell office:value-type="string">
            <text:p>9:51:14.285</text:p>
          </table:table-cell>
          <table:table-cell office:value-type="string">
            <text:p>33.6162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15-0214</text:p>
          </table:table-cell>
          <table:table-cell office:value-type="string">
            <text:p>9:51:14.285</text:p>
          </table:table-cell>
          <table:table-cell office:value-type="string">
            <text:p>33.617009 s</text:p>
          </table:table-cell>
          <table:table-cell office:value-type="string">
            <text:p>75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16">
            <text:p>216</text:p>
          </table:table-cell>
          <table:table-cell office:value-type="string">
            <text:p>9:51:14.285</text:p>
          </table:table-cell>
          <table:table-cell office:value-type="string">
            <text:p>33.6171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17-0216</text:p>
          </table:table-cell>
          <table:table-cell office:value-type="string">
            <text:p>9:51:14.285</text:p>
          </table:table-cell>
          <table:table-cell office:value-type="string">
            <text:p>33.621745 s</text:p>
          </table:table-cell>
          <table:table-cell office:value-type="string">
            <text:p>4.60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18">
            <text:p>218</text:p>
          </table:table-cell>
          <table:table-cell office:value-type="string">
            <text:p>9:51:14.333</text:p>
          </table:table-cell>
          <table:table-cell office:value-type="string">
            <text:p>33.6640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19-0218</text:p>
          </table:table-cell>
          <table:table-cell office:value-type="string">
            <text:p>9:51:14.333</text:p>
          </table:table-cell>
          <table:table-cell office:value-type="string">
            <text:p>33.664078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20">
            <text:p>220</text:p>
          </table:table-cell>
          <table:table-cell office:value-type="string">
            <text:p>9:51:14.445</text:p>
          </table:table-cell>
          <table:table-cell office:value-type="string">
            <text:p>33.7752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21-0220</text:p>
          </table:table-cell>
          <table:table-cell office:value-type="string">
            <text:p>9:51:14.445</text:p>
          </table:table-cell>
          <table:table-cell office:value-type="string">
            <text:p>33.775389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0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22">
            <text:p>222</text:p>
          </table:table-cell>
          <table:table-cell office:value-type="string">
            <text:p>9:51:14.445</text:p>
          </table:table-cell>
          <table:table-cell office:value-type="string">
            <text:p>33.7757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23-0222</text:p>
          </table:table-cell>
          <table:table-cell office:value-type="string">
            <text:p>9:51:14.445</text:p>
          </table:table-cell>
          <table:table-cell office:value-type="string">
            <text:p>33.776425 s</text:p>
          </table:table-cell>
          <table:table-cell office:value-type="string">
            <text:p>69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24">
            <text:p>224</text:p>
          </table:table-cell>
          <table:table-cell office:value-type="string">
            <text:p>9:51:14.445</text:p>
          </table:table-cell>
          <table:table-cell office:value-type="string">
            <text:p>33.7765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25-0224</text:p>
          </table:table-cell>
          <table:table-cell office:value-type="string">
            <text:p>9:51:14.445</text:p>
          </table:table-cell>
          <table:table-cell office:value-type="string">
            <text:p>33.777617 s</text:p>
          </table:table-cell>
          <table:table-cell office:value-type="string">
            <text:p>1.06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80 40 A7 01 74 43 07 87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26">
            <text:p>226</text:p>
          </table:table-cell>
          <table:table-cell office:value-type="string">
            <text:p>9:51:14.445</text:p>
          </table:table-cell>
          <table:table-cell office:value-type="string">
            <text:p>33.7797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2 00 93 2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27-0226</text:p>
          </table:table-cell>
          <table:table-cell office:value-type="string">
            <text:p>9:51:14.445</text:p>
          </table:table-cell>
          <table:table-cell office:value-type="string">
            <text:p>33.77979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28">
            <text:p>228</text:p>
          </table:table-cell>
          <table:table-cell office:value-type="string">
            <text:p>9:51:14.554</text:p>
          </table:table-cell>
          <table:table-cell office:value-type="string">
            <text:p>33.8844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29-0228</text:p>
          </table:table-cell>
          <table:table-cell office:value-type="string">
            <text:p>9:51:14.554</text:p>
          </table:table-cell>
          <table:table-cell office:value-type="string">
            <text:p>33.884577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30">
            <text:p>230</text:p>
          </table:table-cell>
          <table:table-cell office:value-type="string">
            <text:p>9:51:14.602</text:p>
          </table:table-cell>
          <table:table-cell office:value-type="string">
            <text:p>33.9326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31-0230</text:p>
          </table:table-cell>
          <table:table-cell office:value-type="string">
            <text:p>9:51:14.602</text:p>
          </table:table-cell>
          <table:table-cell office:value-type="string">
            <text:p>33.932669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32">
            <text:p>232</text:p>
          </table:table-cell>
          <table:table-cell office:value-type="string">
            <text:p>9:51:14.713</text:p>
          </table:table-cell>
          <table:table-cell office:value-type="string">
            <text:p>34.0438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33-0232</text:p>
          </table:table-cell>
          <table:table-cell office:value-type="string">
            <text:p>9:51:14.713</text:p>
          </table:table-cell>
          <table:table-cell office:value-type="string">
            <text:p>34.043958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34">
            <text:p>234</text:p>
          </table:table-cell>
          <table:table-cell office:value-type="string">
            <text:p>9:51:14.713</text:p>
          </table:table-cell>
          <table:table-cell office:value-type="string">
            <text:p>34.0442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35-0234</text:p>
          </table:table-cell>
          <table:table-cell office:value-type="string">
            <text:p>9:51:14.713</text:p>
          </table:table-cell>
          <table:table-cell office:value-type="string">
            <text:p>34.044987 s</text:p>
          </table:table-cell>
          <table:table-cell office:value-type="string">
            <text:p>71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36">
            <text:p>236</text:p>
          </table:table-cell>
          <table:table-cell office:value-type="string">
            <text:p>9:51:14.713</text:p>
          </table:table-cell>
          <table:table-cell office:value-type="string">
            <text:p>34.0451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37-0236</text:p>
          </table:table-cell>
          <table:table-cell office:value-type="string">
            <text:p>9:51:14.729</text:p>
          </table:table-cell>
          <table:table-cell office:value-type="string">
            <text:p>34.062355 s</text:p>
          </table:table-cell>
          <table:table-cell office:value-type="string">
            <text:p>17.23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06 00 00 0A 00 02 07 00 08 0A 00 0E 0C 00 16 0A 00 1B 0D 00 22 0F 00 29 08 00 2F 00 00 00 00 00 00 00 00 00 00 00 00 00 00 00 00 00 00 00 00 00 00 00 00 00 00 00 00 00 00 00 00 00 00 00 00 00 3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38">
            <text:p>238</text:p>
          </table:table-cell>
          <table:table-cell office:value-type="string">
            <text:p>9:51:14.777</text:p>
          </table:table-cell>
          <table:table-cell office:value-type="string">
            <text:p>34.10760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39-0238</text:p>
          </table:table-cell>
          <table:table-cell office:value-type="string">
            <text:p>9:51:14.777</text:p>
          </table:table-cell>
          <table:table-cell office:value-type="string">
            <text:p>34.10767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0">
            <text:p>240</text:p>
          </table:table-cell>
          <table:table-cell office:value-type="string">
            <text:p>9:51:14.888</text:p>
          </table:table-cell>
          <table:table-cell office:value-type="string">
            <text:p>34.2188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41-0240</text:p>
          </table:table-cell>
          <table:table-cell office:value-type="string">
            <text:p>9:51:14.888</text:p>
          </table:table-cell>
          <table:table-cell office:value-type="string">
            <text:p>34.218989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04 06 00 00 0A 00 02 07 00 08 0A 00 0E 0C 00 16 0A 00 1B 0D 00 22 0F 00 29 08 00 2F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42">
            <text:p>242</text:p>
          </table:table-cell>
          <table:table-cell office:value-type="string">
            <text:p>9:51:14.888</text:p>
          </table:table-cell>
          <table:table-cell office:value-type="string">
            <text:p>34.2193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43-0242</text:p>
          </table:table-cell>
          <table:table-cell office:value-type="string">
            <text:p>9:51:14.888</text:p>
          </table:table-cell>
          <table:table-cell office:value-type="string">
            <text:p>34.220018 s</text:p>
          </table:table-cell>
          <table:table-cell office:value-type="string">
            <text:p>70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4">
            <text:p>244</text:p>
          </table:table-cell>
          <table:table-cell office:value-type="string">
            <text:p>9:51:14.888</text:p>
          </table:table-cell>
          <table:table-cell office:value-type="string">
            <text:p>34.2201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45-0244</text:p>
          </table:table-cell>
          <table:table-cell office:value-type="string">
            <text:p>9:51:14.888</text:p>
          </table:table-cell>
          <table:table-cell office:value-type="string">
            <text:p>34.221474 s</text:p>
          </table:table-cell>
          <table:table-cell office:value-type="string">
            <text:p>1.33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46">
            <text:p>246</text:p>
          </table:table-cell>
          <table:table-cell office:value-type="string">
            <text:p>9:51:14.936</text:p>
          </table:table-cell>
          <table:table-cell office:value-type="string">
            <text:p>34.2670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47-0246</text:p>
          </table:table-cell>
          <table:table-cell office:value-type="string">
            <text:p>9:51:14.936</text:p>
          </table:table-cell>
          <table:table-cell office:value-type="string">
            <text:p>34.267108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8">
            <text:p>248</text:p>
          </table:table-cell>
          <table:table-cell office:value-type="string">
            <text:p>9:51:15.048</text:p>
          </table:table-cell>
          <table:table-cell office:value-type="string">
            <text:p>34.3782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49-0248</text:p>
          </table:table-cell>
          <table:table-cell office:value-type="string">
            <text:p>9:51:15.048</text:p>
          </table:table-cell>
          <table:table-cell office:value-type="string">
            <text:p>34.378349 s</text:p>
          </table:table-cell>
          <table:table-cell office:value-type="string">
            <text:p>13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0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50">
            <text:p>250</text:p>
          </table:table-cell>
          <table:table-cell office:value-type="string">
            <text:p>9:51:15.048</text:p>
          </table:table-cell>
          <table:table-cell office:value-type="string">
            <text:p>34.3786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51-0250</text:p>
          </table:table-cell>
          <table:table-cell office:value-type="string">
            <text:p>9:51:15.048</text:p>
          </table:table-cell>
          <table:table-cell office:value-type="string">
            <text:p>34.379345 s</text:p>
          </table:table-cell>
          <table:table-cell office:value-type="string">
            <text:p>68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52">
            <text:p>252</text:p>
          </table:table-cell>
          <table:table-cell office:value-type="string">
            <text:p>9:51:15.048</text:p>
          </table:table-cell>
          <table:table-cell office:value-type="string">
            <text:p>34.3794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53-0252</text:p>
          </table:table-cell>
          <table:table-cell office:value-type="string">
            <text:p>9:51:15.048</text:p>
          </table:table-cell>
          <table:table-cell office:value-type="string">
            <text:p>34.380529 s</text:p>
          </table:table-cell>
          <table:table-cell office:value-type="string">
            <text:p>1.09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80 40 A7 01 74 43 07 87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54">
            <text:p>254</text:p>
          </table:table-cell>
          <table:table-cell office:value-type="string">
            <text:p>9:51:15.048</text:p>
          </table:table-cell>
          <table:table-cell office:value-type="string">
            <text:p>34.38442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2 00 94 DA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55-0254</text:p>
          </table:table-cell>
          <table:table-cell office:value-type="string">
            <text:p>9:51:15.048</text:p>
          </table:table-cell>
          <table:table-cell office:value-type="string">
            <text:p>34.384501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56">
            <text:p>256</text:p>
          </table:table-cell>
          <table:table-cell office:value-type="string">
            <text:p>9:51:15.157</text:p>
          </table:table-cell>
          <table:table-cell office:value-type="string">
            <text:p>34.4874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57-0256</text:p>
          </table:table-cell>
          <table:table-cell office:value-type="string">
            <text:p>9:51:15.157</text:p>
          </table:table-cell>
          <table:table-cell office:value-type="string">
            <text:p>34.487562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58">
            <text:p>258</text:p>
          </table:table-cell>
          <table:table-cell office:value-type="string">
            <text:p>9:51:15.205</text:p>
          </table:table-cell>
          <table:table-cell office:value-type="string">
            <text:p>34.5356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59-0258</text:p>
          </table:table-cell>
          <table:table-cell office:value-type="string">
            <text:p>9:51:15.205</text:p>
          </table:table-cell>
          <table:table-cell office:value-type="string">
            <text:p>34.535680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60">
            <text:p>260</text:p>
          </table:table-cell>
          <table:table-cell office:value-type="string">
            <text:p>9:51:15.316</text:p>
          </table:table-cell>
          <table:table-cell office:value-type="string">
            <text:p>34.6468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61-0260</text:p>
          </table:table-cell>
          <table:table-cell office:value-type="string">
            <text:p>9:51:15.316</text:p>
          </table:table-cell>
          <table:table-cell office:value-type="string">
            <text:p>34.646951 s</text:p>
          </table:table-cell>
          <table:table-cell office:value-type="string">
            <text:p>13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62">
            <text:p>262</text:p>
          </table:table-cell>
          <table:table-cell office:value-type="string">
            <text:p>9:51:15.316</text:p>
          </table:table-cell>
          <table:table-cell office:value-type="string">
            <text:p>34.6472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63-0262</text:p>
          </table:table-cell>
          <table:table-cell office:value-type="string">
            <text:p>9:51:15.316</text:p>
          </table:table-cell>
          <table:table-cell office:value-type="string">
            <text:p>34.647942 s</text:p>
          </table:table-cell>
          <table:table-cell office:value-type="string">
            <text:p>68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64">
            <text:p>264</text:p>
          </table:table-cell>
          <table:table-cell office:value-type="string">
            <text:p>9:51:15.316</text:p>
          </table:table-cell>
          <table:table-cell office:value-type="string">
            <text:p>34.6480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65-0264</text:p>
          </table:table-cell>
          <table:table-cell office:value-type="string">
            <text:p>9:51:15.332</text:p>
          </table:table-cell>
          <table:table-cell office:value-type="string">
            <text:p>34.667126 s</text:p>
          </table:table-cell>
          <table:table-cell office:value-type="string">
            <text:p>19.04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05 00 00 07 00 04 0A 00 08 0B 00 0F 0C 00 18 0B 00 25 0E 00 2B 05 00 2F 00 00 00 00 00 00 00 00 00 00 00 00 00 00 00 00 00 00 00 00 00 00 00 00 00 00 00 00 00 00 00 00 00 00 00 00 00 00 00 00 9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66">
            <text:p>266</text:p>
          </table:table-cell>
          <table:table-cell office:value-type="string">
            <text:p>9:51:15.380</text:p>
          </table:table-cell>
          <table:table-cell office:value-type="string">
            <text:p>34.7105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67-0266</text:p>
          </table:table-cell>
          <table:table-cell office:value-type="string">
            <text:p>9:51:15.380</text:p>
          </table:table-cell>
          <table:table-cell office:value-type="string">
            <text:p>34.710670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68">
            <text:p>268</text:p>
          </table:table-cell>
          <table:table-cell office:value-type="string">
            <text:p>9:51:15.491</text:p>
          </table:table-cell>
          <table:table-cell office:value-type="string">
            <text:p>34.8219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69-0268</text:p>
          </table:table-cell>
          <table:table-cell office:value-type="string">
            <text:p>9:51:15.491</text:p>
          </table:table-cell>
          <table:table-cell office:value-type="string">
            <text:p>34.822090 s</text:p>
          </table:table-cell>
          <table:table-cell office:value-type="string">
            <text:p>17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04 05 00 00 07 00 04 0A 00 08 0B 00 0F 0C 00 18 0B 00 25 0E 00 2B 05 00 2F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70">
            <text:p>270</text:p>
          </table:table-cell>
          <table:table-cell office:value-type="string">
            <text:p>9:51:15.491</text:p>
          </table:table-cell>
          <table:table-cell office:value-type="string">
            <text:p>34.8225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71-0270</text:p>
          </table:table-cell>
          <table:table-cell office:value-type="string">
            <text:p>9:51:15.491</text:p>
          </table:table-cell>
          <table:table-cell office:value-type="string">
            <text:p>34.823122 s</text:p>
          </table:table-cell>
          <table:table-cell office:value-type="string">
            <text:p>58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72">
            <text:p>272</text:p>
          </table:table-cell>
          <table:table-cell office:value-type="string">
            <text:p>9:51:15.491</text:p>
          </table:table-cell>
          <table:table-cell office:value-type="string">
            <text:p>34.8232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73-0272</text:p>
          </table:table-cell>
          <table:table-cell office:value-type="string">
            <text:p>9:51:15.491</text:p>
          </table:table-cell>
          <table:table-cell office:value-type="string">
            <text:p>34.826078 s</text:p>
          </table:table-cell>
          <table:table-cell office:value-type="string">
            <text:p>2.83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74">
            <text:p>274</text:p>
          </table:table-cell>
          <table:table-cell office:value-type="string">
            <text:p>9:51:15.539</text:p>
          </table:table-cell>
          <table:table-cell office:value-type="string">
            <text:p>34.8699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75-0274</text:p>
          </table:table-cell>
          <table:table-cell office:value-type="string">
            <text:p>9:51:15.539</text:p>
          </table:table-cell>
          <table:table-cell office:value-type="string">
            <text:p>34.870048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76">
            <text:p>276</text:p>
          </table:table-cell>
          <table:table-cell office:value-type="string">
            <text:p>9:51:15.651</text:p>
          </table:table-cell>
          <table:table-cell office:value-type="string">
            <text:p>34.9812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77-0276</text:p>
          </table:table-cell>
          <table:table-cell office:value-type="string">
            <text:p>9:51:15.651</text:p>
          </table:table-cell>
          <table:table-cell office:value-type="string">
            <text:p>34.981404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0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78">
            <text:p>278</text:p>
          </table:table-cell>
          <table:table-cell office:value-type="string">
            <text:p>9:51:15.651</text:p>
          </table:table-cell>
          <table:table-cell office:value-type="string">
            <text:p>34.9817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79-0278</text:p>
          </table:table-cell>
          <table:table-cell office:value-type="string">
            <text:p>9:51:15.651</text:p>
          </table:table-cell>
          <table:table-cell office:value-type="string">
            <text:p>34.982399 s</text:p>
          </table:table-cell>
          <table:table-cell office:value-type="string">
            <text:p>62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0">
            <text:p>280</text:p>
          </table:table-cell>
          <table:table-cell office:value-type="string">
            <text:p>9:51:15.651</text:p>
          </table:table-cell>
          <table:table-cell office:value-type="string">
            <text:p>34.9824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81-0280</text:p>
          </table:table-cell>
          <table:table-cell office:value-type="string">
            <text:p>9:51:15.651</text:p>
          </table:table-cell>
          <table:table-cell office:value-type="string">
            <text:p>34.983673 s</text:p>
          </table:table-cell>
          <table:table-cell office:value-type="string">
            <text:p>1.19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4 00 DB 80 40 A7 01 74 43 07 87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82">
            <text:p>282</text:p>
          </table:table-cell>
          <table:table-cell office:value-type="string">
            <text:p>9:51:15.651</text:p>
          </table:table-cell>
          <table:table-cell office:value-type="string">
            <text:p>34.9857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98 E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83-0282</text:p>
          </table:table-cell>
          <table:table-cell office:value-type="string">
            <text:p>9:51:15.651</text:p>
          </table:table-cell>
          <table:table-cell office:value-type="string">
            <text:p>34.985787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4">
            <text:p>284</text:p>
          </table:table-cell>
          <table:table-cell office:value-type="string">
            <text:p>9:51:15.760</text:p>
          </table:table-cell>
          <table:table-cell office:value-type="string">
            <text:p>35.0904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85-0284</text:p>
          </table:table-cell>
          <table:table-cell office:value-type="string">
            <text:p>9:51:15.760</text:p>
          </table:table-cell>
          <table:table-cell office:value-type="string">
            <text:p>35.090605 s</text:p>
          </table:table-cell>
          <table:table-cell office:value-type="string">
            <text:p>14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86">
            <text:p>286</text:p>
          </table:table-cell>
          <table:table-cell office:value-type="string">
            <text:p>9:51:15.791</text:p>
          </table:table-cell>
          <table:table-cell office:value-type="string">
            <text:p>35.1216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87-0286</text:p>
          </table:table-cell>
          <table:table-cell office:value-type="string">
            <text:p>9:51:15.791</text:p>
          </table:table-cell>
          <table:table-cell office:value-type="string">
            <text:p>35.121763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8">
            <text:p>288</text:p>
          </table:table-cell>
          <table:table-cell office:value-type="string">
            <text:p>9:51:15.902</text:p>
          </table:table-cell>
          <table:table-cell office:value-type="string">
            <text:p>35.2329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89-0288</text:p>
          </table:table-cell>
          <table:table-cell office:value-type="string">
            <text:p>9:51:15.902</text:p>
          </table:table-cell>
          <table:table-cell office:value-type="string">
            <text:p>35.233083 s</text:p>
          </table:table-cell>
          <table:table-cell office:value-type="string">
            <text:p>16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90">
            <text:p>290</text:p>
          </table:table-cell>
          <table:table-cell office:value-type="string">
            <text:p>9:51:15.933</text:p>
          </table:table-cell>
          <table:table-cell office:value-type="string">
            <text:p>35.2640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91-0290</text:p>
          </table:table-cell>
          <table:table-cell office:value-type="string">
            <text:p>9:51:15.933</text:p>
          </table:table-cell>
          <table:table-cell office:value-type="string">
            <text:p>35.264133 s</text:p>
          </table:table-cell>
          <table:table-cell office:value-type="string">
            <text:p>8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92">
            <text:p>292</text:p>
          </table:table-cell>
          <table:table-cell office:value-type="string">
            <text:p>9:51:16.045</text:p>
          </table:table-cell>
          <table:table-cell office:value-type="string">
            <text:p>35.3752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93-0292</text:p>
          </table:table-cell>
          <table:table-cell office:value-type="string">
            <text:p>9:51:16.045</text:p>
          </table:table-cell>
          <table:table-cell office:value-type="string">
            <text:p>35.375424 s</text:p>
          </table:table-cell>
          <table:table-cell office:value-type="string">
            <text:p>13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94">
            <text:p>294</text:p>
          </table:table-cell>
          <table:table-cell office:value-type="string">
            <text:p>9:51:16.045</text:p>
          </table:table-cell>
          <table:table-cell office:value-type="string">
            <text:p>35.3758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95-0294</text:p>
          </table:table-cell>
          <table:table-cell office:value-type="string">
            <text:p>9:51:16.045</text:p>
          </table:table-cell>
          <table:table-cell office:value-type="string">
            <text:p>35.376449 s</text:p>
          </table:table-cell>
          <table:table-cell office:value-type="string">
            <text:p>60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96">
            <text:p>296</text:p>
          </table:table-cell>
          <table:table-cell office:value-type="string">
            <text:p>9:51:16.045</text:p>
          </table:table-cell>
          <table:table-cell office:value-type="string">
            <text:p>35.3765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97-0296</text:p>
          </table:table-cell>
          <table:table-cell office:value-type="string">
            <text:p>9:51:16.045</text:p>
          </table:table-cell>
          <table:table-cell office:value-type="string">
            <text:p>35.377676 s</text:p>
          </table:table-cell>
          <table:table-cell office:value-type="string">
            <text:p>1.15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98">
            <text:p>298</text:p>
          </table:table-cell>
          <table:table-cell office:value-type="string">
            <text:p>9:51:16.045</text:p>
          </table:table-cell>
          <table:table-cell office:value-type="string">
            <text:p>35.3823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72 F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99-0298</text:p>
          </table:table-cell>
          <table:table-cell office:value-type="string">
            <text:p>9:51:16.045</text:p>
          </table:table-cell>
          <table:table-cell office:value-type="string">
            <text:p>35.382404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00">
            <text:p>300</text:p>
          </table:table-cell>
          <table:table-cell office:value-type="string">
            <text:p>9:51:16.154</text:p>
          </table:table-cell>
          <table:table-cell office:value-type="string">
            <text:p>35.4844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D94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01-0300</text:p>
          </table:table-cell>
          <table:table-cell office:value-type="string">
            <text:p>9:51:16.154</text:p>
          </table:table-cell>
          <table:table-cell office:value-type="string">
            <text:p>35.484575 s</text:p>
          </table:table-cell>
          <table:table-cell office:value-type="string">
            <text:p>13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D940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02">
            <text:p>302</text:p>
          </table:table-cell>
          <table:table-cell office:value-type="string">
            <text:p>9:51:16.185</text:p>
          </table:table-cell>
          <table:table-cell office:value-type="string">
            <text:p>35.5156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03-0302</text:p>
          </table:table-cell>
          <table:table-cell office:value-type="string">
            <text:p>9:51:16.185</text:p>
          </table:table-cell>
          <table:table-cell office:value-type="string">
            <text:p>35.515744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04">
            <text:p>304</text:p>
          </table:table-cell>
          <table:table-cell office:value-type="string">
            <text:p>9:51:16.296</text:p>
          </table:table-cell>
          <table:table-cell office:value-type="string">
            <text:p>35.6268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05-0304</text:p>
          </table:table-cell>
          <table:table-cell office:value-type="string">
            <text:p>9:51:16.296</text:p>
          </table:table-cell>
          <table:table-cell office:value-type="string">
            <text:p>35.626944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06">
            <text:p>306</text:p>
          </table:table-cell>
          <table:table-cell office:value-type="string">
            <text:p>9:51:16.327</text:p>
          </table:table-cell>
          <table:table-cell office:value-type="string">
            <text:p>35.6580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07-0306</text:p>
          </table:table-cell>
          <table:table-cell office:value-type="string">
            <text:p>9:51:16.327</text:p>
          </table:table-cell>
          <table:table-cell office:value-type="string">
            <text:p>35.65809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08">
            <text:p>308</text:p>
          </table:table-cell>
          <table:table-cell office:value-type="string">
            <text:p>9:51:16.439</text:p>
          </table:table-cell>
          <table:table-cell office:value-type="string">
            <text:p>35.7692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09-0308</text:p>
          </table:table-cell>
          <table:table-cell office:value-type="string">
            <text:p>9:51:16.439</text:p>
          </table:table-cell>
          <table:table-cell office:value-type="string">
            <text:p>35.769357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10">
            <text:p>310</text:p>
          </table:table-cell>
          <table:table-cell office:value-type="string">
            <text:p>9:51:16.439</text:p>
          </table:table-cell>
          <table:table-cell office:value-type="string">
            <text:p>35.7696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11-0310</text:p>
          </table:table-cell>
          <table:table-cell office:value-type="string">
            <text:p>9:51:16.439</text:p>
          </table:table-cell>
          <table:table-cell office:value-type="string">
            <text:p>35.770336 s</text:p>
          </table:table-cell>
          <table:table-cell office:value-type="string">
            <text:p>66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12">
            <text:p>312</text:p>
          </table:table-cell>
          <table:table-cell office:value-type="string">
            <text:p>9:51:16.439</text:p>
          </table:table-cell>
          <table:table-cell office:value-type="string">
            <text:p>35.7704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13-0312</text:p>
          </table:table-cell>
          <table:table-cell office:value-type="string">
            <text:p>9:51:16.439</text:p>
          </table:table-cell>
          <table:table-cell office:value-type="string">
            <text:p>35.771572 s</text:p>
          </table:table-cell>
          <table:table-cell office:value-type="string">
            <text:p>1.10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89 00 00 00 00 00 00 00 00 00 00 00 00 00 00 00 00 00 00 00 00 00 00 00 00 00 00 00 00 00 00 00 00 00 00 00 00 00 00 00 00 00 00 00 00 00 00 00 00 00 00 00 00 00 00 00 00 00 00 00 00 00 8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14">
            <text:p>314</text:p>
          </table:table-cell>
          <table:table-cell office:value-type="string">
            <text:p>9:51:16.439</text:p>
          </table:table-cell>
          <table:table-cell office:value-type="string">
            <text:p>35.7737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73 6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15-0314</text:p>
          </table:table-cell>
          <table:table-cell office:value-type="string">
            <text:p>9:51:16.439</text:p>
          </table:table-cell>
          <table:table-cell office:value-type="string">
            <text:p>35.773854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16">
            <text:p>316</text:p>
          </table:table-cell>
          <table:table-cell office:value-type="string">
            <text:p>9:51:16.548</text:p>
          </table:table-cell>
          <table:table-cell office:value-type="string">
            <text:p>35.8784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17-0316</text:p>
          </table:table-cell>
          <table:table-cell office:value-type="string">
            <text:p>9:51:16.548</text:p>
          </table:table-cell>
          <table:table-cell office:value-type="string">
            <text:p>35.878630 s</text:p>
          </table:table-cell>
          <table:table-cell office:value-type="string">
            <text:p>14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89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18">
            <text:p>318</text:p>
          </table:table-cell>
          <table:table-cell office:value-type="string">
            <text:p>9:51:16.579</text:p>
          </table:table-cell>
          <table:table-cell office:value-type="string">
            <text:p>35.9096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19-0318</text:p>
          </table:table-cell>
          <table:table-cell office:value-type="string">
            <text:p>9:51:16.579</text:p>
          </table:table-cell>
          <table:table-cell office:value-type="string">
            <text:p>35.909760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0">
            <text:p>320</text:p>
          </table:table-cell>
          <table:table-cell office:value-type="string">
            <text:p>9:51:16.690</text:p>
          </table:table-cell>
          <table:table-cell office:value-type="string">
            <text:p>36.0209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21-0320</text:p>
          </table:table-cell>
          <table:table-cell office:value-type="string">
            <text:p>9:51:16.690</text:p>
          </table:table-cell>
          <table:table-cell office:value-type="string">
            <text:p>36.021068 s</text:p>
          </table:table-cell>
          <table:table-cell office:value-type="string">
            <text:p>16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89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22">
            <text:p>322</text:p>
          </table:table-cell>
          <table:table-cell office:value-type="string">
            <text:p>9:51:16.690</text:p>
          </table:table-cell>
          <table:table-cell office:value-type="string">
            <text:p>36.0214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23-0322</text:p>
          </table:table-cell>
          <table:table-cell office:value-type="string">
            <text:p>9:51:16.690</text:p>
          </table:table-cell>
          <table:table-cell office:value-type="string">
            <text:p>36.022064 s</text:p>
          </table:table-cell>
          <table:table-cell office:value-type="string">
            <text:p>62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4">
            <text:p>324</text:p>
          </table:table-cell>
          <table:table-cell office:value-type="string">
            <text:p>9:51:16.690</text:p>
          </table:table-cell>
          <table:table-cell office:value-type="string">
            <text:p>36.0221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25-0324</text:p>
          </table:table-cell>
          <table:table-cell office:value-type="string">
            <text:p>9:51:16.690</text:p>
          </table:table-cell>
          <table:table-cell office:value-type="string">
            <text:p>36.023288 s</text:p>
          </table:table-cell>
          <table:table-cell office:value-type="string">
            <text:p>1.15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1C CD 00 00 00 00 00 00 00 00 00 00 00 00 00 00 00 00 00 00 00 00 00 00 00 00 00 00 00 00 00 00 00 00 00 00 00 00 00 00 00 00 00 00 00 00 00 00 00 00 00 00 00 00 00 00 00 00 00 00 00 00 B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26">
            <text:p>326</text:p>
          </table:table-cell>
          <table:table-cell office:value-type="string">
            <text:p>9:51:16.690</text:p>
          </table:table-cell>
          <table:table-cell office:value-type="string">
            <text:p>36.0280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76 32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27-0326</text:p>
          </table:table-cell>
          <table:table-cell office:value-type="string">
            <text:p>9:51:16.690</text:p>
          </table:table-cell>
          <table:table-cell office:value-type="string">
            <text:p>36.028135 s</text:p>
          </table:table-cell>
          <table:table-cell office:value-type="string">
            <text:p>63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8">
            <text:p>328</text:p>
          </table:table-cell>
          <table:table-cell office:value-type="string">
            <text:p>9:51:16.799</text:p>
          </table:table-cell>
          <table:table-cell office:value-type="string">
            <text:p>36.1299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29-0328</text:p>
          </table:table-cell>
          <table:table-cell office:value-type="string">
            <text:p>9:51:16.799</text:p>
          </table:table-cell>
          <table:table-cell office:value-type="string">
            <text:p>36.130118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1C CD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30">
            <text:p>330</text:p>
          </table:table-cell>
          <table:table-cell office:value-type="string">
            <text:p>9:51:16.831</text:p>
          </table:table-cell>
          <table:table-cell office:value-type="string">
            <text:p>36.1612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31-0330</text:p>
          </table:table-cell>
          <table:table-cell office:value-type="string">
            <text:p>9:51:16.831</text:p>
          </table:table-cell>
          <table:table-cell office:value-type="string">
            <text:p>36.161333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32">
            <text:p>332</text:p>
          </table:table-cell>
          <table:table-cell office:value-type="string">
            <text:p>9:51:16.942</text:p>
          </table:table-cell>
          <table:table-cell office:value-type="string">
            <text:p>36.2723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33-0332</text:p>
          </table:table-cell>
          <table:table-cell office:value-type="string">
            <text:p>9:51:16.942</text:p>
          </table:table-cell>
          <table:table-cell office:value-type="string">
            <text:p>36.272489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1C CD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34">
            <text:p>334</text:p>
          </table:table-cell>
          <table:table-cell office:value-type="string">
            <text:p>9:51:16.973</text:p>
          </table:table-cell>
          <table:table-cell office:value-type="string">
            <text:p>36.3037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35-0334</text:p>
          </table:table-cell>
          <table:table-cell office:value-type="string">
            <text:p>9:51:16.973</text:p>
          </table:table-cell>
          <table:table-cell office:value-type="string">
            <text:p>36.303844 s</text:p>
          </table:table-cell>
          <table:table-cell office:value-type="string">
            <text:p>9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36">
            <text:p>336</text:p>
          </table:table-cell>
          <table:table-cell office:value-type="string">
            <text:p>9:51:17.084</text:p>
          </table:table-cell>
          <table:table-cell office:value-type="string">
            <text:p>36.4148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37-0336</text:p>
          </table:table-cell>
          <table:table-cell office:value-type="string">
            <text:p>9:51:17.084</text:p>
          </table:table-cell>
          <table:table-cell office:value-type="string">
            <text:p>36.415056 s</text:p>
          </table:table-cell>
          <table:table-cell office:value-type="string">
            <text:p>16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1C CD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38">
            <text:p>338</text:p>
          </table:table-cell>
          <table:table-cell office:value-type="string">
            <text:p>9:51:17.084</text:p>
          </table:table-cell>
          <table:table-cell office:value-type="string">
            <text:p>36.4154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39-0338</text:p>
          </table:table-cell>
          <table:table-cell office:value-type="string">
            <text:p>9:51:17.084</text:p>
          </table:table-cell>
          <table:table-cell office:value-type="string">
            <text:p>36.416076 s</text:p>
          </table:table-cell>
          <table:table-cell office:value-type="string">
            <text:p>66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40">
            <text:p>340</text:p>
          </table:table-cell>
          <table:table-cell office:value-type="string">
            <text:p>9:51:17.084</text:p>
          </table:table-cell>
          <table:table-cell office:value-type="string">
            <text:p>36.4162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41-0340</text:p>
          </table:table-cell>
          <table:table-cell office:value-type="string">
            <text:p>9:51:17.084</text:p>
          </table:table-cell>
          <table:table-cell office:value-type="string">
            <text:p>36.417292 s</text:p>
          </table:table-cell>
          <table:table-cell office:value-type="string">
            <text:p>1.09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34 31 33 33 39 35 2D 2D 2D 2D 2D 2D 2D 2D 2D 2D 2D 2D 00 00 00 00 00 00 00 00 00 00 00 00 00 00 00 00 00 00 00 00 00 00 00 00 00 00 00 00 00 00 00 00 00 00 00 00 00 00 00 00 00 00 00 00 00 00 4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42">
            <text:p>342</text:p>
          </table:table-cell>
          <table:table-cell office:value-type="string">
            <text:p>9:51:17.084</text:p>
          </table:table-cell>
          <table:table-cell office:value-type="string">
            <text:p>36.4193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83 F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43-0342</text:p>
          </table:table-cell>
          <table:table-cell office:value-type="string">
            <text:p>9:51:17.084</text:p>
          </table:table-cell>
          <table:table-cell office:value-type="string">
            <text:p>36.419461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44">
            <text:p>344</text:p>
          </table:table-cell>
          <table:table-cell office:value-type="string">
            <text:p>9:51:17.193</text:p>
          </table:table-cell>
          <table:table-cell office:value-type="string">
            <text:p>36.5240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45-0344</text:p>
          </table:table-cell>
          <table:table-cell office:value-type="string">
            <text:p>9:51:17.193</text:p>
          </table:table-cell>
          <table:table-cell office:value-type="string">
            <text:p>36.524139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34 31 33 33 39 35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46">
            <text:p>346</text:p>
          </table:table-cell>
          <table:table-cell office:value-type="string">
            <text:p>9:51:17.225</text:p>
          </table:table-cell>
          <table:table-cell office:value-type="string">
            <text:p>36.5552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47-0346</text:p>
          </table:table-cell>
          <table:table-cell office:value-type="string">
            <text:p>9:51:17.225</text:p>
          </table:table-cell>
          <table:table-cell office:value-type="string">
            <text:p>36.555284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48">
            <text:p>348</text:p>
          </table:table-cell>
          <table:table-cell office:value-type="string">
            <text:p>9:51:17.336</text:p>
          </table:table-cell>
          <table:table-cell office:value-type="string">
            <text:p>36.6664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49-0348</text:p>
          </table:table-cell>
          <table:table-cell office:value-type="string">
            <text:p>9:51:17.336</text:p>
          </table:table-cell>
          <table:table-cell office:value-type="string">
            <text:p>36.666546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34 31 33 33 39 35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50">
            <text:p>350</text:p>
          </table:table-cell>
          <table:table-cell office:value-type="string">
            <text:p>9:51:17.336</text:p>
          </table:table-cell>
          <table:table-cell office:value-type="string">
            <text:p>36.6668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51-0350</text:p>
          </table:table-cell>
          <table:table-cell office:value-type="string">
            <text:p>9:51:17.336</text:p>
          </table:table-cell>
          <table:table-cell office:value-type="string">
            <text:p>36.667558 s</text:p>
          </table:table-cell>
          <table:table-cell office:value-type="string">
            <text:p>72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52">
            <text:p>352</text:p>
          </table:table-cell>
          <table:table-cell office:value-type="string">
            <text:p>9:51:17.336</text:p>
          </table:table-cell>
          <table:table-cell office:value-type="string">
            <text:p>36.6676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53-0352</text:p>
          </table:table-cell>
          <table:table-cell office:value-type="string">
            <text:p>9:51:17.336</text:p>
          </table:table-cell>
          <table:table-cell office:value-type="string">
            <text:p>36.668727 s</text:p>
          </table:table-cell>
          <table:table-cell office:value-type="string">
            <text:p>1.04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3 00 00 00 00 00 00 00 00 00 00 00 00 00 00 00 00 00 00 00 00 00 00 00 00 00 00 00 00 00 00 00 00 00 00 00 00 00 00 00 00 00 00 00 00 00 00 00 00 00 00 00 00 00 00 00 00 00 00 00 00 00 00 00 3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54">
            <text:p>354</text:p>
          </table:table-cell>
          <table:table-cell office:value-type="string">
            <text:p>9:51:17.336</text:p>
          </table:table-cell>
          <table:table-cell office:value-type="string">
            <text:p>36.6719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1 00 A7 01 74 43 07 80 00 00 02 01 00 86 A7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55-0354</text:p>
          </table:table-cell>
          <table:table-cell office:value-type="string">
            <text:p>9:51:17.336</text:p>
          </table:table-cell>
          <table:table-cell office:value-type="string">
            <text:p>36.671999 s</text:p>
          </table:table-cell>
          <table:table-cell office:value-type="string">
            <text:p>9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56">
            <text:p>356</text:p>
          </table:table-cell>
          <table:table-cell office:value-type="string">
            <text:p>9:51:17.445</text:p>
          </table:table-cell>
          <table:table-cell office:value-type="string">
            <text:p>36.7756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57-0356</text:p>
          </table:table-cell>
          <table:table-cell office:value-type="string">
            <text:p>9:51:17.445</text:p>
          </table:table-cell>
          <table:table-cell office:value-type="string">
            <text:p>36.775750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58">
            <text:p>358</text:p>
          </table:table-cell>
          <table:table-cell office:value-type="string">
            <text:p>9:51:17.476</text:p>
          </table:table-cell>
          <table:table-cell office:value-type="string">
            <text:p>36.8068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59-0358</text:p>
          </table:table-cell>
          <table:table-cell office:value-type="string">
            <text:p>9:51:17.476</text:p>
          </table:table-cell>
          <table:table-cell office:value-type="string">
            <text:p>36.806944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0">
            <text:p>360</text:p>
          </table:table-cell>
          <table:table-cell office:value-type="string">
            <text:p>9:51:17.587</text:p>
          </table:table-cell>
          <table:table-cell office:value-type="string">
            <text:p>36.9180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61-0360</text:p>
          </table:table-cell>
          <table:table-cell office:value-type="string">
            <text:p>9:51:17.587</text:p>
          </table:table-cell>
          <table:table-cell office:value-type="string">
            <text:p>36.918167 s</text:p>
          </table:table-cell>
          <table:table-cell office:value-type="string">
            <text:p>14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62">
            <text:p>362</text:p>
          </table:table-cell>
          <table:table-cell office:value-type="string">
            <text:p>9:51:17.619</text:p>
          </table:table-cell>
          <table:table-cell office:value-type="string">
            <text:p>36.9492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63-0362</text:p>
          </table:table-cell>
          <table:table-cell office:value-type="string">
            <text:p>9:51:17.619</text:p>
          </table:table-cell>
          <table:table-cell office:value-type="string">
            <text:p>36.949302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CAE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4">
            <text:p>364</text:p>
          </table:table-cell>
          <table:table-cell office:value-type="string">
            <text:p>9:51:17.730</text:p>
          </table:table-cell>
          <table:table-cell office:value-type="string">
            <text:p>37.0603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65-0364</text:p>
          </table:table-cell>
          <table:table-cell office:value-type="string">
            <text:p>9:51:17.730</text:p>
          </table:table-cell>
          <table:table-cell office:value-type="string">
            <text:p>37.060512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66">
            <text:p>366</text:p>
          </table:table-cell>
          <table:table-cell office:value-type="string">
            <text:p>9:51:17.730</text:p>
          </table:table-cell>
          <table:table-cell office:value-type="string">
            <text:p>37.0608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67-0366</text:p>
          </table:table-cell>
          <table:table-cell office:value-type="string">
            <text:p>9:51:17.730</text:p>
          </table:table-cell>
          <table:table-cell office:value-type="string">
            <text:p>37.061537 s</text:p>
          </table:table-cell>
          <table:table-cell office:value-type="string">
            <text:p>72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8">
            <text:p>368</text:p>
          </table:table-cell>
          <table:table-cell office:value-type="string">
            <text:p>9:51:17.730</text:p>
          </table:table-cell>
          <table:table-cell office:value-type="string">
            <text:p>37.0616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69-0368</text:p>
          </table:table-cell>
          <table:table-cell office:value-type="string">
            <text:p>9:51:17.730</text:p>
          </table:table-cell>
          <table:table-cell office:value-type="string">
            <text:p>37.062717 s</text:p>
          </table:table-cell>
          <table:table-cell office:value-type="string">
            <text:p>1.05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D 00 00 00 00 00 00 00 00 00 00 00 00 00 00 00 00 00 00 00 00 00 00 00 00 00 00 00 00 00 00 00 00 00 00 00 00 00 00 00 00 00 00 00 00 00 00 00 00 00 00 00 00 00 00 00 00 00 00 00 00 00 00 00 D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70">
            <text:p>370</text:p>
          </table:table-cell>
          <table:table-cell office:value-type="string">
            <text:p>9:51:17.730</text:p>
          </table:table-cell>
          <table:table-cell office:value-type="string">
            <text:p>37.0646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1 00 A7 01 74 43 07 80 00 00 02 01 00 8D 8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71-0370</text:p>
          </table:table-cell>
          <table:table-cell office:value-type="string">
            <text:p>9:51:17.730</text:p>
          </table:table-cell>
          <table:table-cell office:value-type="string">
            <text:p>37.064760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72">
            <text:p>372</text:p>
          </table:table-cell>
          <table:table-cell office:value-type="string">
            <text:p>9:51:17.839</text:p>
          </table:table-cell>
          <table:table-cell office:value-type="string">
            <text:p>37.1696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73-0372</text:p>
          </table:table-cell>
          <table:table-cell office:value-type="string">
            <text:p>9:51:17.839</text:p>
          </table:table-cell>
          <table:table-cell office:value-type="string">
            <text:p>37.169785 s</text:p>
          </table:table-cell>
          <table:table-cell office:value-type="string">
            <text:p>13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D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74">
            <text:p>374</text:p>
          </table:table-cell>
          <table:table-cell office:value-type="string">
            <text:p>9:51:17.870</text:p>
          </table:table-cell>
          <table:table-cell office:value-type="string">
            <text:p>37.2008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75-0374</text:p>
          </table:table-cell>
          <table:table-cell office:value-type="string">
            <text:p>9:51:17.870</text:p>
          </table:table-cell>
          <table:table-cell office:value-type="string">
            <text:p>37.200878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76">
            <text:p>376</text:p>
          </table:table-cell>
          <table:table-cell office:value-type="string">
            <text:p>9:51:17.981</text:p>
          </table:table-cell>
          <table:table-cell office:value-type="string">
            <text:p>37.3119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77-0376</text:p>
          </table:table-cell>
          <table:table-cell office:value-type="string">
            <text:p>9:51:17.981</text:p>
          </table:table-cell>
          <table:table-cell office:value-type="string">
            <text:p>37.312109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D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78">
            <text:p>378</text:p>
          </table:table-cell>
          <table:table-cell office:value-type="string">
            <text:p>9:51:17.981</text:p>
          </table:table-cell>
          <table:table-cell office:value-type="string">
            <text:p>37.3124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79-0378</text:p>
          </table:table-cell>
          <table:table-cell office:value-type="string">
            <text:p>9:51:17.981</text:p>
          </table:table-cell>
          <table:table-cell office:value-type="string">
            <text:p>37.313116 s</text:p>
          </table:table-cell>
          <table:table-cell office:value-type="string">
            <text:p>68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80">
            <text:p>380</text:p>
          </table:table-cell>
          <table:table-cell office:value-type="string">
            <text:p>9:51:17.981</text:p>
          </table:table-cell>
          <table:table-cell office:value-type="string">
            <text:p>37.3132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81-0380</text:p>
          </table:table-cell>
          <table:table-cell office:value-type="string">
            <text:p>9:51:17.981</text:p>
          </table:table-cell>
          <table:table-cell office:value-type="string">
            <text:p>37.314320 s</text:p>
          </table:table-cell>
          <table:table-cell office:value-type="string">
            <text:p>1.07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3 37 35 34 00 00 00 00 00 00 00 00 00 00 00 00 00 00 00 00 00 00 00 00 00 00 00 00 00 00 00 00 00 00 00 00 00 00 00 00 00 00 00 00 00 00 00 00 00 00 00 00 00 00 00 00 00 00 00 00 00 00 00 00 7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82">
            <text:p>382</text:p>
          </table:table-cell>
          <table:table-cell office:value-type="string">
            <text:p>9:51:17.981</text:p>
          </table:table-cell>
          <table:table-cell office:value-type="string">
            <text:p>37.3163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/>
          <table:table-cell office:value-type="string">
            <text:p>01 00 A7 01 74 43 07 80 00 00 02 01 00 8E BE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83-0382</text:p>
          </table:table-cell>
          <table:table-cell office:value-type="string">
            <text:p>9:51:17.981</text:p>
          </table:table-cell>
          <table:table-cell office:value-type="string">
            <text:p>37.316378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6B7A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84">
            <text:p>384</text:p>
          </table:table-cell>
          <table:table-cell office:value-type="string">
            <text:p>9:51:18.091</text:p>
          </table:table-cell>
          <table:table-cell office:value-type="string">
            <text:p>37.4212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85-0384</text:p>
          </table:table-cell>
          <table:table-cell office:value-type="string">
            <text:p>9:51:18.091</text:p>
          </table:table-cell>
          <table:table-cell office:value-type="string">
            <text:p>37.421382 s</text:p>
          </table:table-cell>
          <table:table-cell office:value-type="string">
            <text:p>13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86">
            <text:p>386</text:p>
          </table:table-cell>
          <table:table-cell office:value-type="string">
            <text:p>9:51:18.122</text:p>
          </table:table-cell>
          <table:table-cell office:value-type="string">
            <text:p>37.4523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87-0386</text:p>
          </table:table-cell>
          <table:table-cell office:value-type="string">
            <text:p>9:51:18.122</text:p>
          </table:table-cell>
          <table:table-cell office:value-type="string">
            <text:p>37.452458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88">
            <text:p>388</text:p>
          </table:table-cell>
          <table:table-cell office:value-type="string">
            <text:p>9:51:18.233</text:p>
          </table:table-cell>
          <table:table-cell office:value-type="string">
            <text:p>37.5635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89-0388</text:p>
          </table:table-cell>
          <table:table-cell office:value-type="string">
            <text:p>9:51:18.233</text:p>
          </table:table-cell>
          <table:table-cell office:value-type="string">
            <text:p>37.563708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90">
            <text:p>390</text:p>
          </table:table-cell>
          <table:table-cell office:value-type="string">
            <text:p>9:51:18.233</text:p>
          </table:table-cell>
          <table:table-cell office:value-type="string">
            <text:p>37.5640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91-0390</text:p>
          </table:table-cell>
          <table:table-cell office:value-type="string">
            <text:p>9:51:18.233</text:p>
          </table:table-cell>
          <table:table-cell office:value-type="string">
            <text:p>37.564725 s</text:p>
          </table:table-cell>
          <table:table-cell office:value-type="string">
            <text:p>66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92">
            <text:p>392</text:p>
          </table:table-cell>
          <table:table-cell office:value-type="string">
            <text:p>9:51:18.233</text:p>
          </table:table-cell>
          <table:table-cell office:value-type="string">
            <text:p>37.5648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93-0392</text:p>
          </table:table-cell>
          <table:table-cell office:value-type="string">
            <text:p>9:51:18.233</text:p>
          </table:table-cell>
          <table:table-cell office:value-type="string">
            <text:p>37.565991 s</text:p>
          </table:table-cell>
          <table:table-cell office:value-type="string">
            <text:p>1.13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5 00 FF FF FF FF FF FF FF FF FF FF FF FF FF FF 00 00 00 00 00 00 00 00 00 00 00 00 00 00 00 00 00 00 00 00 00 00 00 00 00 00 00 00 00 00 00 00 00 00 00 00 00 00 00 00 00 00 00 00 00 00 00 00 6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94">
            <text:p>394</text:p>
          </table:table-cell>
          <table:table-cell office:value-type="string">
            <text:p>9:51:18.233</text:p>
          </table:table-cell>
          <table:table-cell office:value-type="string">
            <text:p>37.5701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97 0E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95-0394</text:p>
          </table:table-cell>
          <table:table-cell office:value-type="string">
            <text:p>9:51:18.233</text:p>
          </table:table-cell>
          <table:table-cell office:value-type="string">
            <text:p>37.570252 s</text:p>
          </table:table-cell>
          <table:table-cell office:value-type="string">
            <text:p>13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96">
            <text:p>396</text:p>
          </table:table-cell>
          <table:table-cell office:value-type="string">
            <text:p>9:51:18.342</text:p>
          </table:table-cell>
          <table:table-cell office:value-type="string">
            <text:p>37.6728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97-0396</text:p>
          </table:table-cell>
          <table:table-cell office:value-type="string">
            <text:p>9:51:18.342</text:p>
          </table:table-cell>
          <table:table-cell office:value-type="string">
            <text:p>37.672921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5 00 FF FF FF FF FF FF FF FF FF FF FF FF FF FF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98">
            <text:p>398</text:p>
          </table:table-cell>
          <table:table-cell office:value-type="string">
            <text:p>9:51:18.373</text:p>
          </table:table-cell>
          <table:table-cell office:value-type="string">
            <text:p>37.7039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99-0398</text:p>
          </table:table-cell>
          <table:table-cell office:value-type="string">
            <text:p>9:51:18.373</text:p>
          </table:table-cell>
          <table:table-cell office:value-type="string">
            <text:p>37.70402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0">
            <text:p>400</text:p>
          </table:table-cell>
          <table:table-cell office:value-type="string">
            <text:p>9:51:18.485</text:p>
          </table:table-cell>
          <table:table-cell office:value-type="string">
            <text:p>37.8152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01-0400</text:p>
          </table:table-cell>
          <table:table-cell office:value-type="string">
            <text:p>9:51:18.485</text:p>
          </table:table-cell>
          <table:table-cell office:value-type="string">
            <text:p>37.815402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5 00 FF FF FF FF FF FF FF FF FF FF FF FF FF FF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02">
            <text:p>402</text:p>
          </table:table-cell>
          <table:table-cell office:value-type="string">
            <text:p>9:51:18.516</text:p>
          </table:table-cell>
          <table:table-cell office:value-type="string">
            <text:p>37.8464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03-0402</text:p>
          </table:table-cell>
          <table:table-cell office:value-type="string">
            <text:p>9:51:18.516</text:p>
          </table:table-cell>
          <table:table-cell office:value-type="string">
            <text:p>37.846529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4">
            <text:p>404</text:p>
          </table:table-cell>
          <table:table-cell office:value-type="string">
            <text:p>9:51:18.627</text:p>
          </table:table-cell>
          <table:table-cell office:value-type="string">
            <text:p>37.9575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05-0404</text:p>
          </table:table-cell>
          <table:table-cell office:value-type="string">
            <text:p>9:51:18.627</text:p>
          </table:table-cell>
          <table:table-cell office:value-type="string">
            <text:p>37.957715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5 00 FF FF FF FF FF FF FF FF FF FF FF FF FF FF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06">
            <text:p>406</text:p>
          </table:table-cell>
          <table:table-cell office:value-type="string">
            <text:p>9:51:18.627</text:p>
          </table:table-cell>
          <table:table-cell office:value-type="string">
            <text:p>37.9580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07-0406</text:p>
          </table:table-cell>
          <table:table-cell office:value-type="string">
            <text:p>9:51:18.627</text:p>
          </table:table-cell>
          <table:table-cell office:value-type="string">
            <text:p>37.958748 s</text:p>
          </table:table-cell>
          <table:table-cell office:value-type="string">
            <text:p>68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8">
            <text:p>408</text:p>
          </table:table-cell>
          <table:table-cell office:value-type="string">
            <text:p>9:51:18.627</text:p>
          </table:table-cell>
          <table:table-cell office:value-type="string">
            <text:p>37.9588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09-0408</text:p>
          </table:table-cell>
          <table:table-cell office:value-type="string">
            <text:p>9:51:18.627</text:p>
          </table:table-cell>
          <table:table-cell office:value-type="string">
            <text:p>37.959927 s</text:p>
          </table:table-cell>
          <table:table-cell office:value-type="string">
            <text:p>1.04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10">
            <text:p>410</text:p>
          </table:table-cell>
          <table:table-cell office:value-type="string">
            <text:p>9:51:18.627</text:p>
          </table:table-cell>
          <table:table-cell office:value-type="string">
            <text:p>37.9618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90 F9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11-0410</text:p>
          </table:table-cell>
          <table:table-cell office:value-type="string">
            <text:p>9:51:18.627</text:p>
          </table:table-cell>
          <table:table-cell office:value-type="string">
            <text:p>37.961967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12">
            <text:p>412</text:p>
          </table:table-cell>
          <table:table-cell office:value-type="string">
            <text:p>9:51:18.736</text:p>
          </table:table-cell>
          <table:table-cell office:value-type="string">
            <text:p>38.0667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13-0412</text:p>
          </table:table-cell>
          <table:table-cell office:value-type="string">
            <text:p>9:51:18.736</text:p>
          </table:table-cell>
          <table:table-cell office:value-type="string">
            <text:p>38.066895 s</text:p>
          </table:table-cell>
          <table:table-cell office:value-type="string">
            <text:p>10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14">
            <text:p>414</text:p>
          </table:table-cell>
          <table:table-cell office:value-type="string">
            <text:p>9:51:18.767</text:p>
          </table:table-cell>
          <table:table-cell office:value-type="string">
            <text:p>38.0979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15-0414</text:p>
          </table:table-cell>
          <table:table-cell office:value-type="string">
            <text:p>9:51:18.767</text:p>
          </table:table-cell>
          <table:table-cell office:value-type="string">
            <text:p>38.098036 s</text:p>
          </table:table-cell>
          <table:table-cell office:value-type="string">
            <text:p>6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16">
            <text:p>416</text:p>
          </table:table-cell>
          <table:table-cell office:value-type="string">
            <text:p>9:51:18.879</text:p>
          </table:table-cell>
          <table:table-cell office:value-type="string">
            <text:p>38.20920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17-0416</text:p>
          </table:table-cell>
          <table:table-cell office:value-type="string">
            <text:p>9:51:18.879</text:p>
          </table:table-cell>
          <table:table-cell office:value-type="string">
            <text:p>38.209319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18">
            <text:p>418</text:p>
          </table:table-cell>
          <table:table-cell office:value-type="string">
            <text:p>9:51:18.879</text:p>
          </table:table-cell>
          <table:table-cell office:value-type="string">
            <text:p>38.2096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19-0418</text:p>
          </table:table-cell>
          <table:table-cell office:value-type="string">
            <text:p>9:51:18.879</text:p>
          </table:table-cell>
          <table:table-cell office:value-type="string">
            <text:p>38.210345 s</text:p>
          </table:table-cell>
          <table:table-cell office:value-type="string">
            <text:p>68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20">
            <text:p>420</text:p>
          </table:table-cell>
          <table:table-cell office:value-type="string">
            <text:p>9:51:18.879</text:p>
          </table:table-cell>
          <table:table-cell office:value-type="string">
            <text:p>38.2104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21-0420</text:p>
          </table:table-cell>
          <table:table-cell office:value-type="string">
            <text:p>9:51:18.879</text:p>
          </table:table-cell>
          <table:table-cell office:value-type="string">
            <text:p>38.211541 s</text:p>
          </table:table-cell>
          <table:table-cell office:value-type="string">
            <text:p>1.06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22">
            <text:p>422</text:p>
          </table:table-cell>
          <table:table-cell office:value-type="string">
            <text:p>9:51:18.879</text:p>
          </table:table-cell>
          <table:table-cell office:value-type="string">
            <text:p>38.2147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9F 17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23-0422</text:p>
          </table:table-cell>
          <table:table-cell office:value-type="string">
            <text:p>9:51:18.879</text:p>
          </table:table-cell>
          <table:table-cell office:value-type="string">
            <text:p>38.214842 s</text:p>
          </table:table-cell>
          <table:table-cell office:value-type="string">
            <text:p>74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24">
            <text:p>424</text:p>
          </table:table-cell>
          <table:table-cell office:value-type="string">
            <text:p>9:51:18.988</text:p>
          </table:table-cell>
          <table:table-cell office:value-type="string">
            <text:p>38.3184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25-0424</text:p>
          </table:table-cell>
          <table:table-cell office:value-type="string">
            <text:p>9:51:18.988</text:p>
          </table:table-cell>
          <table:table-cell office:value-type="string">
            <text:p>38.318528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26">
            <text:p>426</text:p>
          </table:table-cell>
          <table:table-cell office:value-type="string">
            <text:p>9:51:19.019</text:p>
          </table:table-cell>
          <table:table-cell office:value-type="string">
            <text:p>38.3495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27-0426</text:p>
          </table:table-cell>
          <table:table-cell office:value-type="string">
            <text:p>9:51:19.019</text:p>
          </table:table-cell>
          <table:table-cell office:value-type="string">
            <text:p>38.349665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28">
            <text:p>428</text:p>
          </table:table-cell>
          <table:table-cell office:value-type="string">
            <text:p>9:51:19.130</text:p>
          </table:table-cell>
          <table:table-cell office:value-type="string">
            <text:p>38.4608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29-0428</text:p>
          </table:table-cell>
          <table:table-cell office:value-type="string">
            <text:p>9:51:19.130</text:p>
          </table:table-cell>
          <table:table-cell office:value-type="string">
            <text:p>38.460941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30">
            <text:p>430</text:p>
          </table:table-cell>
          <table:table-cell office:value-type="string">
            <text:p>9:51:19.161</text:p>
          </table:table-cell>
          <table:table-cell office:value-type="string">
            <text:p>38.4919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31-0430</text:p>
          </table:table-cell>
          <table:table-cell office:value-type="string">
            <text:p>9:51:19.161</text:p>
          </table:table-cell>
          <table:table-cell office:value-type="string">
            <text:p>38.492027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32">
            <text:p>432</text:p>
          </table:table-cell>
          <table:table-cell office:value-type="string">
            <text:p>9:51:19.273</text:p>
          </table:table-cell>
          <table:table-cell office:value-type="string">
            <text:p>38.6031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33-0432</text:p>
          </table:table-cell>
          <table:table-cell office:value-type="string">
            <text:p>9:51:19.273</text:p>
          </table:table-cell>
          <table:table-cell office:value-type="string">
            <text:p>38.60329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34">
            <text:p>434</text:p>
          </table:table-cell>
          <table:table-cell office:value-type="string">
            <text:p>9:51:19.273</text:p>
          </table:table-cell>
          <table:table-cell office:value-type="string">
            <text:p>38.6036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35-0434</text:p>
          </table:table-cell>
          <table:table-cell office:value-type="string">
            <text:p>9:51:19.273</text:p>
          </table:table-cell>
          <table:table-cell office:value-type="string">
            <text:p>38.604330 s</text:p>
          </table:table-cell>
          <table:table-cell office:value-type="string">
            <text:p>71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36">
            <text:p>436</text:p>
          </table:table-cell>
          <table:table-cell office:value-type="string">
            <text:p>9:51:19.273</text:p>
          </table:table-cell>
          <table:table-cell office:value-type="string">
            <text:p>38.6044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37-0436</text:p>
          </table:table-cell>
          <table:table-cell office:value-type="string">
            <text:p>9:51:19.273</text:p>
          </table:table-cell>
          <table:table-cell office:value-type="string">
            <text:p>38.605469 s</text:p>
          </table:table-cell>
          <table:table-cell office:value-type="string">
            <text:p>1.00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38">
            <text:p>438</text:p>
          </table:table-cell>
          <table:table-cell office:value-type="string">
            <text:p>9:51:19.273</text:p>
          </table:table-cell>
          <table:table-cell office:value-type="string">
            <text:p>38.6074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89 49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39-0438</text:p>
          </table:table-cell>
          <table:table-cell office:value-type="string">
            <text:p>9:51:19.273</text:p>
          </table:table-cell>
          <table:table-cell office:value-type="string">
            <text:p>38.607525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0">
            <text:p>440</text:p>
          </table:table-cell>
          <table:table-cell office:value-type="string">
            <text:p>9:51:19.382</text:p>
          </table:table-cell>
          <table:table-cell office:value-type="string">
            <text:p>38.7123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41-0440</text:p>
          </table:table-cell>
          <table:table-cell office:value-type="string">
            <text:p>9:51:19.382</text:p>
          </table:table-cell>
          <table:table-cell office:value-type="string">
            <text:p>38.712486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42">
            <text:p>442</text:p>
          </table:table-cell>
          <table:table-cell office:value-type="string">
            <text:p>9:51:19.413</text:p>
          </table:table-cell>
          <table:table-cell office:value-type="string">
            <text:p>38.7435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43-0442</text:p>
          </table:table-cell>
          <table:table-cell office:value-type="string">
            <text:p>9:51:19.413</text:p>
          </table:table-cell>
          <table:table-cell office:value-type="string">
            <text:p>38.743625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4">
            <text:p>444</text:p>
          </table:table-cell>
          <table:table-cell office:value-type="string">
            <text:p>9:51:19.524</text:p>
          </table:table-cell>
          <table:table-cell office:value-type="string">
            <text:p>38.8547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45-0444</text:p>
          </table:table-cell>
          <table:table-cell office:value-type="string">
            <text:p>9:51:19.524</text:p>
          </table:table-cell>
          <table:table-cell office:value-type="string">
            <text:p>38.854918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46">
            <text:p>446</text:p>
          </table:table-cell>
          <table:table-cell office:value-type="string">
            <text:p>9:51:19.555</text:p>
          </table:table-cell>
          <table:table-cell office:value-type="string">
            <text:p>38.8860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47-0446</text:p>
          </table:table-cell>
          <table:table-cell office:value-type="string">
            <text:p>9:51:19.555</text:p>
          </table:table-cell>
          <table:table-cell office:value-type="string">
            <text:p>38.886092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8">
            <text:p>448</text:p>
          </table:table-cell>
          <table:table-cell office:value-type="string">
            <text:p>9:51:19.667</text:p>
          </table:table-cell>
          <table:table-cell office:value-type="string">
            <text:p>38.9972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49-0448</text:p>
          </table:table-cell>
          <table:table-cell office:value-type="string">
            <text:p>9:51:19.667</text:p>
          </table:table-cell>
          <table:table-cell office:value-type="string">
            <text:p>38.997359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50">
            <text:p>450</text:p>
          </table:table-cell>
          <table:table-cell office:value-type="string">
            <text:p>9:51:19.667</text:p>
          </table:table-cell>
          <table:table-cell office:value-type="string">
            <text:p>38.9977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51-0450</text:p>
          </table:table-cell>
          <table:table-cell office:value-type="string">
            <text:p>9:51:19.667</text:p>
          </table:table-cell>
          <table:table-cell office:value-type="string">
            <text:p>38.998368 s</text:p>
          </table:table-cell>
          <table:table-cell office:value-type="string">
            <text:p>66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52">
            <text:p>452</text:p>
          </table:table-cell>
          <table:table-cell office:value-type="string">
            <text:p>9:51:19.667</text:p>
          </table:table-cell>
          <table:table-cell office:value-type="string">
            <text:p>38.9984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53-0452</text:p>
          </table:table-cell>
          <table:table-cell office:value-type="string">
            <text:p>9:51:19.667</text:p>
          </table:table-cell>
          <table:table-cell office:value-type="string">
            <text:p>38.999580 s</text:p>
          </table:table-cell>
          <table:table-cell office:value-type="string">
            <text:p>1.08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54">
            <text:p>454</text:p>
          </table:table-cell>
          <table:table-cell office:value-type="string">
            <text:p>9:51:19.667</text:p>
          </table:table-cell>
          <table:table-cell office:value-type="string">
            <text:p>39.0016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87 3C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55-0454</text:p>
          </table:table-cell>
          <table:table-cell office:value-type="string">
            <text:p>9:51:19.667</text:p>
          </table:table-cell>
          <table:table-cell office:value-type="string">
            <text:p>39.001699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56">
            <text:p>456</text:p>
          </table:table-cell>
          <table:table-cell office:value-type="string">
            <text:p>9:51:19.776</text:p>
          </table:table-cell>
          <table:table-cell office:value-type="string">
            <text:p>39.1063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57-0456</text:p>
          </table:table-cell>
          <table:table-cell office:value-type="string">
            <text:p>9:51:19.776</text:p>
          </table:table-cell>
          <table:table-cell office:value-type="string">
            <text:p>39.106470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58">
            <text:p>458</text:p>
          </table:table-cell>
          <table:table-cell office:value-type="string">
            <text:p>9:51:19.807</text:p>
          </table:table-cell>
          <table:table-cell office:value-type="string">
            <text:p>39.1376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59-0458</text:p>
          </table:table-cell>
          <table:table-cell office:value-type="string">
            <text:p>9:51:19.807</text:p>
          </table:table-cell>
          <table:table-cell office:value-type="string">
            <text:p>39.137680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60">
            <text:p>460</text:p>
          </table:table-cell>
          <table:table-cell office:value-type="string">
            <text:p>9:51:19.918</text:p>
          </table:table-cell>
          <table:table-cell office:value-type="string">
            <text:p>39.2487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61-0460</text:p>
          </table:table-cell>
          <table:table-cell office:value-type="string">
            <text:p>9:51:19.918</text:p>
          </table:table-cell>
          <table:table-cell office:value-type="string">
            <text:p>39.248889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62">
            <text:p>462</text:p>
          </table:table-cell>
          <table:table-cell office:value-type="string">
            <text:p>9:51:19.950</text:p>
          </table:table-cell>
          <table:table-cell office:value-type="string">
            <text:p>39.2799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63-0462</text:p>
          </table:table-cell>
          <table:table-cell office:value-type="string">
            <text:p>9:51:19.950</text:p>
          </table:table-cell>
          <table:table-cell office:value-type="string">
            <text:p>39.280060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64">
            <text:p>464</text:p>
          </table:table-cell>
          <table:table-cell office:value-type="string">
            <text:p>9:51:20.061</text:p>
          </table:table-cell>
          <table:table-cell office:value-type="string">
            <text:p>39.3911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65-0464</text:p>
          </table:table-cell>
          <table:table-cell office:value-type="string">
            <text:p>9:51:20.061</text:p>
          </table:table-cell>
          <table:table-cell office:value-type="string">
            <text:p>39.391291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66">
            <text:p>466</text:p>
          </table:table-cell>
          <table:table-cell office:value-type="string">
            <text:p>9:51:20.061</text:p>
          </table:table-cell>
          <table:table-cell office:value-type="string">
            <text:p>39.3916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67-0466</text:p>
          </table:table-cell>
          <table:table-cell office:value-type="string">
            <text:p>9:51:20.061</text:p>
          </table:table-cell>
          <table:table-cell office:value-type="string">
            <text:p>39.392316 s</text:p>
          </table:table-cell>
          <table:table-cell office:value-type="string">
            <text:p>68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68">
            <text:p>468</text:p>
          </table:table-cell>
          <table:table-cell office:value-type="string">
            <text:p>9:51:20.061</text:p>
          </table:table-cell>
          <table:table-cell office:value-type="string">
            <text:p>39.3924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69-0468</text:p>
          </table:table-cell>
          <table:table-cell office:value-type="string">
            <text:p>9:51:20.061</text:p>
          </table:table-cell>
          <table:table-cell office:value-type="string">
            <text:p>39.393484 s</text:p>
          </table:table-cell>
          <table:table-cell office:value-type="string">
            <text:p>1.03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1 00 01 01 00 00 00 00 00 00 00 00 00 00 00 00 00 00 00 00 00 00 00 00 00 00 00 00 00 00 00 00 00 00 00 00 00 00 00 00 00 00 00 00 00 00 00 00 00 00 00 00 00 00 00 00 00 00 00 00 00 00 0D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70">
            <text:p>470</text:p>
          </table:table-cell>
          <table:table-cell office:value-type="string">
            <text:p>9:51:20.061</text:p>
          </table:table-cell>
          <table:table-cell office:value-type="string">
            <text:p>39.3966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8A 7F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71-0470</text:p>
          </table:table-cell>
          <table:table-cell office:value-type="string">
            <text:p>9:51:20.061</text:p>
          </table:table-cell>
          <table:table-cell office:value-type="string">
            <text:p>39.396755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72">
            <text:p>472</text:p>
          </table:table-cell>
          <table:table-cell office:value-type="string">
            <text:p>9:51:20.170</text:p>
          </table:table-cell>
          <table:table-cell office:value-type="string">
            <text:p>39.5004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73-0472</text:p>
          </table:table-cell>
          <table:table-cell office:value-type="string">
            <text:p>9:51:20.170</text:p>
          </table:table-cell>
          <table:table-cell office:value-type="string">
            <text:p>39.500564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1 00 01 01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74">
            <text:p>474</text:p>
          </table:table-cell>
          <table:table-cell office:value-type="string">
            <text:p>9:51:20.201</text:p>
          </table:table-cell>
          <table:table-cell office:value-type="string">
            <text:p>39.5315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75-0474</text:p>
          </table:table-cell>
          <table:table-cell office:value-type="string">
            <text:p>9:51:20.201</text:p>
          </table:table-cell>
          <table:table-cell office:value-type="string">
            <text:p>39.53165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76">
            <text:p>476</text:p>
          </table:table-cell>
          <table:table-cell office:value-type="string">
            <text:p>9:51:20.312</text:p>
          </table:table-cell>
          <table:table-cell office:value-type="string">
            <text:p>39.6427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77-0476</text:p>
          </table:table-cell>
          <table:table-cell office:value-type="string">
            <text:p>9:51:20.312</text:p>
          </table:table-cell>
          <table:table-cell office:value-type="string">
            <text:p>39.642897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01 00 01 01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78">
            <text:p>478</text:p>
          </table:table-cell>
          <table:table-cell office:value-type="string">
            <text:p>9:51:20.344</text:p>
          </table:table-cell>
          <table:table-cell office:value-type="string">
            <text:p>39.6739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79-0478</text:p>
          </table:table-cell>
          <table:table-cell office:value-type="string">
            <text:p>9:51:20.344</text:p>
          </table:table-cell>
          <table:table-cell office:value-type="string">
            <text:p>39.674034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0">
            <text:p>480</text:p>
          </table:table-cell>
          <table:table-cell office:value-type="string">
            <text:p>9:51:20.455</text:p>
          </table:table-cell>
          <table:table-cell office:value-type="string">
            <text:p>39.7851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81-0480</text:p>
          </table:table-cell>
          <table:table-cell office:value-type="string">
            <text:p>9:51:20.455</text:p>
          </table:table-cell>
          <table:table-cell office:value-type="string">
            <text:p>39.785284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1 00 01 01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82">
            <text:p>482</text:p>
          </table:table-cell>
          <table:table-cell office:value-type="string">
            <text:p>9:51:20.455</text:p>
          </table:table-cell>
          <table:table-cell office:value-type="string">
            <text:p>39.7856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83-0482</text:p>
          </table:table-cell>
          <table:table-cell office:value-type="string">
            <text:p>9:51:20.455</text:p>
          </table:table-cell>
          <table:table-cell office:value-type="string">
            <text:p>39.786308 s</text:p>
          </table:table-cell>
          <table:table-cell office:value-type="string">
            <text:p>69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4">
            <text:p>484</text:p>
          </table:table-cell>
          <table:table-cell office:value-type="string">
            <text:p>9:51:20.455</text:p>
          </table:table-cell>
          <table:table-cell office:value-type="string">
            <text:p>39.7864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85-0484</text:p>
          </table:table-cell>
          <table:table-cell office:value-type="string">
            <text:p>9:51:20.455</text:p>
          </table:table-cell>
          <table:table-cell office:value-type="string">
            <text:p>39.787477 s</text:p>
          </table:table-cell>
          <table:table-cell office:value-type="string">
            <text:p>1.03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86">
            <text:p>486</text:p>
          </table:table-cell>
          <table:table-cell office:value-type="string">
            <text:p>9:51:20.455</text:p>
          </table:table-cell>
          <table:table-cell office:value-type="string">
            <text:p>39.78942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88 D2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87-0486</text:p>
          </table:table-cell>
          <table:table-cell office:value-type="string">
            <text:p>9:51:20.455</text:p>
          </table:table-cell>
          <table:table-cell office:value-type="string">
            <text:p>39.789494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8">
            <text:p>488</text:p>
          </table:table-cell>
          <table:table-cell office:value-type="string">
            <text:p>9:51:20.564</text:p>
          </table:table-cell>
          <table:table-cell office:value-type="string">
            <text:p>39.8943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89-0488</text:p>
          </table:table-cell>
          <table:table-cell office:value-type="string">
            <text:p>9:51:20.564</text:p>
          </table:table-cell>
          <table:table-cell office:value-type="string">
            <text:p>39.894517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90">
            <text:p>490</text:p>
          </table:table-cell>
          <table:table-cell office:value-type="string">
            <text:p>9:51:20.606</text:p>
          </table:table-cell>
          <table:table-cell office:value-type="string">
            <text:p>39.9368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91-0490</text:p>
          </table:table-cell>
          <table:table-cell office:value-type="string">
            <text:p>9:51:20.606</text:p>
          </table:table-cell>
          <table:table-cell office:value-type="string">
            <text:p>39.936917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92">
            <text:p>492</text:p>
          </table:table-cell>
          <table:table-cell office:value-type="string">
            <text:p>9:51:20.717</text:p>
          </table:table-cell>
          <table:table-cell office:value-type="string">
            <text:p>40.0477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93-0492</text:p>
          </table:table-cell>
          <table:table-cell office:value-type="string">
            <text:p>9:51:20.717</text:p>
          </table:table-cell>
          <table:table-cell office:value-type="string">
            <text:p>40.048011 s</text:p>
          </table:table-cell>
          <table:table-cell office:value-type="string">
            <text:p>2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94">
            <text:p>494</text:p>
          </table:table-cell>
          <table:table-cell office:value-type="string">
            <text:p>9:51:20.717</text:p>
          </table:table-cell>
          <table:table-cell office:value-type="string">
            <text:p>40.0483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95-0494</text:p>
          </table:table-cell>
          <table:table-cell office:value-type="string">
            <text:p>9:51:20.717</text:p>
          </table:table-cell>
          <table:table-cell office:value-type="string">
            <text:p>40.049009 s</text:p>
          </table:table-cell>
          <table:table-cell office:value-type="string">
            <text:p>65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96">
            <text:p>496</text:p>
          </table:table-cell>
          <table:table-cell office:value-type="string">
            <text:p>9:51:20.717</text:p>
          </table:table-cell>
          <table:table-cell office:value-type="string">
            <text:p>40.0491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97-0496</text:p>
          </table:table-cell>
          <table:table-cell office:value-type="string">
            <text:p>9:51:20.717</text:p>
          </table:table-cell>
          <table:table-cell office:value-type="string">
            <text:p>40.050257 s</text:p>
          </table:table-cell>
          <table:table-cell office:value-type="string">
            <text:p>1.11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98">
            <text:p>498</text:p>
          </table:table-cell>
          <table:table-cell office:value-type="string">
            <text:p>9:51:20.717</text:p>
          </table:table-cell>
          <table:table-cell office:value-type="string">
            <text:p>40.0534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95 A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99-0498</text:p>
          </table:table-cell>
          <table:table-cell office:value-type="string">
            <text:p>9:51:20.717</text:p>
          </table:table-cell>
          <table:table-cell office:value-type="string">
            <text:p>40.053522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00">
            <text:p>500</text:p>
          </table:table-cell>
          <table:table-cell office:value-type="string">
            <text:p>9:51:20.827</text:p>
          </table:table-cell>
          <table:table-cell office:value-type="string">
            <text:p>40.1569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01-0500</text:p>
          </table:table-cell>
          <table:table-cell office:value-type="string">
            <text:p>9:51:20.827</text:p>
          </table:table-cell>
          <table:table-cell office:value-type="string">
            <text:p>40.157069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02">
            <text:p>502</text:p>
          </table:table-cell>
          <table:table-cell office:value-type="string">
            <text:p>9:51:20.858</text:p>
          </table:table-cell>
          <table:table-cell office:value-type="string">
            <text:p>40.1881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03-0502</text:p>
          </table:table-cell>
          <table:table-cell office:value-type="string">
            <text:p>9:51:20.858</text:p>
          </table:table-cell>
          <table:table-cell office:value-type="string">
            <text:p>40.188268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04">
            <text:p>504</text:p>
          </table:table-cell>
          <table:table-cell office:value-type="string">
            <text:p>9:51:20.969</text:p>
          </table:table-cell>
          <table:table-cell office:value-type="string">
            <text:p>40.2993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05-0504</text:p>
          </table:table-cell>
          <table:table-cell office:value-type="string">
            <text:p>9:51:20.969</text:p>
          </table:table-cell>
          <table:table-cell office:value-type="string">
            <text:p>40.299506 s</text:p>
          </table:table-cell>
          <table:table-cell office:value-type="string">
            <text:p>11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06">
            <text:p>506</text:p>
          </table:table-cell>
          <table:table-cell office:value-type="string">
            <text:p>9:51:21.000</text:p>
          </table:table-cell>
          <table:table-cell office:value-type="string">
            <text:p>40.3305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07-0506</text:p>
          </table:table-cell>
          <table:table-cell office:value-type="string">
            <text:p>9:51:21.000</text:p>
          </table:table-cell>
          <table:table-cell office:value-type="string">
            <text:p>40.330647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08">
            <text:p>508</text:p>
          </table:table-cell>
          <table:table-cell office:value-type="string">
            <text:p>9:51:21.111</text:p>
          </table:table-cell>
          <table:table-cell office:value-type="string">
            <text:p>40.4418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09-0508</text:p>
          </table:table-cell>
          <table:table-cell office:value-type="string">
            <text:p>9:51:21.111</text:p>
          </table:table-cell>
          <table:table-cell office:value-type="string">
            <text:p>40.441964 s</text:p>
          </table:table-cell>
          <table:table-cell office:value-type="string">
            <text:p>15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10">
            <text:p>510</text:p>
          </table:table-cell>
          <table:table-cell office:value-type="string">
            <text:p>9:51:21.111</text:p>
          </table:table-cell>
          <table:table-cell office:value-type="string">
            <text:p>40.4423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11-0510</text:p>
          </table:table-cell>
          <table:table-cell office:value-type="string">
            <text:p>9:51:21.111</text:p>
          </table:table-cell>
          <table:table-cell office:value-type="string">
            <text:p>40.442970 s</text:p>
          </table:table-cell>
          <table:table-cell office:value-type="string">
            <text:p>66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12">
            <text:p>512</text:p>
          </table:table-cell>
          <table:table-cell office:value-type="string">
            <text:p>9:51:21.111</text:p>
          </table:table-cell>
          <table:table-cell office:value-type="string">
            <text:p>40.4431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13-0512</text:p>
          </table:table-cell>
          <table:table-cell office:value-type="string">
            <text:p>9:51:21.111</text:p>
          </table:table-cell>
          <table:table-cell office:value-type="string">
            <text:p>40.444169 s</text:p>
          </table:table-cell>
          <table:table-cell office:value-type="string">
            <text:p>1.05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38 33 36 35 31 30 2D 2D 2D 2D 2D 2D 2D 2D 2D 2D 2D 2D 00 00 00 00 00 00 00 00 00 00 00 00 00 00 00 00 00 00 00 00 00 00 00 00 00 00 00 00 00 00 00 00 00 00 00 00 00 00 00 00 00 00 00 00 00 00 4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14">
            <text:p>514</text:p>
          </table:table-cell>
          <table:table-cell office:value-type="string">
            <text:p>9:51:21.111</text:p>
          </table:table-cell>
          <table:table-cell office:value-type="string">
            <text:p>40.4461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8B E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15-0514</text:p>
          </table:table-cell>
          <table:table-cell office:value-type="string">
            <text:p>9:51:21.111</text:p>
          </table:table-cell>
          <table:table-cell office:value-type="string">
            <text:p>40.446211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16">
            <text:p>516</text:p>
          </table:table-cell>
          <table:table-cell office:value-type="string">
            <text:p>9:51:21.221</text:p>
          </table:table-cell>
          <table:table-cell office:value-type="string">
            <text:p>40.5509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17-0516</text:p>
          </table:table-cell>
          <table:table-cell office:value-type="string">
            <text:p>9:51:21.221</text:p>
          </table:table-cell>
          <table:table-cell office:value-type="string">
            <text:p>40.551098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38 33 36 35 31 30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18">
            <text:p>518</text:p>
          </table:table-cell>
          <table:table-cell office:value-type="string">
            <text:p>9:51:21.252</text:p>
          </table:table-cell>
          <table:table-cell office:value-type="string">
            <text:p>40.5821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19-0518</text:p>
          </table:table-cell>
          <table:table-cell office:value-type="string">
            <text:p>9:51:21.252</text:p>
          </table:table-cell>
          <table:table-cell office:value-type="string">
            <text:p>40.582245 s</text:p>
          </table:table-cell>
          <table:table-cell office:value-type="string">
            <text:p>7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0">
            <text:p>520</text:p>
          </table:table-cell>
          <table:table-cell office:value-type="string">
            <text:p>9:51:21.363</text:p>
          </table:table-cell>
          <table:table-cell office:value-type="string">
            <text:p>40.6933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21-0520</text:p>
          </table:table-cell>
          <table:table-cell office:value-type="string">
            <text:p>9:51:21.363</text:p>
          </table:table-cell>
          <table:table-cell office:value-type="string">
            <text:p>40.693484 s</text:p>
          </table:table-cell>
          <table:table-cell office:value-type="string">
            <text:p>11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38 33 36 35 31 30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22">
            <text:p>522</text:p>
          </table:table-cell>
          <table:table-cell office:value-type="string">
            <text:p>9:51:21.394</text:p>
          </table:table-cell>
          <table:table-cell office:value-type="string">
            <text:p>40.7245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23-0522</text:p>
          </table:table-cell>
          <table:table-cell office:value-type="string">
            <text:p>9:51:21.394</text:p>
          </table:table-cell>
          <table:table-cell office:value-type="string">
            <text:p>40.724625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4">
            <text:p>524</text:p>
          </table:table-cell>
          <table:table-cell office:value-type="string">
            <text:p>9:51:21.505</text:p>
          </table:table-cell>
          <table:table-cell office:value-type="string">
            <text:p>40.8357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25-0524</text:p>
          </table:table-cell>
          <table:table-cell office:value-type="string">
            <text:p>9:51:21.505</text:p>
          </table:table-cell>
          <table:table-cell office:value-type="string">
            <text:p>40.835956 s</text:p>
          </table:table-cell>
          <table:table-cell office:value-type="string">
            <text:p>16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38 33 36 35 31 30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26">
            <text:p>526</text:p>
          </table:table-cell>
          <table:table-cell office:value-type="string">
            <text:p>9:51:21.505</text:p>
          </table:table-cell>
          <table:table-cell office:value-type="string">
            <text:p>40.8362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27-0526</text:p>
          </table:table-cell>
          <table:table-cell office:value-type="string">
            <text:p>9:51:21.505</text:p>
          </table:table-cell>
          <table:table-cell office:value-type="string">
            <text:p>40.836995 s</text:p>
          </table:table-cell>
          <table:table-cell office:value-type="string">
            <text:p>72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8">
            <text:p>528</text:p>
          </table:table-cell>
          <table:table-cell office:value-type="string">
            <text:p>9:51:21.505</text:p>
          </table:table-cell>
          <table:table-cell office:value-type="string">
            <text:p>40.8371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29-0528</text:p>
          </table:table-cell>
          <table:table-cell office:value-type="string">
            <text:p>9:51:21.505</text:p>
          </table:table-cell>
          <table:table-cell office:value-type="string">
            <text:p>40.838150 s</text:p>
          </table:table-cell>
          <table:table-cell office:value-type="string">
            <text:p>1.02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30">
            <text:p>530</text:p>
          </table:table-cell>
          <table:table-cell office:value-type="string">
            <text:p>9:51:21.505</text:p>
          </table:table-cell>
          <table:table-cell office:value-type="string">
            <text:p>40.8426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8F 2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31-0530</text:p>
          </table:table-cell>
          <table:table-cell office:value-type="string">
            <text:p>9:51:21.505</text:p>
          </table:table-cell>
          <table:table-cell office:value-type="string">
            <text:p>40.842727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32">
            <text:p>532</text:p>
          </table:table-cell>
          <table:table-cell office:value-type="string">
            <text:p>9:51:21.615</text:p>
          </table:table-cell>
          <table:table-cell office:value-type="string">
            <text:p>40.9449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33-0532</text:p>
          </table:table-cell>
          <table:table-cell office:value-type="string">
            <text:p>9:51:21.615</text:p>
          </table:table-cell>
          <table:table-cell office:value-type="string">
            <text:p>40.945122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34">
            <text:p>534</text:p>
          </table:table-cell>
          <table:table-cell office:value-type="string">
            <text:p>9:51:21.646</text:p>
          </table:table-cell>
          <table:table-cell office:value-type="string">
            <text:p>40.9761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35-0534</text:p>
          </table:table-cell>
          <table:table-cell office:value-type="string">
            <text:p>9:51:21.646</text:p>
          </table:table-cell>
          <table:table-cell office:value-type="string">
            <text:p>40.976232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36">
            <text:p>536</text:p>
          </table:table-cell>
          <table:table-cell office:value-type="string">
            <text:p>9:51:21.757</text:p>
          </table:table-cell>
          <table:table-cell office:value-type="string">
            <text:p>41.0873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37-0536</text:p>
          </table:table-cell>
          <table:table-cell office:value-type="string">
            <text:p>9:51:21.757</text:p>
          </table:table-cell>
          <table:table-cell office:value-type="string">
            <text:p>41.087475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38">
            <text:p>538</text:p>
          </table:table-cell>
          <table:table-cell office:value-type="string">
            <text:p>9:51:21.788</text:p>
          </table:table-cell>
          <table:table-cell office:value-type="string">
            <text:p>41.1185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39-0538</text:p>
          </table:table-cell>
          <table:table-cell office:value-type="string">
            <text:p>9:51:21.788</text:p>
          </table:table-cell>
          <table:table-cell office:value-type="string">
            <text:p>41.118618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40">
            <text:p>540</text:p>
          </table:table-cell>
          <table:table-cell office:value-type="string">
            <text:p>9:51:21.899</text:p>
          </table:table-cell>
          <table:table-cell office:value-type="string">
            <text:p>41.2297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41-0540</text:p>
          </table:table-cell>
          <table:table-cell office:value-type="string">
            <text:p>9:51:21.899</text:p>
          </table:table-cell>
          <table:table-cell office:value-type="string">
            <text:p>41.229859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42">
            <text:p>542</text:p>
          </table:table-cell>
          <table:table-cell office:value-type="string">
            <text:p>9:51:21.899</text:p>
          </table:table-cell>
          <table:table-cell office:value-type="string">
            <text:p>41.2301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43-0542</text:p>
          </table:table-cell>
          <table:table-cell office:value-type="string">
            <text:p>9:51:21.899</text:p>
          </table:table-cell>
          <table:table-cell office:value-type="string">
            <text:p>41.230897 s</text:p>
          </table:table-cell>
          <table:table-cell office:value-type="string">
            <text:p>71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44">
            <text:p>544</text:p>
          </table:table-cell>
          <table:table-cell office:value-type="string">
            <text:p>9:51:21.899</text:p>
          </table:table-cell>
          <table:table-cell office:value-type="string">
            <text:p>41.2310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45-0544</text:p>
          </table:table-cell>
          <table:table-cell office:value-type="string">
            <text:p>9:51:21.899</text:p>
          </table:table-cell>
          <table:table-cell office:value-type="string">
            <text:p>41.232054 s</text:p>
          </table:table-cell>
          <table:table-cell office:value-type="string">
            <text:p>1.02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14 00 00 00 00 00 00 00 00 00 00 00 00 00 00 00 00 00 00 00 00 00 00 00 00 00 00 00 00 00 00 00 00 00 00 00 00 00 00 00 00 00 00 00 00 00 00 00 00 00 00 00 00 00 00 00 00 00 00 00 00 00 00 A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46">
            <text:p>546</text:p>
          </table:table-cell>
          <table:table-cell office:value-type="string">
            <text:p>9:51:21.899</text:p>
          </table:table-cell>
          <table:table-cell office:value-type="string">
            <text:p>41.2340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C1 9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47-0546</text:p>
          </table:table-cell>
          <table:table-cell office:value-type="string">
            <text:p>9:51:21.899</text:p>
          </table:table-cell>
          <table:table-cell office:value-type="string">
            <text:p>41.234126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48">
            <text:p>548</text:p>
          </table:table-cell>
          <table:table-cell office:value-type="string">
            <text:p>9:51:22.009</text:p>
          </table:table-cell>
          <table:table-cell office:value-type="string">
            <text:p>41.3389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49-0548</text:p>
          </table:table-cell>
          <table:table-cell office:value-type="string">
            <text:p>9:51:22.009</text:p>
          </table:table-cell>
          <table:table-cell office:value-type="string">
            <text:p>41.339125 s</text:p>
          </table:table-cell>
          <table:table-cell office:value-type="string">
            <text:p>14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14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50">
            <text:p>550</text:p>
          </table:table-cell>
          <table:table-cell office:value-type="string">
            <text:p>9:51:22.040</text:p>
          </table:table-cell>
          <table:table-cell office:value-type="string">
            <text:p>41.3701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51-0550</text:p>
          </table:table-cell>
          <table:table-cell office:value-type="string">
            <text:p>9:51:22.040</text:p>
          </table:table-cell>
          <table:table-cell office:value-type="string">
            <text:p>41.370194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52">
            <text:p>552</text:p>
          </table:table-cell>
          <table:table-cell office:value-type="string">
            <text:p>9:51:22.151</text:p>
          </table:table-cell>
          <table:table-cell office:value-type="string">
            <text:p>41.4813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53-0552</text:p>
          </table:table-cell>
          <table:table-cell office:value-type="string">
            <text:p>9:51:22.151</text:p>
          </table:table-cell>
          <table:table-cell office:value-type="string">
            <text:p>41.481528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14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54">
            <text:p>554</text:p>
          </table:table-cell>
          <table:table-cell office:value-type="string">
            <text:p>9:51:22.182</text:p>
          </table:table-cell>
          <table:table-cell office:value-type="string">
            <text:p>41.5125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55-0554</text:p>
          </table:table-cell>
          <table:table-cell office:value-type="string">
            <text:p>9:51:22.182</text:p>
          </table:table-cell>
          <table:table-cell office:value-type="string">
            <text:p>41.512635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56">
            <text:p>556</text:p>
          </table:table-cell>
          <table:table-cell office:value-type="string">
            <text:p>9:51:22.293</text:p>
          </table:table-cell>
          <table:table-cell office:value-type="string">
            <text:p>41.6237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57-0556</text:p>
          </table:table-cell>
          <table:table-cell office:value-type="string">
            <text:p>9:51:22.293</text:p>
          </table:table-cell>
          <table:table-cell office:value-type="string">
            <text:p>41.623816 s</text:p>
          </table:table-cell>
          <table:table-cell office:value-type="string">
            <text:p>10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14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58">
            <text:p>558</text:p>
          </table:table-cell>
          <table:table-cell office:value-type="string">
            <text:p>9:51:22.293</text:p>
          </table:table-cell>
          <table:table-cell office:value-type="string">
            <text:p>41.6241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59-0558</text:p>
          </table:table-cell>
          <table:table-cell office:value-type="string">
            <text:p>9:51:22.293</text:p>
          </table:table-cell>
          <table:table-cell office:value-type="string">
            <text:p>41.624859 s</text:p>
          </table:table-cell>
          <table:table-cell office:value-type="string">
            <text:p>75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0">
            <text:p>560</text:p>
          </table:table-cell>
          <table:table-cell office:value-type="string">
            <text:p>9:51:22.293</text:p>
          </table:table-cell>
          <table:table-cell office:value-type="string">
            <text:p>41.6249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61-0560</text:p>
          </table:table-cell>
          <table:table-cell office:value-type="string">
            <text:p>9:51:22.293</text:p>
          </table:table-cell>
          <table:table-cell office:value-type="string">
            <text:p>41.625995 s</text:p>
          </table:table-cell>
          <table:table-cell office:value-type="string">
            <text:p>1.00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15 33 08 07 E1 0B 11 01 00 00 00 00 00 00 00 00 00 00 00 00 00 00 00 00 00 00 00 00 00 00 00 00 00 00 00 00 00 00 00 00 00 00 00 00 00 00 00 00 00 00 00 00 00 00 00 00 00 00 00 00 00 00 00 00 C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62">
            <text:p>562</text:p>
          </table:table-cell>
          <table:table-cell office:value-type="string">
            <text:p>9:51:22.293</text:p>
          </table:table-cell>
          <table:table-cell office:value-type="string">
            <text:p>41.6280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C3 3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63-0562</text:p>
          </table:table-cell>
          <table:table-cell office:value-type="string">
            <text:p>9:51:22.293</text:p>
          </table:table-cell>
          <table:table-cell office:value-type="string">
            <text:p>41.628067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4">
            <text:p>564</text:p>
          </table:table-cell>
          <table:table-cell office:value-type="string">
            <text:p>9:51:22.403</text:p>
          </table:table-cell>
          <table:table-cell office:value-type="string">
            <text:p>41.7329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65-0564</text:p>
          </table:table-cell>
          <table:table-cell office:value-type="string">
            <text:p>9:51:22.403</text:p>
          </table:table-cell>
          <table:table-cell office:value-type="string">
            <text:p>41.733029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15 33 08 07 E1 0B 11 01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66">
            <text:p>566</text:p>
          </table:table-cell>
          <table:table-cell office:value-type="string">
            <text:p>9:51:22.434</text:p>
          </table:table-cell>
          <table:table-cell office:value-type="string">
            <text:p>41.7640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67-0566</text:p>
          </table:table-cell>
          <table:table-cell office:value-type="string">
            <text:p>9:51:22.434</text:p>
          </table:table-cell>
          <table:table-cell office:value-type="string">
            <text:p>41.764163 s</text:p>
          </table:table-cell>
          <table:table-cell office:value-type="string">
            <text:p>6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8">
            <text:p>568</text:p>
          </table:table-cell>
          <table:table-cell office:value-type="string">
            <text:p>9:51:22.545</text:p>
          </table:table-cell>
          <table:table-cell office:value-type="string">
            <text:p>41.8753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69-0568</text:p>
          </table:table-cell>
          <table:table-cell office:value-type="string">
            <text:p>9:51:22.545</text:p>
          </table:table-cell>
          <table:table-cell office:value-type="string">
            <text:p>41.875485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15 33 08 07 E1 0B 11 01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70">
            <text:p>570</text:p>
          </table:table-cell>
          <table:table-cell office:value-type="string">
            <text:p>9:51:22.545</text:p>
          </table:table-cell>
          <table:table-cell office:value-type="string">
            <text:p>41.87582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71-0570</text:p>
          </table:table-cell>
          <table:table-cell office:value-type="string">
            <text:p>9:51:22.545</text:p>
          </table:table-cell>
          <table:table-cell office:value-type="string">
            <text:p>41.876512 s</text:p>
          </table:table-cell>
          <table:table-cell office:value-type="string">
            <text:p>68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72">
            <text:p>572</text:p>
          </table:table-cell>
          <table:table-cell office:value-type="string">
            <text:p>9:51:22.545</text:p>
          </table:table-cell>
          <table:table-cell office:value-type="string">
            <text:p>41.8766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73-0572</text:p>
          </table:table-cell>
          <table:table-cell office:value-type="string">
            <text:p>9:51:22.545</text:p>
          </table:table-cell>
          <table:table-cell office:value-type="string">
            <text:p>41.877682 s</text:p>
          </table:table-cell>
          <table:table-cell office:value-type="string">
            <text:p>1.03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2 07 00 00 00 00 00 00 00 00 00 00 00 00 00 00 00 00 00 00 00 00 00 00 00 00 00 00 00 00 00 00 00 00 00 00 00 00 00 00 00 00 00 00 00 00 00 00 00 00 00 00 00 00 00 00 00 00 00 00 00 00 00 00 5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74">
            <text:p>574</text:p>
          </table:table-cell>
          <table:table-cell office:value-type="string">
            <text:p>9:51:22.545</text:p>
          </table:table-cell>
          <table:table-cell office:value-type="string">
            <text:p>41.8809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C5 59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75-0574</text:p>
          </table:table-cell>
          <table:table-cell office:value-type="string">
            <text:p>9:51:22.545</text:p>
          </table:table-cell>
          <table:table-cell office:value-type="string">
            <text:p>41.880988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76">
            <text:p>576</text:p>
          </table:table-cell>
          <table:table-cell office:value-type="string">
            <text:p>9:51:22.654</text:p>
          </table:table-cell>
          <table:table-cell office:value-type="string">
            <text:p>41.9845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77-0576</text:p>
          </table:table-cell>
          <table:table-cell office:value-type="string">
            <text:p>9:51:22.654</text:p>
          </table:table-cell>
          <table:table-cell office:value-type="string">
            <text:p>41.984711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2 07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78">
            <text:p>578</text:p>
          </table:table-cell>
          <table:table-cell office:value-type="string">
            <text:p>9:51:22.685</text:p>
          </table:table-cell>
          <table:table-cell office:value-type="string">
            <text:p>42.0157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79-0578</text:p>
          </table:table-cell>
          <table:table-cell office:value-type="string">
            <text:p>9:51:22.685</text:p>
          </table:table-cell>
          <table:table-cell office:value-type="string">
            <text:p>42.015781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80">
            <text:p>580</text:p>
          </table:table-cell>
          <table:table-cell office:value-type="string">
            <text:p>9:51:22.797</text:p>
          </table:table-cell>
          <table:table-cell office:value-type="string">
            <text:p>42.1269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81-0580</text:p>
          </table:table-cell>
          <table:table-cell office:value-type="string">
            <text:p>9:51:22.797</text:p>
          </table:table-cell>
          <table:table-cell office:value-type="string">
            <text:p>42.12705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2 07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82">
            <text:p>582</text:p>
          </table:table-cell>
          <table:table-cell office:value-type="string">
            <text:p>9:51:22.828</text:p>
          </table:table-cell>
          <table:table-cell office:value-type="string">
            <text:p>42.1581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83-0582</text:p>
          </table:table-cell>
          <table:table-cell office:value-type="string">
            <text:p>9:51:22.828</text:p>
          </table:table-cell>
          <table:table-cell office:value-type="string">
            <text:p>42.158237 s</text:p>
          </table:table-cell>
          <table:table-cell office:value-type="string">
            <text:p>9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84">
            <text:p>584</text:p>
          </table:table-cell>
          <table:table-cell office:value-type="string">
            <text:p>9:51:22.939</text:p>
          </table:table-cell>
          <table:table-cell office:value-type="string">
            <text:p>42.2693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85-0584</text:p>
          </table:table-cell>
          <table:table-cell office:value-type="string">
            <text:p>9:51:22.939</text:p>
          </table:table-cell>
          <table:table-cell office:value-type="string">
            <text:p>42.26943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2 07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86">
            <text:p>586</text:p>
          </table:table-cell>
          <table:table-cell office:value-type="string">
            <text:p>9:51:22.939</text:p>
          </table:table-cell>
          <table:table-cell office:value-type="string">
            <text:p>42.2697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87-0586</text:p>
          </table:table-cell>
          <table:table-cell office:value-type="string">
            <text:p>9:51:22.939</text:p>
          </table:table-cell>
          <table:table-cell office:value-type="string">
            <text:p>42.270443 s</text:p>
          </table:table-cell>
          <table:table-cell office:value-type="string">
            <text:p>69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88">
            <text:p>588</text:p>
          </table:table-cell>
          <table:table-cell office:value-type="string">
            <text:p>9:51:22.939</text:p>
          </table:table-cell>
          <table:table-cell office:value-type="string">
            <text:p>42.2705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89-0588</text:p>
          </table:table-cell>
          <table:table-cell office:value-type="string">
            <text:p>9:51:22.939</text:p>
          </table:table-cell>
          <table:table-cell office:value-type="string">
            <text:p>42.271625 s</text:p>
          </table:table-cell>
          <table:table-cell office:value-type="string">
            <text:p>1.05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90">
            <text:p>590</text:p>
          </table:table-cell>
          <table:table-cell office:value-type="string">
            <text:p>9:51:22.939</text:p>
          </table:table-cell>
          <table:table-cell office:value-type="string">
            <text:p>42.2735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C6 6F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91-0590</text:p>
          </table:table-cell>
          <table:table-cell office:value-type="string">
            <text:p>9:51:22.939</text:p>
          </table:table-cell>
          <table:table-cell office:value-type="string">
            <text:p>42.27363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92">
            <text:p>592</text:p>
          </table:table-cell>
          <table:table-cell office:value-type="string">
            <text:p>9:51:23.048</text:p>
          </table:table-cell>
          <table:table-cell office:value-type="string">
            <text:p>42.3785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93-0592</text:p>
          </table:table-cell>
          <table:table-cell office:value-type="string">
            <text:p>9:51:23.048</text:p>
          </table:table-cell>
          <table:table-cell office:value-type="string">
            <text:p>42.378639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94">
            <text:p>594</text:p>
          </table:table-cell>
          <table:table-cell office:value-type="string">
            <text:p>9:51:23.079</text:p>
          </table:table-cell>
          <table:table-cell office:value-type="string">
            <text:p>42.4096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95-0594</text:p>
          </table:table-cell>
          <table:table-cell office:value-type="string">
            <text:p>9:51:23.079</text:p>
          </table:table-cell>
          <table:table-cell office:value-type="string">
            <text:p>42.409755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96">
            <text:p>596</text:p>
          </table:table-cell>
          <table:table-cell office:value-type="string">
            <text:p>9:51:23.191</text:p>
          </table:table-cell>
          <table:table-cell office:value-type="string">
            <text:p>42.5209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97-0596</text:p>
          </table:table-cell>
          <table:table-cell office:value-type="string">
            <text:p>9:51:23.191</text:p>
          </table:table-cell>
          <table:table-cell office:value-type="string">
            <text:p>42.521117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98">
            <text:p>598</text:p>
          </table:table-cell>
          <table:table-cell office:value-type="string">
            <text:p>9:51:23.191</text:p>
          </table:table-cell>
          <table:table-cell office:value-type="string">
            <text:p>42.5214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99-0598</text:p>
          </table:table-cell>
          <table:table-cell office:value-type="string">
            <text:p>9:51:23.191</text:p>
          </table:table-cell>
          <table:table-cell office:value-type="string">
            <text:p>42.522117 s</text:p>
          </table:table-cell>
          <table:table-cell office:value-type="string">
            <text:p>65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0">
            <text:p>600</text:p>
          </table:table-cell>
          <table:table-cell office:value-type="string">
            <text:p>9:51:23.191</text:p>
          </table:table-cell>
          <table:table-cell office:value-type="string">
            <text:p>42.5222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01-0600</text:p>
          </table:table-cell>
          <table:table-cell office:value-type="string">
            <text:p>9:51:23.191</text:p>
          </table:table-cell>
          <table:table-cell office:value-type="string">
            <text:p>42.523322 s</text:p>
          </table:table-cell>
          <table:table-cell office:value-type="string">
            <text:p>1.07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FF FF FF FF FF FF FF FF FF FF FF FF FF FF FF FF FF FF FF FF FF FF FF FF FF FF FF FF FF FF FF FF 00 00 00 00 00 00 00 00 00 00 00 00 00 00 00 00 00 00 00 00 00 00 00 00 00 00 00 00 00 00 00 00 D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02">
            <text:p>602</text:p>
          </table:table-cell>
          <table:table-cell office:value-type="string">
            <text:p>9:51:23.191</text:p>
          </table:table-cell>
          <table:table-cell office:value-type="string">
            <text:p>42.5265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C7 F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03-0602</text:p>
          </table:table-cell>
          <table:table-cell office:value-type="string">
            <text:p>9:51:23.191</text:p>
          </table:table-cell>
          <table:table-cell office:value-type="string">
            <text:p>42.526636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4">
            <text:p>604</text:p>
          </table:table-cell>
          <table:table-cell office:value-type="string">
            <text:p>9:51:23.300</text:p>
          </table:table-cell>
          <table:table-cell office:value-type="string">
            <text:p>42.6300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05-0604</text:p>
          </table:table-cell>
          <table:table-cell office:value-type="string">
            <text:p>9:51:23.300</text:p>
          </table:table-cell>
          <table:table-cell office:value-type="string">
            <text:p>42.630194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FF FF FF FF FF FF FF FF FF FF FF FF FF FF FF FF FF FF FF FF FF FF FF FF FF FF FF FF FF FF FF FF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06">
            <text:p>606</text:p>
          </table:table-cell>
          <table:table-cell office:value-type="string">
            <text:p>9:51:23.331</text:p>
          </table:table-cell>
          <table:table-cell office:value-type="string">
            <text:p>42.6613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07-0606</text:p>
          </table:table-cell>
          <table:table-cell office:value-type="string">
            <text:p>9:51:23.331</text:p>
          </table:table-cell>
          <table:table-cell office:value-type="string">
            <text:p>42.661403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8">
            <text:p>608</text:p>
          </table:table-cell>
          <table:table-cell office:value-type="string">
            <text:p>9:51:23.442</text:p>
          </table:table-cell>
          <table:table-cell office:value-type="string">
            <text:p>42.7726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09-0608</text:p>
          </table:table-cell>
          <table:table-cell office:value-type="string">
            <text:p>9:51:23.442</text:p>
          </table:table-cell>
          <table:table-cell office:value-type="string">
            <text:p>42.772697 s</text:p>
          </table:table-cell>
          <table:table-cell office:value-type="string">
            <text:p>9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FF FF FF FF FF FF FF FF FF FF FF FF FF FF FF FF FF FF FF FF FF FF FF FF FF FF FF FF FF FF FF FF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10">
            <text:p>610</text:p>
          </table:table-cell>
          <table:table-cell office:value-type="string">
            <text:p>9:51:23.473</text:p>
          </table:table-cell>
          <table:table-cell office:value-type="string">
            <text:p>42.80372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11-0610</text:p>
          </table:table-cell>
          <table:table-cell office:value-type="string">
            <text:p>9:51:23.473</text:p>
          </table:table-cell>
          <table:table-cell office:value-type="string">
            <text:p>42.803800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12">
            <text:p>612</text:p>
          </table:table-cell>
          <table:table-cell office:value-type="string">
            <text:p>9:51:23.585</text:p>
          </table:table-cell>
          <table:table-cell office:value-type="string">
            <text:p>42.9149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13-0612</text:p>
          </table:table-cell>
          <table:table-cell office:value-type="string">
            <text:p>9:51:23.585</text:p>
          </table:table-cell>
          <table:table-cell office:value-type="string">
            <text:p>42.915111 s</text:p>
          </table:table-cell>
          <table:table-cell office:value-type="string">
            <text:p>14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FF FF FF FF FF FF FF FF FF FF FF FF FF FF FF FF FF FF FF FF FF FF FF FF FF FF FF FF FF FF FF FF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14">
            <text:p>614</text:p>
          </table:table-cell>
          <table:table-cell office:value-type="string">
            <text:p>9:51:23.585</text:p>
          </table:table-cell>
          <table:table-cell office:value-type="string">
            <text:p>42.9154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15-0614</text:p>
          </table:table-cell>
          <table:table-cell office:value-type="string">
            <text:p>9:51:23.585</text:p>
          </table:table-cell>
          <table:table-cell office:value-type="string">
            <text:p>42.916112 s</text:p>
          </table:table-cell>
          <table:table-cell office:value-type="string">
            <text:p>68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16">
            <text:p>616</text:p>
          </table:table-cell>
          <table:table-cell office:value-type="string">
            <text:p>9:51:23.585</text:p>
          </table:table-cell>
          <table:table-cell office:value-type="string">
            <text:p>42.9162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17-0616</text:p>
          </table:table-cell>
          <table:table-cell office:value-type="string">
            <text:p>9:51:23.585</text:p>
          </table:table-cell>
          <table:table-cell office:value-type="string">
            <text:p>42.917309 s</text:p>
          </table:table-cell>
          <table:table-cell office:value-type="string">
            <text:p>1.06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2 02 02 01 01 02 02 01 93 02 98 5D C0 00 90 01 02 64 04 00 00 00 00 00 00 00 00 00 00 00 00 00 00 00 00 00 00 00 00 00 00 00 00 00 00 00 00 00 00 00 00 00 00 00 00 00 00 00 00 00 00 00 00 3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18">
            <text:p>618</text:p>
          </table:table-cell>
          <table:table-cell office:value-type="string">
            <text:p>9:51:23.585</text:p>
          </table:table-cell>
          <table:table-cell office:value-type="string">
            <text:p>42.9193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CF E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19-0618</text:p>
          </table:table-cell>
          <table:table-cell office:value-type="string">
            <text:p>9:51:23.585</text:p>
          </table:table-cell>
          <table:table-cell office:value-type="string">
            <text:p>42.919380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20">
            <text:p>620</text:p>
          </table:table-cell>
          <table:table-cell office:value-type="string">
            <text:p>9:51:23.694</text:p>
          </table:table-cell>
          <table:table-cell office:value-type="string">
            <text:p>43.0241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21-0620</text:p>
          </table:table-cell>
          <table:table-cell office:value-type="string">
            <text:p>9:51:23.694</text:p>
          </table:table-cell>
          <table:table-cell office:value-type="string">
            <text:p>43.024306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2 02 02 01 01 02 02 01 93 02 98 5D C0 00 90 01 02 64 04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22">
            <text:p>622</text:p>
          </table:table-cell>
          <table:table-cell office:value-type="string">
            <text:p>9:51:23.725</text:p>
          </table:table-cell>
          <table:table-cell office:value-type="string">
            <text:p>43.0553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23-0622</text:p>
          </table:table-cell>
          <table:table-cell office:value-type="string">
            <text:p>9:51:23.725</text:p>
          </table:table-cell>
          <table:table-cell office:value-type="string">
            <text:p>43.05536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24">
            <text:p>624</text:p>
          </table:table-cell>
          <table:table-cell office:value-type="string">
            <text:p>9:51:23.836</text:p>
          </table:table-cell>
          <table:table-cell office:value-type="string">
            <text:p>43.1665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25-0624</text:p>
          </table:table-cell>
          <table:table-cell office:value-type="string">
            <text:p>9:51:23.836</text:p>
          </table:table-cell>
          <table:table-cell office:value-type="string">
            <text:p>43.166677 s</text:p>
          </table:table-cell>
          <table:table-cell office:value-type="string">
            <text:p>13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1 02 02 02 01 01 02 02 01 93 02 98 5D C0 00 90 01 02 64 04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26">
            <text:p>626</text:p>
          </table:table-cell>
          <table:table-cell office:value-type="string">
            <text:p>9:51:23.867</text:p>
          </table:table-cell>
          <table:table-cell office:value-type="string">
            <text:p>43.1977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27-0626</text:p>
          </table:table-cell>
          <table:table-cell office:value-type="string">
            <text:p>9:51:23.867</text:p>
          </table:table-cell>
          <table:table-cell office:value-type="string">
            <text:p>43.197764 s</text:p>
          </table:table-cell>
          <table:table-cell office:value-type="string">
            <text:p>5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28">
            <text:p>628</text:p>
          </table:table-cell>
          <table:table-cell office:value-type="string">
            <text:p>9:51:23.979</text:p>
          </table:table-cell>
          <table:table-cell office:value-type="string">
            <text:p>43.3088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29-0628</text:p>
          </table:table-cell>
          <table:table-cell office:value-type="string">
            <text:p>9:51:23.979</text:p>
          </table:table-cell>
          <table:table-cell office:value-type="string">
            <text:p>43.30900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2 02 02 01 01 02 02 01 93 02 98 5D C0 00 90 01 02 64 04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30">
            <text:p>630</text:p>
          </table:table-cell>
          <table:table-cell office:value-type="string">
            <text:p>9:51:23.979</text:p>
          </table:table-cell>
          <table:table-cell office:value-type="string">
            <text:p>43.3093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31-0630</text:p>
          </table:table-cell>
          <table:table-cell office:value-type="string">
            <text:p>9:51:23.979</text:p>
          </table:table-cell>
          <table:table-cell office:value-type="string">
            <text:p>43.310017 s</text:p>
          </table:table-cell>
          <table:table-cell office:value-type="string">
            <text:p>69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32">
            <text:p>632</text:p>
          </table:table-cell>
          <table:table-cell office:value-type="string">
            <text:p>9:51:23.979</text:p>
          </table:table-cell>
          <table:table-cell office:value-type="string">
            <text:p>43.3101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33-0632</text:p>
          </table:table-cell>
          <table:table-cell office:value-type="string">
            <text:p>9:51:23.979</text:p>
          </table:table-cell>
          <table:table-cell office:value-type="string">
            <text:p>43.311222 s</text:p>
          </table:table-cell>
          <table:table-cell office:value-type="string">
            <text:p>1.07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1 04 00 80 F0 80 50 04 80 3C 80 28 08 81 0E 80 32 2F 80 78 80 28 00 03 FF 03 FF 00 03 FF 03 FF 00 03 FF 03 FF 00 03 FF 03 FF 00 3C 00 14 00 1E 00 B4 00 46 01 00 3C 12 D6 87 01 00 1E 00 3C E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34">
            <text:p>634</text:p>
          </table:table-cell>
          <table:table-cell office:value-type="string">
            <text:p>9:51:23.979</text:p>
          </table:table-cell>
          <table:table-cell office:value-type="string">
            <text:p>43.3131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9C 21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35-0634</text:p>
          </table:table-cell>
          <table:table-cell office:value-type="string">
            <text:p>9:51:23.979</text:p>
          </table:table-cell>
          <table:table-cell office:value-type="string">
            <text:p>43.313219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36">
            <text:p>636</text:p>
          </table:table-cell>
          <table:table-cell office:value-type="string">
            <text:p>9:51:24.088</text:p>
          </table:table-cell>
          <table:table-cell office:value-type="string">
            <text:p>43.4180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37-0636</text:p>
          </table:table-cell>
          <table:table-cell office:value-type="string">
            <text:p>9:51:24.088</text:p>
          </table:table-cell>
          <table:table-cell office:value-type="string">
            <text:p>43.418208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1 04 00 80 F0 80 50 04 80 3C 80 28 08 81 0E 80 32 2F 80 78 80 28 00 03 FF 03 FF 00 03 FF 03 FF 00 03 FF 03 FF 00 03 FF 03 FF 00 3C 00 14 00 1E 00 B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38">
            <text:p>638</text:p>
          </table:table-cell>
          <table:table-cell office:value-type="string">
            <text:p>9:51:24.119</text:p>
          </table:table-cell>
          <table:table-cell office:value-type="string">
            <text:p>43.4493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39-0638</text:p>
          </table:table-cell>
          <table:table-cell office:value-type="string">
            <text:p>9:51:24.119</text:p>
          </table:table-cell>
          <table:table-cell office:value-type="string">
            <text:p>43.449392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0">
            <text:p>640</text:p>
          </table:table-cell>
          <table:table-cell office:value-type="string">
            <text:p>9:51:24.230</text:p>
          </table:table-cell>
          <table:table-cell office:value-type="string">
            <text:p>43.5605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41-0640</text:p>
          </table:table-cell>
          <table:table-cell office:value-type="string">
            <text:p>9:51:24.230</text:p>
          </table:table-cell>
          <table:table-cell office:value-type="string">
            <text:p>43.560647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1 04 00 80 F0 80 50 04 80 3C 80 28 08 81 0E 80 32 2F 80 78 80 28 00 03 FF 03 FF 00 03 FF 03 FF 00 03 FF 03 FF 00 03 FF 03 FF 00 3C 00 14 00 1E 00 B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42">
            <text:p>642</text:p>
          </table:table-cell>
          <table:table-cell office:value-type="string">
            <text:p>9:51:24.230</text:p>
          </table:table-cell>
          <table:table-cell office:value-type="string">
            <text:p>43.5609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43-0642</text:p>
          </table:table-cell>
          <table:table-cell office:value-type="string">
            <text:p>9:51:24.230</text:p>
          </table:table-cell>
          <table:table-cell office:value-type="string">
            <text:p>43.561689 s</text:p>
          </table:table-cell>
          <table:table-cell office:value-type="string">
            <text:p>70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4">
            <text:p>644</text:p>
          </table:table-cell>
          <table:table-cell office:value-type="string">
            <text:p>9:51:24.230</text:p>
          </table:table-cell>
          <table:table-cell office:value-type="string">
            <text:p>43.5618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45-0644</text:p>
          </table:table-cell>
          <table:table-cell office:value-type="string">
            <text:p>9:51:24.230</text:p>
          </table:table-cell>
          <table:table-cell office:value-type="string">
            <text:p>43.562885 s</text:p>
          </table:table-cell>
          <table:table-cell office:value-type="string">
            <text:p>1.06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46">
            <text:p>646</text:p>
          </table:table-cell>
          <table:table-cell office:value-type="string">
            <text:p>9:51:24.230</text:p>
          </table:table-cell>
          <table:table-cell office:value-type="string">
            <text:p>43.5663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D1 AA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47-0646</text:p>
          </table:table-cell>
          <table:table-cell office:value-type="string">
            <text:p>9:51:24.230</text:p>
          </table:table-cell>
          <table:table-cell office:value-type="string">
            <text:p>43.566412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8">
            <text:p>648</text:p>
          </table:table-cell>
          <table:table-cell office:value-type="string">
            <text:p>9:51:24.339</text:p>
          </table:table-cell>
          <table:table-cell office:value-type="string">
            <text:p>43.6697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49-0648</text:p>
          </table:table-cell>
          <table:table-cell office:value-type="string">
            <text:p>9:51:24.339</text:p>
          </table:table-cell>
          <table:table-cell office:value-type="string">
            <text:p>43.669872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50">
            <text:p>650</text:p>
          </table:table-cell>
          <table:table-cell office:value-type="string">
            <text:p>9:51:24.371</text:p>
          </table:table-cell>
          <table:table-cell office:value-type="string">
            <text:p>43.7008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51-0650</text:p>
          </table:table-cell>
          <table:table-cell office:value-type="string">
            <text:p>9:51:24.371</text:p>
          </table:table-cell>
          <table:table-cell office:value-type="string">
            <text:p>43.700949 s</text:p>
          </table:table-cell>
          <table:table-cell office:value-type="string">
            <text:p>5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52">
            <text:p>652</text:p>
          </table:table-cell>
          <table:table-cell office:value-type="string">
            <text:p>9:51:24.482</text:p>
          </table:table-cell>
          <table:table-cell office:value-type="string">
            <text:p>43.8120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53-0652</text:p>
          </table:table-cell>
          <table:table-cell office:value-type="string">
            <text:p>9:51:24.482</text:p>
          </table:table-cell>
          <table:table-cell office:value-type="string">
            <text:p>43.812191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54">
            <text:p>654</text:p>
          </table:table-cell>
          <table:table-cell office:value-type="string">
            <text:p>9:51:24.513</text:p>
          </table:table-cell>
          <table:table-cell office:value-type="string">
            <text:p>43.8433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55-0654</text:p>
          </table:table-cell>
          <table:table-cell office:value-type="string">
            <text:p>9:51:24.513</text:p>
          </table:table-cell>
          <table:table-cell office:value-type="string">
            <text:p>43.843478 s</text:p>
          </table:table-cell>
          <table:table-cell office:value-type="string">
            <text:p>8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56">
            <text:p>656</text:p>
          </table:table-cell>
          <table:table-cell office:value-type="string">
            <text:p>9:51:24.624</text:p>
          </table:table-cell>
          <table:table-cell office:value-type="string">
            <text:p>43.9544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57-0656</text:p>
          </table:table-cell>
          <table:table-cell office:value-type="string">
            <text:p>9:51:24.624</text:p>
          </table:table-cell>
          <table:table-cell office:value-type="string">
            <text:p>43.954604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58">
            <text:p>658</text:p>
          </table:table-cell>
          <table:table-cell office:value-type="string">
            <text:p>9:51:24.624</text:p>
          </table:table-cell>
          <table:table-cell office:value-type="string">
            <text:p>43.9549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59-0658</text:p>
          </table:table-cell>
          <table:table-cell office:value-type="string">
            <text:p>9:51:24.624</text:p>
          </table:table-cell>
          <table:table-cell office:value-type="string">
            <text:p>43.955599 s</text:p>
          </table:table-cell>
          <table:table-cell office:value-type="string">
            <text:p>68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60">
            <text:p>660</text:p>
          </table:table-cell>
          <table:table-cell office:value-type="string">
            <text:p>9:51:24.624</text:p>
          </table:table-cell>
          <table:table-cell office:value-type="string">
            <text:p>43.9556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61-0660</text:p>
          </table:table-cell>
          <table:table-cell office:value-type="string">
            <text:p>9:51:24.624</text:p>
          </table:table-cell>
          <table:table-cell office:value-type="string">
            <text:p>43.956845 s</text:p>
          </table:table-cell>
          <table:table-cell office:value-type="string">
            <text:p>1.16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1 00 8F 8F 00 FF FF 00 FF FF 00 FF FF 00 FF FF 00 FF FF 00 FF FF 00 FF FF 00 00 00 00 00 00 00 00 00 00 00 00 00 00 00 00 00 00 00 00 00 00 00 00 00 00 00 00 00 00 00 00 00 00 00 00 00 00 5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62">
            <text:p>662</text:p>
          </table:table-cell>
          <table:table-cell office:value-type="string">
            <text:p>9:51:24.624</text:p>
          </table:table-cell>
          <table:table-cell office:value-type="string">
            <text:p>43.9588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D4 F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63-0662</text:p>
          </table:table-cell>
          <table:table-cell office:value-type="string">
            <text:p>9:51:24.624</text:p>
          </table:table-cell>
          <table:table-cell office:value-type="string">
            <text:p>43.958953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64">
            <text:p>664</text:p>
          </table:table-cell>
          <table:table-cell office:value-type="string">
            <text:p>9:51:24.733</text:p>
          </table:table-cell>
          <table:table-cell office:value-type="string">
            <text:p>44.0637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65-0664</text:p>
          </table:table-cell>
          <table:table-cell office:value-type="string">
            <text:p>9:51:24.733</text:p>
          </table:table-cell>
          <table:table-cell office:value-type="string">
            <text:p>44.063871 s</text:p>
          </table:table-cell>
          <table:table-cell office:value-type="string">
            <text:p>17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1 00 8F 8F 00 FF FF 00 FF FF 00 FF FF 00 FF FF 00 FF FF 00 FF FF 00 FF FF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66">
            <text:p>666</text:p>
          </table:table-cell>
          <table:table-cell office:value-type="string">
            <text:p>9:51:24.765</text:p>
          </table:table-cell>
          <table:table-cell office:value-type="string">
            <text:p>44.0948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67-0666</text:p>
          </table:table-cell>
          <table:table-cell office:value-type="string">
            <text:p>9:51:24.765</text:p>
          </table:table-cell>
          <table:table-cell office:value-type="string">
            <text:p>44.09495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68">
            <text:p>668</text:p>
          </table:table-cell>
          <table:table-cell office:value-type="string">
            <text:p>9:51:24.876</text:p>
          </table:table-cell>
          <table:table-cell office:value-type="string">
            <text:p>44.2061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69-0668</text:p>
          </table:table-cell>
          <table:table-cell office:value-type="string">
            <text:p>9:51:24.876</text:p>
          </table:table-cell>
          <table:table-cell office:value-type="string">
            <text:p>44.206228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1 00 8F 8F 00 FF FF 00 FF FF 00 FF FF 00 FF FF 00 FF FF 00 FF FF 00 FF FF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70">
            <text:p>670</text:p>
          </table:table-cell>
          <table:table-cell office:value-type="string">
            <text:p>9:51:24.907</text:p>
          </table:table-cell>
          <table:table-cell office:value-type="string">
            <text:p>44.2373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71-0670</text:p>
          </table:table-cell>
          <table:table-cell office:value-type="string">
            <text:p>9:51:24.907</text:p>
          </table:table-cell>
          <table:table-cell office:value-type="string">
            <text:p>44.237373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72">
            <text:p>672</text:p>
          </table:table-cell>
          <table:table-cell office:value-type="string">
            <text:p>9:51:25.018</text:p>
          </table:table-cell>
          <table:table-cell office:value-type="string">
            <text:p>44.3484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73-0672</text:p>
          </table:table-cell>
          <table:table-cell office:value-type="string">
            <text:p>9:51:25.018</text:p>
          </table:table-cell>
          <table:table-cell office:value-type="string">
            <text:p>44.348594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1 00 8F 8F 00 FF FF 00 FF FF 00 FF FF 00 FF FF 00 FF FF 00 FF FF 00 FF FF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74">
            <text:p>674</text:p>
          </table:table-cell>
          <table:table-cell office:value-type="string">
            <text:p>9:51:25.018</text:p>
          </table:table-cell>
          <table:table-cell office:value-type="string">
            <text:p>44.3489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75-0674</text:p>
          </table:table-cell>
          <table:table-cell office:value-type="string">
            <text:p>9:51:25.018</text:p>
          </table:table-cell>
          <table:table-cell office:value-type="string">
            <text:p>44.349621 s</text:p>
          </table:table-cell>
          <table:table-cell office:value-type="string">
            <text:p>69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76">
            <text:p>676</text:p>
          </table:table-cell>
          <table:table-cell office:value-type="string">
            <text:p>9:51:25.018</text:p>
          </table:table-cell>
          <table:table-cell office:value-type="string">
            <text:p>44.3497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77-0676</text:p>
          </table:table-cell>
          <table:table-cell office:value-type="string">
            <text:p>9:51:25.018</text:p>
          </table:table-cell>
          <table:table-cell office:value-type="string">
            <text:p>44.350861 s</text:p>
          </table:table-cell>
          <table:table-cell office:value-type="string">
            <text:p>1.11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78">
            <text:p>678</text:p>
          </table:table-cell>
          <table:table-cell office:value-type="string">
            <text:p>9:51:25.018</text:p>
          </table:table-cell>
          <table:table-cell office:value-type="string">
            <text:p>44.3560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D2 9C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79-0678</text:p>
          </table:table-cell>
          <table:table-cell office:value-type="string">
            <text:p>9:51:25.018</text:p>
          </table:table-cell>
          <table:table-cell office:value-type="string">
            <text:p>44.356173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0">
            <text:p>680</text:p>
          </table:table-cell>
          <table:table-cell office:value-type="string">
            <text:p>9:51:25.127</text:p>
          </table:table-cell>
          <table:table-cell office:value-type="string">
            <text:p>44.4576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81-0680</text:p>
          </table:table-cell>
          <table:table-cell office:value-type="string">
            <text:p>9:51:25.127</text:p>
          </table:table-cell>
          <table:table-cell office:value-type="string">
            <text:p>44.457867 s</text:p>
          </table:table-cell>
          <table:table-cell office:value-type="string">
            <text:p>19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82">
            <text:p>682</text:p>
          </table:table-cell>
          <table:table-cell office:value-type="string">
            <text:p>9:51:25.159</text:p>
          </table:table-cell>
          <table:table-cell office:value-type="string">
            <text:p>44.4890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83-0682</text:p>
          </table:table-cell>
          <table:table-cell office:value-type="string">
            <text:p>9:51:25.159</text:p>
          </table:table-cell>
          <table:table-cell office:value-type="string">
            <text:p>44.489163 s</text:p>
          </table:table-cell>
          <table:table-cell office:value-type="string">
            <text:p>9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4">
            <text:p>684</text:p>
          </table:table-cell>
          <table:table-cell office:value-type="string">
            <text:p>9:51:25.270</text:p>
          </table:table-cell>
          <table:table-cell office:value-type="string">
            <text:p>44.6001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85-0684</text:p>
          </table:table-cell>
          <table:table-cell office:value-type="string">
            <text:p>9:51:25.270</text:p>
          </table:table-cell>
          <table:table-cell office:value-type="string">
            <text:p>44.600224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86">
            <text:p>686</text:p>
          </table:table-cell>
          <table:table-cell office:value-type="string">
            <text:p>9:51:25.301</text:p>
          </table:table-cell>
          <table:table-cell office:value-type="string">
            <text:p>44.6312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87-0686</text:p>
          </table:table-cell>
          <table:table-cell office:value-type="string">
            <text:p>9:51:25.301</text:p>
          </table:table-cell>
          <table:table-cell office:value-type="string">
            <text:p>44.631346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8">
            <text:p>688</text:p>
          </table:table-cell>
          <table:table-cell office:value-type="string">
            <text:p>9:51:25.412</text:p>
          </table:table-cell>
          <table:table-cell office:value-type="string">
            <text:p>44.7425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89-0688</text:p>
          </table:table-cell>
          <table:table-cell office:value-type="string">
            <text:p>9:51:25.412</text:p>
          </table:table-cell>
          <table:table-cell office:value-type="string">
            <text:p>44.74261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90">
            <text:p>690</text:p>
          </table:table-cell>
          <table:table-cell office:value-type="string">
            <text:p>9:51:25.412</text:p>
          </table:table-cell>
          <table:table-cell office:value-type="string">
            <text:p>44.7429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91-0690</text:p>
          </table:table-cell>
          <table:table-cell office:value-type="string">
            <text:p>9:51:25.412</text:p>
          </table:table-cell>
          <table:table-cell office:value-type="string">
            <text:p>44.743645 s</text:p>
          </table:table-cell>
          <table:table-cell office:value-type="string">
            <text:p>74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92">
            <text:p>692</text:p>
          </table:table-cell>
          <table:table-cell office:value-type="string">
            <text:p>9:51:25.412</text:p>
          </table:table-cell>
          <table:table-cell office:value-type="string">
            <text:p>44.7437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93-0692</text:p>
          </table:table-cell>
          <table:table-cell office:value-type="string">
            <text:p>9:51:25.412</text:p>
          </table:table-cell>
          <table:table-cell office:value-type="string">
            <text:p>44.744858 s</text:p>
          </table:table-cell>
          <table:table-cell office:value-type="string">
            <text:p>1.08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2 00 00 00 00 00 00 00 00 00 00 00 00 00 00 00 00 00 00 00 00 00 00 00 00 00 00 00 00 00 00 00 00 00 00 00 00 00 00 00 00 00 00 00 00 00 00 00 00 00 00 00 00 00 00 00 00 00 00 00 00 00 00 9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94">
            <text:p>694</text:p>
          </table:table-cell>
          <table:table-cell office:value-type="string">
            <text:p>9:51:25.412</text:p>
          </table:table-cell>
          <table:table-cell office:value-type="string">
            <text:p>44.7468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D3 07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95-0694</text:p>
          </table:table-cell>
          <table:table-cell office:value-type="string">
            <text:p>9:51:25.412</text:p>
          </table:table-cell>
          <table:table-cell office:value-type="string">
            <text:p>44.746912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96">
            <text:p>696</text:p>
          </table:table-cell>
          <table:table-cell office:value-type="string">
            <text:p>9:51:25.521</text:p>
          </table:table-cell>
          <table:table-cell office:value-type="string">
            <text:p>44.85170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97-0696</text:p>
          </table:table-cell>
          <table:table-cell office:value-type="string">
            <text:p>9:51:25.521</text:p>
          </table:table-cell>
          <table:table-cell office:value-type="string">
            <text:p>44.851900 s</text:p>
          </table:table-cell>
          <table:table-cell office:value-type="string">
            <text:p>20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2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98">
            <text:p>698</text:p>
          </table:table-cell>
          <table:table-cell office:value-type="string">
            <text:p>9:51:25.553</text:p>
          </table:table-cell>
          <table:table-cell office:value-type="string">
            <text:p>44.8829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99-0698</text:p>
          </table:table-cell>
          <table:table-cell office:value-type="string">
            <text:p>9:51:25.553</text:p>
          </table:table-cell>
          <table:table-cell office:value-type="string">
            <text:p>44.882980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00">
            <text:p>700</text:p>
          </table:table-cell>
          <table:table-cell office:value-type="string">
            <text:p>9:51:25.664</text:p>
          </table:table-cell>
          <table:table-cell office:value-type="string">
            <text:p>44.9941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01-0700</text:p>
          </table:table-cell>
          <table:table-cell office:value-type="string">
            <text:p>9:51:25.664</text:p>
          </table:table-cell>
          <table:table-cell office:value-type="string">
            <text:p>44.994288 s</text:p>
          </table:table-cell>
          <table:table-cell office:value-type="string">
            <text:p>13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2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02">
            <text:p>702</text:p>
          </table:table-cell>
          <table:table-cell office:value-type="string">
            <text:p>9:51:25.664</text:p>
          </table:table-cell>
          <table:table-cell office:value-type="string">
            <text:p>44.9946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03-0702</text:p>
          </table:table-cell>
          <table:table-cell office:value-type="string">
            <text:p>9:51:25.664</text:p>
          </table:table-cell>
          <table:table-cell office:value-type="string">
            <text:p>44.995283 s</text:p>
          </table:table-cell>
          <table:table-cell office:value-type="string">
            <text:p>64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04">
            <text:p>704</text:p>
          </table:table-cell>
          <table:table-cell office:value-type="string">
            <text:p>9:51:25.664</text:p>
          </table:table-cell>
          <table:table-cell office:value-type="string">
            <text:p>44.9954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05-0704</text:p>
          </table:table-cell>
          <table:table-cell office:value-type="string">
            <text:p>9:51:25.664</text:p>
          </table:table-cell>
          <table:table-cell office:value-type="string">
            <text:p>44.996521 s</text:p>
          </table:table-cell>
          <table:table-cell office:value-type="string">
            <text:p>1.10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06">
            <text:p>706</text:p>
          </table:table-cell>
          <table:table-cell office:value-type="string">
            <text:p>9:51:25.664</text:p>
          </table:table-cell>
          <table:table-cell office:value-type="string">
            <text:p>44.9997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F0 5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07-0706</text:p>
          </table:table-cell>
          <table:table-cell office:value-type="string">
            <text:p>9:51:25.664</text:p>
          </table:table-cell>
          <table:table-cell office:value-type="string">
            <text:p>44.999847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08">
            <text:p>708</text:p>
          </table:table-cell>
          <table:table-cell office:value-type="string">
            <text:p>9:51:25.773</text:p>
          </table:table-cell>
          <table:table-cell office:value-type="string">
            <text:p>45.1032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09-0708</text:p>
          </table:table-cell>
          <table:table-cell office:value-type="string">
            <text:p>9:51:25.773</text:p>
          </table:table-cell>
          <table:table-cell office:value-type="string">
            <text:p>45.103410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10">
            <text:p>710</text:p>
          </table:table-cell>
          <table:table-cell office:value-type="string">
            <text:p>9:51:25.804</text:p>
          </table:table-cell>
          <table:table-cell office:value-type="string">
            <text:p>45.1344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11-0710</text:p>
          </table:table-cell>
          <table:table-cell office:value-type="string">
            <text:p>9:51:25.804</text:p>
          </table:table-cell>
          <table:table-cell office:value-type="string">
            <text:p>45.134565 s</text:p>
          </table:table-cell>
          <table:table-cell office:value-type="string">
            <text:p>8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12">
            <text:p>712</text:p>
          </table:table-cell>
          <table:table-cell office:value-type="string">
            <text:p>9:51:25.915</text:p>
          </table:table-cell>
          <table:table-cell office:value-type="string">
            <text:p>45.2456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13-0712</text:p>
          </table:table-cell>
          <table:table-cell office:value-type="string">
            <text:p>9:51:25.915</text:p>
          </table:table-cell>
          <table:table-cell office:value-type="string">
            <text:p>45.245768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14">
            <text:p>714</text:p>
          </table:table-cell>
          <table:table-cell office:value-type="string">
            <text:p>9:51:25.947</text:p>
          </table:table-cell>
          <table:table-cell office:value-type="string">
            <text:p>45.2769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15-0714</text:p>
          </table:table-cell>
          <table:table-cell office:value-type="string">
            <text:p>9:51:25.947</text:p>
          </table:table-cell>
          <table:table-cell office:value-type="string">
            <text:p>45.276979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16">
            <text:p>716</text:p>
          </table:table-cell>
          <table:table-cell office:value-type="string">
            <text:p>9:51:26.058</text:p>
          </table:table-cell>
          <table:table-cell office:value-type="string">
            <text:p>45.3880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17-0716</text:p>
          </table:table-cell>
          <table:table-cell office:value-type="string">
            <text:p>9:51:26.058</text:p>
          </table:table-cell>
          <table:table-cell office:value-type="string">
            <text:p>45.388199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18">
            <text:p>718</text:p>
          </table:table-cell>
          <table:table-cell office:value-type="string">
            <text:p>9:51:26.058</text:p>
          </table:table-cell>
          <table:table-cell office:value-type="string">
            <text:p>45.3885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19-0718</text:p>
          </table:table-cell>
          <table:table-cell office:value-type="string">
            <text:p>9:51:26.058</text:p>
          </table:table-cell>
          <table:table-cell office:value-type="string">
            <text:p>45.389237 s</text:p>
          </table:table-cell>
          <table:table-cell office:value-type="string">
            <text:p>71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0">
            <text:p>720</text:p>
          </table:table-cell>
          <table:table-cell office:value-type="string">
            <text:p>9:51:26.058</text:p>
          </table:table-cell>
          <table:table-cell office:value-type="string">
            <text:p>45.3894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21-0720</text:p>
          </table:table-cell>
          <table:table-cell office:value-type="string">
            <text:p>9:51:26.058</text:p>
          </table:table-cell>
          <table:table-cell office:value-type="string">
            <text:p>45.390361 s</text:p>
          </table:table-cell>
          <table:table-cell office:value-type="string">
            <text:p>932 u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23 4C B3 2C FF FF 00 FF FF 00 FF FF 00 FF FF 00 FF FF 00 FF FF 00 FF FF 03 FF 00 03 FF 00 00 00 00 00 00 00 00 00 00 00 00 00 00 00 00 00 00 00 00 00 00 00 00 00 00 00 00 00 00 00 00 00 2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22">
            <text:p>722</text:p>
          </table:table-cell>
          <table:table-cell office:value-type="string">
            <text:p>9:51:26.058</text:p>
          </table:table-cell>
          <table:table-cell office:value-type="string">
            <text:p>45.3924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1 00 02 02 00 80 D4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23-0722</text:p>
          </table:table-cell>
          <table:table-cell office:value-type="string">
            <text:p>9:51:26.058</text:p>
          </table:table-cell>
          <table:table-cell office:value-type="string">
            <text:p>45.392482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4">
            <text:p>724</text:p>
          </table:table-cell>
          <table:table-cell office:value-type="string">
            <text:p>9:51:26.167</text:p>
          </table:table-cell>
          <table:table-cell office:value-type="string">
            <text:p>45.4974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25-0724</text:p>
          </table:table-cell>
          <table:table-cell office:value-type="string">
            <text:p>9:51:26.167</text:p>
          </table:table-cell>
          <table:table-cell office:value-type="string">
            <text:p>45.497570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23 4C B3 2C FF FF 00 FF FF 00 FF FF 00 FF FF 00 FF FF 00 FF FF 00 FF FF 03 FF 00 03 FF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26">
            <text:p>726</text:p>
          </table:table-cell>
          <table:table-cell office:value-type="string">
            <text:p>9:51:26.423</text:p>
          </table:table-cell>
          <table:table-cell office:value-type="string">
            <text:p>45.7535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27-0726</text:p>
          </table:table-cell>
          <table:table-cell office:value-type="string">
            <text:p>9:51:26.423</text:p>
          </table:table-cell>
          <table:table-cell office:value-type="string">
            <text:p>45.753579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8">
            <text:p>728</text:p>
          </table:table-cell>
          <table:table-cell office:value-type="string">
            <text:p>9:51:26.534</text:p>
          </table:table-cell>
          <table:table-cell office:value-type="string">
            <text:p>45.8647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29-0728</text:p>
          </table:table-cell>
          <table:table-cell office:value-type="string">
            <text:p>9:51:26.534</text:p>
          </table:table-cell>
          <table:table-cell office:value-type="string">
            <text:p>45.864878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23 4C B3 2C FF FF 00 FF FF 00 FF FF 00 FF FF 00 FF FF 00 FF FF 00 FF FF 03 FF 00 03 FF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30">
            <text:p>730</text:p>
          </table:table-cell>
          <table:table-cell office:value-type="string">
            <text:p>9:51:26.534</text:p>
          </table:table-cell>
          <table:table-cell office:value-type="string">
            <text:p>45.8652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31-0730</text:p>
          </table:table-cell>
          <table:table-cell office:value-type="string">
            <text:p>9:51:26.534</text:p>
          </table:table-cell>
          <table:table-cell office:value-type="string">
            <text:p>45.865910 s</text:p>
          </table:table-cell>
          <table:table-cell office:value-type="string">
            <text:p>66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32">
            <text:p>732</text:p>
          </table:table-cell>
          <table:table-cell office:value-type="string">
            <text:p>9:51:26.534</text:p>
          </table:table-cell>
          <table:table-cell office:value-type="string">
            <text:p>45.8660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33-0732</text:p>
          </table:table-cell>
          <table:table-cell office:value-type="string">
            <text:p>9:51:26.534</text:p>
          </table:table-cell>
          <table:table-cell office:value-type="string">
            <text:p>45.867150 s</text:p>
          </table:table-cell>
          <table:table-cell office:value-type="string">
            <text:p>1.10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7B 07 50 EB 15 0C 12 28 06 00 1F 20 50 EB 15 0C 12 1E 01 57 EC 15 0C 12 01 00 50 00 08 02 DA 00 50 EC 55 2C 12 7B 07 58 EC 15 0C 12 28 06 00 1F 20 58 EC 15 0C 12 1E 01 66 ED 15 0C 12 01 00 64 A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34">
            <text:p>734</text:p>
          </table:table-cell>
          <table:table-cell office:value-type="string">
            <text:p>9:51:26.791</text:p>
          </table:table-cell>
          <table:table-cell office:value-type="string">
            <text:p>46.1209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35-0734</text:p>
          </table:table-cell>
          <table:table-cell office:value-type="string">
            <text:p>9:51:26.791</text:p>
          </table:table-cell>
          <table:table-cell office:value-type="string">
            <text:p>46.121031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36">
            <text:p>736</text:p>
          </table:table-cell>
          <table:table-cell office:value-type="string">
            <text:p>9:51:26.902</text:p>
          </table:table-cell>
          <table:table-cell office:value-type="string">
            <text:p>46.2320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37-0736</text:p>
          </table:table-cell>
          <table:table-cell office:value-type="string">
            <text:p>9:51:26.902</text:p>
          </table:table-cell>
          <table:table-cell office:value-type="string">
            <text:p>46.232206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04 7B 07 50 EB 15 0C 12 28 06 00 1F 20 50 EB 15 0C 12 1E 01 57 EC 15 0C 12 01 00 50 00 08 02 DA 00 50 EC 55 2C 12 7B 07 58 EC 15 0C 12 28 06 00 1F 20 58 E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38">
            <text:p>738</text:p>
          </table:table-cell>
          <table:table-cell office:value-type="string">
            <text:p>9:51:26.902</text:p>
          </table:table-cell>
          <table:table-cell office:value-type="string">
            <text:p>46.2325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39-0738</text:p>
          </table:table-cell>
          <table:table-cell office:value-type="string">
            <text:p>9:51:26.902</text:p>
          </table:table-cell>
          <table:table-cell office:value-type="string">
            <text:p>46.233236 s</text:p>
          </table:table-cell>
          <table:table-cell office:value-type="string">
            <text:p>69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40">
            <text:p>740</text:p>
          </table:table-cell>
          <table:table-cell office:value-type="string">
            <text:p>9:51:26.902</text:p>
          </table:table-cell>
          <table:table-cell office:value-type="string">
            <text:p>46.2333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41-0740</text:p>
          </table:table-cell>
          <table:table-cell office:value-type="string">
            <text:p>9:51:26.902</text:p>
          </table:table-cell>
          <table:table-cell office:value-type="string">
            <text:p>46.245344 s</text:p>
          </table:table-cell>
          <table:table-cell office:value-type="string">
            <text:p>11.977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6 02 DC 00 61 ED 55 2C 12 7B 07 67 ED 15 0C 12 28 06 00 1F 20 67 ED 15 0C 12 1E 01 6C EF 15 0C 12 01 00 78 00 36 02 DE 00 72 EE 55 2C 12 7B 07 6E EF 15 0C 12 28 06 00 1F 20 6E EF 15 0C 12 7B 08 40 C0 16 0C 12 2C 16 00 7B 09 40 DE 17 0C 12 2F 0E 00 7B 00 40 C0 00 0D 12 00 09 00 07 00 00 06 7A 6C 92 00 00 00 6E 6C 92 05 00 00 00 00 00 00 00 06 7A 01 6C 16 05 0E 4E 00 00 00 00 00 00 00 00 05 0E 00 00 00 1A 00 00 00 00 00 00 00 00 00 00 00 00 00 00 00 00 00 00 00 7B 01 40 C0 03 0D 12 06 0C 00 7B 02 40 C0 06 0D 12 0C 0D 00 7B 03 40 C0 09 0D 12 12 17 00 00 00 00 00 00 00 5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42">
            <text:p>742</text:p>
          </table:table-cell>
          <table:table-cell office:value-type="string">
            <text:p>9:51:27.158</text:p>
          </table:table-cell>
          <table:table-cell office:value-type="string">
            <text:p>46.4883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43-0742</text:p>
          </table:table-cell>
          <table:table-cell office:value-type="string">
            <text:p>9:51:27.158</text:p>
          </table:table-cell>
          <table:table-cell office:value-type="string">
            <text:p>46.488422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44">
            <text:p>744</text:p>
          </table:table-cell>
          <table:table-cell office:value-type="string">
            <text:p>9:51:27.269</text:p>
          </table:table-cell>
          <table:table-cell office:value-type="string">
            <text:p>46.5995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45-0744</text:p>
          </table:table-cell>
          <table:table-cell office:value-type="string">
            <text:p>9:51:27.269</text:p>
          </table:table-cell>
          <table:table-cell office:value-type="string">
            <text:p>46.599623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00 06 02 DC 00 61 ED 55 2C 12 7B 07 67 ED 15 0C 12 28 06 00 1F 20 67 ED 15 0C 12 1E 01 6C EF 15 0C 12 01 00 78 00 36 02 DE 00 72 EE 55 2C 12 7B 07 6E E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46">
            <text:p>746</text:p>
          </table:table-cell>
          <table:table-cell office:value-type="string">
            <text:p>9:51:27.269</text:p>
          </table:table-cell>
          <table:table-cell office:value-type="string">
            <text:p>46.5999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47-0746</text:p>
          </table:table-cell>
          <table:table-cell office:value-type="string">
            <text:p>9:51:27.269</text:p>
          </table:table-cell>
          <table:table-cell office:value-type="string">
            <text:p>46.600653 s</text:p>
          </table:table-cell>
          <table:table-cell office:value-type="string">
            <text:p>69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48">
            <text:p>748</text:p>
          </table:table-cell>
          <table:table-cell office:value-type="string">
            <text:p>9:51:27.269</text:p>
          </table:table-cell>
          <table:table-cell office:value-type="string">
            <text:p>46.6007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49-0748</text:p>
          </table:table-cell>
          <table:table-cell office:value-type="string">
            <text:p>9:51:27.300</text:p>
          </table:table-cell>
          <table:table-cell office:value-type="string">
            <text:p>46.635655 s</text:p>
          </table:table-cell>
          <table:table-cell office:value-type="string">
            <text:p>34.867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50">
            <text:p>750</text:p>
          </table:table-cell>
          <table:table-cell office:value-type="string">
            <text:p>9:51:27.557</text:p>
          </table:table-cell>
          <table:table-cell office:value-type="string">
            <text:p>46.8869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51-0750</text:p>
          </table:table-cell>
          <table:table-cell office:value-type="string">
            <text:p>9:51:27.557</text:p>
          </table:table-cell>
          <table:table-cell office:value-type="string">
            <text:p>46.887011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52">
            <text:p>752</text:p>
          </table:table-cell>
          <table:table-cell office:value-type="string">
            <text:p>9:51:27.668</text:p>
          </table:table-cell>
          <table:table-cell office:value-type="string">
            <text:p>46.9981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53-0752</text:p>
          </table:table-cell>
          <table:table-cell office:value-type="string">
            <text:p>9:51:27.668</text:p>
          </table:table-cell>
          <table:table-cell office:value-type="string">
            <text:p>46.998277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9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54">
            <text:p>754</text:p>
          </table:table-cell>
          <table:table-cell office:value-type="string">
            <text:p>9:51:27.668</text:p>
          </table:table-cell>
          <table:table-cell office:value-type="string">
            <text:p>46.9985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55-0754</text:p>
          </table:table-cell>
          <table:table-cell office:value-type="string">
            <text:p>9:51:27.668</text:p>
          </table:table-cell>
          <table:table-cell office:value-type="string">
            <text:p>46.999310 s</text:p>
          </table:table-cell>
          <table:table-cell office:value-type="string">
            <text:p>71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56">
            <text:p>756</text:p>
          </table:table-cell>
          <table:table-cell office:value-type="string">
            <text:p>9:51:27.668</text:p>
          </table:table-cell>
          <table:table-cell office:value-type="string">
            <text:p>46.9994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57-0756</text:p>
          </table:table-cell>
          <table:table-cell office:value-type="string">
            <text:p>9:51:27.668</text:p>
          </table:table-cell>
          <table:table-cell office:value-type="string">
            <text:p>47.002972 s</text:p>
          </table:table-cell>
          <table:table-cell office:value-type="string">
            <text:p>3.531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58">
            <text:p>758</text:p>
          </table:table-cell>
          <table:table-cell office:value-type="string">
            <text:p>9:51:27.924</text:p>
          </table:table-cell>
          <table:table-cell office:value-type="string">
            <text:p>47.2543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59-0758</text:p>
          </table:table-cell>
          <table:table-cell office:value-type="string">
            <text:p>9:51:27.924</text:p>
          </table:table-cell>
          <table:table-cell office:value-type="string">
            <text:p>47.254396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0">
            <text:p>760</text:p>
          </table:table-cell>
          <table:table-cell office:value-type="string">
            <text:p>9:51:28.035</text:p>
          </table:table-cell>
          <table:table-cell office:value-type="string">
            <text:p>47.3656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61-0760</text:p>
          </table:table-cell>
          <table:table-cell office:value-type="string">
            <text:p>9:51:28.035</text:p>
          </table:table-cell>
          <table:table-cell office:value-type="string">
            <text:p>47.365795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62">
            <text:p>762</text:p>
          </table:table-cell>
          <table:table-cell office:value-type="string">
            <text:p>9:51:28.035</text:p>
          </table:table-cell>
          <table:table-cell office:value-type="string">
            <text:p>47.3661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63-0762</text:p>
          </table:table-cell>
          <table:table-cell office:value-type="string">
            <text:p>9:51:28.035</text:p>
          </table:table-cell>
          <table:table-cell office:value-type="string">
            <text:p>47.366833 s</text:p>
          </table:table-cell>
          <table:table-cell office:value-type="string">
            <text:p>68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4">
            <text:p>764</text:p>
          </table:table-cell>
          <table:table-cell office:value-type="string">
            <text:p>9:51:28.035</text:p>
          </table:table-cell>
          <table:table-cell office:value-type="string">
            <text:p>47.3669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65-0764</text:p>
          </table:table-cell>
          <table:table-cell office:value-type="string">
            <text:p>9:51:28.035</text:p>
          </table:table-cell>
          <table:table-cell office:value-type="string">
            <text:p>47.370478 s</text:p>
          </table:table-cell>
          <table:table-cell office:value-type="string">
            <text:p>3.51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66">
            <text:p>766</text:p>
          </table:table-cell>
          <table:table-cell office:value-type="string">
            <text:p>9:51:28.291</text:p>
          </table:table-cell>
          <table:table-cell office:value-type="string">
            <text:p>47.6217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67-0766</text:p>
          </table:table-cell>
          <table:table-cell office:value-type="string">
            <text:p>9:51:28.291</text:p>
          </table:table-cell>
          <table:table-cell office:value-type="string">
            <text:p>47.621818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8">
            <text:p>768</text:p>
          </table:table-cell>
          <table:table-cell office:value-type="string">
            <text:p>9:51:28.403</text:p>
          </table:table-cell>
          <table:table-cell office:value-type="string">
            <text:p>47.7329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69-0768</text:p>
          </table:table-cell>
          <table:table-cell office:value-type="string">
            <text:p>9:51:28.403</text:p>
          </table:table-cell>
          <table:table-cell office:value-type="string">
            <text:p>47.733091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70">
            <text:p>770</text:p>
          </table:table-cell>
          <table:table-cell office:value-type="string">
            <text:p>9:51:28.403</text:p>
          </table:table-cell>
          <table:table-cell office:value-type="string">
            <text:p>47.7333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71-0770</text:p>
          </table:table-cell>
          <table:table-cell office:value-type="string">
            <text:p>9:51:28.403</text:p>
          </table:table-cell>
          <table:table-cell office:value-type="string">
            <text:p>47.734124 s</text:p>
          </table:table-cell>
          <table:table-cell office:value-type="string">
            <text:p>74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72">
            <text:p>772</text:p>
          </table:table-cell>
          <table:table-cell office:value-type="string">
            <text:p>9:51:28.403</text:p>
          </table:table-cell>
          <table:table-cell office:value-type="string">
            <text:p>47.7342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73-0772</text:p>
          </table:table-cell>
          <table:table-cell office:value-type="string">
            <text:p>9:51:28.403</text:p>
          </table:table-cell>
          <table:table-cell office:value-type="string">
            <text:p>47.738911 s</text:p>
          </table:table-cell>
          <table:table-cell office:value-type="string">
            <text:p>4.662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74">
            <text:p>774</text:p>
          </table:table-cell>
          <table:table-cell office:value-type="string">
            <text:p>9:51:28.659</text:p>
          </table:table-cell>
          <table:table-cell office:value-type="string">
            <text:p>47.9892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75-0774</text:p>
          </table:table-cell>
          <table:table-cell office:value-type="string">
            <text:p>9:51:28.659</text:p>
          </table:table-cell>
          <table:table-cell office:value-type="string">
            <text:p>47.989294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76">
            <text:p>776</text:p>
          </table:table-cell>
          <table:table-cell office:value-type="string">
            <text:p>9:51:28.770</text:p>
          </table:table-cell>
          <table:table-cell office:value-type="string">
            <text:p>48.1003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77-0776</text:p>
          </table:table-cell>
          <table:table-cell office:value-type="string">
            <text:p>9:51:28.770</text:p>
          </table:table-cell>
          <table:table-cell office:value-type="string">
            <text:p>48.100475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78">
            <text:p>778</text:p>
          </table:table-cell>
          <table:table-cell office:value-type="string">
            <text:p>9:51:28.770</text:p>
          </table:table-cell>
          <table:table-cell office:value-type="string">
            <text:p>48.1008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79-0778</text:p>
          </table:table-cell>
          <table:table-cell office:value-type="string">
            <text:p>9:51:28.770</text:p>
          </table:table-cell>
          <table:table-cell office:value-type="string">
            <text:p>48.101490 s</text:p>
          </table:table-cell>
          <table:table-cell office:value-type="string">
            <text:p>67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80">
            <text:p>780</text:p>
          </table:table-cell>
          <table:table-cell office:value-type="string">
            <text:p>9:51:28.770</text:p>
          </table:table-cell>
          <table:table-cell office:value-type="string">
            <text:p>48.1016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81-0780</text:p>
          </table:table-cell>
          <table:table-cell office:value-type="string">
            <text:p>9:51:28.770</text:p>
          </table:table-cell>
          <table:table-cell office:value-type="string">
            <text:p>48.102731 s</text:p>
          </table:table-cell>
          <table:table-cell office:value-type="string">
            <text:p>1.10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80 40 A7 01 74 43 07 87 00 00 00 00 00 00 00 00 00 00 00 00 00 00 00 00 00 00 00 00 00 00 00 00 00 00 00 00 00 00 00 00 00 00 00 00 00 00 00 00 00 00 00 00 00 00 00 00 00 00 00 00 00 00 00 00 00 00 00 00 00 00 CF B1 E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82">
            <text:p>782</text:p>
          </table:table-cell>
          <table:table-cell office:value-type="string">
            <text:p>9:51:28.770</text:p>
          </table:table-cell>
          <table:table-cell office:value-type="string">
            <text:p>48.1060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1 00 02 02 00 80 D4 01 9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83-0782</text:p>
          </table:table-cell>
          <table:table-cell office:value-type="string">
            <text:p>9:51:28.770</text:p>
          </table:table-cell>
          <table:table-cell office:value-type="string">
            <text:p>48.106100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84">
            <text:p>784</text:p>
          </table:table-cell>
          <table:table-cell office:value-type="string">
            <text:p>9:51:28.879</text:p>
          </table:table-cell>
          <table:table-cell office:value-type="string">
            <text:p>48.2095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85-0784</text:p>
          </table:table-cell>
          <table:table-cell office:value-type="string">
            <text:p>9:51:28.879</text:p>
          </table:table-cell>
          <table:table-cell office:value-type="string">
            <text:p>48.20965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86">
            <text:p>786</text:p>
          </table:table-cell>
          <table:table-cell office:value-type="string">
            <text:p>9:51:29.135</text:p>
          </table:table-cell>
          <table:table-cell office:value-type="string">
            <text:p>48.4657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87-0786</text:p>
          </table:table-cell>
          <table:table-cell office:value-type="string">
            <text:p>9:51:29.135</text:p>
          </table:table-cell>
          <table:table-cell office:value-type="string">
            <text:p>48.465860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88">
            <text:p>788</text:p>
          </table:table-cell>
          <table:table-cell office:value-type="string">
            <text:p>9:51:29.247</text:p>
          </table:table-cell>
          <table:table-cell office:value-type="string">
            <text:p>48.5769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89-0788</text:p>
          </table:table-cell>
          <table:table-cell office:value-type="string">
            <text:p>9:51:29.247</text:p>
          </table:table-cell>
          <table:table-cell office:value-type="string">
            <text:p>48.577084 s</text:p>
          </table:table-cell>
          <table:table-cell office:value-type="string">
            <text:p>9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90">
            <text:p>790</text:p>
          </table:table-cell>
          <table:table-cell office:value-type="string">
            <text:p>9:51:29.247</text:p>
          </table:table-cell>
          <table:table-cell office:value-type="string">
            <text:p>48.5774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91-0790</text:p>
          </table:table-cell>
          <table:table-cell office:value-type="string">
            <text:p>9:51:29.247</text:p>
          </table:table-cell>
          <table:table-cell office:value-type="string">
            <text:p>48.578110 s</text:p>
          </table:table-cell>
          <table:table-cell office:value-type="string">
            <text:p>70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92">
            <text:p>792</text:p>
          </table:table-cell>
          <table:table-cell office:value-type="string">
            <text:p>9:51:29.247</text:p>
          </table:table-cell>
          <table:table-cell office:value-type="string">
            <text:p>48.57824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93-0792</text:p>
          </table:table-cell>
          <table:table-cell office:value-type="string">
            <text:p>9:51:29.247</text:p>
          </table:table-cell>
          <table:table-cell office:value-type="string">
            <text:p>48.579272 s</text:p>
          </table:table-cell>
          <table:table-cell office:value-type="string">
            <text:p>1.03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7B 06 42 D6 13 0A 12 24 13 00 1F 20 43 D6 13 0A 12 7B 07 40 C0 14 0A 12 28 06 00 7B 08 40 C0 16 0A 12 2C 16 00 7B 09 40 DE 17 0A 12 2F 0E 00 7B 00 40 C0 00 0B 12 00 09 00 07 00 00 01 9D 6A 92 5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94">
            <text:p>794</text:p>
          </table:table-cell>
          <table:table-cell office:value-type="string">
            <text:p>9:51:29.503</text:p>
          </table:table-cell>
          <table:table-cell office:value-type="string">
            <text:p>48.8332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95-0794</text:p>
          </table:table-cell>
          <table:table-cell office:value-type="string">
            <text:p>9:51:29.503</text:p>
          </table:table-cell>
          <table:table-cell office:value-type="string">
            <text:p>48.833310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96">
            <text:p>796</text:p>
          </table:table-cell>
          <table:table-cell office:value-type="string">
            <text:p>9:51:29.614</text:p>
          </table:table-cell>
          <table:table-cell office:value-type="string">
            <text:p>48.9443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97-0796</text:p>
          </table:table-cell>
          <table:table-cell office:value-type="string">
            <text:p>9:51:29.614</text:p>
          </table:table-cell>
          <table:table-cell office:value-type="string">
            <text:p>48.944511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04 7B 06 42 D6 13 0A 12 24 13 00 1F 20 43 D6 13 0A 12 7B 07 40 C0 14 0A 12 28 06 00 7B 08 40 C0 16 0A 12 2C 16 00 7B 09 40 DE 17 0A 12 2F 0E 00 7B 00 40 C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98">
            <text:p>798</text:p>
          </table:table-cell>
          <table:table-cell office:value-type="string">
            <text:p>9:51:29.614</text:p>
          </table:table-cell>
          <table:table-cell office:value-type="string">
            <text:p>48.9448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99-0798</text:p>
          </table:table-cell>
          <table:table-cell office:value-type="string">
            <text:p>9:51:29.614</text:p>
          </table:table-cell>
          <table:table-cell office:value-type="string">
            <text:p>48.945518 s</text:p>
          </table:table-cell>
          <table:table-cell office:value-type="string">
            <text:p>66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0">
            <text:p>800</text:p>
          </table:table-cell>
          <table:table-cell office:value-type="string">
            <text:p>9:51:29.614</text:p>
          </table:table-cell>
          <table:table-cell office:value-type="string">
            <text:p>48.9456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01-0800</text:p>
          </table:table-cell>
          <table:table-cell office:value-type="string">
            <text:p>9:51:29.614</text:p>
          </table:table-cell>
          <table:table-cell office:value-type="string">
            <text:p>48.958751 s</text:p>
          </table:table-cell>
          <table:table-cell office:value-type="string">
            <text:p>13.102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6E 6A 92 05 00 00 00 00 00 00 00 01 9D 01 57 53 00 46 11 00 00 00 00 00 00 00 00 00 46 00 00 00 01 00 00 00 00 00 00 00 00 00 00 00 00 00 00 00 00 00 00 00 7B 01 40 C0 03 0B 12 06 0C 00 7B 02 40 C0 06 0B 12 0C 0D 00 7B 03 40 C0 09 0B 12 12 17 00 7B 04 40 DE 0C 0B 12 19 19 00 7B 05 40 C0 0F 0B 12 1E 0A 00 50 00 73 D4 0F 0B 12 20 01 1E 00 3C 14 00 1E 3C 12 D6 87 B4 46 00 00 3C 21 01 1E 00 3C 14 00 1E 3C 12 D6 87 B4 46 00 00 3C 50 00 50 D5 0F 0B 12 21 01 1E 00 3C 14 00 1E 3C 12 D6 87 B4 46 00 00 3C 20 01 1E 00 3C 14 00 1E 3C 12 D6 87 B4 46 00 00 3C 50 00 47 DA 0F 3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02">
            <text:p>802</text:p>
          </table:table-cell>
          <table:table-cell office:value-type="string">
            <text:p>9:51:29.886</text:p>
          </table:table-cell>
          <table:table-cell office:value-type="string">
            <text:p>49.2161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03-0802</text:p>
          </table:table-cell>
          <table:table-cell office:value-type="string">
            <text:p>9:51:29.886</text:p>
          </table:table-cell>
          <table:table-cell office:value-type="string">
            <text:p>49.216270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4">
            <text:p>804</text:p>
          </table:table-cell>
          <table:table-cell office:value-type="string">
            <text:p>9:51:29.997</text:p>
          </table:table-cell>
          <table:table-cell office:value-type="string">
            <text:p>49.3273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05-0804</text:p>
          </table:table-cell>
          <table:table-cell office:value-type="string">
            <text:p>9:51:29.997</text:p>
          </table:table-cell>
          <table:table-cell office:value-type="string">
            <text:p>49.327528 s</text:p>
          </table:table-cell>
          <table:table-cell office:value-type="string">
            <text:p>13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00 00 00 6E 6A 92 05 00 00 00 00 00 00 00 01 9D 01 57 53 00 46 11 00 00 00 00 00 00 00 00 00 46 00 00 00 01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06">
            <text:p>806</text:p>
          </table:table-cell>
          <table:table-cell office:value-type="string">
            <text:p>9:51:29.997</text:p>
          </table:table-cell>
          <table:table-cell office:value-type="string">
            <text:p>49.3278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07-0806</text:p>
          </table:table-cell>
          <table:table-cell office:value-type="string">
            <text:p>9:51:29.997</text:p>
          </table:table-cell>
          <table:table-cell office:value-type="string">
            <text:p>49.328566 s</text:p>
          </table:table-cell>
          <table:table-cell office:value-type="string">
            <text:p>72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8">
            <text:p>808</text:p>
          </table:table-cell>
          <table:table-cell office:value-type="string">
            <text:p>9:51:29.997</text:p>
          </table:table-cell>
          <table:table-cell office:value-type="string">
            <text:p>49.3287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09-0808</text:p>
          </table:table-cell>
          <table:table-cell office:value-type="string">
            <text:p>9:51:30.013</text:p>
          </table:table-cell>
          <table:table-cell office:value-type="string">
            <text:p>49.349330 s</text:p>
          </table:table-cell>
          <table:table-cell office:value-type="string">
            <text:p>20.629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B 12 20 01 1E 00 3C 14 00 1E 3C 12 D6 87 B4 46 00 00 3C 21 01 1E 00 3C 14 00 1E 3C 12 D6 87 B4 46 00 00 3C 7B 06 40 C0 12 0B 12 24 13 00 7B 07 40 C0 14 0B 12 28 06 00 7B 08 40 C0 16 0B 12 2C 16 00 7B 09 40 DE 17 0B 12 2F 0E 00 7B 00 40 C0 00 0C 12 00 09 00 07 00 00 01 6D 6B 92 00 00 00 6E 6B 92 05 00 00 00 00 00 00 00 01 6D 01 6D 64 00 00 00 00 00 00 00 00 00 00 00 00 00 00 00 00 00 00 00 00 00 00 00 00 00 00 00 00 00 00 00 00 00 00 00 00 7B 01 40 C0 03 0C 12 06 0C 00 7B 02 40 C0 06 0C 12 0C 0D 00 7B 03 40 C0 09 0C 12 12 17 00 7B 04 40 DE 0C 0C 12 19 19 00 7B 05 40 C0 E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10">
            <text:p>810</text:p>
          </table:table-cell>
          <table:table-cell office:value-type="string">
            <text:p>9:51:30.269</text:p>
          </table:table-cell>
          <table:table-cell office:value-type="string">
            <text:p>49.5993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11-0810</text:p>
          </table:table-cell>
          <table:table-cell office:value-type="string">
            <text:p>9:51:30.269</text:p>
          </table:table-cell>
          <table:table-cell office:value-type="string">
            <text:p>49.599426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12">
            <text:p>812</text:p>
          </table:table-cell>
          <table:table-cell office:value-type="string">
            <text:p>9:51:30.380</text:p>
          </table:table-cell>
          <table:table-cell office:value-type="string">
            <text:p>49.7103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13-0812</text:p>
          </table:table-cell>
          <table:table-cell office:value-type="string">
            <text:p>9:51:30.380</text:p>
          </table:table-cell>
          <table:table-cell office:value-type="string">
            <text:p>49.710447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0B 12 20 01 1E 00 3C 14 00 1E 3C 12 D6 87 B4 46 00 00 3C 21 01 1E 00 3C 14 00 1E 3C 12 D6 87 B4 46 00 00 3C 7B 06 40 C0 12 0B 12 24 13 00 7B 07 40 C0 1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14">
            <text:p>814</text:p>
          </table:table-cell>
          <table:table-cell office:value-type="string">
            <text:p>9:51:30.380</text:p>
          </table:table-cell>
          <table:table-cell office:value-type="string">
            <text:p>49.7107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15-0814</text:p>
          </table:table-cell>
          <table:table-cell office:value-type="string">
            <text:p>9:51:30.380</text:p>
          </table:table-cell>
          <table:table-cell office:value-type="string">
            <text:p>49.711451 s</text:p>
          </table:table-cell>
          <table:table-cell office:value-type="string">
            <text:p>67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16">
            <text:p>816</text:p>
          </table:table-cell>
          <table:table-cell office:value-type="string">
            <text:p>9:51:30.380</text:p>
          </table:table-cell>
          <table:table-cell office:value-type="string">
            <text:p>49.7115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17-0816</text:p>
          </table:table-cell>
          <table:table-cell office:value-type="string">
            <text:p>9:51:30.380</text:p>
          </table:table-cell>
          <table:table-cell office:value-type="string">
            <text:p>49.713880 s</text:p>
          </table:table-cell>
          <table:table-cell office:value-type="string">
            <text:p>2.300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0F 0C 12 1E 0A 00 01 00 44 00 44 00 00 00 4D C9 51 2C 12 01 00 14 00 14 00 44 00 42 D3 51 2C 12 01 00 2C 00 2C 00 58 00 6E D4 51 2C 12 01 00 2C 00 2C 00 82 00 50 E0 51 2C 12 7B 06 40 C0 12 0C 12 24 13 00 01 00 30 00 30 00 A6 00 5A C1 52 2C 12 01 00 38 00 38 00 D6 00 5E C4 52 2C 12 01 00 30 00 30 01 0C 00 62 C8 52 2C 12 01 00 34 00 34 01 3A 00 6C CA 52 2C 12 01 00 3C 00 3C 01 6E 00 2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18">
            <text:p>818</text:p>
          </table:table-cell>
          <table:table-cell office:value-type="string">
            <text:p>9:51:30.636</text:p>
          </table:table-cell>
          <table:table-cell office:value-type="string">
            <text:p>49.9666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19-0818</text:p>
          </table:table-cell>
          <table:table-cell office:value-type="string">
            <text:p>9:51:30.636</text:p>
          </table:table-cell>
          <table:table-cell office:value-type="string">
            <text:p>49.966752 s</text:p>
          </table:table-cell>
          <table:table-cell office:value-type="string">
            <text:p>8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20">
            <text:p>820</text:p>
          </table:table-cell>
          <table:table-cell office:value-type="string">
            <text:p>9:51:30.747</text:p>
          </table:table-cell>
          <table:table-cell office:value-type="string">
            <text:p>50.0777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21-0820</text:p>
          </table:table-cell>
          <table:table-cell office:value-type="string">
            <text:p>9:51:30.747</text:p>
          </table:table-cell>
          <table:table-cell office:value-type="string">
            <text:p>50.077918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97 0F 0C 12 1E 0A 00 01 00 44 00 44 00 00 00 4D C9 51 2C 12 01 00 14 00 14 00 44 00 42 D3 51 2C 12 01 00 2C 00 2C 00 58 00 6E D4 51 2C 12 01 00 2C 00 2C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22">
            <text:p>822</text:p>
          </table:table-cell>
          <table:table-cell office:value-type="string">
            <text:p>9:51:30.747</text:p>
          </table:table-cell>
          <table:table-cell office:value-type="string">
            <text:p>50.0782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23-0822</text:p>
          </table:table-cell>
          <table:table-cell office:value-type="string">
            <text:p>9:51:30.747</text:p>
          </table:table-cell>
          <table:table-cell office:value-type="string">
            <text:p>50.078947 s</text:p>
          </table:table-cell>
          <table:table-cell office:value-type="string">
            <text:p>68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24">
            <text:p>824</text:p>
          </table:table-cell>
          <table:table-cell office:value-type="string">
            <text:p>9:51:30.747</text:p>
          </table:table-cell>
          <table:table-cell office:value-type="string">
            <text:p>50.0790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25-0824</text:p>
          </table:table-cell>
          <table:table-cell office:value-type="string">
            <text:p>9:51:30.747</text:p>
          </table:table-cell>
          <table:table-cell office:value-type="string">
            <text:p>50.082604 s</text:p>
          </table:table-cell>
          <table:table-cell office:value-type="string">
            <text:p>3.527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6A CC 52 2C 12 1E 01 5A D8 12 2C 12 01 00 30 00 12 01 A2 00 4A D8 52 2C 12 7B 06 6A D8 12 0C 12 24 13 00 1F 20 6A D8 12 2C 12 01 00 4C 00 4C 01 B4 00 59 D9 52 2C 12 1E 01 60 DC 12 2C 12 01 00 48 00 10 01 FE 00 4F DC 52 2C 12 7B 06 77 DC 12 0C 12 24 13 00 1F 20 77 DC 12 2C 12 1E 01 70 DD 12 0C 12 7B 06 78 DD 12 0C 12 24 13 00 1F 20 78 DD 12 0C 12 1E 01 53 E0 12 2C 12 01 00 50 00 2A 02 0A 00 66 DF 52 2C 12 7B 06 5E E0 12 0C 12 24 13 00 1F 20 5E E0 12 2C 12 1E 01 60 E2 12 2C 12 01 00 44 00 3A 02 32 00 64 E1 52 2C 12 7B 06 46 E3 12 0C 12 24 13 00 1F 20 46 E3 12 2C 12 1E 01 8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26">
            <text:p>826</text:p>
          </table:table-cell>
          <table:table-cell office:value-type="string">
            <text:p>9:51:31.004</text:p>
          </table:table-cell>
          <table:table-cell office:value-type="string">
            <text:p>50.33403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27-0826</text:p>
          </table:table-cell>
          <table:table-cell office:value-type="string">
            <text:p>9:51:31.004</text:p>
          </table:table-cell>
          <table:table-cell office:value-type="string">
            <text:p>50.334117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28">
            <text:p>828</text:p>
          </table:table-cell>
          <table:table-cell office:value-type="string">
            <text:p>9:51:31.115</text:p>
          </table:table-cell>
          <table:table-cell office:value-type="string">
            <text:p>50.4451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29-0828</text:p>
          </table:table-cell>
          <table:table-cell office:value-type="string">
            <text:p>9:51:31.115</text:p>
          </table:table-cell>
          <table:table-cell office:value-type="string">
            <text:p>50.445302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6A CC 52 2C 12 1E 01 5A D8 12 2C 12 01 00 30 00 12 01 A2 00 4A D8 52 2C 12 7B 06 6A D8 12 0C 12 24 13 00 1F 20 6A D8 12 2C 12 01 00 4C 00 4C 01 B4 00 5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30">
            <text:p>830</text:p>
          </table:table-cell>
          <table:table-cell office:value-type="string">
            <text:p>9:51:31.115</text:p>
          </table:table-cell>
          <table:table-cell office:value-type="string">
            <text:p>50.4457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31-0830</text:p>
          </table:table-cell>
          <table:table-cell office:value-type="string">
            <text:p>9:51:31.115</text:p>
          </table:table-cell>
          <table:table-cell office:value-type="string">
            <text:p>50.446303 s</text:p>
          </table:table-cell>
          <table:table-cell office:value-type="string">
            <text:p>59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32">
            <text:p>832</text:p>
          </table:table-cell>
          <table:table-cell office:value-type="string">
            <text:p>9:51:31.115</text:p>
          </table:table-cell>
          <table:table-cell office:value-type="string">
            <text:p>50.4464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33-0832</text:p>
          </table:table-cell>
          <table:table-cell office:value-type="string">
            <text:p>9:51:31.115</text:p>
          </table:table-cell>
          <table:table-cell office:value-type="string">
            <text:p>50.450723 s</text:p>
          </table:table-cell>
          <table:table-cell office:value-type="string">
            <text:p>4.315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72 E4 12 2C 12 01 00 54 00 1E 02 68 00 56 E4 52 2C 12 7B 06 52 E5 12 0C 12 24 13 00 1F 20 53 E5 12 2C 12 1E 01 74 E6 12 2C 12 01 00 50 00 1E 02 84 00 56 E6 52 2C 12 7B 06 5E E7 12 0C 12 24 13 00 1F 20 5E E7 12 2C 12 1E 01 78 E7 12 2C 12 7B 06 46 E8 12 0C 12 24 13 00 1F 20 46 E8 12 2C 12 1E 01 50 E8 12 2C 12 7B 06 5D E8 12 0C 12 24 13 00 1F 20 5D E8 12 2C 12 7B 07 40 C0 14 0C 12 28 06 00 01 00 28 00 28 01 44 00 43 C5 55 2C 12 01 00 60 00 60 01 5E 00 72 C9 55 2C 12 01 00 74 00 74 01 A8 00 59 D2 55 2C 12 01 00 74 00 74 02 06 00 5D DA 55 2C 12 01 00 74 00 74 02 6C 00 44 DF 2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34">
            <text:p>834</text:p>
          </table:table-cell>
          <table:table-cell office:value-type="string">
            <text:p>9:51:31.371</text:p>
          </table:table-cell>
          <table:table-cell office:value-type="string">
            <text:p>50.7015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35-0834</text:p>
          </table:table-cell>
          <table:table-cell office:value-type="string">
            <text:p>9:51:31.371</text:p>
          </table:table-cell>
          <table:table-cell office:value-type="string">
            <text:p>50.701643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36">
            <text:p>836</text:p>
          </table:table-cell>
          <table:table-cell office:value-type="string">
            <text:p>9:51:31.482</text:p>
          </table:table-cell>
          <table:table-cell office:value-type="string">
            <text:p>50.8125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37-0836</text:p>
          </table:table-cell>
          <table:table-cell office:value-type="string">
            <text:p>9:51:31.482</text:p>
          </table:table-cell>
          <table:table-cell office:value-type="string">
            <text:p>50.812715 s</text:p>
          </table:table-cell>
          <table:table-cell office:value-type="string">
            <text:p>13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F 72 E4 12 2C 12 01 00 54 00 1E 02 68 00 56 E4 52 2C 12 7B 06 52 E5 12 0C 12 24 13 00 1F 20 53 E5 12 2C 12 1E 01 74 E6 12 2C 12 01 00 50 00 1E 02 84 00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38">
            <text:p>838</text:p>
          </table:table-cell>
          <table:table-cell office:value-type="string">
            <text:p>9:51:31.482</text:p>
          </table:table-cell>
          <table:table-cell office:value-type="string">
            <text:p>50.8130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39-0838</text:p>
          </table:table-cell>
          <table:table-cell office:value-type="string">
            <text:p>9:51:31.482</text:p>
          </table:table-cell>
          <table:table-cell office:value-type="string">
            <text:p>50.813725 s</text:p>
          </table:table-cell>
          <table:table-cell office:value-type="string">
            <text:p>66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0">
            <text:p>840</text:p>
          </table:table-cell>
          <table:table-cell office:value-type="string">
            <text:p>9:51:31.482</text:p>
          </table:table-cell>
          <table:table-cell office:value-type="string">
            <text:p>50.8138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41-0840</text:p>
          </table:table-cell>
          <table:table-cell office:value-type="string">
            <text:p>9:51:31.482</text:p>
          </table:table-cell>
          <table:table-cell office:value-type="string">
            <text:p>50.814944 s</text:p>
          </table:table-cell>
          <table:table-cell office:value-type="string">
            <text:p>1.08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80 40 A7 01 74 43 07 87 55 2C 12 1E 01 46 E5 15 0C 12 01 00 50 00 10 02 CE 00 73 E4 55 2C 12 7B 07 48 E5 15 0C 12 28 06 00 1F 20 48 E5 15 0C 12 1E 01 4E EB 15 0C 12 01 00 28 00 10 02 CC 00 40 EB 55 2C 12 00 00 23 9D C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42">
            <text:p>842</text:p>
          </table:table-cell>
          <table:table-cell office:value-type="string">
            <text:p>9:51:31.482</text:p>
          </table:table-cell>
          <table:table-cell office:value-type="string">
            <text:p>50.8169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1 00 02 02 00 80 D4 02 AD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43-0842</text:p>
          </table:table-cell>
          <table:table-cell office:value-type="string">
            <text:p>9:51:31.482</text:p>
          </table:table-cell>
          <table:table-cell office:value-type="string">
            <text:p>50.817052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4">
            <text:p>844</text:p>
          </table:table-cell>
          <table:table-cell office:value-type="string">
            <text:p>9:51:31.592</text:p>
          </table:table-cell>
          <table:table-cell office:value-type="string">
            <text:p>50.9218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45-0844</text:p>
          </table:table-cell>
          <table:table-cell office:value-type="string">
            <text:p>9:51:31.592</text:p>
          </table:table-cell>
          <table:table-cell office:value-type="string">
            <text:p>50.922027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55 2C 12 1E 01 46 E5 15 0C 12 01 00 50 00 10 02 CE 00 73 E4 55 2C 12 7B 07 48 E5 15 0C 12 28 06 00 1F 20 48 E5 15 0C 12 1E 01 4E EB 15 0C 12 01 00 2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46">
            <text:p>846</text:p>
          </table:table-cell>
          <table:table-cell office:value-type="string">
            <text:p>9:51:31.848</text:p>
          </table:table-cell>
          <table:table-cell office:value-type="string">
            <text:p>51.1780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47-0846</text:p>
          </table:table-cell>
          <table:table-cell office:value-type="string">
            <text:p>9:51:31.848</text:p>
          </table:table-cell>
          <table:table-cell office:value-type="string">
            <text:p>51.178109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8">
            <text:p>848</text:p>
          </table:table-cell>
          <table:table-cell office:value-type="string">
            <text:p>9:51:31.959</text:p>
          </table:table-cell>
          <table:table-cell office:value-type="string">
            <text:p>51.2892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49-0848</text:p>
          </table:table-cell>
          <table:table-cell office:value-type="string">
            <text:p>9:51:31.959</text:p>
          </table:table-cell>
          <table:table-cell office:value-type="string">
            <text:p>51.289337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7 55 2C 12 1E 01 46 E5 15 0C 12 01 00 50 00 10 02 CE 00 73 E4 55 2C 12 7B 07 48 E5 15 0C 12 28 06 00 1F 20 48 E5 15 0C 12 1E 01 4E EB 15 0C 12 01 00 2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50">
            <text:p>850</text:p>
          </table:table-cell>
          <table:table-cell office:value-type="string">
            <text:p>9:51:31.959</text:p>
          </table:table-cell>
          <table:table-cell office:value-type="string">
            <text:p>51.2896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51-0850</text:p>
          </table:table-cell>
          <table:table-cell office:value-type="string">
            <text:p>9:51:31.959</text:p>
          </table:table-cell>
          <table:table-cell office:value-type="string">
            <text:p>51.290373 s</text:p>
          </table:table-cell>
          <table:table-cell office:value-type="string">
            <text:p>70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52">
            <text:p>852</text:p>
          </table:table-cell>
          <table:table-cell office:value-type="string">
            <text:p>9:51:31.959</text:p>
          </table:table-cell>
          <table:table-cell office:value-type="string">
            <text:p>51.2905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53-0852</text:p>
          </table:table-cell>
          <table:table-cell office:value-type="string">
            <text:p>9:51:31.959</text:p>
          </table:table-cell>
          <table:table-cell office:value-type="string">
            <text:p>51.291539 s</text:p>
          </table:table-cell>
          <table:table-cell office:value-type="string">
            <text:p>1.03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7B 09 40 DE 17 06 12 2F 0E 00 7B 00 40 C0 00 07 12 00 09 00 07 00 00 01 6D 66 92 00 00 00 6E 66 92 05 00 00 00 00 00 00 00 01 6D 01 6D 64 00 00 00 00 00 00 00 00 00 00 00 00 00 00 00 00 00 00 1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54">
            <text:p>854</text:p>
          </table:table-cell>
          <table:table-cell office:value-type="string">
            <text:p>9:51:32.215</text:p>
          </table:table-cell>
          <table:table-cell office:value-type="string">
            <text:p>51.5455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55-0854</text:p>
          </table:table-cell>
          <table:table-cell office:value-type="string">
            <text:p>9:51:32.215</text:p>
          </table:table-cell>
          <table:table-cell office:value-type="string">
            <text:p>51.545582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56">
            <text:p>856</text:p>
          </table:table-cell>
          <table:table-cell office:value-type="string">
            <text:p>9:51:32.326</text:p>
          </table:table-cell>
          <table:table-cell office:value-type="string">
            <text:p>51.6565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57-0856</text:p>
          </table:table-cell>
          <table:table-cell office:value-type="string">
            <text:p>9:51:32.326</text:p>
          </table:table-cell>
          <table:table-cell office:value-type="string">
            <text:p>51.656695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04 7B 09 40 DE 17 06 12 2F 0E 00 7B 00 40 C0 00 07 12 00 09 00 07 00 00 01 6D 66 92 00 00 00 6E 66 92 05 00 00 00 00 00 00 00 01 6D 01 6D 64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58">
            <text:p>858</text:p>
          </table:table-cell>
          <table:table-cell office:value-type="string">
            <text:p>9:51:32.326</text:p>
          </table:table-cell>
          <table:table-cell office:value-type="string">
            <text:p>51.6570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59-0858</text:p>
          </table:table-cell>
          <table:table-cell office:value-type="string">
            <text:p>9:51:32.326</text:p>
          </table:table-cell>
          <table:table-cell office:value-type="string">
            <text:p>51.657737 s</text:p>
          </table:table-cell>
          <table:table-cell office:value-type="string">
            <text:p>68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60">
            <text:p>860</text:p>
          </table:table-cell>
          <table:table-cell office:value-type="string">
            <text:p>9:51:32.326</text:p>
          </table:table-cell>
          <table:table-cell office:value-type="string">
            <text:p>51.6578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61-0860</text:p>
          </table:table-cell>
          <table:table-cell office:value-type="string">
            <text:p>9:51:32.326</text:p>
          </table:table-cell>
          <table:table-cell office:value-type="string">
            <text:p>51.669714 s</text:p>
          </table:table-cell>
          <table:table-cell office:value-type="string">
            <text:p>11.846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7B 01 40 C0 03 07 12 06 0C 00 7B 02 40 C0 06 07 12 0C 0D 00 7B 03 40 C0 09 07 12 12 17 00 21 00 6A C4 09 07 12 03 00 00 00 2B 57 C5 29 07 12 7B 03 6E C5 09 07 12 12 17 00 1E 01 58 CF 09 07 12 01 00 28 00 08 00 00 00 51 CF 49 27 12 7B 03 5A CF 09 07 12 12 17 00 1F 20 5A CF 09 07 12 1E 01 50 D5 09 07 12 01 00 28 00 08 00 08 00 48 D5 49 27 12 7B 03 52 D5 09 07 12 12 17 00 1F 20 52 D5 09 07 12 01 00 28 00 28 00 10 00 4C DC 49 27 12 1E 01 47 DF 09 07 12 01 00 5C 00 46 00 38 00 7B DD 49 27 12 7B 03 54 DF 09 07 12 12 17 00 B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62">
            <text:p>862</text:p>
          </table:table-cell>
          <table:table-cell office:value-type="string">
            <text:p>9:51:32.583</text:p>
          </table:table-cell>
          <table:table-cell office:value-type="string">
            <text:p>51.9129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63-0862</text:p>
          </table:table-cell>
          <table:table-cell office:value-type="string">
            <text:p>9:51:32.583</text:p>
          </table:table-cell>
          <table:table-cell office:value-type="string">
            <text:p>51.913000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64">
            <text:p>864</text:p>
          </table:table-cell>
          <table:table-cell office:value-type="string">
            <text:p>9:51:32.694</text:p>
          </table:table-cell>
          <table:table-cell office:value-type="string">
            <text:p>52.0241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65-0864</text:p>
          </table:table-cell>
          <table:table-cell office:value-type="string">
            <text:p>9:51:32.694</text:p>
          </table:table-cell>
          <table:table-cell office:value-type="string">
            <text:p>52.024323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00 00 00 00 00 00 00 00 00 00 00 00 00 00 00 00 00 00 7B 01 40 C0 03 07 12 06 0C 00 7B 02 40 C0 06 07 12 0C 0D 00 7B 03 40 C0 09 07 12 12 17 00 21 00 6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66">
            <text:p>866</text:p>
          </table:table-cell>
          <table:table-cell office:value-type="string">
            <text:p>9:51:32.694</text:p>
          </table:table-cell>
          <table:table-cell office:value-type="string">
            <text:p>52.0246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67-0866</text:p>
          </table:table-cell>
          <table:table-cell office:value-type="string">
            <text:p>9:51:32.694</text:p>
          </table:table-cell>
          <table:table-cell office:value-type="string">
            <text:p>52.025350 s</text:p>
          </table:table-cell>
          <table:table-cell office:value-type="string">
            <text:p>68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68">
            <text:p>868</text:p>
          </table:table-cell>
          <table:table-cell office:value-type="string">
            <text:p>9:51:32.694</text:p>
          </table:table-cell>
          <table:table-cell office:value-type="string">
            <text:p>52.0254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69-0868</text:p>
          </table:table-cell>
          <table:table-cell office:value-type="string">
            <text:p>9:51:32.725</text:p>
          </table:table-cell>
          <table:table-cell office:value-type="string">
            <text:p>52.060266 s</text:p>
          </table:table-cell>
          <table:table-cell office:value-type="string">
            <text:p>34.789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1F 20 54 DF 09 07 12 1E 01 65 E4 09 07 12 01 00 5C 00 06 00 7E 00 5E E4 49 27 12 7B 03 73 E7 09 07 12 12 17 00 1F 20 73 E7 09 07 12 1E 01 5F E9 09 07 12 01 00 5C 00 34 00 84 00 68 E8 49 27 12 7B 03 7B E9 09 07 12 12 17 00 1F 20 40 EA 09 07 12 7B 04 40 DE 0C 07 12 19 19 00 7B 05 40 C0 0F 07 12 1E 0A 00 7B 06 40 C0 12 07 12 24 13 00 7B 07 40 C0 14 07 12 28 06 00 7B 08 40 C0 16 07 12 AD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70">
            <text:p>870</text:p>
          </table:table-cell>
          <table:table-cell office:value-type="string">
            <text:p>9:51:32.981</text:p>
          </table:table-cell>
          <table:table-cell office:value-type="string">
            <text:p>52.3113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71-0870</text:p>
          </table:table-cell>
          <table:table-cell office:value-type="string">
            <text:p>9:51:32.981</text:p>
          </table:table-cell>
          <table:table-cell office:value-type="string">
            <text:p>52.311467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72">
            <text:p>872</text:p>
          </table:table-cell>
          <table:table-cell office:value-type="string">
            <text:p>9:51:33.092</text:p>
          </table:table-cell>
          <table:table-cell office:value-type="string">
            <text:p>52.4225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73-0872</text:p>
          </table:table-cell>
          <table:table-cell office:value-type="string">
            <text:p>9:51:33.092</text:p>
          </table:table-cell>
          <table:table-cell office:value-type="string">
            <text:p>52.422697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97 1F 20 54 DF 09 07 12 1E 01 65 E4 09 07 12 01 00 5C 00 06 00 7E 00 5E E4 49 27 12 7B 03 73 E7 09 07 12 12 17 00 1F 20 73 E7 09 07 12 1E 01 5F E9 09 07 1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74">
            <text:p>874</text:p>
          </table:table-cell>
          <table:table-cell office:value-type="string">
            <text:p>9:51:33.092</text:p>
          </table:table-cell>
          <table:table-cell office:value-type="string">
            <text:p>52.4230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75-0874</text:p>
          </table:table-cell>
          <table:table-cell office:value-type="string">
            <text:p>9:51:33.092</text:p>
          </table:table-cell>
          <table:table-cell office:value-type="string">
            <text:p>52.423725 s</text:p>
          </table:table-cell>
          <table:table-cell office:value-type="string">
            <text:p>67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76">
            <text:p>876</text:p>
          </table:table-cell>
          <table:table-cell office:value-type="string">
            <text:p>9:51:33.092</text:p>
          </table:table-cell>
          <table:table-cell office:value-type="string">
            <text:p>52.4238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77-0876</text:p>
          </table:table-cell>
          <table:table-cell office:value-type="string">
            <text:p>9:51:33.092</text:p>
          </table:table-cell>
          <table:table-cell office:value-type="string">
            <text:p>52.427389 s</text:p>
          </table:table-cell>
          <table:table-cell office:value-type="string">
            <text:p>3.53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2C 16 00 7B 09 40 DE 17 07 12 2F 0E 00 7B 00 40 C0 00 08 12 00 09 00 07 00 00 02 21 67 92 00 00 00 6E 67 92 05 00 00 00 00 00 00 00 02 21 01 69 42 00 B8 22 00 00 00 00 00 00 00 00 00 B8 00 00 00 06 00 00 00 00 00 00 00 00 00 00 00 00 00 00 00 00 00 00 00 7B 01 40 C0 03 08 12 06 0C 00 7B 02 40 C0 06 08 12 0C 0D 00 7B 03 40 C0 09 08 12 12 17 00 7B 04 40 DE 0C 08 12 19 19 00 7B 05 40 C0 0F 08 12 1E 0A 00 7B 06 40 C0 12 08 12 24 13 00 7B 07 40 C0 14 08 12 28 06 00 7B 08 40 C0 16 08 12 2C 16 00 7B 09 40 DE 17 08 12 2F 0E 00 7B 00 40 C0 00 09 12 00 09 00 07 00 00 01 6D 68 92 E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78">
            <text:p>878</text:p>
          </table:table-cell>
          <table:table-cell office:value-type="string">
            <text:p>9:51:33.349</text:p>
          </table:table-cell>
          <table:table-cell office:value-type="string">
            <text:p>52.6788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79-0878</text:p>
          </table:table-cell>
          <table:table-cell office:value-type="string">
            <text:p>9:51:33.349</text:p>
          </table:table-cell>
          <table:table-cell office:value-type="string">
            <text:p>52.678932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0">
            <text:p>880</text:p>
          </table:table-cell>
          <table:table-cell office:value-type="string">
            <text:p>9:51:33.460</text:p>
          </table:table-cell>
          <table:table-cell office:value-type="string">
            <text:p>52.7900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81-0880</text:p>
          </table:table-cell>
          <table:table-cell office:value-type="string">
            <text:p>9:51:33.460</text:p>
          </table:table-cell>
          <table:table-cell office:value-type="string">
            <text:p>52.790179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2C 16 00 7B 09 40 DE 17 07 12 2F 0E 00 7B 00 40 C0 00 08 12 00 09 00 07 00 00 02 21 67 92 00 00 00 6E 67 92 05 00 00 00 00 00 00 00 02 21 01 69 42 00 B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82">
            <text:p>882</text:p>
          </table:table-cell>
          <table:table-cell office:value-type="string">
            <text:p>9:51:33.460</text:p>
          </table:table-cell>
          <table:table-cell office:value-type="string">
            <text:p>52.7905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83-0882</text:p>
          </table:table-cell>
          <table:table-cell office:value-type="string">
            <text:p>9:51:33.460</text:p>
          </table:table-cell>
          <table:table-cell office:value-type="string">
            <text:p>52.791172 s</text:p>
          </table:table-cell>
          <table:table-cell office:value-type="string">
            <text:p>63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4">
            <text:p>884</text:p>
          </table:table-cell>
          <table:table-cell office:value-type="string">
            <text:p>9:51:33.460</text:p>
          </table:table-cell>
          <table:table-cell office:value-type="string">
            <text:p>52.7912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85-0884</text:p>
          </table:table-cell>
          <table:table-cell office:value-type="string">
            <text:p>9:51:33.460</text:p>
          </table:table-cell>
          <table:table-cell office:value-type="string">
            <text:p>52.794875 s</text:p>
          </table:table-cell>
          <table:table-cell office:value-type="string">
            <text:p>3.622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6E 68 92 05 00 00 00 00 00 00 00 01 6D 01 6D 64 00 00 00 00 00 00 00 00 00 00 00 00 00 00 00 00 00 00 00 00 00 00 00 00 00 00 00 00 00 00 00 00 00 00 00 00 7B 01 40 C0 03 09 12 06 0C 00 7B 02 40 C0 06 09 12 0C 0D 00 7B 03 40 C0 09 09 12 12 17 00 7B 04 40 DE 0C 09 12 19 19 00 7B 05 40 C0 0F 09 12 1E 0A 00 7B 06 40 C0 12 09 12 24 13 00 7B 07 40 C0 14 09 12 28 06 00 7B 08 40 C0 16 09 12 2C 16 00 7B 09 40 DE 17 09 12 2F 0E 00 7B 00 40 C0 00 0A 12 00 09 00 07 00 00 01 6D 69 92 00 00 00 6E 69 92 05 00 00 00 00 00 00 00 01 6D 01 6D 64 00 00 00 00 00 00 00 00 00 00 00 A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86">
            <text:p>886</text:p>
          </table:table-cell>
          <table:table-cell office:value-type="string">
            <text:p>9:51:33.716</text:p>
          </table:table-cell>
          <table:table-cell office:value-type="string">
            <text:p>53.0462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87-0886</text:p>
          </table:table-cell>
          <table:table-cell office:value-type="string">
            <text:p>9:51:33.716</text:p>
          </table:table-cell>
          <table:table-cell office:value-type="string">
            <text:p>53.046357 s</text:p>
          </table:table-cell>
          <table:table-cell office:value-type="string">
            <text:p>8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8">
            <text:p>888</text:p>
          </table:table-cell>
          <table:table-cell office:value-type="string">
            <text:p>9:51:33.827</text:p>
          </table:table-cell>
          <table:table-cell office:value-type="string">
            <text:p>53.1574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89-0888</text:p>
          </table:table-cell>
          <table:table-cell office:value-type="string">
            <text:p>9:51:33.827</text:p>
          </table:table-cell>
          <table:table-cell office:value-type="string">
            <text:p>53.157558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00 00 00 6E 68 92 05 00 00 00 00 00 00 00 01 6D 01 6D 64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90">
            <text:p>890</text:p>
          </table:table-cell>
          <table:table-cell office:value-type="string">
            <text:p>9:51:33.827</text:p>
          </table:table-cell>
          <table:table-cell office:value-type="string">
            <text:p>53.1579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91-0890</text:p>
          </table:table-cell>
          <table:table-cell office:value-type="string">
            <text:p>9:51:33.827</text:p>
          </table:table-cell>
          <table:table-cell office:value-type="string">
            <text:p>53.158596 s</text:p>
          </table:table-cell>
          <table:table-cell office:value-type="string">
            <text:p>68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92">
            <text:p>892</text:p>
          </table:table-cell>
          <table:table-cell office:value-type="string">
            <text:p>9:51:33.827</text:p>
          </table:table-cell>
          <table:table-cell office:value-type="string">
            <text:p>53.1587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93-0892</text:p>
          </table:table-cell>
          <table:table-cell office:value-type="string">
            <text:p>9:51:33.827</text:p>
          </table:table-cell>
          <table:table-cell office:value-type="string">
            <text:p>53.163502 s</text:p>
          </table:table-cell>
          <table:table-cell office:value-type="string">
            <text:p>4.775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7B 01 40 C0 03 0A 12 06 0C 00 7B 02 40 C0 06 0A 12 0C 0D 00 7B 03 40 C0 09 0A 12 12 17 00 7B 04 40 DE 0C 0A 12 19 19 00 7B 05 40 C0 0F 0A 12 1E 0A 00 7B 06 40 C0 12 0A 12 24 13 00 1E 01 4C CB 12 0A 12 01 00 74 00 46 00 00 00 43 CA 52 2A 12 1A 00 76 DB 12 0A 12 06 03 03 A3 76 DB 72 0A 12 06 56 02 E6 00 40 40 A1 08 0C 03 1A 40 00 01 08 3B 83 1A 40 00 01 08 1A 00 05 41 00 01 08 0C 56 05 41 00 01 08 1A 01 1D 41 00 01 08 06 56 06 FA 05 41 40 A1 08 3B 82 1E 41 00 01 08 1A 01 31 41 00 01 08 3B 9D 00 42 F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94">
            <text:p>894</text:p>
          </table:table-cell>
          <table:table-cell office:value-type="string">
            <text:p>9:51:34.083</text:p>
          </table:table-cell>
          <table:table-cell office:value-type="string">
            <text:p>53.4136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95-0894</text:p>
          </table:table-cell>
          <table:table-cell office:value-type="string">
            <text:p>9:51:34.083</text:p>
          </table:table-cell>
          <table:table-cell office:value-type="string">
            <text:p>53.413694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96">
            <text:p>896</text:p>
          </table:table-cell>
          <table:table-cell office:value-type="string">
            <text:p>9:51:34.195</text:p>
          </table:table-cell>
          <table:table-cell office:value-type="string">
            <text:p>53.5248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97-0896</text:p>
          </table:table-cell>
          <table:table-cell office:value-type="string">
            <text:p>9:51:34.195</text:p>
          </table:table-cell>
          <table:table-cell office:value-type="string">
            <text:p>53.525010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F 00 00 00 00 00 00 00 00 00 00 00 00 00 00 00 00 00 00 00 00 00 00 00 00 00 7B 01 40 C0 03 0A 12 06 0C 00 7B 02 40 C0 06 0A 12 0C 0D 00 7B 03 40 C0 09 0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98">
            <text:p>898</text:p>
          </table:table-cell>
          <table:table-cell office:value-type="string">
            <text:p>9:51:34.195</text:p>
          </table:table-cell>
          <table:table-cell office:value-type="string">
            <text:p>53.5253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99-0898</text:p>
          </table:table-cell>
          <table:table-cell office:value-type="string">
            <text:p>9:51:34.195</text:p>
          </table:table-cell>
          <table:table-cell office:value-type="string">
            <text:p>53.526031 s</text:p>
          </table:table-cell>
          <table:table-cell office:value-type="string">
            <text:p>66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00">
            <text:p>900</text:p>
          </table:table-cell>
          <table:table-cell office:value-type="string">
            <text:p>9:51:34.195</text:p>
          </table:table-cell>
          <table:table-cell office:value-type="string">
            <text:p>53.5261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01-0900</text:p>
          </table:table-cell>
          <table:table-cell office:value-type="string">
            <text:p>9:51:34.195</text:p>
          </table:table-cell>
          <table:table-cell office:value-type="string">
            <text:p>53.527242 s</text:p>
          </table:table-cell>
          <table:table-cell office:value-type="string">
            <text:p>1.08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80 40 A7 01 74 43 07 87 00 01 08 1A 00 1D 42 00 01 08 0C 56 1D 42 00 01 08 1A 01 34 42 00 01 08 7B 00 34 42 00 01 08 00 09 00 64 01 37 4D 00 01 08 17 00 02 4F 00 01 08 18 00 40 D6 13 0A 12 00 00 00 00 00 00 00 BF C8 9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02">
            <text:p>902</text:p>
          </table:table-cell>
          <table:table-cell office:value-type="string">
            <text:p>9:51:34.195</text:p>
          </table:table-cell>
          <table:table-cell office:value-type="string">
            <text:p>53.5293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1 00 02 02 00 80 D4 03 3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03-0902</text:p>
          </table:table-cell>
          <table:table-cell office:value-type="string">
            <text:p>9:51:34.195</text:p>
          </table:table-cell>
          <table:table-cell office:value-type="string">
            <text:p>53.529397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04">
            <text:p>904</text:p>
          </table:table-cell>
          <table:table-cell office:value-type="string">
            <text:p>9:51:34.304</text:p>
          </table:table-cell>
          <table:table-cell office:value-type="string">
            <text:p>53.6339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05-0904</text:p>
          </table:table-cell>
          <table:table-cell office:value-type="string">
            <text:p>9:51:34.304</text:p>
          </table:table-cell>
          <table:table-cell office:value-type="string">
            <text:p>53.634110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00 01 08 1A 00 1D 42 00 01 08 0C 56 1D 42 00 01 08 1A 01 34 42 00 01 08 7B 00 34 42 00 01 08 00 09 00 64 01 37 4D 00 01 08 17 00 02 4F 00 01 08 18 00 4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06">
            <text:p>906</text:p>
          </table:table-cell>
          <table:table-cell office:value-type="string">
            <text:p>9:51:34.560</text:p>
          </table:table-cell>
          <table:table-cell office:value-type="string">
            <text:p>53.89032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07-0906</text:p>
          </table:table-cell>
          <table:table-cell office:value-type="string">
            <text:p>9:51:34.560</text:p>
          </table:table-cell>
          <table:table-cell office:value-type="string">
            <text:p>53.890401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08">
            <text:p>908</text:p>
          </table:table-cell>
          <table:table-cell office:value-type="string">
            <text:p>9:51:34.671</text:p>
          </table:table-cell>
          <table:table-cell office:value-type="string">
            <text:p>54.0014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09-0908</text:p>
          </table:table-cell>
          <table:table-cell office:value-type="string">
            <text:p>9:51:34.671</text:p>
          </table:table-cell>
          <table:table-cell office:value-type="string">
            <text:p>54.001678 s</text:p>
          </table:table-cell>
          <table:table-cell office:value-type="string">
            <text:p>21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7 00 01 08 1A 00 1D 42 00 01 08 0C 56 1D 42 00 01 08 1A 01 34 42 00 01 08 7B 00 34 42 00 01 08 00 09 00 64 01 37 4D 00 01 08 17 00 02 4F 00 01 08 18 00 4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10">
            <text:p>910</text:p>
          </table:table-cell>
          <table:table-cell office:value-type="string">
            <text:p>9:51:34.671</text:p>
          </table:table-cell>
          <table:table-cell office:value-type="string">
            <text:p>54.0020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11-0910</text:p>
          </table:table-cell>
          <table:table-cell office:value-type="string">
            <text:p>9:51:34.671</text:p>
          </table:table-cell>
          <table:table-cell office:value-type="string">
            <text:p>54.002679 s</text:p>
          </table:table-cell>
          <table:table-cell office:value-type="string">
            <text:p>65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12">
            <text:p>912</text:p>
          </table:table-cell>
          <table:table-cell office:value-type="string">
            <text:p>9:51:34.671</text:p>
          </table:table-cell>
          <table:table-cell office:value-type="string">
            <text:p>54.0028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13-0912</text:p>
          </table:table-cell>
          <table:table-cell office:value-type="string">
            <text:p>9:51:34.671</text:p>
          </table:table-cell>
          <table:table-cell office:value-type="string">
            <text:p>54.003894 s</text:p>
          </table:table-cell>
          <table:table-cell office:value-type="string">
            <text:p>1.08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1F 20 40 FB 16 02 12 01 00 50 00 50 00 48 00 59 C0 57 22 12 1E 01 5E C2 17 02 12 01 00 64 00 06 00 98 00 5A C2 57 22 12 7B 08 61 C2 17 02 12 2C 16 00 1F 20 61 C2 17 02 12 1E 01 6A C5 17 02 12 D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14">
            <text:p>914</text:p>
          </table:table-cell>
          <table:table-cell office:value-type="string">
            <text:p>9:51:34.927</text:p>
          </table:table-cell>
          <table:table-cell office:value-type="string">
            <text:p>54.2577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15-0914</text:p>
          </table:table-cell>
          <table:table-cell office:value-type="string">
            <text:p>9:51:34.927</text:p>
          </table:table-cell>
          <table:table-cell office:value-type="string">
            <text:p>54.257807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16">
            <text:p>916</text:p>
          </table:table-cell>
          <table:table-cell office:value-type="string">
            <text:p>9:51:35.039</text:p>
          </table:table-cell>
          <table:table-cell office:value-type="string">
            <text:p>54.3688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17-0916</text:p>
          </table:table-cell>
          <table:table-cell office:value-type="string">
            <text:p>9:51:35.039</text:p>
          </table:table-cell>
          <table:table-cell office:value-type="string">
            <text:p>54.36896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04 1F 20 40 FB 16 02 12 01 00 50 00 50 00 48 00 59 C0 57 22 12 1E 01 5E C2 17 02 12 01 00 64 00 06 00 98 00 5A C2 57 22 12 7B 08 61 C2 17 02 12 2C 16 00 1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18">
            <text:p>918</text:p>
          </table:table-cell>
          <table:table-cell office:value-type="string">
            <text:p>9:51:35.039</text:p>
          </table:table-cell>
          <table:table-cell office:value-type="string">
            <text:p>54.3692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19-0918</text:p>
          </table:table-cell>
          <table:table-cell office:value-type="string">
            <text:p>9:51:35.039</text:p>
          </table:table-cell>
          <table:table-cell office:value-type="string">
            <text:p>54.369969 s</text:p>
          </table:table-cell>
          <table:table-cell office:value-type="string">
            <text:p>68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0">
            <text:p>920</text:p>
          </table:table-cell>
          <table:table-cell office:value-type="string">
            <text:p>9:51:35.039</text:p>
          </table:table-cell>
          <table:table-cell office:value-type="string">
            <text:p>54.3701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21-0920</text:p>
          </table:table-cell>
          <table:table-cell office:value-type="string">
            <text:p>9:51:35.039</text:p>
          </table:table-cell>
          <table:table-cell office:value-type="string">
            <text:p>54.381908 s</text:p>
          </table:table-cell>
          <table:table-cell office:value-type="string">
            <text:p>11.805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1 00 60 00 06 00 9E 00 64 C5 57 22 12 7B 08 6B C5 17 02 12 2C 16 00 1F 20 6B C5 17 02 12 1E 01 59 C8 17 02 12 01 00 60 00 06 00 A4 00 55 C8 57 22 12 7B 08 5B C8 17 02 12 2C 16 00 1F 20 5B C8 17 02 12 1E 01 5E CA 17 02 12 01 00 60 00 06 00 AA 00 59 CA 57 22 12 7B 08 5F CA 17 02 12 2C 16 00 1F 20 60 CA 17 02 12 01 00 74 00 74 00 AE 00 7B CF 57 22 12 1E 01 75 D3 17 02 12 01 00 74 00 36 01 22 00 7B D2 57 22 12 7B 08 6A D4 17 02 12 2C 16 00 1F 20 6A D4 17 02 12 1E 01 40 D7 17 02 12 01 00 74 00 3A 01 56 00 43 D6 57 22 12 7B 08 67 D7 17 02 12 2C 16 00 1F 20 67 D7 17 02 12 7B E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22">
            <text:p>922</text:p>
          </table:table-cell>
          <table:table-cell office:value-type="string">
            <text:p>9:51:35.295</text:p>
          </table:table-cell>
          <table:table-cell office:value-type="string">
            <text:p>54.6252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23-0922</text:p>
          </table:table-cell>
          <table:table-cell office:value-type="string">
            <text:p>9:51:35.295</text:p>
          </table:table-cell>
          <table:table-cell office:value-type="string">
            <text:p>54.625342 s</text:p>
          </table:table-cell>
          <table:table-cell office:value-type="string">
            <text:p>9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4">
            <text:p>924</text:p>
          </table:table-cell>
          <table:table-cell office:value-type="string">
            <text:p>9:51:35.406</text:p>
          </table:table-cell>
          <table:table-cell office:value-type="string">
            <text:p>54.7362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25-0924</text:p>
          </table:table-cell>
          <table:table-cell office:value-type="string">
            <text:p>9:51:35.406</text:p>
          </table:table-cell>
          <table:table-cell office:value-type="string">
            <text:p>54.736362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01 00 60 00 06 00 9E 00 64 C5 57 22 12 7B 08 6B C5 17 02 12 2C 16 00 1F 20 6B C5 17 02 12 1E 01 59 C8 17 02 12 01 00 60 00 06 00 A4 00 55 C8 57 22 12 7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26">
            <text:p>926</text:p>
          </table:table-cell>
          <table:table-cell office:value-type="string">
            <text:p>9:51:35.406</text:p>
          </table:table-cell>
          <table:table-cell office:value-type="string">
            <text:p>54.7367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27-0926</text:p>
          </table:table-cell>
          <table:table-cell office:value-type="string">
            <text:p>9:51:35.406</text:p>
          </table:table-cell>
          <table:table-cell office:value-type="string">
            <text:p>54.737378 s</text:p>
          </table:table-cell>
          <table:table-cell office:value-type="string">
            <text:p>67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8">
            <text:p>928</text:p>
          </table:table-cell>
          <table:table-cell office:value-type="string">
            <text:p>9:51:35.406</text:p>
          </table:table-cell>
          <table:table-cell office:value-type="string">
            <text:p>54.7375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29-0928</text:p>
          </table:table-cell>
          <table:table-cell office:value-type="string">
            <text:p>9:51:35.437</text:p>
          </table:table-cell>
          <table:table-cell office:value-type="string">
            <text:p>54.772378 s</text:p>
          </table:table-cell>
          <table:table-cell office:value-type="string">
            <text:p>34.869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09 40 DE 17 02 12 2F 0E 00 7B 00 40 C0 00 03 12 00 09 00 07 00 00 03 CD 62 92 00 00 00 6E 62 92 05 00 00 00 00 00 00 00 03 CD 01 69 25 02 64 3F 00 00 00 00 00 00 00 00 02 64 00 00 00 20 00 00 00 00 00 00 00 00 00 00 00 00 00 00 00 00 00 00 00 7B 01 40 C0 03 03 12 06 0C 00 7B 02 40 C0 06 03 12 0C 0D 00 7B 03 40 C0 09 03 12 12 17 00 7B 04 40 DE 0C 03 12 19 19 00 7B 05 40 C0 0F 03 12 5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30">
            <text:p>930</text:p>
          </table:table-cell>
          <table:table-cell office:value-type="string">
            <text:p>9:51:35.693</text:p>
          </table:table-cell>
          <table:table-cell office:value-type="string">
            <text:p>55.0239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31-0930</text:p>
          </table:table-cell>
          <table:table-cell office:value-type="string">
            <text:p>9:51:35.693</text:p>
          </table:table-cell>
          <table:table-cell office:value-type="string">
            <text:p>55.023999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32">
            <text:p>932</text:p>
          </table:table-cell>
          <table:table-cell office:value-type="string">
            <text:p>9:51:35.805</text:p>
          </table:table-cell>
          <table:table-cell office:value-type="string">
            <text:p>55.1348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33-0932</text:p>
          </table:table-cell>
          <table:table-cell office:value-type="string">
            <text:p>9:51:35.805</text:p>
          </table:table-cell>
          <table:table-cell office:value-type="string">
            <text:p>55.134978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97 09 40 DE 17 02 12 2F 0E 00 7B 00 40 C0 00 03 12 00 09 00 07 00 00 03 CD 62 92 00 00 00 6E 62 92 05 00 00 00 00 00 00 00 03 CD 01 69 25 02 64 3F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34">
            <text:p>934</text:p>
          </table:table-cell>
          <table:table-cell office:value-type="string">
            <text:p>9:51:35.805</text:p>
          </table:table-cell>
          <table:table-cell office:value-type="string">
            <text:p>55.1353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35-0934</text:p>
          </table:table-cell>
          <table:table-cell office:value-type="string">
            <text:p>9:51:35.805</text:p>
          </table:table-cell>
          <table:table-cell office:value-type="string">
            <text:p>55.135991 s</text:p>
          </table:table-cell>
          <table:table-cell office:value-type="string">
            <text:p>67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36">
            <text:p>936</text:p>
          </table:table-cell>
          <table:table-cell office:value-type="string">
            <text:p>9:51:35.805</text:p>
          </table:table-cell>
          <table:table-cell office:value-type="string">
            <text:p>55.1361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37-0936</text:p>
          </table:table-cell>
          <table:table-cell office:value-type="string">
            <text:p>9:51:35.805</text:p>
          </table:table-cell>
          <table:table-cell office:value-type="string">
            <text:p>55.139681 s</text:p>
          </table:table-cell>
          <table:table-cell office:value-type="string">
            <text:p>3.559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1E 0A 00 1E 01 5D D6 11 03 12 7B 05 47 E3 11 03 12 1E 0A 00 1F 20 47 E3 11 03 12 01 00 08 00 08 00 00 00 68 EA 51 63 12 7B 06 40 C0 12 03 12 24 13 00 7B 07 40 C0 14 03 12 28 06 00 7B 08 40 C0 16 03 12 2C 16 00 7B 09 40 DE 17 03 12 2F 0E 00 7B 00 40 C0 00 04 12 00 09 00 07 00 00 01 73 63 92 00 00 00 6E 63 92 05 00 00 00 00 00 00 00 01 73 01 6B 62 00 08 02 00 00 00 00 00 00 00 00 00 08 00 00 00 01 00 00 00 00 00 00 00 00 00 00 00 00 00 00 00 00 00 00 00 7B 01 40 C0 03 04 12 06 0C 00 7B 02 40 C0 06 04 12 0C 0D 00 7B 03 40 C0 09 04 12 12 17 00 7B 04 40 DE 0C 04 12 19 19 00 D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38">
            <text:p>938</text:p>
          </table:table-cell>
          <table:table-cell office:value-type="string">
            <text:p>9:51:36.061</text:p>
          </table:table-cell>
          <table:table-cell office:value-type="string">
            <text:p>55.3911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39-0938</text:p>
          </table:table-cell>
          <table:table-cell office:value-type="string">
            <text:p>9:51:36.061</text:p>
          </table:table-cell>
          <table:table-cell office:value-type="string">
            <text:p>55.391202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40">
            <text:p>940</text:p>
          </table:table-cell>
          <table:table-cell office:value-type="string">
            <text:p>9:51:36.172</text:p>
          </table:table-cell>
          <table:table-cell office:value-type="string">
            <text:p>55.5022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41-0940</text:p>
          </table:table-cell>
          <table:table-cell office:value-type="string">
            <text:p>9:51:36.172</text:p>
          </table:table-cell>
          <table:table-cell office:value-type="string">
            <text:p>55.502394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F2 1E 0A 00 1E 01 5D D6 11 03 12 7B 05 47 E3 11 03 12 1E 0A 00 1F 20 47 E3 11 03 12 01 00 08 00 08 00 00 00 68 EA 51 63 12 7B 06 40 C0 12 03 12 24 13 00 7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42">
            <text:p>942</text:p>
          </table:table-cell>
          <table:table-cell office:value-type="string">
            <text:p>9:51:36.172</text:p>
          </table:table-cell>
          <table:table-cell office:value-type="string">
            <text:p>55.5027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43-0942</text:p>
          </table:table-cell>
          <table:table-cell office:value-type="string">
            <text:p>9:51:36.172</text:p>
          </table:table-cell>
          <table:table-cell office:value-type="string">
            <text:p>55.503390 s</text:p>
          </table:table-cell>
          <table:table-cell office:value-type="string">
            <text:p>68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44">
            <text:p>944</text:p>
          </table:table-cell>
          <table:table-cell office:value-type="string">
            <text:p>9:51:36.172</text:p>
          </table:table-cell>
          <table:table-cell office:value-type="string">
            <text:p>55.5034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45-0944</text:p>
          </table:table-cell>
          <table:table-cell office:value-type="string">
            <text:p>9:51:36.172</text:p>
          </table:table-cell>
          <table:table-cell office:value-type="string">
            <text:p>55.507022 s</text:p>
          </table:table-cell>
          <table:table-cell office:value-type="string">
            <text:p>3.543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7B 05 40 C0 0F 04 12 1E 0A 00 7B 06 40 C0 12 04 12 24 13 00 7B 07 40 C0 14 04 12 28 06 00 7B 08 40 C0 16 04 12 2C 16 00 7B 09 40 DE 17 04 12 2F 0E 00 7B 00 40 C0 00 05 12 00 09 00 07 00 00 01 6D 64 92 00 00 00 6E 64 92 05 00 00 00 00 00 00 00 01 6D 01 6D 64 00 00 00 00 00 00 00 00 00 00 00 00 00 00 00 00 00 00 00 00 00 00 00 00 00 00 00 00 00 00 00 00 00 00 00 00 7B 01 40 C0 03 05 12 06 0C 00 7B 02 40 C0 06 05 12 0C 0D 00 7B 03 40 C0 09 05 12 12 17 00 7B 04 40 DE 0C 05 12 19 19 00 7B 05 40 C0 0F 05 12 1E 0A 00 7B 06 40 C0 12 05 12 24 13 00 7B 07 40 C0 14 05 12 28 06 00 7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46">
            <text:p>946</text:p>
          </table:table-cell>
          <table:table-cell office:value-type="string">
            <text:p>9:51:36.428</text:p>
          </table:table-cell>
          <table:table-cell office:value-type="string">
            <text:p>55.7585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47-0946</text:p>
          </table:table-cell>
          <table:table-cell office:value-type="string">
            <text:p>9:51:36.428</text:p>
          </table:table-cell>
          <table:table-cell office:value-type="string">
            <text:p>55.758594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48">
            <text:p>948</text:p>
          </table:table-cell>
          <table:table-cell office:value-type="string">
            <text:p>9:51:36.539</text:p>
          </table:table-cell>
          <table:table-cell office:value-type="string">
            <text:p>55.8696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49-0948</text:p>
          </table:table-cell>
          <table:table-cell office:value-type="string">
            <text:p>9:51:36.539</text:p>
          </table:table-cell>
          <table:table-cell office:value-type="string">
            <text:p>55.86975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F2 7B 05 40 C0 0F 04 12 1E 0A 00 7B 06 40 C0 12 04 12 24 13 00 7B 07 40 C0 14 04 12 28 06 00 7B 08 40 C0 16 04 12 2C 16 00 7B 09 40 DE 17 04 12 2F 0E 00 7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50">
            <text:p>950</text:p>
          </table:table-cell>
          <table:table-cell office:value-type="string">
            <text:p>9:51:36.539</text:p>
          </table:table-cell>
          <table:table-cell office:value-type="string">
            <text:p>55.8700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51-0950</text:p>
          </table:table-cell>
          <table:table-cell office:value-type="string">
            <text:p>9:51:36.539</text:p>
          </table:table-cell>
          <table:table-cell office:value-type="string">
            <text:p>55.870789 s</text:p>
          </table:table-cell>
          <table:table-cell office:value-type="string">
            <text:p>70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52">
            <text:p>952</text:p>
          </table:table-cell>
          <table:table-cell office:value-type="string">
            <text:p>9:51:36.539</text:p>
          </table:table-cell>
          <table:table-cell office:value-type="string">
            <text:p>55.8709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53-0952</text:p>
          </table:table-cell>
          <table:table-cell office:value-type="string">
            <text:p>9:51:36.539</text:p>
          </table:table-cell>
          <table:table-cell office:value-type="string">
            <text:p>55.875663 s</text:p>
          </table:table-cell>
          <table:table-cell office:value-type="string">
            <text:p>4.74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7B 08 40 C0 16 05 12 2C 16 00 7B 09 40 DE 17 05 12 2F 0E 00 7B 00 40 C0 00 06 12 00 09 00 07 00 00 01 6D 65 92 00 00 00 6E 65 92 05 00 00 00 00 00 00 00 01 6D 01 6D 64 00 00 00 00 00 00 00 00 00 00 00 00 00 00 00 00 00 00 00 00 00 00 00 00 00 00 00 00 00 00 00 00 00 00 00 00 7B 01 40 C0 03 06 12 06 0C 00 7B 02 40 C0 06 06 12 0C 0D 00 7B 03 40 C0 09 06 12 12 17 00 7B 04 40 DE 0C 06 12 19 19 00 7B 05 40 C0 0F 06 12 1E 0A 00 50 00 6F C3 0F 06 12 20 01 1E 00 3C 14 00 1E 3C 12 D6 87 B4 46 00 00 3C 21 01 1E 00 3C 14 00 1E 3C 12 D6 87 B4 46 00 00 3C 50 00 41 D7 0F 06 12 21 01 C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54">
            <text:p>954</text:p>
          </table:table-cell>
          <table:table-cell office:value-type="string">
            <text:p>9:51:36.796</text:p>
          </table:table-cell>
          <table:table-cell office:value-type="string">
            <text:p>56.1260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55-0954</text:p>
          </table:table-cell>
          <table:table-cell office:value-type="string">
            <text:p>9:51:36.796</text:p>
          </table:table-cell>
          <table:table-cell office:value-type="string">
            <text:p>56.126175 s</text:p>
          </table:table-cell>
          <table:table-cell office:value-type="string">
            <text:p>10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56">
            <text:p>956</text:p>
          </table:table-cell>
          <table:table-cell office:value-type="string">
            <text:p>9:51:36.907</text:p>
          </table:table-cell>
          <table:table-cell office:value-type="string">
            <text:p>56.2371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57-0956</text:p>
          </table:table-cell>
          <table:table-cell office:value-type="string">
            <text:p>9:51:36.907</text:p>
          </table:table-cell>
          <table:table-cell office:value-type="string">
            <text:p>56.237231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F2 7B 08 40 C0 16 05 12 2C 16 00 7B 09 40 DE 17 05 12 2F 0E 00 7B 00 40 C0 00 06 12 00 09 00 07 00 00 01 6D 65 92 00 00 00 6E 65 92 05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58">
            <text:p>958</text:p>
          </table:table-cell>
          <table:table-cell office:value-type="string">
            <text:p>9:51:36.907</text:p>
          </table:table-cell>
          <table:table-cell office:value-type="string">
            <text:p>56.2375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59-0958</text:p>
          </table:table-cell>
          <table:table-cell office:value-type="string">
            <text:p>9:51:36.907</text:p>
          </table:table-cell>
          <table:table-cell office:value-type="string">
            <text:p>56.238268 s</text:p>
          </table:table-cell>
          <table:table-cell office:value-type="string">
            <text:p>72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0">
            <text:p>960</text:p>
          </table:table-cell>
          <table:table-cell office:value-type="string">
            <text:p>9:51:36.907</text:p>
          </table:table-cell>
          <table:table-cell office:value-type="string">
            <text:p>56.2383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61-0960</text:p>
          </table:table-cell>
          <table:table-cell office:value-type="string">
            <text:p>9:51:36.907</text:p>
          </table:table-cell>
          <table:table-cell office:value-type="string">
            <text:p>56.239429 s</text:p>
          </table:table-cell>
          <table:table-cell office:value-type="string">
            <text:p>1.03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80 40 A7 01 74 43 07 1A 1E 00 3C 14 00 1E 3C 12 D6 87 B4 46 00 00 3C 20 01 1E 00 3C 14 00 1E 3C 12 D6 87 B4 46 00 00 3C 7B 06 40 C0 12 06 12 24 13 00 7B 07 40 C0 14 06 12 28 06 00 7B 08 40 C0 16 06 12 2C 16 00 98 FC 3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62">
            <text:p>962</text:p>
          </table:table-cell>
          <table:table-cell office:value-type="string">
            <text:p>9:51:36.907</text:p>
          </table:table-cell>
          <table:table-cell office:value-type="string">
            <text:p>56.2441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0 00 28 E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63-0962</text:p>
          </table:table-cell>
          <table:table-cell office:value-type="string">
            <text:p>9:51:36.907</text:p>
          </table:table-cell>
          <table:table-cell office:value-type="string">
            <text:p>56.244200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4">
            <text:p>964</text:p>
          </table:table-cell>
          <table:table-cell office:value-type="string">
            <text:p>9:51:37.016</text:p>
          </table:table-cell>
          <table:table-cell office:value-type="string">
            <text:p>56.3462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65-0964</text:p>
          </table:table-cell>
          <table:table-cell office:value-type="string">
            <text:p>9:51:37.016</text:p>
          </table:table-cell>
          <table:table-cell office:value-type="string">
            <text:p>56.346388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A 80 40 A7 01 74 43 07 1A 1E 00 3C 14 00 1E 3C 12 D6 87 B4 46 00 00 3C 20 01 1E 00 3C 14 00 1E 3C 12 D6 87 B4 46 00 00 3C 7B 06 40 C0 12 06 12 24 13 00 7B 07 40 C0 14 06 12 28 0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66">
            <text:p>966</text:p>
          </table:table-cell>
          <table:table-cell office:value-type="string">
            <text:p>9:51:37.016</text:p>
          </table:table-cell>
          <table:table-cell office:value-type="string">
            <text:p>56.3470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0 00 02 01 00 CD 4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67-0966</text:p>
          </table:table-cell>
          <table:table-cell office:value-type="string">
            <text:p>9:51:37.016</text:p>
          </table:table-cell>
          <table:table-cell office:value-type="string">
            <text:p>56.347423 s</text:p>
          </table:table-cell>
          <table:table-cell office:value-type="string">
            <text:p>33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8">
            <text:p>968</text:p>
          </table:table-cell>
          <table:table-cell office:value-type="string">
            <text:p>9:51:37.125</text:p>
          </table:table-cell>
          <table:table-cell office:value-type="string">
            <text:p>56.4554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69-0968</text:p>
          </table:table-cell>
          <table:table-cell office:value-type="string">
            <text:p>9:51:37.125</text:p>
          </table:table-cell>
          <table:table-cell office:value-type="string">
            <text:p>56.455604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A 80 40 A7 01 74 43 07 1A 1E 00 3C 14 00 1E 3C 12 D6 87 B4 46 00 00 3C 20 01 1E 00 3C 14 00 1E 3C 12 D6 87 B4 46 00 00 3C 7B 06 40 C0 12 06 12 24 13 00 7B 07 40 C0 14 06 12 28 0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70">
            <text:p>970</text:p>
          </table:table-cell>
          <table:table-cell office:value-type="string">
            <text:p>9:51:37.156</text:p>
          </table:table-cell>
          <table:table-cell office:value-type="string">
            <text:p>56.4867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71-0970</text:p>
          </table:table-cell>
          <table:table-cell office:value-type="string">
            <text:p>9:51:37.156</text:p>
          </table:table-cell>
          <table:table-cell office:value-type="string">
            <text:p>56.486772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72">
            <text:p>972</text:p>
          </table:table-cell>
          <table:table-cell office:value-type="string">
            <text:p>9:51:37.268</text:p>
          </table:table-cell>
          <table:table-cell office:value-type="string">
            <text:p>56.5979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73-0972</text:p>
          </table:table-cell>
          <table:table-cell office:value-type="string">
            <text:p>9:51:37.268</text:p>
          </table:table-cell>
          <table:table-cell office:value-type="string">
            <text:p>56.598044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1A 1E 00 3C 14 00 1E 3C 12 D6 87 B4 46 00 00 3C 20 01 1E 00 3C 14 00 1E 3C 12 D6 87 B4 46 00 00 3C 7B 06 40 C0 12 06 12 24 13 00 7B 07 40 C0 14 06 12 28 0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74">
            <text:p>974</text:p>
          </table:table-cell>
          <table:table-cell office:value-type="string">
            <text:p>9:51:37.268</text:p>
          </table:table-cell>
          <table:table-cell office:value-type="string">
            <text:p>56.5983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75-0974</text:p>
          </table:table-cell>
          <table:table-cell office:value-type="string">
            <text:p>9:51:37.268</text:p>
          </table:table-cell>
          <table:table-cell office:value-type="string">
            <text:p>56.599045 s</text:p>
          </table:table-cell>
          <table:table-cell office:value-type="string">
            <text:p>64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76">
            <text:p>976</text:p>
          </table:table-cell>
          <table:table-cell office:value-type="string">
            <text:p>9:51:37.268</text:p>
          </table:table-cell>
          <table:table-cell office:value-type="string">
            <text:p>56.5991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77-0976</text:p>
          </table:table-cell>
          <table:table-cell office:value-type="string">
            <text:p>9:51:37.268</text:p>
          </table:table-cell>
          <table:table-cell office:value-type="string">
            <text:p>56.600274 s</text:p>
          </table:table-cell>
          <table:table-cell office:value-type="string">
            <text:p>1.09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3 00 DA 80 40 A7 01 74 43 07 CC 00 00 00 05 00 06 00 06 00 20 00 20 00 00 00 00 00 00 00 00 00 00 00 00 00 00 00 00 00 00 00 00 00 00 00 00 00 00 00 00 00 00 00 00 00 00 00 00 00 00 00 00 00 00 00 00 00 00 00 00 00 00 00 00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78">
            <text:p>978</text:p>
          </table:table-cell>
          <table:table-cell office:value-type="string">
            <text:p>9:51:37.268</text:p>
          </table:table-cell>
          <table:table-cell office:value-type="string">
            <text:p>56.6026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4 00 02 02 00 9A 6D 00 00 00 05 5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79-0978</text:p>
          </table:table-cell>
          <table:table-cell office:value-type="string">
            <text:p>9:51:37.268</text:p>
          </table:table-cell>
          <table:table-cell office:value-type="string">
            <text:p>56.602689 s</text:p>
          </table:table-cell>
          <table:table-cell office:value-type="string">
            <text:p>87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80">
            <text:p>980</text:p>
          </table:table-cell>
          <table:table-cell office:value-type="string">
            <text:p>9:51:37.377</text:p>
          </table:table-cell>
          <table:table-cell office:value-type="string">
            <text:p>56.7070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81-0980</text:p>
          </table:table-cell>
          <table:table-cell office:value-type="string">
            <text:p>9:51:37.377</text:p>
          </table:table-cell>
          <table:table-cell office:value-type="string">
            <text:p>56.707181 s</text:p>
          </table:table-cell>
          <table:table-cell office:value-type="string">
            <text:p>11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A 80 40 A7 01 74 43 07 CC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82">
            <text:p>982</text:p>
          </table:table-cell>
          <table:table-cell office:value-type="string">
            <text:p>9:51:37.633</text:p>
          </table:table-cell>
          <table:table-cell office:value-type="string">
            <text:p>56.9633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83-0982</text:p>
          </table:table-cell>
          <table:table-cell office:value-type="string">
            <text:p>9:51:37.633</text:p>
          </table:table-cell>
          <table:table-cell office:value-type="string">
            <text:p>56.963402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84">
            <text:p>984</text:p>
          </table:table-cell>
          <table:table-cell office:value-type="string">
            <text:p>9:51:37.744</text:p>
          </table:table-cell>
          <table:table-cell office:value-type="string">
            <text:p>57.0745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85-0984</text:p>
          </table:table-cell>
          <table:table-cell office:value-type="string">
            <text:p>9:51:37.744</text:p>
          </table:table-cell>
          <table:table-cell office:value-type="string">
            <text:p>57.074640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CC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86">
            <text:p>986</text:p>
          </table:table-cell>
          <table:table-cell office:value-type="string">
            <text:p>9:51:37.744</text:p>
          </table:table-cell>
          <table:table-cell office:value-type="string">
            <text:p>57.0749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87-0986</text:p>
          </table:table-cell>
          <table:table-cell office:value-type="string">
            <text:p>9:51:37.744</text:p>
          </table:table-cell>
          <table:table-cell office:value-type="string">
            <text:p>57.075655 s</text:p>
          </table:table-cell>
          <table:table-cell office:value-type="string">
            <text:p>67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88">
            <text:p>988</text:p>
          </table:table-cell>
          <table:table-cell office:value-type="string">
            <text:p>9:51:37.744</text:p>
          </table:table-cell>
          <table:table-cell office:value-type="string">
            <text:p>57.0757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89-0988</text:p>
          </table:table-cell>
          <table:table-cell office:value-type="string">
            <text:p>9:51:37.744</text:p>
          </table:table-cell>
          <table:table-cell office:value-type="string">
            <text:p>57.076843 s</text:p>
          </table:table-cell>
          <table:table-cell office:value-type="string">
            <text:p>1.05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40 A7 01 74 43 07 99 12 43 58 0E 08 08 01 42 00 0A 08 21 42 00 0A 12 03 58 0E 08 12 03 58 0E 08 12 43 58 0E 08 12 2A DB 52 0C 08 41 4D 00 0C 12 43 58 0E 08 08 21 4F 00 0C 12 0A D6 53 0C 12 0A D6 53 0B 12 03 51 0F 1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90">
            <text:p>990</text:p>
          </table:table-cell>
          <table:table-cell office:value-type="string">
            <text:p>9:51:38.001</text:p>
          </table:table-cell>
          <table:table-cell office:value-type="string">
            <text:p>57.3307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91-0990</text:p>
          </table:table-cell>
          <table:table-cell office:value-type="string">
            <text:p>9:51:38.001</text:p>
          </table:table-cell>
          <table:table-cell office:value-type="string">
            <text:p>57.330807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92">
            <text:p>992</text:p>
          </table:table-cell>
          <table:table-cell office:value-type="string">
            <text:p>9:51:38.112</text:p>
          </table:table-cell>
          <table:table-cell office:value-type="string">
            <text:p>57.4418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93-0992</text:p>
          </table:table-cell>
          <table:table-cell office:value-type="string">
            <text:p>9:51:38.112</text:p>
          </table:table-cell>
          <table:table-cell office:value-type="string">
            <text:p>57.441967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99 12 43 58 0E 08 08 01 42 00 0A 08 21 42 00 0A 12 03 58 0E 08 12 03 58 0E 08 12 43 58 0E 08 12 2A DB 52 0C 08 41 4D 00 0C 12 43 58 0E 08 08 21 4F 00 0C 1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94">
            <text:p>994</text:p>
          </table:table-cell>
          <table:table-cell office:value-type="string">
            <text:p>9:51:38.112</text:p>
          </table:table-cell>
          <table:table-cell office:value-type="string">
            <text:p>57.4422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95-0994</text:p>
          </table:table-cell>
          <table:table-cell office:value-type="string">
            <text:p>9:51:38.112</text:p>
          </table:table-cell>
          <table:table-cell office:value-type="string">
            <text:p>57.443003 s</text:p>
          </table:table-cell>
          <table:table-cell office:value-type="string">
            <text:p>71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96">
            <text:p>996</text:p>
          </table:table-cell>
          <table:table-cell office:value-type="string">
            <text:p>9:51:38.112</text:p>
          </table:table-cell>
          <table:table-cell office:value-type="string">
            <text:p>57.4431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97-0996</text:p>
          </table:table-cell>
          <table:table-cell office:value-type="string">
            <text:p>9:51:38.127</text:p>
          </table:table-cell>
          <table:table-cell office:value-type="string">
            <text:p>57.459957 s</text:p>
          </table:table-cell>
          <table:table-cell office:value-type="string">
            <text:p>16.825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08 12 03 51 0F 08 12 03 51 0F 08 12 03 51 0F 08 12 03 51 0F 08 12 2B D4 4F 0B 12 0B D5 4F 0B 12 2B DA 4F 0B 00 00 01 12 0C C9 51 10 00 00 01 12 0C D3 51 10 00 00 01 12 0C D4 51 10 00 00 01 12 0C E0 51 10 00 00 01 12 0C C1 52 10 00 00 01 12 0C C4 52 10 00 00 01 12 0C C8 52 10 00 00 01 12 0C CA 52 10 00 00 01 12 0C CC 52 10 00 00 01 12 0C D8 52 10 00 00 01 12 0C D9 52 10 00 00 01 12 0C DC 52 10 00 00 01 12 0C DF 52 10 00 00 01 12 0C E1 52 10 00 00 01 12 0C E4 52 10 00 00 01 12 0C E6 52 10 00 00 01 12 0C C5 55 10 00 00 01 12 0C C9 55 10 00 00 01 12 0C D2 55 10 00 00 01 12 7D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98">
            <text:p>998</text:p>
          </table:table-cell>
          <table:table-cell office:value-type="string">
            <text:p>9:51:38.384</text:p>
          </table:table-cell>
          <table:table-cell office:value-type="string">
            <text:p>57.7137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99-0998</text:p>
          </table:table-cell>
          <table:table-cell office:value-type="string">
            <text:p>9:51:38.384</text:p>
          </table:table-cell>
          <table:table-cell office:value-type="string">
            <text:p>57.713788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0">
            <text:p>1000</text:p>
          </table:table-cell>
          <table:table-cell office:value-type="string">
            <text:p>9:51:38.495</text:p>
          </table:table-cell>
          <table:table-cell office:value-type="string">
            <text:p>57.8249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01-1000</text:p>
          </table:table-cell>
          <table:table-cell office:value-type="string">
            <text:p>9:51:38.495</text:p>
          </table:table-cell>
          <table:table-cell office:value-type="string">
            <text:p>57.825096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F2 08 12 03 51 0F 08 12 03 51 0F 08 12 03 51 0F 08 12 03 51 0F 08 12 2B D4 4F 0B 12 0B D5 4F 0B 12 2B DA 4F 0B 00 00 01 12 0C C9 51 10 00 00 01 12 0C D3 5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02">
            <text:p>1002</text:p>
          </table:table-cell>
          <table:table-cell office:value-type="string">
            <text:p>9:51:38.495</text:p>
          </table:table-cell>
          <table:table-cell office:value-type="string">
            <text:p>57.8254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03-1002</text:p>
          </table:table-cell>
          <table:table-cell office:value-type="string">
            <text:p>9:51:38.495</text:p>
          </table:table-cell>
          <table:table-cell office:value-type="string">
            <text:p>57.826135 s</text:p>
          </table:table-cell>
          <table:table-cell office:value-type="string">
            <text:p>68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4">
            <text:p>1004</text:p>
          </table:table-cell>
          <table:table-cell office:value-type="string">
            <text:p>9:51:38.495</text:p>
          </table:table-cell>
          <table:table-cell office:value-type="string">
            <text:p>57.8262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05-1004</text:p>
          </table:table-cell>
          <table:table-cell office:value-type="string">
            <text:p>9:51:38.542</text:p>
          </table:table-cell>
          <table:table-cell office:value-type="string">
            <text:p>57.874778 s</text:p>
          </table:table-cell>
          <table:table-cell office:value-type="string">
            <text:p>48.518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80 A7 01 74 43 07 0A 0C DA 55 10 00 00 01 12 0C DF 55 10 00 00 01 12 0C E4 55 10 00 00 01 12 0C EB 55 10 00 00 01 12 0C EC 55 10 00 00 01 12 0C ED 55 10 00 00 01 12 0C EE 55 10 12 03 51 0F 08 12 03 51 0F 08 01 00 00 00 00 00 00 00 00 00 00 00 00 00 00 00 00 00 00 00 00 00 00 00 00 00 00 00 00 00 00 00 00 00 00 00 00 00 00 00 00 00 00 00 00 00 00 00 00 00 00 00 00 00 00 00 00 00 00 00 00 00 00 00 00 00 0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06">
            <text:p>1006</text:p>
          </table:table-cell>
          <table:table-cell office:value-type="string">
            <text:p>9:51:38.798</text:p>
          </table:table-cell>
          <table:table-cell office:value-type="string">
            <text:p>58.1279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07-1006</text:p>
          </table:table-cell>
          <table:table-cell office:value-type="string">
            <text:p>9:51:38.798</text:p>
          </table:table-cell>
          <table:table-cell office:value-type="string">
            <text:p>58.128070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8">
            <text:p>1008</text:p>
          </table:table-cell>
          <table:table-cell office:value-type="string">
            <text:p>9:51:38.909</text:p>
          </table:table-cell>
          <table:table-cell office:value-type="string">
            <text:p>58.2392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09-1008</text:p>
          </table:table-cell>
          <table:table-cell office:value-type="string">
            <text:p>9:51:38.909</text:p>
          </table:table-cell>
          <table:table-cell office:value-type="string">
            <text:p>58.239360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0A 0C DA 55 10 00 00 01 12 0C DF 55 10 00 00 01 12 0C E4 55 10 00 00 01 12 0C EB 55 10 00 00 01 12 0C EC 55 10 00 00 01 12 0C ED 55 10 00 00 01 12 0C EE 5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10">
            <text:p>1010</text:p>
          </table:table-cell>
          <table:table-cell office:value-type="string">
            <text:p>9:51:38.909</text:p>
          </table:table-cell>
          <table:table-cell office:value-type="string">
            <text:p>58.2396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11-1010</text:p>
          </table:table-cell>
          <table:table-cell office:value-type="string">
            <text:p>9:51:38.909</text:p>
          </table:table-cell>
          <table:table-cell office:value-type="string">
            <text:p>58.240398 s</text:p>
          </table:table-cell>
          <table:table-cell office:value-type="string">
            <text:p>70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12">
            <text:p>1012</text:p>
          </table:table-cell>
          <table:table-cell office:value-type="string">
            <text:p>9:51:38.909</text:p>
          </table:table-cell>
          <table:table-cell office:value-type="string">
            <text:p>58.2405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13-1012</text:p>
          </table:table-cell>
          <table:table-cell office:value-type="string">
            <text:p>9:51:38.956</text:p>
          </table:table-cell>
          <table:table-cell office:value-type="string">
            <text:p>58.291225 s</text:p>
          </table:table-cell>
          <table:table-cell office:value-type="string">
            <text:p>50.692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14">
            <text:p>1014</text:p>
          </table:table-cell>
          <table:table-cell office:value-type="string">
            <text:p>9:51:39.212</text:p>
          </table:table-cell>
          <table:table-cell office:value-type="string">
            <text:p>58.5422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15-1014</text:p>
          </table:table-cell>
          <table:table-cell office:value-type="string">
            <text:p>9:51:39.212</text:p>
          </table:table-cell>
          <table:table-cell office:value-type="string">
            <text:p>58.542310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16">
            <text:p>1016</text:p>
          </table:table-cell>
          <table:table-cell office:value-type="string">
            <text:p>9:51:39.323</text:p>
          </table:table-cell>
          <table:table-cell office:value-type="string">
            <text:p>58.6533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17-1016</text:p>
          </table:table-cell>
          <table:table-cell office:value-type="string">
            <text:p>9:51:39.323</text:p>
          </table:table-cell>
          <table:table-cell office:value-type="string">
            <text:p>58.653545 s</text:p>
          </table:table-cell>
          <table:table-cell office:value-type="string">
            <text:p>18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F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18">
            <text:p>1018</text:p>
          </table:table-cell>
          <table:table-cell office:value-type="string">
            <text:p>9:51:39.323</text:p>
          </table:table-cell>
          <table:table-cell office:value-type="string">
            <text:p>58.6538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19-1018</text:p>
          </table:table-cell>
          <table:table-cell office:value-type="string">
            <text:p>9:51:39.323</text:p>
          </table:table-cell>
          <table:table-cell office:value-type="string">
            <text:p>58.654571 s</text:p>
          </table:table-cell>
          <table:table-cell office:value-type="string">
            <text:p>68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20">
            <text:p>1020</text:p>
          </table:table-cell>
          <table:table-cell office:value-type="string">
            <text:p>9:51:39.323</text:p>
          </table:table-cell>
          <table:table-cell office:value-type="string">
            <text:p>58.6547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21-1020</text:p>
          </table:table-cell>
          <table:table-cell office:value-type="string">
            <text:p>9:51:39.323</text:p>
          </table:table-cell>
          <table:table-cell office:value-type="string">
            <text:p>58.658253 s</text:p>
          </table:table-cell>
          <table:table-cell office:value-type="string">
            <text:p>3.551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22">
            <text:p>1022</text:p>
          </table:table-cell>
          <table:table-cell office:value-type="string">
            <text:p>9:51:39.579</text:p>
          </table:table-cell>
          <table:table-cell office:value-type="string">
            <text:p>58.90953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23-1022</text:p>
          </table:table-cell>
          <table:table-cell office:value-type="string">
            <text:p>9:51:39.579</text:p>
          </table:table-cell>
          <table:table-cell office:value-type="string">
            <text:p>58.909616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24">
            <text:p>1024</text:p>
          </table:table-cell>
          <table:table-cell office:value-type="string">
            <text:p>9:51:39.691</text:p>
          </table:table-cell>
          <table:table-cell office:value-type="string">
            <text:p>59.0206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25-1024</text:p>
          </table:table-cell>
          <table:table-cell office:value-type="string">
            <text:p>9:51:39.691</text:p>
          </table:table-cell>
          <table:table-cell office:value-type="string">
            <text:p>59.020797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F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26">
            <text:p>1026</text:p>
          </table:table-cell>
          <table:table-cell office:value-type="string">
            <text:p>9:51:39.691</text:p>
          </table:table-cell>
          <table:table-cell office:value-type="string">
            <text:p>59.0211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27-1026</text:p>
          </table:table-cell>
          <table:table-cell office:value-type="string">
            <text:p>9:51:39.691</text:p>
          </table:table-cell>
          <table:table-cell office:value-type="string">
            <text:p>59.021793 s</text:p>
          </table:table-cell>
          <table:table-cell office:value-type="string">
            <text:p>64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28">
            <text:p>1028</text:p>
          </table:table-cell>
          <table:table-cell office:value-type="string">
            <text:p>9:51:39.691</text:p>
          </table:table-cell>
          <table:table-cell office:value-type="string">
            <text:p>59.0218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29-1028</text:p>
          </table:table-cell>
          <table:table-cell office:value-type="string">
            <text:p>9:51:39.691</text:p>
          </table:table-cell>
          <table:table-cell office:value-type="string">
            <text:p>59.025484 s</text:p>
          </table:table-cell>
          <table:table-cell office:value-type="string">
            <text:p>3.598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30">
            <text:p>1030</text:p>
          </table:table-cell>
          <table:table-cell office:value-type="string">
            <text:p>9:51:39.947</text:p>
          </table:table-cell>
          <table:table-cell office:value-type="string">
            <text:p>59.2769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31-1030</text:p>
          </table:table-cell>
          <table:table-cell office:value-type="string">
            <text:p>9:51:39.947</text:p>
          </table:table-cell>
          <table:table-cell office:value-type="string">
            <text:p>59.277027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32">
            <text:p>1032</text:p>
          </table:table-cell>
          <table:table-cell office:value-type="string">
            <text:p>9:51:40.058</text:p>
          </table:table-cell>
          <table:table-cell office:value-type="string">
            <text:p>59.3881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33-1032</text:p>
          </table:table-cell>
          <table:table-cell office:value-type="string">
            <text:p>9:51:40.058</text:p>
          </table:table-cell>
          <table:table-cell office:value-type="string">
            <text:p>59.388242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F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34">
            <text:p>1034</text:p>
          </table:table-cell>
          <table:table-cell office:value-type="string">
            <text:p>9:51:40.058</text:p>
          </table:table-cell>
          <table:table-cell office:value-type="string">
            <text:p>59.3885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35-1034</text:p>
          </table:table-cell>
          <table:table-cell office:value-type="string">
            <text:p>9:51:40.058</text:p>
          </table:table-cell>
          <table:table-cell office:value-type="string">
            <text:p>59.389270 s</text:p>
          </table:table-cell>
          <table:table-cell office:value-type="string">
            <text:p>72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36">
            <text:p>1036</text:p>
          </table:table-cell>
          <table:table-cell office:value-type="string">
            <text:p>9:51:40.058</text:p>
          </table:table-cell>
          <table:table-cell office:value-type="string">
            <text:p>59.3893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37-1036</text:p>
          </table:table-cell>
          <table:table-cell office:value-type="string">
            <text:p>9:51:40.058</text:p>
          </table:table-cell>
          <table:table-cell office:value-type="string">
            <text:p>59.390414 s</text:p>
          </table:table-cell>
          <table:table-cell office:value-type="string">
            <text:p>1.01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80 40 A7 01 74 43 07 1A 00 00 00 00 00 00 00 00 00 00 00 00 00 00 00 00 00 00 00 00 00 00 00 00 00 00 00 00 00 00 00 00 00 00 00 00 00 00 00 00 00 00 00 00 00 00 00 00 00 00 00 00 00 00 00 00 00 00 00 00 00 00 19 EB D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38">
            <text:p>1038</text:p>
          </table:table-cell>
          <table:table-cell office:value-type="string">
            <text:p>9:51:40.058</text:p>
          </table:table-cell>
          <table:table-cell office:value-type="string">
            <text:p>59.3936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4 00 02 02 00 9A 6D 00 00 00 04 C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39-1038</text:p>
          </table:table-cell>
          <table:table-cell office:value-type="string">
            <text:p>9:51:40.058</text:p>
          </table:table-cell>
          <table:table-cell office:value-type="string">
            <text:p>59.393721 s</text:p>
          </table:table-cell>
          <table:table-cell office:value-type="string">
            <text:p>97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40">
            <text:p>1040</text:p>
          </table:table-cell>
          <table:table-cell office:value-type="string">
            <text:p>9:51:40.167</text:p>
          </table:table-cell>
          <table:table-cell office:value-type="string">
            <text:p>59.4972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41-1040</text:p>
          </table:table-cell>
          <table:table-cell office:value-type="string">
            <text:p>9:51:40.167</text:p>
          </table:table-cell>
          <table:table-cell office:value-type="string">
            <text:p>59.497402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A 80 40 A7 01 74 43 07 1A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42">
            <text:p>1042</text:p>
          </table:table-cell>
          <table:table-cell office:value-type="string">
            <text:p>9:51:40.423</text:p>
          </table:table-cell>
          <table:table-cell office:value-type="string">
            <text:p>59.7536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43-1042</text:p>
          </table:table-cell>
          <table:table-cell office:value-type="string">
            <text:p>9:51:40.423</text:p>
          </table:table-cell>
          <table:table-cell office:value-type="string">
            <text:p>59.753712 s</text:p>
          </table:table-cell>
          <table:table-cell office:value-type="string">
            <text:p>8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44">
            <text:p>1044</text:p>
          </table:table-cell>
          <table:table-cell office:value-type="string">
            <text:p>9:51:40.535</text:p>
          </table:table-cell>
          <table:table-cell office:value-type="string">
            <text:p>59.8647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45-1044</text:p>
          </table:table-cell>
          <table:table-cell office:value-type="string">
            <text:p>9:51:40.535</text:p>
          </table:table-cell>
          <table:table-cell office:value-type="string">
            <text:p>59.864835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1A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46">
            <text:p>1046</text:p>
          </table:table-cell>
          <table:table-cell office:value-type="string">
            <text:p>9:51:40.535</text:p>
          </table:table-cell>
          <table:table-cell office:value-type="string">
            <text:p>59.8651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47-1046</text:p>
          </table:table-cell>
          <table:table-cell office:value-type="string">
            <text:p>9:51:40.535</text:p>
          </table:table-cell>
          <table:table-cell office:value-type="string">
            <text:p>59.865840 s</text:p>
          </table:table-cell>
          <table:table-cell office:value-type="string">
            <text:p>67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48">
            <text:p>1048</text:p>
          </table:table-cell>
          <table:table-cell office:value-type="string">
            <text:p>9:51:40.535</text:p>
          </table:table-cell>
          <table:table-cell office:value-type="string">
            <text:p>59.8659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49-1048</text:p>
          </table:table-cell>
          <table:table-cell office:value-type="string">
            <text:p>9:51:40.535</text:p>
          </table:table-cell>
          <table:table-cell office:value-type="string">
            <text:p>59.867036 s</text:p>
          </table:table-cell>
          <table:table-cell office:value-type="string">
            <text:p>1.06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40 A7 01 74 43 07 99 00 00 01 12 1D B2 4A 10 00 00 01 12 1D AF 4C 10 00 00 01 12 1D B2 4C 10 00 00 01 12 1D B4 4C 10 00 00 01 12 1D B7 4C 10 00 00 01 12 1D BA 4C 10 00 00 01 12 1D BB 4C 10 00 00 01 12 1D 82 4D 10 5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50">
            <text:p>1050</text:p>
          </table:table-cell>
          <table:table-cell office:value-type="string">
            <text:p>9:51:40.791</text:p>
          </table:table-cell>
          <table:table-cell office:value-type="string">
            <text:p>60.1210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51-1050</text:p>
          </table:table-cell>
          <table:table-cell office:value-type="string">
            <text:p>9:51:40.791</text:p>
          </table:table-cell>
          <table:table-cell office:value-type="string">
            <text:p>60.121161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52">
            <text:p>1052</text:p>
          </table:table-cell>
          <table:table-cell office:value-type="string">
            <text:p>9:51:40.902</text:p>
          </table:table-cell>
          <table:table-cell office:value-type="string">
            <text:p>60.2321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53-1052</text:p>
          </table:table-cell>
          <table:table-cell office:value-type="string">
            <text:p>9:51:40.902</text:p>
          </table:table-cell>
          <table:table-cell office:value-type="string">
            <text:p>60.232231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99 00 00 01 12 1D B2 4A 10 00 00 01 12 1D AF 4C 10 00 00 01 12 1D B2 4C 10 00 00 01 12 1D B4 4C 10 00 00 01 12 1D B7 4C 10 00 00 01 12 1D BA 4C 10 00 00 0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54">
            <text:p>1054</text:p>
          </table:table-cell>
          <table:table-cell office:value-type="string">
            <text:p>9:51:40.902</text:p>
          </table:table-cell>
          <table:table-cell office:value-type="string">
            <text:p>60.2325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55-1054</text:p>
          </table:table-cell>
          <table:table-cell office:value-type="string">
            <text:p>9:51:40.902</text:p>
          </table:table-cell>
          <table:table-cell office:value-type="string">
            <text:p>60.233252 s</text:p>
          </table:table-cell>
          <table:table-cell office:value-type="string">
            <text:p>69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56">
            <text:p>1056</text:p>
          </table:table-cell>
          <table:table-cell office:value-type="string">
            <text:p>9:51:40.902</text:p>
          </table:table-cell>
          <table:table-cell office:value-type="string">
            <text:p>60.2333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57-1056</text:p>
          </table:table-cell>
          <table:table-cell office:value-type="string">
            <text:p>9:51:40.918</text:p>
          </table:table-cell>
          <table:table-cell office:value-type="string">
            <text:p>60.250770 s</text:p>
          </table:table-cell>
          <table:table-cell office:value-type="string">
            <text:p>17.389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00 00 01 12 1D 88 4D 10 00 00 01 12 1D 93 4D 10 00 00 01 12 1D 9A 4D 10 00 00 01 12 1D 9D 4D 10 00 00 01 12 1D A5 4D 10 00 00 01 12 1D 82 50 10 12 43 77 0D 08 12 1D 83 50 0A 12 43 77 0D 08 08 01 45 00 0A 12 43 77 0D 08 12 3D 83 50 0C 08 41 51 00 0C 12 43 77 0D 08 08 21 52 00 0C 12 1D A2 50 0C 12 1D A2 50 0B 00 00 01 12 1D A5 51 10 00 00 01 12 1D AA 51 10 00 00 01 12 1D B5 51 10 00 00 01 12 1D B6 51 10 00 00 01 12 1D A8 53 10 00 00 01 12 1D B4 53 10 00 00 01 12 1D B5 53 10 00 00 01 12 1D B7 53 10 00 00 01 12 1D 9B 54 10 00 00 01 12 1D 9F 54 10 00 00 01 12 1D A0 54 10 00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58">
            <text:p>1058</text:p>
          </table:table-cell>
          <table:table-cell office:value-type="string">
            <text:p>9:51:41.174</text:p>
          </table:table-cell>
          <table:table-cell office:value-type="string">
            <text:p>60.5039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59-1058</text:p>
          </table:table-cell>
          <table:table-cell office:value-type="string">
            <text:p>9:51:41.174</text:p>
          </table:table-cell>
          <table:table-cell office:value-type="string">
            <text:p>60.504013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60">
            <text:p>1060</text:p>
          </table:table-cell>
          <table:table-cell office:value-type="string">
            <text:p>9:51:41.285</text:p>
          </table:table-cell>
          <table:table-cell office:value-type="string">
            <text:p>60.6151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61-1060</text:p>
          </table:table-cell>
          <table:table-cell office:value-type="string">
            <text:p>9:51:41.285</text:p>
          </table:table-cell>
          <table:table-cell office:value-type="string">
            <text:p>60.615321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F2 00 00 01 12 1D 88 4D 10 00 00 01 12 1D 93 4D 10 00 00 01 12 1D 9A 4D 10 00 00 01 12 1D 9D 4D 10 00 00 01 12 1D A5 4D 10 00 00 01 12 1D 82 50 10 12 43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62">
            <text:p>1062</text:p>
          </table:table-cell>
          <table:table-cell office:value-type="string">
            <text:p>9:51:41.285</text:p>
          </table:table-cell>
          <table:table-cell office:value-type="string">
            <text:p>60.6156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63-1062</text:p>
          </table:table-cell>
          <table:table-cell office:value-type="string">
            <text:p>9:51:41.285</text:p>
          </table:table-cell>
          <table:table-cell office:value-type="string">
            <text:p>60.616355 s</text:p>
          </table:table-cell>
          <table:table-cell office:value-type="string">
            <text:p>69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64">
            <text:p>1064</text:p>
          </table:table-cell>
          <table:table-cell office:value-type="string">
            <text:p>9:51:41.285</text:p>
          </table:table-cell>
          <table:table-cell office:value-type="string">
            <text:p>60.6164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65-1064</text:p>
          </table:table-cell>
          <table:table-cell office:value-type="string">
            <text:p>9:51:41.332</text:p>
          </table:table-cell>
          <table:table-cell office:value-type="string">
            <text:p>60.665985 s</text:p>
          </table:table-cell>
          <table:table-cell office:value-type="string">
            <text:p>49.500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80 A7 01 74 43 07 0A 00 01 12 1D A2 54 10 00 00 01 12 1D A6 54 10 00 00 01 12 1D A8 54 10 00 00 01 12 1D AB 54 10 00 00 01 12 1D AC 54 10 00 00 01 12 1D B1 54 10 00 00 01 12 1E AC 49 10 00 00 01 12 1E AD 49 10 00 00 01 12 1E B4 49 10 12 03 58 0E 08 12 03 58 0E 08 12 03 58 0E 08 12 03 58 0E 08 12 03 58 0E 08 12 03 58 0E 08 12 03 58 0E 08 12 03 58 0E 08 12 03 58 0E 08 12 03 58 0E 08 12 03 58 0E 08 00 00 6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66">
            <text:p>1066</text:p>
          </table:table-cell>
          <table:table-cell office:value-type="string">
            <text:p>9:51:41.588</text:p>
          </table:table-cell>
          <table:table-cell office:value-type="string">
            <text:p>60.9182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67-1066</text:p>
          </table:table-cell>
          <table:table-cell office:value-type="string">
            <text:p>9:51:41.588</text:p>
          </table:table-cell>
          <table:table-cell office:value-type="string">
            <text:p>60.918366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68">
            <text:p>1068</text:p>
          </table:table-cell>
          <table:table-cell office:value-type="string">
            <text:p>9:51:41.699</text:p>
          </table:table-cell>
          <table:table-cell office:value-type="string">
            <text:p>61.0293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69-1068</text:p>
          </table:table-cell>
          <table:table-cell office:value-type="string">
            <text:p>9:51:41.699</text:p>
          </table:table-cell>
          <table:table-cell office:value-type="string">
            <text:p>61.029464 s</text:p>
          </table:table-cell>
          <table:table-cell office:value-type="string">
            <text:p>9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0A 00 01 12 1D A2 54 10 00 00 01 12 1D A6 54 10 00 00 01 12 1D A8 54 10 00 00 01 12 1D AB 54 10 00 00 01 12 1D AC 54 10 00 00 01 12 1D B1 54 10 00 00 01 1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70">
            <text:p>1070</text:p>
          </table:table-cell>
          <table:table-cell office:value-type="string">
            <text:p>9:51:41.699</text:p>
          </table:table-cell>
          <table:table-cell office:value-type="string">
            <text:p>61.0299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71-1070</text:p>
          </table:table-cell>
          <table:table-cell office:value-type="string">
            <text:p>9:51:41.699</text:p>
          </table:table-cell>
          <table:table-cell office:value-type="string">
            <text:p>61.030481 s</text:p>
          </table:table-cell>
          <table:table-cell office:value-type="string">
            <text:p>58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72">
            <text:p>1072</text:p>
          </table:table-cell>
          <table:table-cell office:value-type="string">
            <text:p>9:51:41.699</text:p>
          </table:table-cell>
          <table:table-cell office:value-type="string">
            <text:p>61.0305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73-1072</text:p>
          </table:table-cell>
          <table:table-cell office:value-type="string">
            <text:p>9:51:41.699</text:p>
          </table:table-cell>
          <table:table-cell office:value-type="string">
            <text:p>61.034244 s</text:p>
          </table:table-cell>
          <table:table-cell office:value-type="string">
            <text:p>3.677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01 12 02 C9 4A 10 00 00 01 12 02 CA 4A 10 00 00 01 12 02 D0 4A 10 00 00 01 12 02 D2 4A 10 00 00 01 12 02 D3 4A 10 00 00 01 12 02 D5 4A 10 00 00 01 12 02 D6 4A 10 00 00 01 12 02 D8 4A 10 00 00 01 12 02 D9 4A 10 00 00 01 12 02 DB 4A 10 00 00 01 12 02 DD 4A 10 00 00 01 12 02 DF 4A 10 12 43 58 0E 08 12 02 D2 56 0A 12 22 D2 56 0A 12 02 D2 56 0B 00 00 01 12 02 D4 56 10 00 00 01 12 02 D7 56 10 00 00 01 12 02 DA 56 10 00 00 01 12 02 DB 56 10 00 00 01 12 02 DD 56 10 00 00 01 12 02 E5 56 10 00 00 01 12 02 E7 56 10 00 00 01 12 02 EA 56 10 00 00 01 12 02 ED 56 10 00 00 01 12 02 EE F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74">
            <text:p>1074</text:p>
          </table:table-cell>
          <table:table-cell office:value-type="string">
            <text:p>9:51:41.955</text:p>
          </table:table-cell>
          <table:table-cell office:value-type="string">
            <text:p>61.28570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75-1074</text:p>
          </table:table-cell>
          <table:table-cell office:value-type="string">
            <text:p>9:51:41.955</text:p>
          </table:table-cell>
          <table:table-cell office:value-type="string">
            <text:p>61.285782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76">
            <text:p>1076</text:p>
          </table:table-cell>
          <table:table-cell office:value-type="string">
            <text:p>9:51:42.067</text:p>
          </table:table-cell>
          <table:table-cell office:value-type="string">
            <text:p>61.3967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77-1076</text:p>
          </table:table-cell>
          <table:table-cell office:value-type="string">
            <text:p>9:51:42.067</text:p>
          </table:table-cell>
          <table:table-cell office:value-type="string">
            <text:p>61.396877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F2 01 12 02 C9 4A 10 00 00 01 12 02 CA 4A 10 00 00 01 12 02 D0 4A 10 00 00 01 12 02 D2 4A 10 00 00 01 12 02 D3 4A 10 00 00 01 12 02 D5 4A 10 00 00 01 12 0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78">
            <text:p>1078</text:p>
          </table:table-cell>
          <table:table-cell office:value-type="string">
            <text:p>9:51:42.067</text:p>
          </table:table-cell>
          <table:table-cell office:value-type="string">
            <text:p>61.3972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79-1078</text:p>
          </table:table-cell>
          <table:table-cell office:value-type="string">
            <text:p>9:51:42.067</text:p>
          </table:table-cell>
          <table:table-cell office:value-type="string">
            <text:p>61.397915 s</text:p>
          </table:table-cell>
          <table:table-cell office:value-type="string">
            <text:p>70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80">
            <text:p>1080</text:p>
          </table:table-cell>
          <table:table-cell office:value-type="string">
            <text:p>9:51:42.067</text:p>
          </table:table-cell>
          <table:table-cell office:value-type="string">
            <text:p>61.3980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81-1080</text:p>
          </table:table-cell>
          <table:table-cell office:value-type="string">
            <text:p>9:51:42.067</text:p>
          </table:table-cell>
          <table:table-cell office:value-type="string">
            <text:p>61.401551 s</text:p>
          </table:table-cell>
          <table:table-cell office:value-type="string">
            <text:p>3.506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56 10 00 00 01 12 02 F4 56 10 00 00 01 12 02 F7 56 10 00 00 01 12 02 C0 57 10 00 00 01 12 02 C2 57 10 00 00 01 12 02 C5 57 10 00 00 01 12 02 C8 57 10 00 00 01 12 02 CA 57 10 00 00 01 12 02 CF 57 10 00 00 01 12 02 D2 57 10 00 00 01 12 02 D6 57 10 12 03 58 0E 08 12 03 58 0E 08 12 03 58 0E 08 00 00 01 12 03 EA 51 10 12 03 58 0E 08 12 03 58 0E 08 12 03 58 0E 08 12 03 58 0E 08 12 03 58 0E 08 12 03 58 0E 08 12 03 58 0E 08 12 03 58 0E 08 12 03 58 0E 08 12 03 58 0E 08 12 03 58 0E 08 12 03 58 0E 08 12 03 58 0E 08 12 03 58 0E 08 12 03 58 0E 08 12 03 58 0E 08 12 03 58 0E 08 12 03 F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82">
            <text:p>1082</text:p>
          </table:table-cell>
          <table:table-cell office:value-type="string">
            <text:p>9:51:42.323</text:p>
          </table:table-cell>
          <table:table-cell office:value-type="string">
            <text:p>61.6531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83-1082</text:p>
          </table:table-cell>
          <table:table-cell office:value-type="string">
            <text:p>9:51:42.323</text:p>
          </table:table-cell>
          <table:table-cell office:value-type="string">
            <text:p>61.653218 s</text:p>
          </table:table-cell>
          <table:table-cell office:value-type="string">
            <text:p>10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84">
            <text:p>1084</text:p>
          </table:table-cell>
          <table:table-cell office:value-type="string">
            <text:p>9:51:42.434</text:p>
          </table:table-cell>
          <table:table-cell office:value-type="string">
            <text:p>61.7641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85-1084</text:p>
          </table:table-cell>
          <table:table-cell office:value-type="string">
            <text:p>9:51:42.434</text:p>
          </table:table-cell>
          <table:table-cell office:value-type="string">
            <text:p>61.764255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F2 56 10 00 00 01 12 02 F4 56 10 00 00 01 12 02 F7 56 10 00 00 01 12 02 C0 57 10 00 00 01 12 02 C2 57 10 00 00 01 12 02 C5 57 10 00 00 01 12 02 C8 57 1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86">
            <text:p>1086</text:p>
          </table:table-cell>
          <table:table-cell office:value-type="string">
            <text:p>9:51:42.434</text:p>
          </table:table-cell>
          <table:table-cell office:value-type="string">
            <text:p>61.7645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87-1086</text:p>
          </table:table-cell>
          <table:table-cell office:value-type="string">
            <text:p>9:51:42.434</text:p>
          </table:table-cell>
          <table:table-cell office:value-type="string">
            <text:p>61.765291 s</text:p>
          </table:table-cell>
          <table:table-cell office:value-type="string">
            <text:p>71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88">
            <text:p>1088</text:p>
          </table:table-cell>
          <table:table-cell office:value-type="string">
            <text:p>9:51:42.434</text:p>
          </table:table-cell>
          <table:table-cell office:value-type="string">
            <text:p>61.7654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89-1088</text:p>
          </table:table-cell>
          <table:table-cell office:value-type="string">
            <text:p>9:51:42.434</text:p>
          </table:table-cell>
          <table:table-cell office:value-type="string">
            <text:p>61.769017 s</text:p>
          </table:table-cell>
          <table:table-cell office:value-type="string">
            <text:p>3.59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03 58 0E 08 12 26 C3 4F 0B 12 06 D7 4F 0B 00 00 01 12 07 CF 49 10 00 00 01 12 07 D5 49 10 00 00 01 12 07 DC 49 10 00 00 01 12 07 DD 49 10 00 00 1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90">
            <text:p>1090</text:p>
          </table:table-cell>
          <table:table-cell office:value-type="string">
            <text:p>9:51:42.690</text:p>
          </table:table-cell>
          <table:table-cell office:value-type="string">
            <text:p>62.0204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91-1090</text:p>
          </table:table-cell>
          <table:table-cell office:value-type="string">
            <text:p>9:51:42.690</text:p>
          </table:table-cell>
          <table:table-cell office:value-type="string">
            <text:p>62.020517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92">
            <text:p>1092</text:p>
          </table:table-cell>
          <table:table-cell office:value-type="string">
            <text:p>9:51:42.801</text:p>
          </table:table-cell>
          <table:table-cell office:value-type="string">
            <text:p>62.13160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93-1092</text:p>
          </table:table-cell>
          <table:table-cell office:value-type="string">
            <text:p>9:51:42.801</text:p>
          </table:table-cell>
          <table:table-cell office:value-type="string">
            <text:p>62.131731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F2 58 0E 08 12 03 58 0E 08 12 03 58 0E 08 12 03 58 0E 08 12 03 58 0E 08 12 03 58 0E 08 12 03 58 0E 08 12 03 58 0E 08 12 03 58 0E 08 12 03 58 0E 08 12 03 5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94">
            <text:p>1094</text:p>
          </table:table-cell>
          <table:table-cell office:value-type="string">
            <text:p>9:51:42.801</text:p>
          </table:table-cell>
          <table:table-cell office:value-type="string">
            <text:p>62.1320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95-1094</text:p>
          </table:table-cell>
          <table:table-cell office:value-type="string">
            <text:p>9:51:42.801</text:p>
          </table:table-cell>
          <table:table-cell office:value-type="string">
            <text:p>62.132763 s</text:p>
          </table:table-cell>
          <table:table-cell office:value-type="string">
            <text:p>69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96">
            <text:p>1096</text:p>
          </table:table-cell>
          <table:table-cell office:value-type="string">
            <text:p>9:51:42.801</text:p>
          </table:table-cell>
          <table:table-cell office:value-type="string">
            <text:p>62.1328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97-1096</text:p>
          </table:table-cell>
          <table:table-cell office:value-type="string">
            <text:p>9:51:42.801</text:p>
          </table:table-cell>
          <table:table-cell office:value-type="string">
            <text:p>62.133960 s</text:p>
          </table:table-cell>
          <table:table-cell office:value-type="string">
            <text:p>1.06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80 40 A7 01 74 43 07 1A 01 12 07 E4 49 10 00 00 01 12 07 E8 49 10 00 00 01 12 0A CA 52 10 12 43 58 0E 08 12 0A DB 52 0A 12 43 58 0E 08 08 01 41 00 0A 08 21 41 00 0A 12 43 58 0E 08 08 21 41 00 0A 12 23 58 0E 08 02 26 4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98">
            <text:p>1098</text:p>
          </table:table-cell>
          <table:table-cell office:value-type="string">
            <text:p>9:51:42.801</text:p>
          </table:table-cell>
          <table:table-cell office:value-type="string">
            <text:p>62.1382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4 00 02 02 00 9B F6 00 00 00 05 5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99-1098</text:p>
          </table:table-cell>
          <table:table-cell office:value-type="string">
            <text:p>9:51:42.801</text:p>
          </table:table-cell>
          <table:table-cell office:value-type="string">
            <text:p>62.138311 s</text:p>
          </table:table-cell>
          <table:table-cell office:value-type="string">
            <text:p>91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00">
            <text:p>1100</text:p>
          </table:table-cell>
          <table:table-cell office:value-type="string">
            <text:p>9:51:42.911</text:p>
          </table:table-cell>
          <table:table-cell office:value-type="string">
            <text:p>62.2407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01-1100</text:p>
          </table:table-cell>
          <table:table-cell office:value-type="string">
            <text:p>9:51:42.911</text:p>
          </table:table-cell>
          <table:table-cell office:value-type="string">
            <text:p>62.240858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A 80 40 A7 01 74 43 07 1A 01 12 07 E4 49 10 00 00 01 12 07 E8 49 10 00 00 01 12 0A CA 52 10 12 43 58 0E 08 12 0A DB 52 0A 12 43 58 0E 08 08 01 41 00 0A 08 21 41 00 0A 12 43 58 0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02">
            <text:p>1102</text:p>
          </table:table-cell>
          <table:table-cell office:value-type="string">
            <text:p>9:51:43.423</text:p>
          </table:table-cell>
          <table:table-cell office:value-type="string">
            <text:p>62.7529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03-1102</text:p>
          </table:table-cell>
          <table:table-cell office:value-type="string">
            <text:p>9:51:43.423</text:p>
          </table:table-cell>
          <table:table-cell office:value-type="string">
            <text:p>62.753069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04">
            <text:p>1104</text:p>
          </table:table-cell>
          <table:table-cell office:value-type="string">
            <text:p>9:51:43.534</text:p>
          </table:table-cell>
          <table:table-cell office:value-type="string">
            <text:p>62.8642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05-1104</text:p>
          </table:table-cell>
          <table:table-cell office:value-type="string">
            <text:p>9:51:43.534</text:p>
          </table:table-cell>
          <table:table-cell office:value-type="string">
            <text:p>62.864331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1A 01 12 07 E4 49 10 00 00 01 12 07 E8 49 10 00 00 01 12 0A CA 52 10 12 43 58 0E 08 12 0A DB 52 0A 12 43 58 0E 08 08 01 41 00 0A 08 21 41 00 0A 12 43 58 0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06">
            <text:p>1106</text:p>
          </table:table-cell>
          <table:table-cell office:value-type="string">
            <text:p>9:51:43.534</text:p>
          </table:table-cell>
          <table:table-cell office:value-type="string">
            <text:p>62.8646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07-1106</text:p>
          </table:table-cell>
          <table:table-cell office:value-type="string">
            <text:p>9:51:43.534</text:p>
          </table:table-cell>
          <table:table-cell office:value-type="string">
            <text:p>62.865365 s</text:p>
          </table:table-cell>
          <table:table-cell office:value-type="string">
            <text:p>69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08">
            <text:p>1108</text:p>
          </table:table-cell>
          <table:table-cell office:value-type="string">
            <text:p>9:51:43.534</text:p>
          </table:table-cell>
          <table:table-cell office:value-type="string">
            <text:p>62.8654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09-1108</text:p>
          </table:table-cell>
          <table:table-cell office:value-type="string">
            <text:p>9:51:43.550</text:p>
          </table:table-cell>
          <table:table-cell office:value-type="string">
            <text:p>62.891843 s</text:p>
          </table:table-cell>
          <table:table-cell office:value-type="string">
            <text:p>26.345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22 00 22 00 22 00 22 00 08 00 22 00 22 00 22 00 22 00 0A 00 22 00 22 00 22 00 22 00 0A 00 22 00 22 00 22 00 22 00 08 00 22 00 22 00 22 00 22 00 08 00 22 00 22 00 22 00 22 00 08 00 22 00 22 00 22 00 22 00 0C 00 22 00 22 00 22 00 22 00 0C 00 22 00 22 00 22 00 22 00 08 00 22 00 22 00 22 00 22 00 0C 00 22 00 22 00 22 00 22 00 0C 00 22 00 22 00 22 00 22 00 0B 00 22 00 22 00 22 00 22 00 08 00 22 00 22 00 22 00 22 00 08 00 22 00 22 00 22 00 22 00 08 00 22 00 22 00 22 00 22 00 08 00 22 00 22 00 22 00 22 00 08 00 22 00 22 00 22 00 22 00 0B 00 22 00 22 00 22 00 22 00 0B 00 22 00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10">
            <text:p>1110</text:p>
          </table:table-cell>
          <table:table-cell office:value-type="string">
            <text:p>9:51:44.062</text:p>
          </table:table-cell>
          <table:table-cell office:value-type="string">
            <text:p>63.39202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11-1110</text:p>
          </table:table-cell>
          <table:table-cell office:value-type="string">
            <text:p>9:51:44.062</text:p>
          </table:table-cell>
          <table:table-cell office:value-type="string">
            <text:p>63.392108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12">
            <text:p>1112</text:p>
          </table:table-cell>
          <table:table-cell office:value-type="string">
            <text:p>9:51:44.173</text:p>
          </table:table-cell>
          <table:table-cell office:value-type="string">
            <text:p>63.5031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13-1112</text:p>
          </table:table-cell>
          <table:table-cell office:value-type="string">
            <text:p>9:51:44.173</text:p>
          </table:table-cell>
          <table:table-cell office:value-type="string">
            <text:p>63.503296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1 0E 05 04 00 07 F2 22 00 22 00 22 00 22 00 08 00 22 00 22 00 22 00 22 00 0A 00 22 00 22 00 22 00 22 00 0A 00 22 00 22 00 22 00 22 00 08 00 22 00 22 00 22 00 22 00 08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14">
            <text:p>1114</text:p>
          </table:table-cell>
          <table:table-cell office:value-type="string">
            <text:p>9:51:44.173</text:p>
          </table:table-cell>
          <table:table-cell office:value-type="string">
            <text:p>63.5036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15-1114</text:p>
          </table:table-cell>
          <table:table-cell office:value-type="string">
            <text:p>9:51:44.173</text:p>
          </table:table-cell>
          <table:table-cell office:value-type="string">
            <text:p>63.504332 s</text:p>
          </table:table-cell>
          <table:table-cell office:value-type="string">
            <text:p>70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16">
            <text:p>1116</text:p>
          </table:table-cell>
          <table:table-cell office:value-type="string">
            <text:p>9:51:44.173</text:p>
          </table:table-cell>
          <table:table-cell office:value-type="string">
            <text:p>63.5044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17-1116</text:p>
          </table:table-cell>
          <table:table-cell office:value-type="string">
            <text:p>9:51:44.173</text:p>
          </table:table-cell>
          <table:table-cell office:value-type="string">
            <text:p>63.509178 s</text:p>
          </table:table-cell>
          <table:table-cell office:value-type="string">
            <text:p>4.717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1 00 A7 01 74 43 07 B7 22 00 22 00 22 00 0B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6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18">
            <text:p>1118</text:p>
          </table:table-cell>
          <table:table-cell office:value-type="string">
            <text:p>9:51:44.685</text:p>
          </table:table-cell>
          <table:table-cell office:value-type="string">
            <text:p>64.0154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19-1118</text:p>
          </table:table-cell>
          <table:table-cell office:value-type="string">
            <text:p>9:51:44.685</text:p>
          </table:table-cell>
          <table:table-cell office:value-type="string">
            <text:p>64.015546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20">
            <text:p>1120</text:p>
          </table:table-cell>
          <table:table-cell office:value-type="string">
            <text:p>9:51:44.797</text:p>
          </table:table-cell>
          <table:table-cell office:value-type="string">
            <text:p>64.1266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21-1120</text:p>
          </table:table-cell>
          <table:table-cell office:value-type="string">
            <text:p>9:51:44.797</text:p>
          </table:table-cell>
          <table:table-cell office:value-type="string">
            <text:p>64.126816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1 4E 05 04 00 07 B7 22 00 22 00 22 00 0B 00 22 00 22 00 22 00 22 00 22 00 22 00 22 00 10 00 22 00 22 00 22 00 22 00 22 00 22 00 22 00 10 00 22 00 22 00 22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22">
            <text:p>1122</text:p>
          </table:table-cell>
          <table:table-cell office:value-type="string">
            <text:p>9:51:44.797</text:p>
          </table:table-cell>
          <table:table-cell office:value-type="string">
            <text:p>64.1271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23-1122</text:p>
          </table:table-cell>
          <table:table-cell office:value-type="string">
            <text:p>9:51:44.797</text:p>
          </table:table-cell>
          <table:table-cell office:value-type="string">
            <text:p>64.127846 s</text:p>
          </table:table-cell>
          <table:table-cell office:value-type="string">
            <text:p>67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24">
            <text:p>1124</text:p>
          </table:table-cell>
          <table:table-cell office:value-type="string">
            <text:p>9:51:44.797</text:p>
          </table:table-cell>
          <table:table-cell office:value-type="string">
            <text:p>64.1279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25-1124</text:p>
          </table:table-cell>
          <table:table-cell office:value-type="string">
            <text:p>9:51:44.797</text:p>
          </table:table-cell>
          <table:table-cell office:value-type="string">
            <text:p>64.134005 s</text:p>
          </table:table-cell>
          <table:table-cell office:value-type="string">
            <text:p>6.026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1 40 A7 01 74 43 07 4F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08 00 22 00 22 00 22 00 22 00 08 00 01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3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26">
            <text:p>1126</text:p>
          </table:table-cell>
          <table:table-cell office:value-type="string">
            <text:p>9:51:45.309</text:p>
          </table:table-cell>
          <table:table-cell office:value-type="string">
            <text:p>64.6388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27-1126</text:p>
          </table:table-cell>
          <table:table-cell office:value-type="string">
            <text:p>9:51:45.309</text:p>
          </table:table-cell>
          <table:table-cell office:value-type="string">
            <text:p>64.638974 s</text:p>
          </table:table-cell>
          <table:table-cell office:value-type="string">
            <text:p>8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28">
            <text:p>1128</text:p>
          </table:table-cell>
          <table:table-cell office:value-type="string">
            <text:p>9:51:45.420</text:p>
          </table:table-cell>
          <table:table-cell office:value-type="string">
            <text:p>64.7500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29-1128</text:p>
          </table:table-cell>
          <table:table-cell office:value-type="string">
            <text:p>9:51:45.420</text:p>
          </table:table-cell>
          <table:table-cell office:value-type="string">
            <text:p>64.750131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1 0E 05 04 00 07 4F 22 00 22 00 22 00 10 00 22 00 22 00 22 00 22 00 22 00 22 00 22 00 10 00 22 00 22 00 22 00 22 00 22 00 22 00 22 00 10 00 22 00 22 00 22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30">
            <text:p>1130</text:p>
          </table:table-cell>
          <table:table-cell office:value-type="string">
            <text:p>9:51:45.420</text:p>
          </table:table-cell>
          <table:table-cell office:value-type="string">
            <text:p>64.7504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31-1130</text:p>
          </table:table-cell>
          <table:table-cell office:value-type="string">
            <text:p>9:51:45.420</text:p>
          </table:table-cell>
          <table:table-cell office:value-type="string">
            <text:p>64.751146 s</text:p>
          </table:table-cell>
          <table:table-cell office:value-type="string">
            <text:p>68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32">
            <text:p>1132</text:p>
          </table:table-cell>
          <table:table-cell office:value-type="string">
            <text:p>9:51:45.420</text:p>
          </table:table-cell>
          <table:table-cell office:value-type="string">
            <text:p>64.7512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33-1132</text:p>
          </table:table-cell>
          <table:table-cell office:value-type="string">
            <text:p>9:51:45.420</text:p>
          </table:table-cell>
          <table:table-cell office:value-type="string">
            <text:p>64.756015 s</text:p>
          </table:table-cell>
          <table:table-cell office:value-type="string">
            <text:p>4.737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1 00 A7 01 74 43 07 B7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34">
            <text:p>1134</text:p>
          </table:table-cell>
          <table:table-cell office:value-type="string">
            <text:p>9:51:45.932</text:p>
          </table:table-cell>
          <table:table-cell office:value-type="string">
            <text:p>65.2623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35-1134</text:p>
          </table:table-cell>
          <table:table-cell office:value-type="string">
            <text:p>9:51:45.932</text:p>
          </table:table-cell>
          <table:table-cell office:value-type="string">
            <text:p>65.262450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36">
            <text:p>1136</text:p>
          </table:table-cell>
          <table:table-cell office:value-type="string">
            <text:p>9:51:46.043</text:p>
          </table:table-cell>
          <table:table-cell office:value-type="string">
            <text:p>65.3734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37-1136</text:p>
          </table:table-cell>
          <table:table-cell office:value-type="string">
            <text:p>9:51:46.043</text:p>
          </table:table-cell>
          <table:table-cell office:value-type="string">
            <text:p>65.373561 s</text:p>
          </table:table-cell>
          <table:table-cell office:value-type="string">
            <text:p>11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1 4E 05 04 00 07 B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38">
            <text:p>1138</text:p>
          </table:table-cell>
          <table:table-cell office:value-type="string">
            <text:p>9:51:46.043</text:p>
          </table:table-cell>
          <table:table-cell office:value-type="string">
            <text:p>65.3739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39-1138</text:p>
          </table:table-cell>
          <table:table-cell office:value-type="string">
            <text:p>9:51:46.043</text:p>
          </table:table-cell>
          <table:table-cell office:value-type="string">
            <text:p>65.374590 s</text:p>
          </table:table-cell>
          <table:table-cell office:value-type="string">
            <text:p>68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40">
            <text:p>1140</text:p>
          </table:table-cell>
          <table:table-cell office:value-type="string">
            <text:p>9:51:46.043</text:p>
          </table:table-cell>
          <table:table-cell office:value-type="string">
            <text:p>65.3747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41-1140</text:p>
          </table:table-cell>
          <table:table-cell office:value-type="string">
            <text:p>9:51:46.059</text:p>
          </table:table-cell>
          <table:table-cell office:value-type="string">
            <text:p>65.390785 s</text:p>
          </table:table-cell>
          <table:table-cell office:value-type="string">
            <text:p>16.065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1 40 A7 01 74 43 07 4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42">
            <text:p>1142</text:p>
          </table:table-cell>
          <table:table-cell office:value-type="string">
            <text:p>9:51:46.571</text:p>
          </table:table-cell>
          <table:table-cell office:value-type="string">
            <text:p>65.9012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43-1142</text:p>
          </table:table-cell>
          <table:table-cell office:value-type="string">
            <text:p>9:51:46.571</text:p>
          </table:table-cell>
          <table:table-cell office:value-type="string">
            <text:p>65.901362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44">
            <text:p>1144</text:p>
          </table:table-cell>
          <table:table-cell office:value-type="string">
            <text:p>9:51:46.682</text:p>
          </table:table-cell>
          <table:table-cell office:value-type="string">
            <text:p>66.0125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45-1144</text:p>
          </table:table-cell>
          <table:table-cell office:value-type="string">
            <text:p>9:51:46.682</text:p>
          </table:table-cell>
          <table:table-cell office:value-type="string">
            <text:p>66.012645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1 0E 05 04 00 07 4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46">
            <text:p>1146</text:p>
          </table:table-cell>
          <table:table-cell office:value-type="string">
            <text:p>9:51:46.682</text:p>
          </table:table-cell>
          <table:table-cell office:value-type="string">
            <text:p>66.0129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47-1146</text:p>
          </table:table-cell>
          <table:table-cell office:value-type="string">
            <text:p>9:51:46.682</text:p>
          </table:table-cell>
          <table:table-cell office:value-type="string">
            <text:p>66.013676 s</text:p>
          </table:table-cell>
          <table:table-cell office:value-type="string">
            <text:p>71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48">
            <text:p>1148</text:p>
          </table:table-cell>
          <table:table-cell office:value-type="string">
            <text:p>9:51:46.682</text:p>
          </table:table-cell>
          <table:table-cell office:value-type="string">
            <text:p>66.0138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49-1148</text:p>
          </table:table-cell>
          <table:table-cell office:value-type="string">
            <text:p>9:51:46.714</text:p>
          </table:table-cell>
          <table:table-cell office:value-type="string">
            <text:p>66.054989 s</text:p>
          </table:table-cell>
          <table:table-cell office:value-type="string">
            <text:p>41.180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1 00 A7 01 74 43 07 B7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50">
            <text:p>1150</text:p>
          </table:table-cell>
          <table:table-cell office:value-type="string">
            <text:p>9:51:47.226</text:p>
          </table:table-cell>
          <table:table-cell office:value-type="string">
            <text:p>66.5558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51-1150</text:p>
          </table:table-cell>
          <table:table-cell office:value-type="string">
            <text:p>9:51:47.226</text:p>
          </table:table-cell>
          <table:table-cell office:value-type="string">
            <text:p>66.555972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52">
            <text:p>1152</text:p>
          </table:table-cell>
          <table:table-cell office:value-type="string">
            <text:p>9:51:47.337</text:p>
          </table:table-cell>
          <table:table-cell office:value-type="string">
            <text:p>66.6671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53-1152</text:p>
          </table:table-cell>
          <table:table-cell office:value-type="string">
            <text:p>9:51:47.337</text:p>
          </table:table-cell>
          <table:table-cell office:value-type="string">
            <text:p>66.667268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1 4E 05 04 00 07 B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54">
            <text:p>1154</text:p>
          </table:table-cell>
          <table:table-cell office:value-type="string">
            <text:p>9:51:47.337</text:p>
          </table:table-cell>
          <table:table-cell office:value-type="string">
            <text:p>66.6676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55-1154</text:p>
          </table:table-cell>
          <table:table-cell office:value-type="string">
            <text:p>9:51:47.337</text:p>
          </table:table-cell>
          <table:table-cell office:value-type="string">
            <text:p>66.668303 s</text:p>
          </table:table-cell>
          <table:table-cell office:value-type="string">
            <text:p>69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56">
            <text:p>1156</text:p>
          </table:table-cell>
          <table:table-cell office:value-type="string">
            <text:p>9:51:47.337</text:p>
          </table:table-cell>
          <table:table-cell office:value-type="string">
            <text:p>66.6684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57-1156</text:p>
          </table:table-cell>
          <table:table-cell office:value-type="string">
            <text:p>9:51:47.337</text:p>
          </table:table-cell>
          <table:table-cell office:value-type="string">
            <text:p>66.674414 s</text:p>
          </table:table-cell>
          <table:table-cell office:value-type="string">
            <text:p>5.976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1 40 A7 01 74 43 07 4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58">
            <text:p>1158</text:p>
          </table:table-cell>
          <table:table-cell office:value-type="string">
            <text:p>9:51:47.849</text:p>
          </table:table-cell>
          <table:table-cell office:value-type="string">
            <text:p>67.1793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59-1158</text:p>
          </table:table-cell>
          <table:table-cell office:value-type="string">
            <text:p>9:51:47.849</text:p>
          </table:table-cell>
          <table:table-cell office:value-type="string">
            <text:p>67.179423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60">
            <text:p>1160</text:p>
          </table:table-cell>
          <table:table-cell office:value-type="string">
            <text:p>9:51:47.960</text:p>
          </table:table-cell>
          <table:table-cell office:value-type="string">
            <text:p>67.2905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61-1160</text:p>
          </table:table-cell>
          <table:table-cell office:value-type="string">
            <text:p>9:51:47.960</text:p>
          </table:table-cell>
          <table:table-cell office:value-type="string">
            <text:p>67.290622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8E 05 04 00 07 4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62">
            <text:p>1162</text:p>
          </table:table-cell>
          <table:table-cell office:value-type="string">
            <text:p>9:51:47.960</text:p>
          </table:table-cell>
          <table:table-cell office:value-type="string">
            <text:p>67.2909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63-1162</text:p>
          </table:table-cell>
          <table:table-cell office:value-type="string">
            <text:p>9:51:47.960</text:p>
          </table:table-cell>
          <table:table-cell office:value-type="string">
            <text:p>67.291657 s</text:p>
          </table:table-cell>
          <table:table-cell office:value-type="string">
            <text:p>69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64">
            <text:p>1164</text:p>
          </table:table-cell>
          <table:table-cell office:value-type="string">
            <text:p>9:51:47.960</text:p>
          </table:table-cell>
          <table:table-cell office:value-type="string">
            <text:p>67.2917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65-1164</text:p>
          </table:table-cell>
          <table:table-cell office:value-type="string">
            <text:p>9:51:47.960</text:p>
          </table:table-cell>
          <table:table-cell office:value-type="string">
            <text:p>67.294095 s</text:p>
          </table:table-cell>
          <table:table-cell office:value-type="string">
            <text:p>2.306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80 80 A7 01 74 43 07 89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13 00 44 00 6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66">
            <text:p>1166</text:p>
          </table:table-cell>
          <table:table-cell office:value-type="string">
            <text:p>9:51:47.960</text:p>
          </table:table-cell>
          <table:table-cell office:value-type="string">
            <text:p>67.2974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4 00 02 02 00 9B F6 00 00 00 04 C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67-1166</text:p>
          </table:table-cell>
          <table:table-cell office:value-type="string">
            <text:p>9:51:47.960</text:p>
          </table:table-cell>
          <table:table-cell office:value-type="string">
            <text:p>67.297543 s</text:p>
          </table:table-cell>
          <table:table-cell office:value-type="string">
            <text:p>96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68">
            <text:p>1168</text:p>
          </table:table-cell>
          <table:table-cell office:value-type="string">
            <text:p>9:51:48.070</text:p>
          </table:table-cell>
          <table:table-cell office:value-type="string">
            <text:p>67.3996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69-1168</text:p>
          </table:table-cell>
          <table:table-cell office:value-type="string">
            <text:p>9:51:48.070</text:p>
          </table:table-cell>
          <table:table-cell office:value-type="string">
            <text:p>67.399809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A 80 80 A7 01 74 43 07 89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70">
            <text:p>1170</text:p>
          </table:table-cell>
          <table:table-cell office:value-type="string">
            <text:p>9:51:48.582</text:p>
          </table:table-cell>
          <table:table-cell office:value-type="string">
            <text:p>67.9119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71-1170</text:p>
          </table:table-cell>
          <table:table-cell office:value-type="string">
            <text:p>9:51:48.582</text:p>
          </table:table-cell>
          <table:table-cell office:value-type="string">
            <text:p>67.912039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72">
            <text:p>1172</text:p>
          </table:table-cell>
          <table:table-cell office:value-type="string">
            <text:p>9:51:48.693</text:p>
          </table:table-cell>
          <table:table-cell office:value-type="string">
            <text:p>68.0231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73-1172</text:p>
          </table:table-cell>
          <table:table-cell office:value-type="string">
            <text:p>9:51:48.693</text:p>
          </table:table-cell>
          <table:table-cell office:value-type="string">
            <text:p>68.023313 s</text:p>
          </table:table-cell>
          <table:table-cell office:value-type="string">
            <text:p>16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89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74">
            <text:p>1174</text:p>
          </table:table-cell>
          <table:table-cell office:value-type="string">
            <text:p>9:51:48.693</text:p>
          </table:table-cell>
          <table:table-cell office:value-type="string">
            <text:p>68.0236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75-1174</text:p>
          </table:table-cell>
          <table:table-cell office:value-type="string">
            <text:p>9:51:48.693</text:p>
          </table:table-cell>
          <table:table-cell office:value-type="string">
            <text:p>68.024349 s</text:p>
          </table:table-cell>
          <table:table-cell office:value-type="string">
            <text:p>73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76">
            <text:p>1176</text:p>
          </table:table-cell>
          <table:table-cell office:value-type="string">
            <text:p>9:51:48.693</text:p>
          </table:table-cell>
          <table:table-cell office:value-type="string">
            <text:p>68.0244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77-1176</text:p>
          </table:table-cell>
          <table:table-cell office:value-type="string">
            <text:p>9:51:48.709</text:p>
          </table:table-cell>
          <table:table-cell office:value-type="string">
            <text:p>68.050810 s</text:p>
          </table:table-cell>
          <table:table-cell office:value-type="string">
            <text:p>26.331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C0 A7 01 74 43 07 F2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4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78">
            <text:p>1178</text:p>
          </table:table-cell>
          <table:table-cell office:value-type="string">
            <text:p>9:51:49.221</text:p>
          </table:table-cell>
          <table:table-cell office:value-type="string">
            <text:p>68.5509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79-1178</text:p>
          </table:table-cell>
          <table:table-cell office:value-type="string">
            <text:p>9:51:49.221</text:p>
          </table:table-cell>
          <table:table-cell office:value-type="string">
            <text:p>68.551057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80">
            <text:p>1180</text:p>
          </table:table-cell>
          <table:table-cell office:value-type="string">
            <text:p>9:51:49.332</text:p>
          </table:table-cell>
          <table:table-cell office:value-type="string">
            <text:p>68.6621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81-1180</text:p>
          </table:table-cell>
          <table:table-cell office:value-type="string">
            <text:p>9:51:49.332</text:p>
          </table:table-cell>
          <table:table-cell office:value-type="string">
            <text:p>68.662302 s</text:p>
          </table:table-cell>
          <table:table-cell office:value-type="string">
            <text:p>15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1 0E 05 04 00 07 F2 22 00 22 00 22 00 22 00 22 00 22 00 22 00 10 00 22 00 22 00 22 00 22 00 22 00 22 00 22 00 10 00 22 00 22 00 22 00 22 00 22 00 22 00 22 00 10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82">
            <text:p>1182</text:p>
          </table:table-cell>
          <table:table-cell office:value-type="string">
            <text:p>9:51:49.332</text:p>
          </table:table-cell>
          <table:table-cell office:value-type="string">
            <text:p>68.6626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83-1182</text:p>
          </table:table-cell>
          <table:table-cell office:value-type="string">
            <text:p>9:51:49.332</text:p>
          </table:table-cell>
          <table:table-cell office:value-type="string">
            <text:p>68.663337 s</text:p>
          </table:table-cell>
          <table:table-cell office:value-type="string">
            <text:p>66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84">
            <text:p>1184</text:p>
          </table:table-cell>
          <table:table-cell office:value-type="string">
            <text:p>9:51:49.332</text:p>
          </table:table-cell>
          <table:table-cell office:value-type="string">
            <text:p>68.6634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85-1184</text:p>
          </table:table-cell>
          <table:table-cell office:value-type="string">
            <text:p>9:51:49.332</text:p>
          </table:table-cell>
          <table:table-cell office:value-type="string">
            <text:p>68.668300 s</text:p>
          </table:table-cell>
          <table:table-cell office:value-type="string">
            <text:p>4.836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1 00 A7 01 74 43 07 8B 22 00 22 00 22 00 22 00 22 00 22 00 22 00 10 00 22 00 22 00 22 00 22 00 22 00 22 00 22 00 10 00 22 00 22 00 22 00 22 00 08 00 22 00 22 00 22 00 22 00 0A 00 22 00 22 00 22 00 22 00 08 00 22 00 22 00 22 00 22 00 0A 00 22 00 22 00 22 00 22 00 08 00 22 00 22 00 22 00 22 00 0C 00 22 00 22 00 22 00 22 00 0C 00 22 00 22 00 22 00 22 00 08 00 22 00 22 00 22 00 22 00 0C 00 22 00 22 00 22 00 22 00 0C 00 22 00 22 00 22 00 22 00 0B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D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86">
            <text:p>1186</text:p>
          </table:table-cell>
          <table:table-cell office:value-type="string">
            <text:p>9:51:49.844</text:p>
          </table:table-cell>
          <table:table-cell office:value-type="string">
            <text:p>69.1744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87-1186</text:p>
          </table:table-cell>
          <table:table-cell office:value-type="string">
            <text:p>9:51:49.844</text:p>
          </table:table-cell>
          <table:table-cell office:value-type="string">
            <text:p>69.174493 s</text:p>
          </table:table-cell>
          <table:table-cell office:value-type="string">
            <text:p>8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88">
            <text:p>1188</text:p>
          </table:table-cell>
          <table:table-cell office:value-type="string">
            <text:p>9:51:49.956</text:p>
          </table:table-cell>
          <table:table-cell office:value-type="string">
            <text:p>69.2855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89-1188</text:p>
          </table:table-cell>
          <table:table-cell office:value-type="string">
            <text:p>9:51:49.956</text:p>
          </table:table-cell>
          <table:table-cell office:value-type="string">
            <text:p>69.285659 s</text:p>
          </table:table-cell>
          <table:table-cell office:value-type="string">
            <text:p>11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1 4E 05 04 00 07 8B 22 00 22 00 22 00 22 00 22 00 22 00 22 00 10 00 22 00 22 00 22 00 22 00 22 00 22 00 22 00 10 00 22 00 22 00 22 00 22 00 08 00 22 00 22 00 22 00 22 00 0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90">
            <text:p>1190</text:p>
          </table:table-cell>
          <table:table-cell office:value-type="string">
            <text:p>9:51:49.956</text:p>
          </table:table-cell>
          <table:table-cell office:value-type="string">
            <text:p>69.2859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91-1190</text:p>
          </table:table-cell>
          <table:table-cell office:value-type="string">
            <text:p>9:51:49.956</text:p>
          </table:table-cell>
          <table:table-cell office:value-type="string">
            <text:p>69.286668 s</text:p>
          </table:table-cell>
          <table:table-cell office:value-type="string">
            <text:p>67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92">
            <text:p>1192</text:p>
          </table:table-cell>
          <table:table-cell office:value-type="string">
            <text:p>9:51:49.956</text:p>
          </table:table-cell>
          <table:table-cell office:value-type="string">
            <text:p>69.2867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93-1192</text:p>
          </table:table-cell>
          <table:table-cell office:value-type="string">
            <text:p>9:51:49.956</text:p>
          </table:table-cell>
          <table:table-cell office:value-type="string">
            <text:p>69.292788 s</text:p>
          </table:table-cell>
          <table:table-cell office:value-type="string">
            <text:p>5.989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1 40 A7 01 74 43 07 73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9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94">
            <text:p>1194</text:p>
          </table:table-cell>
          <table:table-cell office:value-type="string">
            <text:p>9:51:50.468</text:p>
          </table:table-cell>
          <table:table-cell office:value-type="string">
            <text:p>69.7977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95-1194</text:p>
          </table:table-cell>
          <table:table-cell office:value-type="string">
            <text:p>9:51:50.468</text:p>
          </table:table-cell>
          <table:table-cell office:value-type="string">
            <text:p>69.797870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96">
            <text:p>1196</text:p>
          </table:table-cell>
          <table:table-cell office:value-type="string">
            <text:p>9:51:50.579</text:p>
          </table:table-cell>
          <table:table-cell office:value-type="string">
            <text:p>69.9089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197-1196</text:p>
          </table:table-cell>
          <table:table-cell office:value-type="string">
            <text:p>9:51:50.579</text:p>
          </table:table-cell>
          <table:table-cell office:value-type="string">
            <text:p>69.909102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1 0E 05 04 00 07 73 22 00 22 00 22 00 22 00 22 00 22 00 10 00 22 00 22 00 22 00 22 00 22 00 22 00 22 00 10 00 22 00 22 00 22 00 22 00 22 00 22 00 22 00 10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98">
            <text:p>1198</text:p>
          </table:table-cell>
          <table:table-cell office:value-type="string">
            <text:p>9:51:50.579</text:p>
          </table:table-cell>
          <table:table-cell office:value-type="string">
            <text:p>69.9094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199-1198</text:p>
          </table:table-cell>
          <table:table-cell office:value-type="string">
            <text:p>9:51:50.579</text:p>
          </table:table-cell>
          <table:table-cell office:value-type="string">
            <text:p>69.910138 s</text:p>
          </table:table-cell>
          <table:table-cell office:value-type="string">
            <text:p>70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00">
            <text:p>1200</text:p>
          </table:table-cell>
          <table:table-cell office:value-type="string">
            <text:p>9:51:50.579</text:p>
          </table:table-cell>
          <table:table-cell office:value-type="string">
            <text:p>69.9102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01-1200</text:p>
          </table:table-cell>
          <table:table-cell office:value-type="string">
            <text:p>9:51:50.579</text:p>
          </table:table-cell>
          <table:table-cell office:value-type="string">
            <text:p>69.914984 s</text:p>
          </table:table-cell>
          <table:table-cell office:value-type="string">
            <text:p>4.699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1 00 A7 01 74 43 07 8B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08 00 22 00 22 00 22 00 22 00 0A 00 22 00 22 00 22 00 22 00 0A 00 22 00 22 00 22 00 22 00 0B 00 22 00 22 00 22 00 22 00 22 00 22 00 22 00 10 00 22 00 22 00 22 00 22 00 22 00 22 00 4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02">
            <text:p>1202</text:p>
          </table:table-cell>
          <table:table-cell office:value-type="string">
            <text:p>9:51:51.091</text:p>
          </table:table-cell>
          <table:table-cell office:value-type="string">
            <text:p>70.4211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03-1202</text:p>
          </table:table-cell>
          <table:table-cell office:value-type="string">
            <text:p>9:51:51.091</text:p>
          </table:table-cell>
          <table:table-cell office:value-type="string">
            <text:p>70.421272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04">
            <text:p>1204</text:p>
          </table:table-cell>
          <table:table-cell office:value-type="string">
            <text:p>9:51:51.202</text:p>
          </table:table-cell>
          <table:table-cell office:value-type="string">
            <text:p>70.5323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05-1204</text:p>
          </table:table-cell>
          <table:table-cell office:value-type="string">
            <text:p>9:51:51.202</text:p>
          </table:table-cell>
          <table:table-cell office:value-type="string">
            <text:p>70.532505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1 4E 05 04 00 07 8B 22 00 22 00 22 00 22 00 22 00 10 00 22 00 22 00 22 00 22 00 22 00 22 00 22 00 10 00 22 00 22 00 22 00 22 00 22 00 22 00 22 00 10 00 22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06">
            <text:p>1206</text:p>
          </table:table-cell>
          <table:table-cell office:value-type="string">
            <text:p>9:51:51.202</text:p>
          </table:table-cell>
          <table:table-cell office:value-type="string">
            <text:p>70.5328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07-1206</text:p>
          </table:table-cell>
          <table:table-cell office:value-type="string">
            <text:p>9:51:51.202</text:p>
          </table:table-cell>
          <table:table-cell office:value-type="string">
            <text:p>70.533515 s</text:p>
          </table:table-cell>
          <table:table-cell office:value-type="string">
            <text:p>66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08">
            <text:p>1208</text:p>
          </table:table-cell>
          <table:table-cell office:value-type="string">
            <text:p>9:51:51.202</text:p>
          </table:table-cell>
          <table:table-cell office:value-type="string">
            <text:p>70.5336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09-1208</text:p>
          </table:table-cell>
          <table:table-cell office:value-type="string">
            <text:p>9:51:51.218</text:p>
          </table:table-cell>
          <table:table-cell office:value-type="string">
            <text:p>70.549757 s</text:p>
          </table:table-cell>
          <table:table-cell office:value-type="string">
            <text:p>16.086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1 40 A7 01 74 43 07 73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08 00 22 00 22 00 22 00 22 00 08 00 22 00 22 00 22 00 22 00 E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10">
            <text:p>1210</text:p>
          </table:table-cell>
          <table:table-cell office:value-type="string">
            <text:p>9:51:51.730</text:p>
          </table:table-cell>
          <table:table-cell office:value-type="string">
            <text:p>71.0602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11-1210</text:p>
          </table:table-cell>
          <table:table-cell office:value-type="string">
            <text:p>9:51:51.730</text:p>
          </table:table-cell>
          <table:table-cell office:value-type="string">
            <text:p>71.060325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12">
            <text:p>1212</text:p>
          </table:table-cell>
          <table:table-cell office:value-type="string">
            <text:p>9:51:51.841</text:p>
          </table:table-cell>
          <table:table-cell office:value-type="string">
            <text:p>71.1714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13-1212</text:p>
          </table:table-cell>
          <table:table-cell office:value-type="string">
            <text:p>9:51:51.841</text:p>
          </table:table-cell>
          <table:table-cell office:value-type="string">
            <text:p>71.171561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1 0E 05 04 00 07 73 22 00 10 00 22 00 22 00 22 00 22 00 22 00 22 00 22 00 10 00 22 00 22 00 22 00 22 00 22 00 22 00 22 00 10 00 22 00 22 00 22 00 22 00 22 00 22 00 22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14">
            <text:p>1214</text:p>
          </table:table-cell>
          <table:table-cell office:value-type="string">
            <text:p>9:51:51.841</text:p>
          </table:table-cell>
          <table:table-cell office:value-type="string">
            <text:p>71.1719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15-1214</text:p>
          </table:table-cell>
          <table:table-cell office:value-type="string">
            <text:p>9:51:51.841</text:p>
          </table:table-cell>
          <table:table-cell office:value-type="string">
            <text:p>71.172555 s</text:p>
          </table:table-cell>
          <table:table-cell office:value-type="string">
            <text:p>62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16">
            <text:p>1216</text:p>
          </table:table-cell>
          <table:table-cell office:value-type="string">
            <text:p>9:51:51.841</text:p>
          </table:table-cell>
          <table:table-cell office:value-type="string">
            <text:p>71.1726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17-1216</text:p>
          </table:table-cell>
          <table:table-cell office:value-type="string">
            <text:p>9:51:51.873</text:p>
          </table:table-cell>
          <table:table-cell office:value-type="string">
            <text:p>71.213960 s</text:p>
          </table:table-cell>
          <table:table-cell office:value-type="string">
            <text:p>41.304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1 00 A7 01 74 43 07 B7 08 00 22 00 22 00 22 00 22 00 22 00 22 00 22 00 10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2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18">
            <text:p>1218</text:p>
          </table:table-cell>
          <table:table-cell office:value-type="string">
            <text:p>9:51:52.385</text:p>
          </table:table-cell>
          <table:table-cell office:value-type="string">
            <text:p>71.7148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19-1218</text:p>
          </table:table-cell>
          <table:table-cell office:value-type="string">
            <text:p>9:51:52.385</text:p>
          </table:table-cell>
          <table:table-cell office:value-type="string">
            <text:p>71.714935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20">
            <text:p>1220</text:p>
          </table:table-cell>
          <table:table-cell office:value-type="string">
            <text:p>9:51:52.496</text:p>
          </table:table-cell>
          <table:table-cell office:value-type="string">
            <text:p>71.8260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21-1220</text:p>
          </table:table-cell>
          <table:table-cell office:value-type="string">
            <text:p>9:51:52.496</text:p>
          </table:table-cell>
          <table:table-cell office:value-type="string">
            <text:p>71.826206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1 4E 05 04 00 07 B7 08 00 22 00 22 00 22 00 22 00 22 00 22 00 22 00 10 00 22 00 22 00 22 00 22 00 08 00 22 00 22 00 22 00 22 00 08 00 22 00 22 00 22 00 22 00 08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22">
            <text:p>1222</text:p>
          </table:table-cell>
          <table:table-cell office:value-type="string">
            <text:p>9:51:52.496</text:p>
          </table:table-cell>
          <table:table-cell office:value-type="string">
            <text:p>71.8266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23-1222</text:p>
          </table:table-cell>
          <table:table-cell office:value-type="string">
            <text:p>9:51:52.496</text:p>
          </table:table-cell>
          <table:table-cell office:value-type="string">
            <text:p>71.827230 s</text:p>
          </table:table-cell>
          <table:table-cell office:value-type="string">
            <text:p>56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24">
            <text:p>1224</text:p>
          </table:table-cell>
          <table:table-cell office:value-type="string">
            <text:p>9:51:52.496</text:p>
          </table:table-cell>
          <table:table-cell office:value-type="string">
            <text:p>71.8273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25-1224</text:p>
          </table:table-cell>
          <table:table-cell office:value-type="string">
            <text:p>9:51:52.496</text:p>
          </table:table-cell>
          <table:table-cell office:value-type="string">
            <text:p>71.833495 s</text:p>
          </table:table-cell>
          <table:table-cell office:value-type="string">
            <text:p>6.119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1 40 A7 01 74 43 07 73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8 00 22 00 22 00 22 00 22 00 0B 00 22 00 22 00 22 00 22 00 0B 00 22 00 22 00 22 00 22 00 22 00 22 00 22 00 10 00 22 00 22 00 22 00 22 00 22 00 22 00 22 00 10 00 22 00 22 00 22 00 22 00 22 00 22 00 22 00 10 00 22 00 22 00 22 00 22 00 22 00 22 00 22 00 10 00 22 00 22 00 5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26">
            <text:p>1226</text:p>
          </table:table-cell>
          <table:table-cell office:value-type="string">
            <text:p>9:51:53.008</text:p>
          </table:table-cell>
          <table:table-cell office:value-type="string">
            <text:p>72.3383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27-1226</text:p>
          </table:table-cell>
          <table:table-cell office:value-type="string">
            <text:p>9:51:53.008</text:p>
          </table:table-cell>
          <table:table-cell office:value-type="string">
            <text:p>72.338426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28">
            <text:p>1228</text:p>
          </table:table-cell>
          <table:table-cell office:value-type="string">
            <text:p>9:51:53.120</text:p>
          </table:table-cell>
          <table:table-cell office:value-type="string">
            <text:p>72.4494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29-1228</text:p>
          </table:table-cell>
          <table:table-cell office:value-type="string">
            <text:p>9:51:53.120</text:p>
          </table:table-cell>
          <table:table-cell office:value-type="string">
            <text:p>72.449596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8E 05 04 00 07 73 08 00 22 00 22 00 22 00 22 00 08 00 22 00 22 00 22 00 22 00 08 00 22 00 22 00 22 00 22 00 08 00 22 00 22 00 22 00 22 00 08 00 22 00 22 00 22 00 22 00 0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30">
            <text:p>1230</text:p>
          </table:table-cell>
          <table:table-cell office:value-type="string">
            <text:p>9:51:53.120</text:p>
          </table:table-cell>
          <table:table-cell office:value-type="string">
            <text:p>72.44993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31-1230</text:p>
          </table:table-cell>
          <table:table-cell office:value-type="string">
            <text:p>9:51:53.120</text:p>
          </table:table-cell>
          <table:table-cell office:value-type="string">
            <text:p>72.450625 s</text:p>
          </table:table-cell>
          <table:table-cell office:value-type="string">
            <text:p>69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32">
            <text:p>1232</text:p>
          </table:table-cell>
          <table:table-cell office:value-type="string">
            <text:p>9:51:53.120</text:p>
          </table:table-cell>
          <table:table-cell office:value-type="string">
            <text:p>72.4507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33-1232</text:p>
          </table:table-cell>
          <table:table-cell office:value-type="string">
            <text:p>9:51:53.120</text:p>
          </table:table-cell>
          <table:table-cell office:value-type="string">
            <text:p>72.453048 s</text:p>
          </table:table-cell>
          <table:table-cell office:value-type="string">
            <text:p>2.268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80 80 A7 01 74 43 07 B5 22 00 22 00 22 00 22 00 22 00 10 00 22 00 22 00 22 00 22 00 22 00 22 00 22 00 10 00 22 00 22 00 22 00 22 00 22 00 22 00 22 00 10 00 22 00 22 00 22 00 22 00 08 00 22 00 22 00 22 00 22 00 0A 00 22 00 22 00 22 00 22 00 08 00 22 00 22 00 22 00 22 00 0A 00 22 00 22 00 22 00 22 00 0A 00 22 00 22 00 22 00 22 00 08 00 22 00 22 00 22 00 22 00 0A 00 22 00 22 00 22 00 22 00 08 00 15 00 F7 00 C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34">
            <text:p>1234</text:p>
          </table:table-cell>
          <table:table-cell office:value-type="string">
            <text:p>9:51:53.120</text:p>
          </table:table-cell>
          <table:table-cell office:value-type="string">
            <text:p>72.4568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4 00 02 02 00 D5 4B 00 00 00 05 5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35-1234</text:p>
          </table:table-cell>
          <table:table-cell office:value-type="string">
            <text:p>9:51:53.120</text:p>
          </table:table-cell>
          <table:table-cell office:value-type="string">
            <text:p>72.456965 s</text:p>
          </table:table-cell>
          <table:table-cell office:value-type="string">
            <text:p>99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36">
            <text:p>1236</text:p>
          </table:table-cell>
          <table:table-cell office:value-type="string">
            <text:p>9:51:53.229</text:p>
          </table:table-cell>
          <table:table-cell office:value-type="string">
            <text:p>72.5586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37-1236</text:p>
          </table:table-cell>
          <table:table-cell office:value-type="string">
            <text:p>9:51:53.229</text:p>
          </table:table-cell>
          <table:table-cell office:value-type="string">
            <text:p>72.558768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9 80 80 A7 01 74 43 07 B5 22 00 22 00 22 00 22 00 22 00 10 00 22 00 22 00 22 00 22 00 22 00 22 00 22 00 10 00 22 00 22 00 22 00 22 00 22 00 22 00 22 00 10 00 22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38">
            <text:p>1238</text:p>
          </table:table-cell>
          <table:table-cell office:value-type="string">
            <text:p>9:51:53.485</text:p>
          </table:table-cell>
          <table:table-cell office:value-type="string">
            <text:p>72.8148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39-1238</text:p>
          </table:table-cell>
          <table:table-cell office:value-type="string">
            <text:p>9:51:53.485</text:p>
          </table:table-cell>
          <table:table-cell office:value-type="string">
            <text:p>72.814943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40">
            <text:p>1240</text:p>
          </table:table-cell>
          <table:table-cell office:value-type="string">
            <text:p>9:51:53.596</text:p>
          </table:table-cell>
          <table:table-cell office:value-type="string">
            <text:p>72.9261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41-1240</text:p>
          </table:table-cell>
          <table:table-cell office:value-type="string">
            <text:p>9:51:53.596</text:p>
          </table:table-cell>
          <table:table-cell office:value-type="string">
            <text:p>72.926261 s</text:p>
          </table:table-cell>
          <table:table-cell office:value-type="string">
            <text:p>13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5 22 00 22 00 22 00 22 00 22 00 10 00 22 00 22 00 22 00 22 00 22 00 22 00 22 00 10 00 22 00 22 00 22 00 22 00 22 00 22 00 22 00 10 00 22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42">
            <text:p>1242</text:p>
          </table:table-cell>
          <table:table-cell office:value-type="string">
            <text:p>9:51:53.596</text:p>
          </table:table-cell>
          <table:table-cell office:value-type="string">
            <text:p>72.9265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43-1242</text:p>
          </table:table-cell>
          <table:table-cell office:value-type="string">
            <text:p>9:51:53.596</text:p>
          </table:table-cell>
          <table:table-cell office:value-type="string">
            <text:p>72.927298 s</text:p>
          </table:table-cell>
          <table:table-cell office:value-type="string">
            <text:p>71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44">
            <text:p>1244</text:p>
          </table:table-cell>
          <table:table-cell office:value-type="string">
            <text:p>9:51:53.596</text:p>
          </table:table-cell>
          <table:table-cell office:value-type="string">
            <text:p>72.9274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45-1244</text:p>
          </table:table-cell>
          <table:table-cell office:value-type="string">
            <text:p>9:51:53.596</text:p>
          </table:table-cell>
          <table:table-cell office:value-type="string">
            <text:p>72.928491 s</text:p>
          </table:table-cell>
          <table:table-cell office:value-type="string">
            <text:p>1.03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40 A7 01 74 43 07 A5 FF FF FF FF FD FF FF FF FF FD FF FF FF FF FD FF FF FF FF FD FF FF FF FF FD FF FF FF FF FD FF FF FF FF FD FF FF FF FF FD FF FF FF FF FD FF FF FF FF FD FF FF FF FF FD FF FF FF FF FD FF FF FF FF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46">
            <text:p>1246</text:p>
          </table:table-cell>
          <table:table-cell office:value-type="string">
            <text:p>9:51:53.852</text:p>
          </table:table-cell>
          <table:table-cell office:value-type="string">
            <text:p>73.1823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47-1246</text:p>
          </table:table-cell>
          <table:table-cell office:value-type="string">
            <text:p>9:51:53.852</text:p>
          </table:table-cell>
          <table:table-cell office:value-type="string">
            <text:p>73.182399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48">
            <text:p>1248</text:p>
          </table:table-cell>
          <table:table-cell office:value-type="string">
            <text:p>9:51:53.964</text:p>
          </table:table-cell>
          <table:table-cell office:value-type="string">
            <text:p>73.29354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49-1248</text:p>
          </table:table-cell>
          <table:table-cell office:value-type="string">
            <text:p>9:51:53.964</text:p>
          </table:table-cell>
          <table:table-cell office:value-type="string">
            <text:p>73.293650 s</text:p>
          </table:table-cell>
          <table:table-cell office:value-type="string">
            <text:p>11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A5 FF FF FF FF FD FF FF FF FF FD FF FF FF FF FD FF FF FF FF FD FF FF FF FF FD FF FF FF FF FD FF FF FF FF FD FF FF FF FF FD FF FF FF FF FD FF FF FF FF FD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50">
            <text:p>1250</text:p>
          </table:table-cell>
          <table:table-cell office:value-type="string">
            <text:p>9:51:53.964</text:p>
          </table:table-cell>
          <table:table-cell office:value-type="string">
            <text:p>73.2939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51-1250</text:p>
          </table:table-cell>
          <table:table-cell office:value-type="string">
            <text:p>9:51:53.964</text:p>
          </table:table-cell>
          <table:table-cell office:value-type="string">
            <text:p>73.294658 s</text:p>
          </table:table-cell>
          <table:table-cell office:value-type="string">
            <text:p>71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52">
            <text:p>1252</text:p>
          </table:table-cell>
          <table:table-cell office:value-type="string">
            <text:p>9:51:53.964</text:p>
          </table:table-cell>
          <table:table-cell office:value-type="string">
            <text:p>73.2948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53-1252</text:p>
          </table:table-cell>
          <table:table-cell office:value-type="string">
            <text:p>9:51:53.979</text:p>
          </table:table-cell>
          <table:table-cell office:value-type="string">
            <text:p>73.317032 s</text:p>
          </table:table-cell>
          <table:table-cell office:value-type="string">
            <text:p>22.21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C0 A7 01 74 43 07 CE FD FF FF FF FF FD FF FF FF FF FD FF FF FF FF FD FF FF FF FF FD FF FF FF FF FD FF FF FF FF FD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A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54">
            <text:p>1254</text:p>
          </table:table-cell>
          <table:table-cell office:value-type="string">
            <text:p>9:51:54.235</text:p>
          </table:table-cell>
          <table:table-cell office:value-type="string">
            <text:p>73.5653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55-1254</text:p>
          </table:table-cell>
          <table:table-cell office:value-type="string">
            <text:p>9:51:54.235</text:p>
          </table:table-cell>
          <table:table-cell office:value-type="string">
            <text:p>73.565471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56">
            <text:p>1256</text:p>
          </table:table-cell>
          <table:table-cell office:value-type="string">
            <text:p>9:51:54.347</text:p>
          </table:table-cell>
          <table:table-cell office:value-type="string">
            <text:p>73.6764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57-1256</text:p>
          </table:table-cell>
          <table:table-cell office:value-type="string">
            <text:p>9:51:54.347</text:p>
          </table:table-cell>
          <table:table-cell office:value-type="string">
            <text:p>73.676626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CE FD FF FF FF FF FD FF FF FF FF FD FF FF FF FF FD FF FF FF FF FD FF FF FF FF FD FF FF FF FF FD FF FF FF FF FD FF FF FF FF FF FF FF FD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58">
            <text:p>1258</text:p>
          </table:table-cell>
          <table:table-cell office:value-type="string">
            <text:p>9:51:54.347</text:p>
          </table:table-cell>
          <table:table-cell office:value-type="string">
            <text:p>73.6769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59-1258</text:p>
          </table:table-cell>
          <table:table-cell office:value-type="string">
            <text:p>9:51:54.347</text:p>
          </table:table-cell>
          <table:table-cell office:value-type="string">
            <text:p>73.677640 s</text:p>
          </table:table-cell>
          <table:table-cell office:value-type="string">
            <text:p>67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60">
            <text:p>1260</text:p>
          </table:table-cell>
          <table:table-cell office:value-type="string">
            <text:p>9:51:54.347</text:p>
          </table:table-cell>
          <table:table-cell office:value-type="string">
            <text:p>73.6777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61-1260</text:p>
          </table:table-cell>
          <table:table-cell office:value-type="string">
            <text:p>9:51:54.347</text:p>
          </table:table-cell>
          <table:table-cell office:value-type="string">
            <text:p>73.680099 s</text:p>
          </table:table-cell>
          <table:table-cell office:value-type="string">
            <text:p>2.300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80 A7 01 74 43 07 36 FF FF FF FD FF FF FF FF FF FF FF FD FF FF FF FF FF FF FF FD FF FF FF FF FF FF FF FD FF FF FF FF FF FF FF FD FF FF FF FF FF FF FF FD FF FF FF FF FF FF FF FD FF FF FF FF FD FF FF FF FF FD FE FF FF FF FF FF FF FF FF FF FF FF FF FF FF FF FF FF FF FF FF FF FF FF FF FF FF FF FF FF FF FF FF FF FF FF FF FF FF FF FF FF FF FF FF FF FF FF FF FF FF FF FF FF FF FF FF FF FF FF FF FF FF FF FF FF 7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62">
            <text:p>1262</text:p>
          </table:table-cell>
          <table:table-cell office:value-type="string">
            <text:p>9:51:54.603</text:p>
          </table:table-cell>
          <table:table-cell office:value-type="string">
            <text:p>73.9328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63-1262</text:p>
          </table:table-cell>
          <table:table-cell office:value-type="string">
            <text:p>9:51:54.603</text:p>
          </table:table-cell>
          <table:table-cell office:value-type="string">
            <text:p>73.932911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64">
            <text:p>1264</text:p>
          </table:table-cell>
          <table:table-cell office:value-type="string">
            <text:p>9:51:54.714</text:p>
          </table:table-cell>
          <table:table-cell office:value-type="string">
            <text:p>74.0438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65-1264</text:p>
          </table:table-cell>
          <table:table-cell office:value-type="string">
            <text:p>9:51:54.714</text:p>
          </table:table-cell>
          <table:table-cell office:value-type="string">
            <text:p>74.044019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36 FF FF FF FD FF FF FF FF FF FF FF FD FF FF FF FF FF FF FF FD FF FF FF FF FF FF FF FD FF FF FF FF FF FF FF FD FF FF FF FF FF FF FF FD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66">
            <text:p>1266</text:p>
          </table:table-cell>
          <table:table-cell office:value-type="string">
            <text:p>9:51:54.714</text:p>
          </table:table-cell>
          <table:table-cell office:value-type="string">
            <text:p>74.0443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67-1266</text:p>
          </table:table-cell>
          <table:table-cell office:value-type="string">
            <text:p>9:51:54.714</text:p>
          </table:table-cell>
          <table:table-cell office:value-type="string">
            <text:p>74.045019 s</text:p>
          </table:table-cell>
          <table:table-cell office:value-type="string">
            <text:p>65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68">
            <text:p>1268</text:p>
          </table:table-cell>
          <table:table-cell office:value-type="string">
            <text:p>9:51:54.714</text:p>
          </table:table-cell>
          <table:table-cell office:value-type="string">
            <text:p>74.0451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69-1268</text:p>
          </table:table-cell>
          <table:table-cell office:value-type="string">
            <text:p>9:51:54.714</text:p>
          </table:table-cell>
          <table:table-cell office:value-type="string">
            <text:p>74.048717 s</text:p>
          </table:table-cell>
          <table:table-cell office:value-type="string">
            <text:p>3.540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C0 A7 01 74 43 07 CE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A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70">
            <text:p>1270</text:p>
          </table:table-cell>
          <table:table-cell office:value-type="string">
            <text:p>9:51:54.970</text:p>
          </table:table-cell>
          <table:table-cell office:value-type="string">
            <text:p>74.3002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71-1270</text:p>
          </table:table-cell>
          <table:table-cell office:value-type="string">
            <text:p>9:51:54.970</text:p>
          </table:table-cell>
          <table:table-cell office:value-type="string">
            <text:p>74.300376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72">
            <text:p>1272</text:p>
          </table:table-cell>
          <table:table-cell office:value-type="string">
            <text:p>9:51:55.081</text:p>
          </table:table-cell>
          <table:table-cell office:value-type="string">
            <text:p>74.4112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73-1272</text:p>
          </table:table-cell>
          <table:table-cell office:value-type="string">
            <text:p>9:51:55.081</text:p>
          </table:table-cell>
          <table:table-cell office:value-type="string">
            <text:p>74.411395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CE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74">
            <text:p>1274</text:p>
          </table:table-cell>
          <table:table-cell office:value-type="string">
            <text:p>9:51:55.081</text:p>
          </table:table-cell>
          <table:table-cell office:value-type="string">
            <text:p>74.4117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75-1274</text:p>
          </table:table-cell>
          <table:table-cell office:value-type="string">
            <text:p>9:51:55.081</text:p>
          </table:table-cell>
          <table:table-cell office:value-type="string">
            <text:p>74.412418 s</text:p>
          </table:table-cell>
          <table:table-cell office:value-type="string">
            <text:p>68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76">
            <text:p>1276</text:p>
          </table:table-cell>
          <table:table-cell office:value-type="string">
            <text:p>9:51:55.081</text:p>
          </table:table-cell>
          <table:table-cell office:value-type="string">
            <text:p>74.4125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77-1276</text:p>
          </table:table-cell>
          <table:table-cell office:value-type="string">
            <text:p>9:51:55.081</text:p>
          </table:table-cell>
          <table:table-cell office:value-type="string">
            <text:p>74.417856 s</text:p>
          </table:table-cell>
          <table:table-cell office:value-type="string">
            <text:p>5.283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C0 A7 01 74 43 07 CE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A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78">
            <text:p>1278</text:p>
          </table:table-cell>
          <table:table-cell office:value-type="string">
            <text:p>9:51:55.338</text:p>
          </table:table-cell>
          <table:table-cell office:value-type="string">
            <text:p>74.6676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79-1278</text:p>
          </table:table-cell>
          <table:table-cell office:value-type="string">
            <text:p>9:51:55.338</text:p>
          </table:table-cell>
          <table:table-cell office:value-type="string">
            <text:p>74.667718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80">
            <text:p>1280</text:p>
          </table:table-cell>
          <table:table-cell office:value-type="string">
            <text:p>9:51:55.449</text:p>
          </table:table-cell>
          <table:table-cell office:value-type="string">
            <text:p>74.7787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81-1280</text:p>
          </table:table-cell>
          <table:table-cell office:value-type="string">
            <text:p>9:51:55.449</text:p>
          </table:table-cell>
          <table:table-cell office:value-type="string">
            <text:p>74.778865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CE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82">
            <text:p>1282</text:p>
          </table:table-cell>
          <table:table-cell office:value-type="string">
            <text:p>9:51:55.449</text:p>
          </table:table-cell>
          <table:table-cell office:value-type="string">
            <text:p>74.7792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83-1282</text:p>
          </table:table-cell>
          <table:table-cell office:value-type="string">
            <text:p>9:51:55.449</text:p>
          </table:table-cell>
          <table:table-cell office:value-type="string">
            <text:p>74.779900 s</text:p>
          </table:table-cell>
          <table:table-cell office:value-type="string">
            <text:p>66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84">
            <text:p>1284</text:p>
          </table:table-cell>
          <table:table-cell office:value-type="string">
            <text:p>9:51:55.449</text:p>
          </table:table-cell>
          <table:table-cell office:value-type="string">
            <text:p>74.7800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85-1284</text:p>
          </table:table-cell>
          <table:table-cell office:value-type="string">
            <text:p>9:51:55.449</text:p>
          </table:table-cell>
          <table:table-cell office:value-type="string">
            <text:p>74.782350 s</text:p>
          </table:table-cell>
          <table:table-cell office:value-type="string">
            <text:p>2.296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00 80 A7 01 74 43 07 0A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7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86">
            <text:p>1286</text:p>
          </table:table-cell>
          <table:table-cell office:value-type="string">
            <text:p>9:51:55.705</text:p>
          </table:table-cell>
          <table:table-cell office:value-type="string">
            <text:p>75.0349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87-1286</text:p>
          </table:table-cell>
          <table:table-cell office:value-type="string">
            <text:p>9:51:55.705</text:p>
          </table:table-cell>
          <table:table-cell office:value-type="string">
            <text:p>75.035077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88">
            <text:p>1288</text:p>
          </table:table-cell>
          <table:table-cell office:value-type="string">
            <text:p>9:51:55.816</text:p>
          </table:table-cell>
          <table:table-cell office:value-type="string">
            <text:p>75.1461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89-1288</text:p>
          </table:table-cell>
          <table:table-cell office:value-type="string">
            <text:p>9:51:55.816</text:p>
          </table:table-cell>
          <table:table-cell office:value-type="string">
            <text:p>75.146285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8E 05 04 00 07 0A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90">
            <text:p>1290</text:p>
          </table:table-cell>
          <table:table-cell office:value-type="string">
            <text:p>9:51:55.816</text:p>
          </table:table-cell>
          <table:table-cell office:value-type="string">
            <text:p>75.1466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91-1290</text:p>
          </table:table-cell>
          <table:table-cell office:value-type="string">
            <text:p>9:51:55.816</text:p>
          </table:table-cell>
          <table:table-cell office:value-type="string">
            <text:p>75.147291 s</text:p>
          </table:table-cell>
          <table:table-cell office:value-type="string">
            <text:p>66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92">
            <text:p>1292</text:p>
          </table:table-cell>
          <table:table-cell office:value-type="string">
            <text:p>9:51:55.816</text:p>
          </table:table-cell>
          <table:table-cell office:value-type="string">
            <text:p>75.1474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93-1292</text:p>
          </table:table-cell>
          <table:table-cell office:value-type="string">
            <text:p>9:51:55.816</text:p>
          </table:table-cell>
          <table:table-cell office:value-type="string">
            <text:p>75.149750 s</text:p>
          </table:table-cell>
          <table:table-cell office:value-type="string">
            <text:p>2.304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A 80 80 A7 01 74 43 07 89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71 3D F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94">
            <text:p>1294</text:p>
          </table:table-cell>
          <table:table-cell office:value-type="string">
            <text:p>9:51:55.816</text:p>
          </table:table-cell>
          <table:table-cell office:value-type="string">
            <text:p>75.1529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4 00 02 02 00 D5 4B 00 00 00 04 C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95-1294</text:p>
          </table:table-cell>
          <table:table-cell office:value-type="string">
            <text:p>9:51:55.816</text:p>
          </table:table-cell>
          <table:table-cell office:value-type="string">
            <text:p>75.152999 s</text:p>
          </table:table-cell>
          <table:table-cell office:value-type="string">
            <text:p>98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96">
            <text:p>1296</text:p>
          </table:table-cell>
          <table:table-cell office:value-type="string">
            <text:p>9:51:55.925</text:p>
          </table:table-cell>
          <table:table-cell office:value-type="string">
            <text:p>75.2553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297-1296</text:p>
          </table:table-cell>
          <table:table-cell office:value-type="string">
            <text:p>9:51:55.925</text:p>
          </table:table-cell>
          <table:table-cell office:value-type="string">
            <text:p>75.255465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A 80 80 A7 01 74 43 07 89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98">
            <text:p>1298</text:p>
          </table:table-cell>
          <table:table-cell office:value-type="string">
            <text:p>9:51:56.182</text:p>
          </table:table-cell>
          <table:table-cell office:value-type="string">
            <text:p>75.5115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299-1298</text:p>
          </table:table-cell>
          <table:table-cell office:value-type="string">
            <text:p>9:51:56.182</text:p>
          </table:table-cell>
          <table:table-cell office:value-type="string">
            <text:p>75.511571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00">
            <text:p>1300</text:p>
          </table:table-cell>
          <table:table-cell office:value-type="string">
            <text:p>9:51:56.293</text:p>
          </table:table-cell>
          <table:table-cell office:value-type="string">
            <text:p>75.6227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01-1300</text:p>
          </table:table-cell>
          <table:table-cell office:value-type="string">
            <text:p>9:51:56.293</text:p>
          </table:table-cell>
          <table:table-cell office:value-type="string">
            <text:p>75.622863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9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02">
            <text:p>1302</text:p>
          </table:table-cell>
          <table:table-cell office:value-type="string">
            <text:p>9:51:56.293</text:p>
          </table:table-cell>
          <table:table-cell office:value-type="string">
            <text:p>75.6232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03-1302</text:p>
          </table:table-cell>
          <table:table-cell office:value-type="string">
            <text:p>9:51:56.293</text:p>
          </table:table-cell>
          <table:table-cell office:value-type="string">
            <text:p>75.623862 s</text:p>
          </table:table-cell>
          <table:table-cell office:value-type="string">
            <text:p>60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04">
            <text:p>1304</text:p>
          </table:table-cell>
          <table:table-cell office:value-type="string">
            <text:p>9:51:56.293</text:p>
          </table:table-cell>
          <table:table-cell office:value-type="string">
            <text:p>75.6239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05-1304</text:p>
          </table:table-cell>
          <table:table-cell office:value-type="string">
            <text:p>9:51:56.293</text:p>
          </table:table-cell>
          <table:table-cell office:value-type="string">
            <text:p>75.625131 s</text:p>
          </table:table-cell>
          <table:table-cell office:value-type="string">
            <text:p>1.15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40 A7 01 74 43 07 A5 FF FF FF FF FF FF FF FD FF FF FF FF FF FF FF FD FF FF FF FF FF FF FF FD FF FF FF FF FF FF FF FD FF FF FF FF FF FF FF FD FF FF FF FF FF FF FF FD FF FF FF FF FF FF FF FD FF FF FF FF FF FF FF FD 9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06">
            <text:p>1306</text:p>
          </table:table-cell>
          <table:table-cell office:value-type="string">
            <text:p>9:51:56.549</text:p>
          </table:table-cell>
          <table:table-cell office:value-type="string">
            <text:p>75.8789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07-1306</text:p>
          </table:table-cell>
          <table:table-cell office:value-type="string">
            <text:p>9:51:56.549</text:p>
          </table:table-cell>
          <table:table-cell office:value-type="string">
            <text:p>75.878989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08">
            <text:p>1308</text:p>
          </table:table-cell>
          <table:table-cell office:value-type="string">
            <text:p>9:51:56.660</text:p>
          </table:table-cell>
          <table:table-cell office:value-type="string">
            <text:p>75.9902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09-1308</text:p>
          </table:table-cell>
          <table:table-cell office:value-type="string">
            <text:p>9:51:56.660</text:p>
          </table:table-cell>
          <table:table-cell office:value-type="string">
            <text:p>75.990391 s</text:p>
          </table:table-cell>
          <table:table-cell office:value-type="string">
            <text:p>13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A5 FF FF FF FF FF FF FF FD FF FF FF FF FF FF FF FD FF FF FF FF FF FF FF FD FF FF FF FF FF FF FF FD FF FF FF FF FF FF FF FD FF FF FF FF FF FF FF FD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10">
            <text:p>1310</text:p>
          </table:table-cell>
          <table:table-cell office:value-type="string">
            <text:p>9:51:56.660</text:p>
          </table:table-cell>
          <table:table-cell office:value-type="string">
            <text:p>75.9906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11-1310</text:p>
          </table:table-cell>
          <table:table-cell office:value-type="string">
            <text:p>9:51:56.660</text:p>
          </table:table-cell>
          <table:table-cell office:value-type="string">
            <text:p>75.991435 s</text:p>
          </table:table-cell>
          <table:table-cell office:value-type="string">
            <text:p>75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12">
            <text:p>1312</text:p>
          </table:table-cell>
          <table:table-cell office:value-type="string">
            <text:p>9:51:56.660</text:p>
          </table:table-cell>
          <table:table-cell office:value-type="string">
            <text:p>75.9915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13-1312</text:p>
          </table:table-cell>
          <table:table-cell office:value-type="string">
            <text:p>9:51:56.676</text:p>
          </table:table-cell>
          <table:table-cell office:value-type="string">
            <text:p>76.010125 s</text:p>
          </table:table-cell>
          <table:table-cell office:value-type="string">
            <text:p>18.53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C0 A7 01 74 43 07 CE FF FF FF FF FF FF FF FD FF FF FF FF FF FF FF FD FF FF FF FF FF FF FF FD FF FF FF FF FF FF FF FD FF FF FF FF FF FF FF FD FF FF FF FF FF FF FF FD FF FF FF FF FD FF FF FF FF FD FF FF FF FF FD FF FF FF FF FD FF FF FF FF FD FF FF FF FF FD FF FF FF FF FD FF FF FF FF FD FF FF FF FF FD FF FF FF FF FD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C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14">
            <text:p>1314</text:p>
          </table:table-cell>
          <table:table-cell office:value-type="string">
            <text:p>9:51:56.932</text:p>
          </table:table-cell>
          <table:table-cell office:value-type="string">
            <text:p>76.2621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15-1314</text:p>
          </table:table-cell>
          <table:table-cell office:value-type="string">
            <text:p>9:51:56.932</text:p>
          </table:table-cell>
          <table:table-cell office:value-type="string">
            <text:p>76.262192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16">
            <text:p>1316</text:p>
          </table:table-cell>
          <table:table-cell office:value-type="string">
            <text:p>9:51:57.043</text:p>
          </table:table-cell>
          <table:table-cell office:value-type="string">
            <text:p>76.3731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17-1316</text:p>
          </table:table-cell>
          <table:table-cell office:value-type="string">
            <text:p>9:51:57.043</text:p>
          </table:table-cell>
          <table:table-cell office:value-type="string">
            <text:p>76.373234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CE FF FF FF FF FF FF FF FD FF FF FF FF FF FF FF FD FF FF FF FF FF FF FF FD FF FF FF FF FF FF FF FD FF FF FF FF FF FF FF FD FF FF FF FF FF FF FF FD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18">
            <text:p>1318</text:p>
          </table:table-cell>
          <table:table-cell office:value-type="string">
            <text:p>9:51:57.043</text:p>
          </table:table-cell>
          <table:table-cell office:value-type="string">
            <text:p>76.3735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19-1318</text:p>
          </table:table-cell>
          <table:table-cell office:value-type="string">
            <text:p>9:51:57.043</text:p>
          </table:table-cell>
          <table:table-cell office:value-type="string">
            <text:p>76.374247 s</text:p>
          </table:table-cell>
          <table:table-cell office:value-type="string">
            <text:p>66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20">
            <text:p>1320</text:p>
          </table:table-cell>
          <table:table-cell office:value-type="string">
            <text:p>9:51:57.043</text:p>
          </table:table-cell>
          <table:table-cell office:value-type="string">
            <text:p>76.3744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21-1320</text:p>
          </table:table-cell>
          <table:table-cell office:value-type="string">
            <text:p>9:51:57.043</text:p>
          </table:table-cell>
          <table:table-cell office:value-type="string">
            <text:p>76.376702 s</text:p>
          </table:table-cell>
          <table:table-cell office:value-type="string">
            <text:p>2.299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80 A7 01 74 43 07 36 FF FF FF FF FF FF FD FF FF FF FF FF FF FF FD FF FF FF FF FF FF FF FD FF FF FF FF FF FF FF FD FF FF FF FF FF FF FF FD FF FF FF FF FF FF FF FD FF FF FF FF FF FF FF FD FF FF FF FF FF FF FF FD FF FF FF FF FF FF FF FD FF FF FF FF FD FF FF FF FF FD FF FF FF FF FD FF FF FF FF FD FF FF FF FF FD FF FF FF FF FD FF FF FF FF FD FF FF FF FF FD FF FF FF FF FD FF FF FF FF FD FF FF FF FF FD FF FF 3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22">
            <text:p>1322</text:p>
          </table:table-cell>
          <table:table-cell office:value-type="string">
            <text:p>9:51:57.299</text:p>
          </table:table-cell>
          <table:table-cell office:value-type="string">
            <text:p>76.6293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23-1322</text:p>
          </table:table-cell>
          <table:table-cell office:value-type="string">
            <text:p>9:51:57.299</text:p>
          </table:table-cell>
          <table:table-cell office:value-type="string">
            <text:p>76.629479 s</text:p>
          </table:table-cell>
          <table:table-cell office:value-type="string">
            <text:p>8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24">
            <text:p>1324</text:p>
          </table:table-cell>
          <table:table-cell office:value-type="string">
            <text:p>9:51:57.411</text:p>
          </table:table-cell>
          <table:table-cell office:value-type="string">
            <text:p>76.7405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25-1324</text:p>
          </table:table-cell>
          <table:table-cell office:value-type="string">
            <text:p>9:51:57.411</text:p>
          </table:table-cell>
          <table:table-cell office:value-type="string">
            <text:p>76.740680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36 FF FF FF FF FF FF FD FF FF FF FF FF FF FF FD FF FF FF FF FF FF FF FD FF FF FF FF FF FF FF FD FF FF FF FF FF FF FF FD FF FF FF FF FF FF FF FD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26">
            <text:p>1326</text:p>
          </table:table-cell>
          <table:table-cell office:value-type="string">
            <text:p>9:51:57.411</text:p>
          </table:table-cell>
          <table:table-cell office:value-type="string">
            <text:p>76.7410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27-1326</text:p>
          </table:table-cell>
          <table:table-cell office:value-type="string">
            <text:p>9:51:57.411</text:p>
          </table:table-cell>
          <table:table-cell office:value-type="string">
            <text:p>76.741712 s</text:p>
          </table:table-cell>
          <table:table-cell office:value-type="string">
            <text:p>68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28">
            <text:p>1328</text:p>
          </table:table-cell>
          <table:table-cell office:value-type="string">
            <text:p>9:51:57.411</text:p>
          </table:table-cell>
          <table:table-cell office:value-type="string">
            <text:p>76.7418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29-1328</text:p>
          </table:table-cell>
          <table:table-cell office:value-type="string">
            <text:p>9:51:57.411</text:p>
          </table:table-cell>
          <table:table-cell office:value-type="string">
            <text:p>76.745361 s</text:p>
          </table:table-cell>
          <table:table-cell office:value-type="string">
            <text:p>3.489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C0 A7 01 74 43 07 CE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D FF FF FF FF FD FF FF FF FF FD FF FF FF FF FD FF FF FF FF FF FF FF FD FF FF FF FF FF FF FF FD FF FF FF FF FF FF FF FD FF FF FF FF FF FF FF FD FF FF FF FF FF FF FF FD FF FF FF FF FF FF FF FD FF FF FF FF FF FF FF FD FF FF FF FF FF FF FF FD FF FF FF FF FF FF FF FD FF FF FF FF FF FF 6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30">
            <text:p>1330</text:p>
          </table:table-cell>
          <table:table-cell office:value-type="string">
            <text:p>9:51:57.667</text:p>
          </table:table-cell>
          <table:table-cell office:value-type="string">
            <text:p>76.9969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31-1330</text:p>
          </table:table-cell>
          <table:table-cell office:value-type="string">
            <text:p>9:51:57.667</text:p>
          </table:table-cell>
          <table:table-cell office:value-type="string">
            <text:p>76.997006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32">
            <text:p>1332</text:p>
          </table:table-cell>
          <table:table-cell office:value-type="string">
            <text:p>9:51:57.778</text:p>
          </table:table-cell>
          <table:table-cell office:value-type="string">
            <text:p>77.1079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33-1332</text:p>
          </table:table-cell>
          <table:table-cell office:value-type="string">
            <text:p>9:51:57.778</text:p>
          </table:table-cell>
          <table:table-cell office:value-type="string">
            <text:p>77.108137 s</text:p>
          </table:table-cell>
          <table:table-cell office:value-type="string">
            <text:p>19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CE FF FF FF FF FF FD FF FF FF FF FF FF FF FD FF FF FF FF FF FF FF FD FF FF FF FF FF FF FF FD FF FF FF FF FF FF FF FD FF FF FF FF FF FF FF FD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34">
            <text:p>1334</text:p>
          </table:table-cell>
          <table:table-cell office:value-type="string">
            <text:p>9:51:57.778</text:p>
          </table:table-cell>
          <table:table-cell office:value-type="string">
            <text:p>77.1084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35-1334</text:p>
          </table:table-cell>
          <table:table-cell office:value-type="string">
            <text:p>9:51:57.778</text:p>
          </table:table-cell>
          <table:table-cell office:value-type="string">
            <text:p>77.109114 s</text:p>
          </table:table-cell>
          <table:table-cell office:value-type="string">
            <text:p>63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36">
            <text:p>1336</text:p>
          </table:table-cell>
          <table:table-cell office:value-type="string">
            <text:p>9:51:57.778</text:p>
          </table:table-cell>
          <table:table-cell office:value-type="string">
            <text:p>77.1092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37-1336</text:p>
          </table:table-cell>
          <table:table-cell office:value-type="string">
            <text:p>9:51:57.778</text:p>
          </table:table-cell>
          <table:table-cell office:value-type="string">
            <text:p>77.113574 s</text:p>
          </table:table-cell>
          <table:table-cell office:value-type="string">
            <text:p>4.305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C0 A7 01 74 43 07 CE FF FD FF FF FF FF FF FF FF FD FF FF FF FF FF FF FF FD FF FF FF FF FF FF FF FD FF FF FF FF FF FF FF FD FF FF FF FF FF FF FF FD FF FF FF FF FF FF FF FD FF FF FF FF FF FF FF FD FF FF FF FF FF FF FF FD FF FF FF FF FF FF FF FD FF FF FF FF FF FF FF FD FF FF FF FF FD FF FF FF FF FD FF FF FF FF FD FF FF FF FF FF FF FF FD FF FF FF FF FD FF FF FF FF FD FF FF FF FF FD FF FF FF FF FD FF FF FF FF FD FF FF FF FF FD FF FF FF FF FD FF FF FF FF FD FF FF FF FF FD FF FF FF FF FD FF FF FF FF FD FF FF FF FF FD FF FF FF FF FD FF FF FF FF FD FF FF FF FF FD FF FF FF FF FD FF FF FF FF FD FF FF 7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38">
            <text:p>1338</text:p>
          </table:table-cell>
          <table:table-cell office:value-type="string">
            <text:p>9:51:58.034</text:p>
          </table:table-cell>
          <table:table-cell office:value-type="string">
            <text:p>77.3642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39-1338</text:p>
          </table:table-cell>
          <table:table-cell office:value-type="string">
            <text:p>9:51:58.034</text:p>
          </table:table-cell>
          <table:table-cell office:value-type="string">
            <text:p>77.364273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40">
            <text:p>1340</text:p>
          </table:table-cell>
          <table:table-cell office:value-type="string">
            <text:p>9:51:58.145</text:p>
          </table:table-cell>
          <table:table-cell office:value-type="string">
            <text:p>77.4753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41-1340</text:p>
          </table:table-cell>
          <table:table-cell office:value-type="string">
            <text:p>9:51:58.145</text:p>
          </table:table-cell>
          <table:table-cell office:value-type="string">
            <text:p>77.475470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CE FF FD FF FF FF FF FF FF FF FD FF FF FF FF FF FF FF FD FF FF FF FF FF FF FF FD FF FF FF FF FF FF FF FD FF FF FF FF FF FF FF FD FF FF FF FF FF FF FF FD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42">
            <text:p>1342</text:p>
          </table:table-cell>
          <table:table-cell office:value-type="string">
            <text:p>9:51:58.145</text:p>
          </table:table-cell>
          <table:table-cell office:value-type="string">
            <text:p>77.4758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43-1342</text:p>
          </table:table-cell>
          <table:table-cell office:value-type="string">
            <text:p>9:51:58.145</text:p>
          </table:table-cell>
          <table:table-cell office:value-type="string">
            <text:p>77.476470 s</text:p>
          </table:table-cell>
          <table:table-cell office:value-type="string">
            <text:p>61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44">
            <text:p>1344</text:p>
          </table:table-cell>
          <table:table-cell office:value-type="string">
            <text:p>9:51:58.145</text:p>
          </table:table-cell>
          <table:table-cell office:value-type="string">
            <text:p>77.4766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45-1344</text:p>
          </table:table-cell>
          <table:table-cell office:value-type="string">
            <text:p>9:51:58.192</text:p>
          </table:table-cell>
          <table:table-cell office:value-type="string">
            <text:p>77.524592 s</text:p>
          </table:table-cell>
          <table:table-cell office:value-type="string">
            <text:p>47.967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00 80 A7 01 74 43 07 36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FF FF FF FF FD D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46">
            <text:p>1346</text:p>
          </table:table-cell>
          <table:table-cell office:value-type="string">
            <text:p>9:51:58.449</text:p>
          </table:table-cell>
          <table:table-cell office:value-type="string">
            <text:p>77.7784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47-1346</text:p>
          </table:table-cell>
          <table:table-cell office:value-type="string">
            <text:p>9:51:58.449</text:p>
          </table:table-cell>
          <table:table-cell office:value-type="string">
            <text:p>77.778544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48">
            <text:p>1348</text:p>
          </table:table-cell>
          <table:table-cell office:value-type="string">
            <text:p>9:51:58.560</text:p>
          </table:table-cell>
          <table:table-cell office:value-type="string">
            <text:p>77.8895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49-1348</text:p>
          </table:table-cell>
          <table:table-cell office:value-type="string">
            <text:p>9:51:58.560</text:p>
          </table:table-cell>
          <table:table-cell office:value-type="string">
            <text:p>77.889709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2 01 00 8E 05 04 00 07 36 FF FF FD FF FF FF FF FD FF FF FF FF FD FF FF FF FF FD FF FF FF FF FD FF FF FF FF FD FF FF FF FF FD FF FF FF FF FD FF FF FF FF FD FF FF FF FF FD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50">
            <text:p>1350</text:p>
          </table:table-cell>
          <table:table-cell office:value-type="string">
            <text:p>9:51:58.560</text:p>
          </table:table-cell>
          <table:table-cell office:value-type="string">
            <text:p>77.89005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51-1350</text:p>
          </table:table-cell>
          <table:table-cell office:value-type="string">
            <text:p>9:51:58.560</text:p>
          </table:table-cell>
          <table:table-cell office:value-type="string">
            <text:p>77.890718 s</text:p>
          </table:table-cell>
          <table:table-cell office:value-type="string">
            <text:p>66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52">
            <text:p>1352</text:p>
          </table:table-cell>
          <table:table-cell office:value-type="string">
            <text:p>9:51:58.560</text:p>
          </table:table-cell>
          <table:table-cell office:value-type="string">
            <text:p>77.8908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53-1352</text:p>
          </table:table-cell>
          <table:table-cell office:value-type="string">
            <text:p>9:51:58.560</text:p>
          </table:table-cell>
          <table:table-cell office:value-type="string">
            <text:p>77.893172 s</text:p>
          </table:table-cell>
          <table:table-cell office:value-type="string">
            <text:p>2.299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2 00 04 00 D9 80 80 A7 01 74 43 07 B5 FF FF FF FF FD FF FF FF FF FD FF FF FF FF FD FF FF FF FF FD FF FF FF FF FD FF FF FF FF FD FF FF FF FF FF FF FF FD FF FF FF FF FF FF FF FD FF FF FF FF FF FF FF FD FF FF FF FF FF FF FF FD FF FF FF FF FF FF FF FD FF FF FF FF FF FF FF FD FF FF FF FF FF FF FF FD FF FF FF FF FD FF FF FF FF FD FF FF FF FF FD FF FF FF FF FD FF FF FF FF FD FF FF FF FF FD FF FF FF FF FD FF FF FF FF FD 2C 07 2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54">
            <text:p>1354</text:p>
          </table:table-cell>
          <table:table-cell office:value-type="string">
            <text:p>9:51:58.560</text:p>
          </table:table-cell>
          <table:table-cell office:value-type="string">
            <text:p>77.8988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1 00 02 00 00 4D E8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55-1354</text:p>
          </table:table-cell>
          <table:table-cell office:value-type="string">
            <text:p>9:51:58.560</text:p>
          </table:table-cell>
          <table:table-cell office:value-type="string">
            <text:p>77.898921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56">
            <text:p>1356</text:p>
          </table:table-cell>
          <table:table-cell office:value-type="string">
            <text:p>9:51:58.669</text:p>
          </table:table-cell>
          <table:table-cell office:value-type="string">
            <text:p>77.9988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57-1356</text:p>
          </table:table-cell>
          <table:table-cell office:value-type="string">
            <text:p>9:51:58.669</text:p>
          </table:table-cell>
          <table:table-cell office:value-type="string">
            <text:p>77.998938 s</text:p>
          </table:table-cell>
          <table:table-cell office:value-type="string">
            <text:p>13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D9 80 80 A7 01 74 43 07 B5 FF FF FF FF FD FF FF FF FF FD FF FF FF FF FD FF FF FF FF FD FF FF FF FF FD FF FF FF FF FD FF FF FF FF FF FF FF FD FF FF FF FF FF FF FF FD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58">
            <text:p>1358</text:p>
          </table:table-cell>
          <table:table-cell office:value-type="string">
            <text:p>9:51:58.669</text:p>
          </table:table-cell>
          <table:table-cell office:value-type="string">
            <text:p>77.9994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8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1 00 A7 01 74 43 07 80 02 55 00 00 00 5D 35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59-1358</text:p>
          </table:table-cell>
          <table:table-cell office:value-type="string">
            <text:p>9:51:58.669</text:p>
          </table:table-cell>
          <table:table-cell office:value-type="string">
            <text:p>77.999972 s</text:p>
          </table:table-cell>
          <table:table-cell office:value-type="string">
            <text:p>519 us</text:p>
          </table:table-cell>
          <table:table-cell office:value-type="string">
            <text:p>Bulk or Interrupt Transfer</text:p>
          </table:table-cell>
          <table:table-cell office:value-type="string">
            <text:p>18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60">
            <text:p>1360</text:p>
          </table:table-cell>
          <table:table-cell office:value-type="string">
            <text:p>9:51:58.669</text:p>
          </table:table-cell>
          <table:table-cell office:value-type="string">
            <text:p>78.0002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6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61-1360</text:p>
          </table:table-cell>
          <table:table-cell office:value-type="string">
            <text:p>9:51:58.669</text:p>
          </table:table-cell>
          <table:table-cell office:value-type="string">
            <text:p>78.000972 s</text:p>
          </table:table-cell>
          <table:table-cell office:value-type="string">
            <text:p>726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62">
            <text:p>1362</text:p>
          </table:table-cell>
          <table:table-cell office:value-type="string">
            <text:p>9:51:58.778</text:p>
          </table:table-cell>
          <table:table-cell office:value-type="string">
            <text:p>78.1079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63-1362</text:p>
          </table:table-cell>
          <table:table-cell office:value-type="string">
            <text:p>9:51:58.778</text:p>
          </table:table-cell>
          <table:table-cell office:value-type="string">
            <text:p>78.108089 s</text:p>
          </table:table-cell>
          <table:table-cell office:value-type="string">
            <text:p>13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9E D9 80 80 A7 01 74 43 07 B5 FF FF FF FF FD FF FF FF FF FD FF FF FF FF FD FF FF FF FF FD FF FF FF FF FD FF FF FF FF FD FF FF FF FF FF FF FF FD FF FF FF FF FF FF FF FD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64">
            <text:p>1364</text:p>
          </table:table-cell>
          <table:table-cell office:value-type="string">
            <text:p>9:51:58.778</text:p>
          </table:table-cell>
          <table:table-cell office:value-type="string">
            <text:p>78.1082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5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65-1364</text:p>
          </table:table-cell>
          <table:table-cell office:value-type="string">
            <text:p>9:51:58.778</text:p>
          </table:table-cell>
          <table:table-cell office:value-type="string">
            <text:p>78.109118 s</text:p>
          </table:table-cell>
          <table:table-cell office:value-type="string">
            <text:p>846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66">
            <text:p>1366</text:p>
          </table:table-cell>
          <table:table-cell office:value-type="string">
            <text:p>9:51:58.887</text:p>
          </table:table-cell>
          <table:table-cell office:value-type="string">
            <text:p>78.2171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67-1366</text:p>
          </table:table-cell>
          <table:table-cell office:value-type="string">
            <text:p>9:51:58.887</text:p>
          </table:table-cell>
          <table:table-cell office:value-type="string">
            <text:p>78.217307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0 00 01 00 00 01 8B 00 00 01 A1 00 00 00 77 00 1F 01 14 01 6C 00 16 00 00 00 00 00 00 01 01 11 FF FD FF FF FF FF FD FF FF FF FF FF FF FF FD FF FF FF FF FF FF FF FD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68">
            <text:p>1368</text:p>
          </table:table-cell>
          <table:table-cell office:value-type="string">
            <text:p>9:51:58.887</text:p>
          </table:table-cell>
          <table:table-cell office:value-type="string">
            <text:p>78.2177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/>
          <table:table-cell office:value-type="string">
            <text:p>05 01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369-1368</text:p>
          </table:table-cell>
          <table:table-cell office:value-type="string">
            <text:p>9:51:58.887</text:p>
          </table:table-cell>
          <table:table-cell office:value-type="string">
            <text:p>78.218330 s</text:p>
          </table:table-cell>
          <table:table-cell office:value-type="string">
            <text:p>591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70">
            <text:p>1370</text:p>
          </table:table-cell>
          <table:table-cell office:value-type="string">
            <text:p>9:51:58.997</text:p>
          </table:table-cell>
          <table:table-cell office:value-type="string">
            <text:p>78.3263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371-1370</text:p>
          </table:table-cell>
          <table:table-cell office:value-type="string">
            <text:p>9:51:58.997</text:p>
          </table:table-cell>
          <table:table-cell office:value-type="string">
            <text:p>78.326473 s</text:p>
          </table:table-cell>
          <table:table-cell office:value-type="string">
            <text:p>10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B6FAB0h</text:p>
          </table:table-cell>
          <table:table-cell office:value-type="string">
            <text:p>Success (Success)</text:p>
          </table:table-cell>
          <table:table-cell office:value-type="string">
            <text:p>01 55 00 00 00 00 00 00 00 02 F6 00 00 02 F6 02 F8 03 DB 02 F6 04 00 00 05 00 16 00 00 00 00 00 00 01 01 11 FF FD FF FF FF FF FD FF FF FF FF FF FF FF FD FF FF FF FF FF FF FF FD FF FF FF FF FF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his report was generated by USBlyzer http://www.usblyzer.com/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10:10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7-13T10:10:30.24</dc:date>
    <dc:creator>Sławomir Malinowski</dc:creator>
    <meta:editing-duration>PT6M11S</meta:editing-duration>
    <meta:editing-cycles>1</meta:editing-cycles>
    <meta:document-statistic meta:table-count="1" meta:cell-count="18516" meta:object-count="0"/>
  </office:meta>
</office:document-meta>
</file>